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" calcext:value-type="float">
            <text:p>0,056</text:p>
          </table:table-cell>
          <table:table-cell office:value-type="float" office:value="0.2156" calcext:value-type="float">
            <text:p>0,2156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96" calcext:value-type="float">
            <text:p>0,3296</text:p>
          </table:table-cell>
          <table:table-cell office:value-type="float" office:value="0.3904" calcext:value-type="float">
            <text:p>0,390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612" calcext:value-type="float">
            <text:p>0,4612</text:p>
          </table:table-cell>
          <table:table-cell office:value-type="float" office:value="0.632" calcext:value-type="float">
            <text:p>0,632</text:p>
          </table:table-cell>
          <table:table-cell office:value-type="float" office:value="0.33764" calcext:value-type="float">
            <text:p>0,337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2" calcext:value-type="float">
            <text:p>0,152</text:p>
          </table:table-cell>
          <table:table-cell office:value-type="float" office:value="0.2436" calcext:value-type="float">
            <text:p>0,2436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3208" calcext:value-type="float">
            <text:p>0,320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6" calcext:value-type="float">
            <text:p>0,37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652" calcext:value-type="float">
            <text:p>0,4652</text:p>
          </table:table-cell>
          <table:table-cell office:value-type="float" office:value="0.632" calcext:value-type="float">
            <text:p>0,632</text:p>
          </table:table-cell>
          <table:table-cell office:value-type="float" office:value="0.34776" calcext:value-type="float">
            <text:p>0,347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6" calcext:value-type="float">
            <text:p>0,056</text:p>
          </table:table-cell>
          <table:table-cell office:value-type="float" office:value="0.2276" calcext:value-type="float">
            <text:p>0,2276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2884" calcext:value-type="float">
            <text:p>0,28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24" calcext:value-type="float">
            <text:p>0,352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5024" calcext:value-type="float">
            <text:p>0,5024</text:p>
          </table:table-cell>
          <table:table-cell office:value-type="float" office:value="0.632" calcext:value-type="float">
            <text:p>0,632</text:p>
          </table:table-cell>
          <table:table-cell office:value-type="float" office:value="0.34428" calcext:value-type="float">
            <text:p>0,344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6" calcext:value-type="float">
            <text:p>0,216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272" calcext:value-type="float">
            <text:p>0,272</text:p>
          </table:table-cell>
          <table:table-cell office:value-type="float" office:value="0.2824" calcext:value-type="float">
            <text:p>0,28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96" calcext:value-type="float">
            <text:p>0,3296</text:p>
          </table:table-cell>
          <table:table-cell office:value-type="float" office:value="0.3952" calcext:value-type="float">
            <text:p>0,3952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514" calcext:value-type="float">
            <text:p>0,5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35896" calcext:value-type="float">
            <text:p>0,358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4" calcext:value-type="float">
            <text:p>0,224</text:p>
          </table:table-cell>
          <table:table-cell office:value-type="float" office:value="0.2652" calcext:value-type="float">
            <text:p>0,2652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28" calcext:value-type="float">
            <text:p>0,29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04" calcext:value-type="float">
            <text:p>0,3304</text:p>
          </table:table-cell>
          <table:table-cell office:value-type="float" office:value="0.3976" calcext:value-type="float">
            <text:p>0,397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516" calcext:value-type="float">
            <text:p>0,516</text:p>
          </table:table-cell>
          <table:table-cell office:value-type="float" office:value="0.632" calcext:value-type="float">
            <text:p>0,632</text:p>
          </table:table-cell>
          <table:table-cell office:value-type="float" office:value="0.3602" calcext:value-type="float">
            <text:p>0,36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4" calcext:value-type="float">
            <text:p>0,104</text:p>
          </table:table-cell>
          <table:table-cell office:value-type="float" office:value="0.2576" calcext:value-type="float">
            <text:p>0,2576</text:p>
          </table:table-cell>
          <table:table-cell office:value-type="float" office:value="0.2776" calcext:value-type="float">
            <text:p>0,2776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828" calcext:value-type="float">
            <text:p>0,3828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552" calcext:value-type="float">
            <text:p>0,552</text:p>
          </table:table-cell>
          <table:table-cell office:value-type="float" office:value="0.632" calcext:value-type="float">
            <text:p>0,632</text:p>
          </table:table-cell>
          <table:table-cell office:value-type="float" office:value="0.3726" calcext:value-type="float">
            <text:p>0,37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office:value-type="float" office:value="0.2588" calcext:value-type="float">
            <text:p>0,2588</text:p>
          </table:table-cell>
          <table:table-cell office:value-type="float" office:value="0.2896" calcext:value-type="float">
            <text:p>0,28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764" calcext:value-type="float">
            <text:p>0,3764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5324" calcext:value-type="float">
            <text:p>0,5324</text:p>
          </table:table-cell>
          <table:table-cell office:value-type="float" office:value="0.632" calcext:value-type="float">
            <text:p>0,632</text:p>
          </table:table-cell>
          <table:table-cell office:value-type="float" office:value="0.3714" calcext:value-type="float">
            <text:p>0,37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4" calcext:value-type="float">
            <text:p>0,024</text:p>
          </table:table-cell>
          <table:table-cell office:value-type="float" office:value="0.2488" calcext:value-type="float">
            <text:p>0,2488</text:p>
          </table:table-cell>
          <table:table-cell office:value-type="float" office:value="0.2976" calcext:value-type="float">
            <text:p>0,29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96" calcext:value-type="float">
            <text:p>0,3296</text:p>
          </table:table-cell>
          <table:table-cell office:value-type="float" office:value="0.3792" calcext:value-type="float">
            <text:p>0,3792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5448" calcext:value-type="float">
            <text:p>0,5448</text:p>
          </table:table-cell>
          <table:table-cell office:value-type="float" office:value="0.632" calcext:value-type="float">
            <text:p>0,632</text:p>
          </table:table-cell>
          <table:table-cell office:value-type="float" office:value="0.3728" calcext:value-type="float">
            <text:p>0,37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2" calcext:value-type="float">
            <text:p>0,152</text:p>
          </table:table-cell>
          <table:table-cell office:value-type="float" office:value="0.256" calcext:value-type="float">
            <text:p>0,256</text:p>
          </table:table-cell>
          <table:table-cell office:value-type="float" office:value="0.3208" calcext:value-type="float">
            <text:p>0,320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52" calcext:value-type="float">
            <text:p>0,3552</text:p>
          </table:table-cell>
          <table:table-cell office:value-type="float" office:value="0.3996" calcext:value-type="float">
            <text:p>0,3996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548" calcext:value-type="float">
            <text:p>0,548</text:p>
          </table:table-cell>
          <table:table-cell office:value-type="float" office:value="0.632" calcext:value-type="float">
            <text:p>0,632</text:p>
          </table:table-cell>
          <table:table-cell office:value-type="float" office:value="0.38076" calcext:value-type="float">
            <text:p>0,380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6" calcext:value-type="float">
            <text:p>0,096</text:p>
          </table:table-cell>
          <table:table-cell office:value-type="float" office:value="0.2568" calcext:value-type="float">
            <text:p>0,256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16" calcext:value-type="float">
            <text:p>0,3316</text:p>
          </table:table-cell>
          <table:table-cell office:value-type="float" office:value="0.3896" calcext:value-type="float">
            <text:p>0,3896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544" calcext:value-type="float">
            <text:p>0,544</text:p>
          </table:table-cell>
          <table:table-cell office:value-type="float" office:value="0.632" calcext:value-type="float">
            <text:p>0,632</text:p>
          </table:table-cell>
          <table:table-cell office:value-type="float" office:value="0.385" calcext:value-type="float">
            <text:p>0,38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2" calcext:value-type="float">
            <text:p>0,152</text:p>
          </table:table-cell>
          <table:table-cell office:value-type="float" office:value="0.2684" calcext:value-type="float">
            <text:p>0,2684</text:p>
          </table:table-cell>
          <table:table-cell office:value-type="float" office:value="0.326" calcext:value-type="float">
            <text:p>0,32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04" calcext:value-type="float">
            <text:p>0,3504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032" calcext:value-type="float">
            <text:p>0,4032</text:p>
          </table:table-cell>
          <table:table-cell office:value-type="float" office:value="0.5712" calcext:value-type="float">
            <text:p>0,5712</text:p>
          </table:table-cell>
          <table:table-cell office:value-type="float" office:value="0.64" calcext:value-type="float">
            <text:p>0,64</text:p>
          </table:table-cell>
          <table:table-cell office:value-type="float" office:value="0.38472" calcext:value-type="float">
            <text:p>0,3847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852" calcext:value-type="float">
            <text:p>0,2852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852" calcext:value-type="float">
            <text:p>0,3852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368" calcext:value-type="float">
            <text:p>0,4368</text:p>
          </table:table-cell>
          <table:table-cell office:value-type="float" office:value="0.6112" calcext:value-type="float">
            <text:p>0,6112</text:p>
          </table:table-cell>
          <table:table-cell office:value-type="float" office:value="0.712" calcext:value-type="float">
            <text:p>0,712</text:p>
          </table:table-cell>
          <table:table-cell office:value-type="float" office:value="0.39744" calcext:value-type="float">
            <text:p>0,397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6" calcext:value-type="float">
            <text:p>0,096</text:p>
          </table:table-cell>
          <table:table-cell office:value-type="float" office:value="0.2884" calcext:value-type="float">
            <text:p>0,28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288" calcext:value-type="float">
            <text:p>0,3288</text:p>
          </table:table-cell>
          <table:table-cell office:value-type="float" office:value="0.394" calcext:value-type="float">
            <text:p>0,39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08" calcext:value-type="float">
            <text:p>0,4008</text:p>
          </table:table-cell>
          <table:table-cell office:value-type="float" office:value="0.4696" calcext:value-type="float">
            <text:p>0,4696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712" calcext:value-type="float">
            <text:p>0,712</text:p>
          </table:table-cell>
          <table:table-cell office:value-type="float" office:value="0.40284" calcext:value-type="float">
            <text:p>0,402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6" calcext:value-type="float">
            <text:p>0,096</text:p>
          </table:table-cell>
          <table:table-cell office:value-type="float" office:value="0.2788" calcext:value-type="float">
            <text:p>0,2788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916" calcext:value-type="float">
            <text:p>0,3916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668" calcext:value-type="float">
            <text:p>0,4668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712" calcext:value-type="float">
            <text:p>0,712</text:p>
          </table:table-cell>
          <table:table-cell office:value-type="float" office:value="0.40028" calcext:value-type="float">
            <text:p>0,400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2" calcext:value-type="float">
            <text:p>0,232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872" calcext:value-type="float">
            <text:p>0,3872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04" calcext:value-type="float">
            <text:p>0,4004</text:p>
          </table:table-cell>
          <table:table-cell office:value-type="float" office:value="0.4832" calcext:value-type="float">
            <text:p>0,4832</text:p>
          </table:table-cell>
          <table:table-cell office:value-type="float" office:value="0.6252" calcext:value-type="float">
            <text:p>0,6252</text:p>
          </table:table-cell>
          <table:table-cell office:value-type="float" office:value="0.712" calcext:value-type="float">
            <text:p>0,712</text:p>
          </table:table-cell>
          <table:table-cell office:value-type="float" office:value="0.4014" calcext:value-type="float">
            <text:p>0,4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,024</text:p>
          </table:table-cell>
          <table:table-cell office:value-type="float" office:value="0.2512" calcext:value-type="float">
            <text:p>0,251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12" calcext:value-type="float">
            <text:p>0,3512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168" calcext:value-type="float">
            <text:p>0,4168</text:p>
          </table:table-cell>
          <table:table-cell office:value-type="float" office:value="0.5292" calcext:value-type="float">
            <text:p>0,5292</text:p>
          </table:table-cell>
          <table:table-cell office:value-type="float" office:value="0.632" calcext:value-type="float">
            <text:p>0,632</text:p>
          </table:table-cell>
          <table:table-cell office:value-type="float" office:value="0.712" calcext:value-type="float">
            <text:p>0,712</text:p>
          </table:table-cell>
          <table:table-cell office:value-type="float" office:value="0.41084" calcext:value-type="float">
            <text:p>0,4108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2" calcext:value-type="float">
            <text:p>0,272</text:p>
          </table:table-cell>
          <table:table-cell office:value-type="float" office:value="0.3028" calcext:value-type="float">
            <text:p>0,3028</text:p>
          </table:table-cell>
          <table:table-cell office:value-type="float" office:value="0.3304" calcext:value-type="float">
            <text:p>0,3304</text:p>
          </table:table-cell>
          <table:table-cell office:value-type="float" office:value="0.3944" calcext:value-type="float">
            <text:p>0,3944</text:p>
          </table:table-cell>
          <table:table-cell table:number-columns-repeated="4" office:value-type="float" office:value="0.4" calcext:value-type="float">
            <text:p>0,4</text:p>
          </table:table-cell>
          <table:table-cell office:value-type="float" office:value="0.436" calcext:value-type="float">
            <text:p>0,436</text:p>
          </table:table-cell>
          <table:table-cell office:value-type="float" office:value="0.5412" calcext:value-type="float">
            <text:p>0,5412</text:p>
          </table:table-cell>
          <table:table-cell office:value-type="float" office:value="0.6336" calcext:value-type="float">
            <text:p>0,6336</text:p>
          </table:table-cell>
          <table:table-cell office:value-type="float" office:value="0.712" calcext:value-type="float">
            <text:p>0,712</text:p>
          </table:table-cell>
          <table:table-cell office:value-type="float" office:value="0.42384" calcext:value-type="float">
            <text:p>0,4238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6" calcext:value-type="float">
            <text:p>0,256</text:p>
          </table:table-cell>
          <table:table-cell office:value-type="float" office:value="0.3092" calcext:value-type="float">
            <text:p>0,3092</text:p>
          </table:table-cell>
          <table:table-cell office:value-type="float" office:value="0.3524" calcext:value-type="float">
            <text:p>0,3524</text:p>
          </table:table-cell>
          <table:table-cell table:number-columns-repeated="5" office:value-type="float" office:value="0.4" calcext:value-type="float">
            <text:p>0,4</text:p>
          </table:table-cell>
          <table:table-cell office:value-type="float" office:value="0.4368" calcext:value-type="float">
            <text:p>0,4368</text:p>
          </table:table-cell>
          <table:table-cell office:value-type="float" office:value="0.54" calcext:value-type="float">
            <text:p>0,54</text:p>
          </table:table-cell>
          <table:table-cell office:value-type="float" office:value="0.6416" calcext:value-type="float">
            <text:p>0,6416</text:p>
          </table:table-cell>
          <table:table-cell office:value-type="float" office:value="0.72" calcext:value-type="float">
            <text:p>0,72</text:p>
          </table:table-cell>
          <table:table-cell office:value-type="float" office:value="0.428" calcext:value-type="float">
            <text:p>0,4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8" calcext:value-type="float">
            <text:p>0,28</text:p>
          </table:table-cell>
          <table:table-cell office:value-type="float" office:value="0.3212" calcext:value-type="float">
            <text:p>0,3212</text:p>
          </table:table-cell>
          <table:table-cell office:value-type="float" office:value="0.3356" calcext:value-type="float">
            <text:p>0,3356</text:p>
          </table:table-cell>
          <table:table-cell office:value-type="float" office:value="0.3984" calcext:value-type="float">
            <text:p>0,398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6" calcext:value-type="float">
            <text:p>0,406</text:p>
          </table:table-cell>
          <table:table-cell office:value-type="float" office:value="0.4828" calcext:value-type="float">
            <text:p>0,4828</text:p>
          </table:table-cell>
          <table:table-cell office:value-type="float" office:value="0.5748" calcext:value-type="float">
            <text:p>0,5748</text:p>
          </table:table-cell>
          <table:table-cell office:value-type="float" office:value="0.6528" calcext:value-type="float">
            <text:p>0,6528</text:p>
          </table:table-cell>
          <table:table-cell office:value-type="float" office:value="0.72" calcext:value-type="float">
            <text:p>0,72</text:p>
          </table:table-cell>
          <table:table-cell office:value-type="float" office:value="0.43716" calcext:value-type="float">
            <text:p>0,437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" calcext:value-type="float">
            <text:p>0,12</text:p>
          </table:table-cell>
          <table:table-cell office:value-type="float" office:value="0.3088" calcext:value-type="float">
            <text:p>0,308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88" calcext:value-type="float">
            <text:p>0,3588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16" calcext:value-type="float">
            <text:p>0,4016</text:p>
          </table:table-cell>
          <table:table-cell office:value-type="float" office:value="0.4544" calcext:value-type="float">
            <text:p>0,4544</text:p>
          </table:table-cell>
          <table:table-cell office:value-type="float" office:value="0.5612" calcext:value-type="float">
            <text:p>0,5612</text:p>
          </table:table-cell>
          <table:table-cell office:value-type="float" office:value="0.6576" calcext:value-type="float">
            <text:p>0,6576</text:p>
          </table:table-cell>
          <table:table-cell office:value-type="float" office:value="0.728" calcext:value-type="float">
            <text:p>0,728</text:p>
          </table:table-cell>
          <table:table-cell office:value-type="float" office:value="0.42704" calcext:value-type="float">
            <text:p>0,427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6" calcext:value-type="float">
            <text:p>0,256</text:p>
          </table:table-cell>
          <table:table-cell office:value-type="float" office:value="0.31" calcext:value-type="float">
            <text:p>0,31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88" calcext:value-type="float">
            <text:p>0,3688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104" calcext:value-type="float">
            <text:p>0,4104</text:p>
          </table:table-cell>
          <table:table-cell office:value-type="float" office:value="0.4988" calcext:value-type="float">
            <text:p>0,4988</text:p>
          </table:table-cell>
          <table:table-cell office:value-type="float" office:value="0.5972" calcext:value-type="float">
            <text:p>0,5972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44" calcext:value-type="float">
            <text:p>0,744</text:p>
          </table:table-cell>
          <table:table-cell office:value-type="float" office:value="0.43868" calcext:value-type="float">
            <text:p>0,438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96" calcext:value-type="float">
            <text:p>0,096</text:p>
          </table:table-cell>
          <table:table-cell office:value-type="float" office:value="0.2844" calcext:value-type="float">
            <text:p>0,2844</text:p>
          </table:table-cell>
          <table:table-cell office:value-type="float" office:value="0.336" calcext:value-type="float">
            <text:p>0,33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56" calcext:value-type="float">
            <text:p>0,4056</text:p>
          </table:table-cell>
          <table:table-cell office:value-type="float" office:value="0.444" calcext:value-type="float">
            <text:p>0,444</text:p>
          </table:table-cell>
          <table:table-cell office:value-type="float" office:value="0.548" calcext:value-type="float">
            <text:p>0,548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6796" calcext:value-type="float">
            <text:p>0,6796</text:p>
          </table:table-cell>
          <table:table-cell office:value-type="float" office:value="0.744" calcext:value-type="float">
            <text:p>0,744</text:p>
          </table:table-cell>
          <table:table-cell office:value-type="float" office:value="0.45072" calcext:value-type="float">
            <text:p>0,4507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,2</text:p>
          </table:table-cell>
          <table:table-cell office:value-type="float" office:value="0.3076" calcext:value-type="float">
            <text:p>0,3076</text:p>
          </table:table-cell>
          <table:table-cell office:value-type="float" office:value="0.3504" calcext:value-type="float">
            <text:p>0,350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64" calcext:value-type="float">
            <text:p>0,4064</text:p>
          </table:table-cell>
          <table:table-cell office:value-type="float" office:value="0.4592" calcext:value-type="float">
            <text:p>0,4592</text:p>
          </table:table-cell>
          <table:table-cell office:value-type="float" office:value="0.5736" calcext:value-type="float">
            <text:p>0,5736</text:p>
          </table:table-cell>
          <table:table-cell office:value-type="float" office:value="0.622" calcext:value-type="float">
            <text:p>0,622</text:p>
          </table:table-cell>
          <table:table-cell office:value-type="float" office:value="0.7088" calcext:value-type="float">
            <text:p>0,7088</text:p>
          </table:table-cell>
          <table:table-cell office:value-type="float" office:value="0.8" calcext:value-type="float">
            <text:p>0,8</text:p>
          </table:table-cell>
          <table:table-cell office:value-type="float" office:value="0.4628" calcext:value-type="float">
            <text:p>0,46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28" calcext:value-type="float">
            <text:p>0,3128</text:p>
          </table:table-cell>
          <table:table-cell office:value-type="float" office:value="0.376" calcext:value-type="float">
            <text:p>0,37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88" calcext:value-type="float">
            <text:p>0,4088</text:p>
          </table:table-cell>
          <table:table-cell office:value-type="float" office:value="0.4788" calcext:value-type="float">
            <text:p>0,4788</text:p>
          </table:table-cell>
          <table:table-cell office:value-type="float" office:value="0.5796" calcext:value-type="float">
            <text:p>0,5796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7088" calcext:value-type="float">
            <text:p>0,7088</text:p>
          </table:table-cell>
          <table:table-cell office:value-type="float" office:value="0.8" calcext:value-type="float">
            <text:p>0,8</text:p>
          </table:table-cell>
          <table:table-cell office:value-type="float" office:value="0.46836" calcext:value-type="float">
            <text:p>0,468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4" calcext:value-type="float">
            <text:p>0,224</text:p>
          </table:table-cell>
          <table:table-cell office:value-type="float" office:value="0.318" calcext:value-type="float">
            <text:p>0,318</text:p>
          </table:table-cell>
          <table:table-cell office:value-type="float" office:value="0.3992" calcext:value-type="float">
            <text:p>0,399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04" calcext:value-type="float">
            <text:p>0,4104</text:p>
          </table:table-cell>
          <table:table-cell office:value-type="float" office:value="0.4532" calcext:value-type="float">
            <text:p>0,4532</text:p>
          </table:table-cell>
          <table:table-cell office:value-type="float" office:value="0.5344" calcext:value-type="float">
            <text:p>0,5344</text:p>
          </table:table-cell>
          <table:table-cell office:value-type="float" office:value="0.5888" calcext:value-type="float">
            <text:p>0,5888</text:p>
          </table:table-cell>
          <table:table-cell office:value-type="float" office:value="0.622" calcext:value-type="float">
            <text:p>0,622</text:p>
          </table:table-cell>
          <table:table-cell office:value-type="float" office:value="0.722" calcext:value-type="float">
            <text:p>0,722</text:p>
          </table:table-cell>
          <table:table-cell office:value-type="float" office:value="0.8" calcext:value-type="float">
            <text:p>0,8</text:p>
          </table:table-cell>
          <table:table-cell office:value-type="float" office:value="0.4848" calcext:value-type="float">
            <text:p>0,48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32" calcext:value-type="float">
            <text:p>0,3132</text:p>
          </table:table-cell>
          <table:table-cell office:value-type="float" office:value="0.394" calcext:value-type="float">
            <text:p>0,39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028" calcext:value-type="float">
            <text:p>0,4028</text:p>
          </table:table-cell>
          <table:table-cell office:value-type="float" office:value="0.4424" calcext:value-type="float">
            <text:p>0,4424</text:p>
          </table:table-cell>
          <table:table-cell office:value-type="float" office:value="0.5348" calcext:value-type="float">
            <text:p>0,5348</text:p>
          </table:table-cell>
          <table:table-cell office:value-type="float" office:value="0.5832" calcext:value-type="float">
            <text:p>0,5832</text:p>
          </table:table-cell>
          <table:table-cell office:value-type="float" office:value="0.63" calcext:value-type="float">
            <text:p>0,63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832" calcext:value-type="float">
            <text:p>0,832</text:p>
          </table:table-cell>
          <table:table-cell office:value-type="float" office:value="0.4852" calcext:value-type="float">
            <text:p>0,485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48" calcext:value-type="float">
            <text:p>0,248</text:p>
          </table:table-cell>
          <table:table-cell office:value-type="float" office:value="0.3128" calcext:value-type="float">
            <text:p>0,3128</text:p>
          </table:table-cell>
          <table:table-cell office:value-type="float" office:value="0.3596" calcext:value-type="float">
            <text:p>0,359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328" calcext:value-type="float">
            <text:p>0,4328</text:p>
          </table:table-cell>
          <table:table-cell office:value-type="float" office:value="0.532" calcext:value-type="float">
            <text:p>0,532</text:p>
          </table:table-cell>
          <table:table-cell office:value-type="float" office:value="0.588" calcext:value-type="float">
            <text:p>0,588</text:p>
          </table:table-cell>
          <table:table-cell office:value-type="float" office:value="0.6516" calcext:value-type="float">
            <text:p>0,6516</text:p>
          </table:table-cell>
          <table:table-cell office:value-type="float" office:value="0.7788" calcext:value-type="float">
            <text:p>0,7788</text:p>
          </table:table-cell>
          <table:table-cell office:value-type="float" office:value="0.84" calcext:value-type="float">
            <text:p>0,84</text:p>
          </table:table-cell>
          <table:table-cell office:value-type="float" office:value="0.48556" calcext:value-type="float">
            <text:p>0,485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48" calcext:value-type="float">
            <text:p>0,248</text:p>
          </table:table-cell>
          <table:table-cell office:value-type="float" office:value="0.3144" calcext:value-type="float">
            <text:p>0,3144</text:p>
          </table:table-cell>
          <table:table-cell office:value-type="float" office:value="0.388" calcext:value-type="float">
            <text:p>0,38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372" calcext:value-type="float">
            <text:p>0,4372</text:p>
          </table:table-cell>
          <table:table-cell office:value-type="float" office:value="0.546" calcext:value-type="float">
            <text:p>0,546</text:p>
          </table:table-cell>
          <table:table-cell office:value-type="float" office:value="0.5792" calcext:value-type="float">
            <text:p>0,5792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6704" calcext:value-type="float">
            <text:p>0,6704</text:p>
          </table:table-cell>
          <table:table-cell office:value-type="float" office:value="0.7964" calcext:value-type="float">
            <text:p>0,7964</text:p>
          </table:table-cell>
          <table:table-cell office:value-type="float" office:value="0.864" calcext:value-type="float">
            <text:p>0,864</text:p>
          </table:table-cell>
          <table:table-cell office:value-type="float" office:value="0.51504" calcext:value-type="float">
            <text:p>0,515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2" calcext:value-type="float">
            <text:p>0,232</text:p>
          </table:table-cell>
          <table:table-cell office:value-type="float" office:value="0.3404" calcext:value-type="float">
            <text:p>0,340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292" calcext:value-type="float">
            <text:p>0,4292</text:p>
          </table:table-cell>
          <table:table-cell office:value-type="float" office:value="0.5112" calcext:value-type="float">
            <text:p>0,5112</text:p>
          </table:table-cell>
          <table:table-cell office:value-type="float" office:value="0.56" calcext:value-type="float">
            <text:p>0,56</text:p>
          </table:table-cell>
          <table:table-cell office:value-type="float" office:value="0.59" calcext:value-type="float">
            <text:p>0,59</text:p>
          </table:table-cell>
          <table:table-cell office:value-type="float" office:value="0.6244" calcext:value-type="float">
            <text:p>0,6244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98" calcext:value-type="float">
            <text:p>0,798</text:p>
          </table:table-cell>
          <table:table-cell office:value-type="float" office:value="0.864" calcext:value-type="float">
            <text:p>0,864</text:p>
          </table:table-cell>
          <table:table-cell office:value-type="float" office:value="0.53268" calcext:value-type="float">
            <text:p>0,5326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32" calcext:value-type="float">
            <text:p>0,232</text:p>
          </table:table-cell>
          <table:table-cell office:value-type="float" office:value="0.3524" calcext:value-type="float">
            <text:p>0,3524</text:p>
          </table:table-cell>
          <table:table-cell office:value-type="float" office:value="0.4" calcext:value-type="float">
            <text:p>0,4</text:p>
          </table:table-cell>
          <table:table-cell office:value-type="float" office:value="0.4084" calcext:value-type="float">
            <text:p>0,4084</text:p>
          </table:table-cell>
          <table:table-cell office:value-type="float" office:value="0.4624" calcext:value-type="float">
            <text:p>0,4624</text:p>
          </table:table-cell>
          <table:table-cell office:value-type="float" office:value="0.5568" calcext:value-type="float">
            <text:p>0,5568</text:p>
          </table:table-cell>
          <table:table-cell office:value-type="float" office:value="0.588" calcext:value-type="float">
            <text:p>0,588</text:p>
          </table:table-cell>
          <table:table-cell office:value-type="float" office:value="0.6216" calcext:value-type="float">
            <text:p>0,6216</text:p>
          </table:table-cell>
          <table:table-cell office:value-type="float" office:value="0.6432" calcext:value-type="float">
            <text:p>0,6432</text:p>
          </table:table-cell>
          <table:table-cell office:value-type="float" office:value="0.7172" calcext:value-type="float">
            <text:p>0,7172</text:p>
          </table:table-cell>
          <table:table-cell office:value-type="float" office:value="0.8096" calcext:value-type="float">
            <text:p>0,8096</text:p>
          </table:table-cell>
          <table:table-cell office:value-type="float" office:value="0.864" calcext:value-type="float">
            <text:p>0,864</text:p>
          </table:table-cell>
          <table:table-cell office:value-type="float" office:value="0.55596" calcext:value-type="float">
            <text:p>0,5559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2" calcext:value-type="float">
            <text:p>0,232</text:p>
          </table:table-cell>
          <table:table-cell office:value-type="float" office:value="0.3604" calcext:value-type="float">
            <text:p>0,3604</text:p>
          </table:table-cell>
          <table:table-cell office:value-type="float" office:value="0.4" calcext:value-type="float">
            <text:p>0,4</text:p>
          </table:table-cell>
          <table:table-cell office:value-type="float" office:value="0.4364" calcext:value-type="float">
            <text:p>0,4364</text:p>
          </table:table-cell>
          <table:table-cell office:value-type="float" office:value="0.5392" calcext:value-type="float">
            <text:p>0,5392</text:p>
          </table:table-cell>
          <table:table-cell office:value-type="float" office:value="0.5796" calcext:value-type="float">
            <text:p>0,5796</text:p>
          </table:table-cell>
          <table:table-cell office:value-type="float" office:value="0.6084" calcext:value-type="float">
            <text:p>0,6084</text:p>
          </table:table-cell>
          <table:table-cell office:value-type="float" office:value="0.6328" calcext:value-type="float">
            <text:p>0,6328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744" calcext:value-type="float">
            <text:p>0,744</text:p>
          </table:table-cell>
          <table:table-cell office:value-type="float" office:value="0.8216" calcext:value-type="float">
            <text:p>0,82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57992" calcext:value-type="float">
            <text:p>0,5799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72" calcext:value-type="float">
            <text:p>0,272</text:p>
          </table:table-cell>
          <table:table-cell office:value-type="float" office:value="0.3428" calcext:value-type="float">
            <text:p>0,3428</text:p>
          </table:table-cell>
          <table:table-cell office:value-type="float" office:value="0.412" calcext:value-type="float">
            <text:p>0,412</text:p>
          </table:table-cell>
          <table:table-cell office:value-type="float" office:value="0.4864" calcext:value-type="float">
            <text:p>0,4864</text:p>
          </table:table-cell>
          <table:table-cell office:value-type="float" office:value="0.5644" calcext:value-type="float">
            <text:p>0,5644</text:p>
          </table:table-cell>
          <table:table-cell office:value-type="float" office:value="0.5956" calcext:value-type="float">
            <text:p>0,5956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6516" calcext:value-type="float">
            <text:p>0,6516</text:p>
          </table:table-cell>
          <table:table-cell office:value-type="float" office:value="0.7128" calcext:value-type="float">
            <text:p>0,7128</text:p>
          </table:table-cell>
          <table:table-cell office:value-type="float" office:value="0.7556" calcext:value-type="float">
            <text:p>0,7556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872" calcext:value-type="float">
            <text:p>0,872</text:p>
          </table:table-cell>
          <table:table-cell office:value-type="float" office:value="0.59712" calcext:value-type="float">
            <text:p>0,5971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2" calcext:value-type="float">
            <text:p>0,272</text:p>
          </table:table-cell>
          <table:table-cell office:value-type="float" office:value="0.364" calcext:value-type="float">
            <text:p>0,364</text:p>
          </table:table-cell>
          <table:table-cell office:value-type="float" office:value="0.412" calcext:value-type="float">
            <text:p>0,412</text:p>
          </table:table-cell>
          <table:table-cell office:value-type="float" office:value="0.4908" calcext:value-type="float">
            <text:p>0,4908</text:p>
          </table:table-cell>
          <table:table-cell office:value-type="float" office:value="0.5672" calcext:value-type="float">
            <text:p>0,5672</text:p>
          </table:table-cell>
          <table:table-cell office:value-type="float" office:value="0.6044" calcext:value-type="float">
            <text:p>0,6044</text:p>
          </table:table-cell>
          <table:table-cell office:value-type="float" office:value="0.6276" calcext:value-type="float">
            <text:p>0,6276</text:p>
          </table:table-cell>
          <table:table-cell office:value-type="float" office:value="0.6508" calcext:value-type="float">
            <text:p>0,6508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7568" calcext:value-type="float">
            <text:p>0,7568</text:p>
          </table:table-cell>
          <table:table-cell office:value-type="float" office:value="0.838" calcext:value-type="float">
            <text:p>0,838</text:p>
          </table:table-cell>
          <table:table-cell office:value-type="float" office:value="0.872" calcext:value-type="float">
            <text:p>0,872</text:p>
          </table:table-cell>
          <table:table-cell office:value-type="float" office:value="0.60112" calcext:value-type="float">
            <text:p>0,601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6" calcext:value-type="float">
            <text:p>0,296</text:p>
          </table:table-cell>
          <table:table-cell office:value-type="float" office:value="0.3756" calcext:value-type="float">
            <text:p>0,3756</text:p>
          </table:table-cell>
          <table:table-cell office:value-type="float" office:value="0.4568" calcext:value-type="float">
            <text:p>0,4568</text:p>
          </table:table-cell>
          <table:table-cell office:value-type="float" office:value="0.5396" calcext:value-type="float">
            <text:p>0,5396</text:p>
          </table:table-cell>
          <table:table-cell office:value-type="float" office:value="0.5784" calcext:value-type="float">
            <text:p>0,5784</text:p>
          </table:table-cell>
          <table:table-cell office:value-type="float" office:value="0.608" calcext:value-type="float">
            <text:p>0,608</text:p>
          </table:table-cell>
          <table:table-cell office:value-type="float" office:value="0.6276" calcext:value-type="float">
            <text:p>0,6276</text:p>
          </table:table-cell>
          <table:table-cell office:value-type="float" office:value="0.6468" calcext:value-type="float">
            <text:p>0,6468</text:p>
          </table:table-cell>
          <table:table-cell office:value-type="float" office:value="0.6936" calcext:value-type="float">
            <text:p>0,6936</text:p>
          </table:table-cell>
          <table:table-cell office:value-type="float" office:value="0.7488" calcext:value-type="float">
            <text:p>0,7488</text:p>
          </table:table-cell>
          <table:table-cell office:value-type="float" office:value="0.822" calcext:value-type="float">
            <text:p>0,822</text:p>
          </table:table-cell>
          <table:table-cell office:value-type="float" office:value="0.872" calcext:value-type="float">
            <text:p>0,872</text:p>
          </table:table-cell>
          <table:table-cell office:value-type="float" office:value="0.60972" calcext:value-type="float">
            <text:p>0,6097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72" calcext:value-type="float">
            <text:p>0,272</text:p>
          </table:table-cell>
          <table:table-cell office:value-type="float" office:value="0.3716" calcext:value-type="float">
            <text:p>0,3716</text:p>
          </table:table-cell>
          <table:table-cell office:value-type="float" office:value="0.4736" calcext:value-type="float">
            <text:p>0,4736</text:p>
          </table:table-cell>
          <table:table-cell office:value-type="float" office:value="0.574" calcext:value-type="float">
            <text:p>0,574</text:p>
          </table:table-cell>
          <table:table-cell office:value-type="float" office:value="0.6092" calcext:value-type="float">
            <text:p>0,6092</text:p>
          </table:table-cell>
          <table:table-cell office:value-type="float" office:value="0.6248" calcext:value-type="float">
            <text:p>0,6248</text:p>
          </table:table-cell>
          <table:table-cell office:value-type="float" office:value="0.6364" calcext:value-type="float">
            <text:p>0,6364</text:p>
          </table:table-cell>
          <table:table-cell office:value-type="float" office:value="0.6712" calcext:value-type="float">
            <text:p>0,6712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7576" calcext:value-type="float">
            <text:p>0,7576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8" calcext:value-type="float">
            <text:p>0,88</text:p>
          </table:table-cell>
          <table:table-cell office:value-type="float" office:value="0.62664" calcext:value-type="float">
            <text:p>0,6266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3996" calcext:value-type="float">
            <text:p>0,3996</text:p>
          </table:table-cell>
          <table:table-cell office:value-type="float" office:value="0.5276" calcext:value-type="float">
            <text:p>0,5276</text:p>
          </table:table-cell>
          <table:table-cell office:value-type="float" office:value="0.5916" calcext:value-type="float">
            <text:p>0,5916</text:p>
          </table:table-cell>
          <table:table-cell office:value-type="float" office:value="0.6196" calcext:value-type="float">
            <text:p>0,6196</text:p>
          </table:table-cell>
          <table:table-cell office:value-type="float" office:value="0.6288" calcext:value-type="float">
            <text:p>0,6288</text:p>
          </table:table-cell>
          <table:table-cell office:value-type="float" office:value="0.6428" calcext:value-type="float">
            <text:p>0,6428</text:p>
          </table:table-cell>
          <table:table-cell office:value-type="float" office:value="0.6848" calcext:value-type="float">
            <text:p>0,6848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7608" calcext:value-type="float">
            <text:p>0,7608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64148" calcext:value-type="float">
            <text:p>0,6414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" calcext:value-type="float">
            <text:p>0,4</text:p>
          </table:table-cell>
          <table:table-cell office:value-type="float" office:value="0.4468" calcext:value-type="float">
            <text:p>0,4468</text:p>
          </table:table-cell>
          <table:table-cell office:value-type="float" office:value="0.5584" calcext:value-type="float">
            <text:p>0,5584</text:p>
          </table:table-cell>
          <table:table-cell office:value-type="float" office:value="0.5988" calcext:value-type="float">
            <text:p>0,5988</text:p>
          </table:table-cell>
          <table:table-cell office:value-type="float" office:value="0.6236" calcext:value-type="float">
            <text:p>0,6236</text:p>
          </table:table-cell>
          <table:table-cell office:value-type="float" office:value="0.6392" calcext:value-type="float">
            <text:p>0,6392</text:p>
          </table:table-cell>
          <table:table-cell office:value-type="float" office:value="0.6684" calcext:value-type="float">
            <text:p>0,668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412" calcext:value-type="float">
            <text:p>0,7412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8" calcext:value-type="float">
            <text:p>0,88</text:p>
          </table:table-cell>
          <table:table-cell office:value-type="float" office:value="0.66044" calcext:value-type="float">
            <text:p>0,6604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08" calcext:value-type="float">
            <text:p>0,408</text:p>
          </table:table-cell>
          <table:table-cell office:value-type="float" office:value="0.508" calcext:value-type="float">
            <text:p>0,508</text:p>
          </table:table-cell>
          <table:table-cell office:value-type="float" office:value="0.5844" calcext:value-type="float">
            <text:p>0,584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4" calcext:value-type="float">
            <text:p>0,64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112" calcext:value-type="float">
            <text:p>0,7112</text:p>
          </table:table-cell>
          <table:table-cell office:value-type="float" office:value="0.74" calcext:value-type="float">
            <text:p>0,74</text:p>
          </table:table-cell>
          <table:table-cell office:value-type="float" office:value="0.778" calcext:value-type="float">
            <text:p>0,778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8" calcext:value-type="float">
            <text:p>0,88</text:p>
          </table:table-cell>
          <table:table-cell office:value-type="float" office:value="0.67216" calcext:value-type="float">
            <text:p>0,672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,32</text:p>
          </table:table-cell>
          <table:table-cell office:value-type="float" office:value="0.5012" calcext:value-type="float">
            <text:p>0,5012</text:p>
          </table:table-cell>
          <table:table-cell office:value-type="float" office:value="0.5956" calcext:value-type="float">
            <text:p>0,5956</text:p>
          </table:table-cell>
          <table:table-cell office:value-type="float" office:value="0.6244" calcext:value-type="float">
            <text:p>0,6244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584" calcext:value-type="float">
            <text:p>0,6584</text:p>
          </table:table-cell>
          <table:table-cell office:value-type="float" office:value="0.6852" calcext:value-type="float">
            <text:p>0,6852</text:p>
          </table:table-cell>
          <table:table-cell office:value-type="float" office:value="0.7212" calcext:value-type="float">
            <text:p>0,7212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8" calcext:value-type="float">
            <text:p>0,88</text:p>
          </table:table-cell>
          <table:table-cell office:value-type="float" office:value="0.68056" calcext:value-type="float">
            <text:p>0,6805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6" calcext:value-type="float">
            <text:p>0,336</text:p>
          </table:table-cell>
          <table:table-cell office:value-type="float" office:value="0.4904" calcext:value-type="float">
            <text:p>0,4904</text:p>
          </table:table-cell>
          <table:table-cell office:value-type="float" office:value="0.604" calcext:value-type="float">
            <text:p>0,604</text:p>
          </table:table-cell>
          <table:table-cell office:value-type="float" office:value="0.6252" calcext:value-type="float">
            <text:p>0,6252</text:p>
          </table:table-cell>
          <table:table-cell office:value-type="float" office:value="0.6364" calcext:value-type="float">
            <text:p>0,6364</text:p>
          </table:table-cell>
          <table:table-cell office:value-type="float" office:value="0.666" calcext:value-type="float">
            <text:p>0,666</text:p>
          </table:table-cell>
          <table:table-cell office:value-type="float" office:value="0.7024" calcext:value-type="float">
            <text:p>0,7024</text:p>
          </table:table-cell>
          <table:table-cell office:value-type="float" office:value="0.7344" calcext:value-type="float">
            <text:p>0,7344</text:p>
          </table:table-cell>
          <table:table-cell office:value-type="float" office:value="0.762" calcext:value-type="float">
            <text:p>0,762</text:p>
          </table:table-cell>
          <table:table-cell office:value-type="float" office:value="0.792" calcext:value-type="float">
            <text:p>0,792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8" calcext:value-type="float">
            <text:p>0,88</text:p>
          </table:table-cell>
          <table:table-cell office:value-type="float" office:value="0.68656" calcext:value-type="float">
            <text:p>0,6865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044" calcext:value-type="float">
            <text:p>0,5044</text:p>
          </table:table-cell>
          <table:table-cell office:value-type="float" office:value="0.602" calcext:value-type="float">
            <text:p>0,602</text:p>
          </table:table-cell>
          <table:table-cell office:value-type="float" office:value="0.6248" calcext:value-type="float">
            <text:p>0,6248</text:p>
          </table:table-cell>
          <table:table-cell office:value-type="float" office:value="0.6404" calcext:value-type="float">
            <text:p>0,6404</text:p>
          </table:table-cell>
          <table:table-cell office:value-type="float" office:value="0.6676" calcext:value-type="float">
            <text:p>0,6676</text:p>
          </table:table-cell>
          <table:table-cell office:value-type="float" office:value="0.71" calcext:value-type="float">
            <text:p>0,71</text:p>
          </table:table-cell>
          <table:table-cell office:value-type="float" office:value="0.746" calcext:value-type="float">
            <text:p>0,746</text:p>
          </table:table-cell>
          <table:table-cell office:value-type="float" office:value="0.7752" calcext:value-type="float">
            <text:p>0,7752</text:p>
          </table:table-cell>
          <table:table-cell office:value-type="float" office:value="0.8048" calcext:value-type="float">
            <text:p>0,8048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8" calcext:value-type="float">
            <text:p>0,88</text:p>
          </table:table-cell>
          <table:table-cell office:value-type="float" office:value="0.69344" calcext:value-type="float">
            <text:p>0,6934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82" calcext:value-type="float">
            <text:p>0,482</text:p>
          </table:table-cell>
          <table:table-cell office:value-type="float" office:value="0.6048" calcext:value-type="float">
            <text:p>0,6048</text:p>
          </table:table-cell>
          <table:table-cell office:value-type="float" office:value="0.6244" calcext:value-type="float">
            <text:p>0,6244</text:p>
          </table:table-cell>
          <table:table-cell office:value-type="float" office:value="0.6372" calcext:value-type="float">
            <text:p>0,6372</text:p>
          </table:table-cell>
          <table:table-cell office:value-type="float" office:value="0.6544" calcext:value-type="float">
            <text:p>0,6544</text:p>
          </table:table-cell>
          <table:table-cell office:value-type="float" office:value="0.704" calcext:value-type="float">
            <text:p>0,704</text:p>
          </table:table-cell>
          <table:table-cell office:value-type="float" office:value="0.7456" calcext:value-type="float">
            <text:p>0,7456</text:p>
          </table:table-cell>
          <table:table-cell office:value-type="float" office:value="0.7784" calcext:value-type="float">
            <text:p>0,7784</text:p>
          </table:table-cell>
          <table:table-cell office:value-type="float" office:value="0.8012" calcext:value-type="float">
            <text:p>0,8012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8" calcext:value-type="float">
            <text:p>0,88</text:p>
          </table:table-cell>
          <table:table-cell office:value-type="float" office:value="0.68848" calcext:value-type="float">
            <text:p>0,688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6" calcext:value-type="float">
            <text:p>0,336</text:p>
          </table:table-cell>
          <table:table-cell office:value-type="float" office:value="0.5008" calcext:value-type="float">
            <text:p>0,5008</text:p>
          </table:table-cell>
          <table:table-cell office:value-type="float" office:value="0.6108" calcext:value-type="float">
            <text:p>0,6108</text:p>
          </table:table-cell>
          <table:table-cell office:value-type="float" office:value="0.63" calcext:value-type="float">
            <text:p>0,63</text:p>
          </table:table-cell>
          <table:table-cell office:value-type="float" office:value="0.644" calcext:value-type="float">
            <text:p>0,644</text:p>
          </table:table-cell>
          <table:table-cell office:value-type="float" office:value="0.686" calcext:value-type="float">
            <text:p>0,686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7556" calcext:value-type="float">
            <text:p>0,7556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8" calcext:value-type="float">
            <text:p>0,88</text:p>
          </table:table-cell>
          <table:table-cell office:value-type="float" office:value="0.6982" calcext:value-type="float">
            <text:p>0,698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,4</text:p>
          </table:table-cell>
          <table:table-cell office:value-type="float" office:value="0.536" calcext:value-type="float">
            <text:p>0,536</text:p>
          </table:table-cell>
          <table:table-cell office:value-type="float" office:value="0.6136" calcext:value-type="float">
            <text:p>0,6136</text:p>
          </table:table-cell>
          <table:table-cell office:value-type="float" office:value="0.6328" calcext:value-type="float">
            <text:p>0,6328</text:p>
          </table:table-cell>
          <table:table-cell office:value-type="float" office:value="0.6492" calcext:value-type="float">
            <text:p>0,6492</text:p>
          </table:table-cell>
          <table:table-cell office:value-type="float" office:value="0.698" calcext:value-type="float">
            <text:p>0,698</text:p>
          </table:table-cell>
          <table:table-cell office:value-type="float" office:value="0.728" calcext:value-type="float">
            <text:p>0,728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7784" calcext:value-type="float">
            <text:p>0,7784</text:p>
          </table:table-cell>
          <table:table-cell office:value-type="float" office:value="0.8048" calcext:value-type="float">
            <text:p>0,8048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88" calcext:value-type="float">
            <text:p>0,88</text:p>
          </table:table-cell>
          <table:table-cell office:value-type="float" office:value="0.70516" calcext:value-type="float">
            <text:p>0,7051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,28</text:p>
          </table:table-cell>
          <table:table-cell office:value-type="float" office:value="0.5256" calcext:value-type="float">
            <text:p>0,5256</text:p>
          </table:table-cell>
          <table:table-cell office:value-type="float" office:value="0.6216" calcext:value-type="float">
            <text:p>0,621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84" calcext:value-type="float">
            <text:p>0,684</text:p>
          </table:table-cell>
          <table:table-cell office:value-type="float" office:value="0.714" calcext:value-type="float">
            <text:p>0,714</text:p>
          </table:table-cell>
          <table:table-cell office:value-type="float" office:value="0.73" calcext:value-type="float">
            <text:p>0,73</text:p>
          </table:table-cell>
          <table:table-cell office:value-type="float" office:value="0.7608" calcext:value-type="float">
            <text:p>0,7608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8072" calcext:value-type="float">
            <text:p>0,8072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8" calcext:value-type="float">
            <text:p>0,88</text:p>
          </table:table-cell>
          <table:table-cell office:value-type="float" office:value="0.71228" calcext:value-type="float">
            <text:p>0,7122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2" calcext:value-type="float">
            <text:p>0,272</text:p>
          </table:table-cell>
          <table:table-cell office:value-type="float" office:value="0.4844" calcext:value-type="float">
            <text:p>0,4844</text:p>
          </table:table-cell>
          <table:table-cell office:value-type="float" office:value="0.6196" calcext:value-type="float">
            <text:p>0,6196</text:p>
          </table:table-cell>
          <table:table-cell office:value-type="float" office:value="0.6456" calcext:value-type="float">
            <text:p>0,6456</text:p>
          </table:table-cell>
          <table:table-cell office:value-type="float" office:value="0.6804" calcext:value-type="float">
            <text:p>0,6804</text:p>
          </table:table-cell>
          <table:table-cell office:value-type="float" office:value="0.7092" calcext:value-type="float">
            <text:p>0,7092</text:p>
          </table:table-cell>
          <table:table-cell office:value-type="float" office:value="0.732" calcext:value-type="float">
            <text:p>0,732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036" calcext:value-type="float">
            <text:p>0,8036</text:p>
          </table:table-cell>
          <table:table-cell office:value-type="float" office:value="0.8424" calcext:value-type="float">
            <text:p>0,8424</text:p>
          </table:table-cell>
          <table:table-cell office:value-type="float" office:value="0.88" calcext:value-type="float">
            <text:p>0,88</text:p>
          </table:table-cell>
          <table:table-cell office:value-type="float" office:value="0.70516" calcext:value-type="float">
            <text:p>0,7051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,28</text:p>
          </table:table-cell>
          <table:table-cell office:value-type="float" office:value="0.5084" calcext:value-type="float">
            <text:p>0,508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08" calcext:value-type="float">
            <text:p>0,6408</text:p>
          </table:table-cell>
          <table:table-cell office:value-type="float" office:value="0.676" calcext:value-type="float">
            <text:p>0,676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504" calcext:value-type="float">
            <text:p>0,7504</text:p>
          </table:table-cell>
          <table:table-cell office:value-type="float" office:value="0.7784" calcext:value-type="float">
            <text:p>0,7784</text:p>
          </table:table-cell>
          <table:table-cell office:value-type="float" office:value="0.806" calcext:value-type="float">
            <text:p>0,80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8" calcext:value-type="float">
            <text:p>0,88</text:p>
          </table:table-cell>
          <table:table-cell office:value-type="float" office:value="0.70512" calcext:value-type="float">
            <text:p>0,705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04" calcext:value-type="float">
            <text:p>0,304</text:p>
          </table:table-cell>
          <table:table-cell office:value-type="float" office:value="0.5348" calcext:value-type="float">
            <text:p>0,5348</text:p>
          </table:table-cell>
          <table:table-cell office:value-type="float" office:value="0.6164" calcext:value-type="float">
            <text:p>0,6164</text:p>
          </table:table-cell>
          <table:table-cell office:value-type="float" office:value="0.6424" calcext:value-type="float">
            <text:p>0,6424</text:p>
          </table:table-cell>
          <table:table-cell office:value-type="float" office:value="0.6748" calcext:value-type="float">
            <text:p>0,6748</text:p>
          </table:table-cell>
          <table:table-cell office:value-type="float" office:value="0.7076" calcext:value-type="float">
            <text:p>0,7076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7624" calcext:value-type="float">
            <text:p>0,7624</text:p>
          </table:table-cell>
          <table:table-cell office:value-type="float" office:value="0.7844" calcext:value-type="float">
            <text:p>0,7844</text:p>
          </table:table-cell>
          <table:table-cell office:value-type="float" office:value="0.806" calcext:value-type="float">
            <text:p>0,806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88" calcext:value-type="float">
            <text:p>0,88</text:p>
          </table:table-cell>
          <table:table-cell office:value-type="float" office:value="0.71132" calcext:value-type="float">
            <text:p>0,7113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,36</text:p>
          </table:table-cell>
          <table:table-cell office:value-type="float" office:value="0.5728" calcext:value-type="float">
            <text:p>0,5728</text:p>
          </table:table-cell>
          <table:table-cell office:value-type="float" office:value="0.6232" calcext:value-type="float">
            <text:p>0,6232</text:p>
          </table:table-cell>
          <table:table-cell office:value-type="float" office:value="0.6464" calcext:value-type="float">
            <text:p>0,6464</text:p>
          </table:table-cell>
          <table:table-cell office:value-type="float" office:value="0.6776" calcext:value-type="float">
            <text:p>0,6776</text:p>
          </table:table-cell>
          <table:table-cell office:value-type="float" office:value="0.7076" calcext:value-type="float">
            <text:p>0,7076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7628" calcext:value-type="float">
            <text:p>0,7628</text:p>
          </table:table-cell>
          <table:table-cell office:value-type="float" office:value="0.7868" calcext:value-type="float">
            <text:p>0,7868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88" calcext:value-type="float">
            <text:p>0,888</text:p>
          </table:table-cell>
          <table:table-cell office:value-type="float" office:value="0.71936" calcext:value-type="float">
            <text:p>0,7193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2" calcext:value-type="float">
            <text:p>0,272</text:p>
          </table:table-cell>
          <table:table-cell office:value-type="float" office:value="0.5292" calcext:value-type="float">
            <text:p>0,5292</text:p>
          </table:table-cell>
          <table:table-cell office:value-type="float" office:value="0.6188" calcext:value-type="float">
            <text:p>0,6188</text:p>
          </table:table-cell>
          <table:table-cell office:value-type="float" office:value="0.6496" calcext:value-type="float">
            <text:p>0,6496</text:p>
          </table:table-cell>
          <table:table-cell office:value-type="float" office:value="0.6972" calcext:value-type="float">
            <text:p>0,6972</text:p>
          </table:table-cell>
          <table:table-cell office:value-type="float" office:value="0.7256" calcext:value-type="float">
            <text:p>0,7256</text:p>
          </table:table-cell>
          <table:table-cell office:value-type="float" office:value="0.7516" calcext:value-type="float">
            <text:p>0,7516</text:p>
          </table:table-cell>
          <table:table-cell office:value-type="float" office:value="0.7696" calcext:value-type="float">
            <text:p>0,7696</text:p>
          </table:table-cell>
          <table:table-cell office:value-type="float" office:value="0.7868" calcext:value-type="float">
            <text:p>0,7868</text:p>
          </table:table-cell>
          <table:table-cell office:value-type="float" office:value="0.8084" calcext:value-type="float">
            <text:p>0,8084</text:p>
          </table:table-cell>
          <table:table-cell office:value-type="float" office:value="0.8596" calcext:value-type="float">
            <text:p>0,8596</text:p>
          </table:table-cell>
          <table:table-cell office:value-type="float" office:value="0.888" calcext:value-type="float">
            <text:p>0,888</text:p>
          </table:table-cell>
          <table:table-cell office:value-type="float" office:value="0.71964" calcext:value-type="float">
            <text:p>0,719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" calcext:value-type="float">
            <text:p>0,32</text:p>
          </table:table-cell>
          <table:table-cell office:value-type="float" office:value="0.5408" calcext:value-type="float">
            <text:p>0,5408</text:p>
          </table:table-cell>
          <table:table-cell office:value-type="float" office:value="0.6264" calcext:value-type="float">
            <text:p>0,6264</text:p>
          </table:table-cell>
          <table:table-cell office:value-type="float" office:value="0.6732" calcext:value-type="float">
            <text:p>0,6732</text:p>
          </table:table-cell>
          <table:table-cell office:value-type="float" office:value="0.7176" calcext:value-type="float">
            <text:p>0,7176</text:p>
          </table:table-cell>
          <table:table-cell office:value-type="float" office:value="0.7424" calcext:value-type="float">
            <text:p>0,7424</text:p>
          </table:table-cell>
          <table:table-cell office:value-type="float" office:value="0.762" calcext:value-type="float">
            <text:p>0,762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824" calcext:value-type="float">
            <text:p>0,82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88" calcext:value-type="float">
            <text:p>0,888</text:p>
          </table:table-cell>
          <table:table-cell office:value-type="float" office:value="0.73308" calcext:value-type="float">
            <text:p>0,7330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6" calcext:value-type="float">
            <text:p>0,536</text:p>
          </table:table-cell>
          <table:table-cell office:value-type="float" office:value="0.6012" calcext:value-type="float">
            <text:p>0,6012</text:p>
          </table:table-cell>
          <table:table-cell office:value-type="float" office:value="0.6404" calcext:value-type="float">
            <text:p>0,6404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7456" calcext:value-type="float">
            <text:p>0,7456</text:p>
          </table:table-cell>
          <table:table-cell office:value-type="float" office:value="0.766" calcext:value-type="float">
            <text:p>0,766</text:p>
          </table:table-cell>
          <table:table-cell office:value-type="float" office:value="0.7844" calcext:value-type="float">
            <text:p>0,7844</text:p>
          </table:table-cell>
          <table:table-cell office:value-type="float" office:value="0.8032" calcext:value-type="float">
            <text:p>0,8032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88" calcext:value-type="float">
            <text:p>0,888</text:p>
          </table:table-cell>
          <table:table-cell office:value-type="float" office:value="0.74428" calcext:value-type="float">
            <text:p>0,7442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96" calcext:value-type="float">
            <text:p>0,296</text:p>
          </table:table-cell>
          <table:table-cell office:value-type="float" office:value="0.548" calcext:value-type="float">
            <text:p>0,548</text:p>
          </table:table-cell>
          <table:table-cell office:value-type="float" office:value="0.6564" calcext:value-type="float">
            <text:p>0,6564</text:p>
          </table:table-cell>
          <table:table-cell office:value-type="float" office:value="0.6988" calcext:value-type="float">
            <text:p>0,6988</text:p>
          </table:table-cell>
          <table:table-cell office:value-type="float" office:value="0.7296" calcext:value-type="float">
            <text:p>0,7296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7708" calcext:value-type="float">
            <text:p>0,7708</text:p>
          </table:table-cell>
          <table:table-cell office:value-type="float" office:value="0.792" calcext:value-type="float">
            <text:p>0,792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88" calcext:value-type="float">
            <text:p>0,888</text:p>
          </table:table-cell>
          <table:table-cell office:value-type="float" office:value="0.74612" calcext:value-type="float">
            <text:p>0,7461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28" calcext:value-type="float">
            <text:p>0,28</text:p>
          </table:table-cell>
          <table:table-cell office:value-type="float" office:value="0.5184" calcext:value-type="float">
            <text:p>0,5184</text:p>
          </table:table-cell>
          <table:table-cell office:value-type="float" office:value="0.6616" calcext:value-type="float">
            <text:p>0,6616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7464" calcext:value-type="float">
            <text:p>0,7464</text:p>
          </table:table-cell>
          <table:table-cell office:value-type="float" office:value="0.764" calcext:value-type="float">
            <text:p>0,764</text:p>
          </table:table-cell>
          <table:table-cell office:value-type="float" office:value="0.7796" calcext:value-type="float">
            <text:p>0,7796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68" calcext:value-type="float">
            <text:p>0,8068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636" calcext:value-type="float">
            <text:p>0,8636</text:p>
          </table:table-cell>
          <table:table-cell office:value-type="float" office:value="0.888" calcext:value-type="float">
            <text:p>0,888</text:p>
          </table:table-cell>
          <table:table-cell office:value-type="float" office:value="0.7482" calcext:value-type="float">
            <text:p>0,748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72" calcext:value-type="float">
            <text:p>0,272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714" calcext:value-type="float">
            <text:p>0,714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7604" calcext:value-type="float">
            <text:p>0,7604</text:p>
          </table:table-cell>
          <table:table-cell office:value-type="float" office:value="0.7788" calcext:value-type="float">
            <text:p>0,7788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84" calcext:value-type="float">
            <text:p>0,8084</text:p>
          </table:table-cell>
          <table:table-cell office:value-type="float" office:value="0.826" calcext:value-type="float">
            <text:p>0,826</text:p>
          </table:table-cell>
          <table:table-cell office:value-type="float" office:value="0.866" calcext:value-type="float">
            <text:p>0,866</text:p>
          </table:table-cell>
          <table:table-cell office:value-type="float" office:value="0.888" calcext:value-type="float">
            <text:p>0,888</text:p>
          </table:table-cell>
          <table:table-cell office:value-type="float" office:value="0.7506" calcext:value-type="float">
            <text:p>0,750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72" calcext:value-type="float">
            <text:p>0,272</text:p>
          </table:table-cell>
          <table:table-cell office:value-type="float" office:value="0.6156" calcext:value-type="float">
            <text:p>0,6156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7212" calcext:value-type="float">
            <text:p>0,7212</text:p>
          </table:table-cell>
          <table:table-cell office:value-type="float" office:value="0.7404" calcext:value-type="float">
            <text:p>0,7404</text:p>
          </table:table-cell>
          <table:table-cell office:value-type="float" office:value="0.7604" calcext:value-type="float">
            <text:p>0,7604</text:p>
          </table:table-cell>
          <table:table-cell office:value-type="float" office:value="0.7772" calcext:value-type="float">
            <text:p>0,7772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052" calcext:value-type="float">
            <text:p>0,8052</text:p>
          </table:table-cell>
          <table:table-cell office:value-type="float" office:value="0.8212" calcext:value-type="float">
            <text:p>0,8212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75836" calcext:value-type="float">
            <text:p>0,7583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2" calcext:value-type="float">
            <text:p>0,592</text:p>
          </table:table-cell>
          <table:table-cell office:value-type="float" office:value="0.6352" calcext:value-type="float">
            <text:p>0,6352</text:p>
          </table:table-cell>
          <table:table-cell office:value-type="float" office:value="0.6772" calcext:value-type="float">
            <text:p>0,6772</text:p>
          </table:table-cell>
          <table:table-cell office:value-type="float" office:value="0.716" calcext:value-type="float">
            <text:p>0,716</text:p>
          </table:table-cell>
          <table:table-cell office:value-type="float" office:value="0.7368" calcext:value-type="float">
            <text:p>0,7368</text:p>
          </table:table-cell>
          <table:table-cell office:value-type="float" office:value="0.7556" calcext:value-type="float">
            <text:p>0,7556</text:p>
          </table:table-cell>
          <table:table-cell office:value-type="float" office:value="0.7728" calcext:value-type="float">
            <text:p>0,7728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036" calcext:value-type="float">
            <text:p>0,8036</text:p>
          </table:table-cell>
          <table:table-cell office:value-type="float" office:value="0.8196" calcext:value-type="float">
            <text:p>0,8196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5628" calcext:value-type="float">
            <text:p>0,7562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" calcext:value-type="float">
            <text:p>0,44</text:p>
          </table:table-cell>
          <table:table-cell office:value-type="float" office:value="0.6344" calcext:value-type="float">
            <text:p>0,634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304" calcext:value-type="float">
            <text:p>0,7304</text:p>
          </table:table-cell>
          <table:table-cell office:value-type="float" office:value="0.7444" calcext:value-type="float">
            <text:p>0,7444</text:p>
          </table:table-cell>
          <table:table-cell office:value-type="float" office:value="0.764" calcext:value-type="float">
            <text:p>0,764</text:p>
          </table:table-cell>
          <table:table-cell office:value-type="float" office:value="0.7752" calcext:value-type="float">
            <text:p>0,7752</text:p>
          </table:table-cell>
          <table:table-cell office:value-type="float" office:value="0.7972" calcext:value-type="float">
            <text:p>0,7972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904" calcext:value-type="float">
            <text:p>0,904</text:p>
          </table:table-cell>
          <table:table-cell office:value-type="float" office:value="0.76628" calcext:value-type="float">
            <text:p>0,7662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5864" calcext:value-type="float">
            <text:p>0,5864</text:p>
          </table:table-cell>
          <table:table-cell office:value-type="float" office:value="0.7" calcext:value-type="float">
            <text:p>0,7</text:p>
          </table:table-cell>
          <table:table-cell office:value-type="float" office:value="0.7324" calcext:value-type="float">
            <text:p>0,7324</text:p>
          </table:table-cell>
          <table:table-cell office:value-type="float" office:value="0.75" calcext:value-type="float">
            <text:p>0,75</text:p>
          </table:table-cell>
          <table:table-cell office:value-type="float" office:value="0.7656" calcext:value-type="float">
            <text:p>0,7656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814" calcext:value-type="float">
            <text:p>0,814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6176" calcext:value-type="float">
            <text:p>0,7617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4" calcext:value-type="float">
            <text:p>0,424</text:p>
          </table:table-cell>
          <table:table-cell office:value-type="float" office:value="0.604" calcext:value-type="float">
            <text:p>0,604</text:p>
          </table:table-cell>
          <table:table-cell office:value-type="float" office:value="0.692" calcext:value-type="float">
            <text:p>0,692</text:p>
          </table:table-cell>
          <table:table-cell office:value-type="float" office:value="0.728" calcext:value-type="float">
            <text:p>0,728</text:p>
          </table:table-cell>
          <table:table-cell office:value-type="float" office:value="0.7512" calcext:value-type="float">
            <text:p>0,7512</text:p>
          </table:table-cell>
          <table:table-cell office:value-type="float" office:value="0.7668" calcext:value-type="float">
            <text:p>0,7668</text:p>
          </table:table-cell>
          <table:table-cell office:value-type="float" office:value="0.778" calcext:value-type="float">
            <text:p>0,778</text:p>
          </table:table-cell>
          <table:table-cell office:value-type="float" office:value="0.7964" calcext:value-type="float">
            <text:p>0,7964</text:p>
          </table:table-cell>
          <table:table-cell office:value-type="float" office:value="0.8128" calcext:value-type="float">
            <text:p>0,8128</text:p>
          </table:table-cell>
          <table:table-cell office:value-type="float" office:value="0.8296" calcext:value-type="float">
            <text:p>0,8296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904" calcext:value-type="float">
            <text:p>0,904</text:p>
          </table:table-cell>
          <table:table-cell office:value-type="float" office:value="0.76156" calcext:value-type="float">
            <text:p>0,761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16" calcext:value-type="float">
            <text:p>0,416</text:p>
          </table:table-cell>
          <table:table-cell office:value-type="float" office:value="0.5976" calcext:value-type="float">
            <text:p>0,5976</text:p>
          </table:table-cell>
          <table:table-cell office:value-type="float" office:value="0.6972" calcext:value-type="float">
            <text:p>0,6972</text:p>
          </table:table-cell>
          <table:table-cell office:value-type="float" office:value="0.7352" calcext:value-type="float">
            <text:p>0,7352</text:p>
          </table:table-cell>
          <table:table-cell office:value-type="float" office:value="0.7512" calcext:value-type="float">
            <text:p>0,7512</text:p>
          </table:table-cell>
          <table:table-cell office:value-type="float" office:value="0.77" calcext:value-type="float">
            <text:p>0,77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8016" calcext:value-type="float">
            <text:p>0,8016</text:p>
          </table:table-cell>
          <table:table-cell office:value-type="float" office:value="0.8172" calcext:value-type="float">
            <text:p>0,8172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904" calcext:value-type="float">
            <text:p>0,904</text:p>
          </table:table-cell>
          <table:table-cell office:value-type="float" office:value="0.76536" calcext:value-type="float">
            <text:p>0,7653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16" calcext:value-type="float">
            <text:p>0,416</text:p>
          </table:table-cell>
          <table:table-cell office:value-type="float" office:value="0.6168" calcext:value-type="float">
            <text:p>0,6168</text:p>
          </table:table-cell>
          <table:table-cell office:value-type="float" office:value="0.712" calcext:value-type="float">
            <text:p>0,712</text:p>
          </table:table-cell>
          <table:table-cell office:value-type="float" office:value="0.7448" calcext:value-type="float">
            <text:p>0,7448</text:p>
          </table:table-cell>
          <table:table-cell office:value-type="float" office:value="0.766" calcext:value-type="float">
            <text:p>0,766</text:p>
          </table:table-cell>
          <table:table-cell office:value-type="float" office:value="0.7784" calcext:value-type="float">
            <text:p>0,7784</text:p>
          </table:table-cell>
          <table:table-cell office:value-type="float" office:value="0.7972" calcext:value-type="float">
            <text:p>0,7972</text:p>
          </table:table-cell>
          <table:table-cell office:value-type="float" office:value="0.8108" calcext:value-type="float">
            <text:p>0,8108</text:p>
          </table:table-cell>
          <table:table-cell office:value-type="float" office:value="0.822" calcext:value-type="float">
            <text:p>0,822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516" calcext:value-type="float">
            <text:p>0,7751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112" calcext:value-type="float">
            <text:p>0,6112</text:p>
          </table:table-cell>
          <table:table-cell office:value-type="float" office:value="0.7196" calcext:value-type="float">
            <text:p>0,7196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7804" calcext:value-type="float">
            <text:p>0,7804</text:p>
          </table:table-cell>
          <table:table-cell office:value-type="float" office:value="0.8016" calcext:value-type="float">
            <text:p>0,8016</text:p>
          </table:table-cell>
          <table:table-cell office:value-type="float" office:value="0.8128" calcext:value-type="float">
            <text:p>0,8128</text:p>
          </table:table-cell>
          <table:table-cell office:value-type="float" office:value="0.8232" calcext:value-type="float">
            <text:p>0,8232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828" calcext:value-type="float">
            <text:p>0,778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12" calcext:value-type="float">
            <text:p>0,312</text:p>
          </table:table-cell>
          <table:table-cell office:value-type="float" office:value="0.6292" calcext:value-type="float">
            <text:p>0,6292</text:p>
          </table:table-cell>
          <table:table-cell office:value-type="float" office:value="0.7208" calcext:value-type="float">
            <text:p>0,7208</text:p>
          </table:table-cell>
          <table:table-cell office:value-type="float" office:value="0.7532" calcext:value-type="float">
            <text:p>0,7532</text:p>
          </table:table-cell>
          <table:table-cell office:value-type="float" office:value="0.7704" calcext:value-type="float">
            <text:p>0,7704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8024" calcext:value-type="float">
            <text:p>0,8024</text:p>
          </table:table-cell>
          <table:table-cell office:value-type="float" office:value="0.8128" calcext:value-type="float">
            <text:p>0,8128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8268" calcext:value-type="float">
            <text:p>0,7826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92" calcext:value-type="float">
            <text:p>0,592</text:p>
          </table:table-cell>
          <table:table-cell office:value-type="float" office:value="0.656" calcext:value-type="float">
            <text:p>0,656</text:p>
          </table:table-cell>
          <table:table-cell office:value-type="float" office:value="0.7188" calcext:value-type="float">
            <text:p>0,718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6" calcext:value-type="float">
            <text:p>0,76</text:p>
          </table:table-cell>
          <table:table-cell office:value-type="float" office:value="0.7756" calcext:value-type="float">
            <text:p>0,7756</text:p>
          </table:table-cell>
          <table:table-cell office:value-type="float" office:value="0.7924" calcext:value-type="float">
            <text:p>0,7924</text:p>
          </table:table-cell>
          <table:table-cell office:value-type="float" office:value="0.81" calcext:value-type="float">
            <text:p>0,81</text:p>
          </table:table-cell>
          <table:table-cell office:value-type="float" office:value="0.8312" calcext:value-type="float">
            <text:p>0,8312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84" calcext:value-type="float">
            <text:p>0,88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82" calcext:value-type="float">
            <text:p>0,78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08" calcext:value-type="float">
            <text:p>0,408</text:p>
          </table:table-cell>
          <table:table-cell office:value-type="float" office:value="0.6376" calcext:value-type="float">
            <text:p>0,6376</text:p>
          </table:table-cell>
          <table:table-cell office:value-type="float" office:value="0.7216" calcext:value-type="float">
            <text:p>0,7216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04" calcext:value-type="float">
            <text:p>0,7604</text:p>
          </table:table-cell>
          <table:table-cell office:value-type="float" office:value="0.7756" calcext:value-type="float">
            <text:p>0,7756</text:p>
          </table:table-cell>
          <table:table-cell office:value-type="float" office:value="0.7884" calcext:value-type="float">
            <text:p>0,7884</text:p>
          </table:table-cell>
          <table:table-cell office:value-type="float" office:value="0.8048" calcext:value-type="float">
            <text:p>0,8048</text:p>
          </table:table-cell>
          <table:table-cell office:value-type="float" office:value="0.8244" calcext:value-type="float">
            <text:p>0,8244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86" calcext:value-type="float">
            <text:p>0,88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896" calcext:value-type="float">
            <text:p>0,7789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92" calcext:value-type="float">
            <text:p>0,592</text:p>
          </table:table-cell>
          <table:table-cell office:value-type="float" office:value="0.6596" calcext:value-type="float">
            <text:p>0,6596</text:p>
          </table:table-cell>
          <table:table-cell office:value-type="float" office:value="0.7164" calcext:value-type="float">
            <text:p>0,7164</text:p>
          </table:table-cell>
          <table:table-cell office:value-type="float" office:value="0.7424" calcext:value-type="float">
            <text:p>0,7424</text:p>
          </table:table-cell>
          <table:table-cell office:value-type="float" office:value="0.7604" calcext:value-type="float">
            <text:p>0,7604</text:p>
          </table:table-cell>
          <table:table-cell office:value-type="float" office:value="0.7752" calcext:value-type="float">
            <text:p>0,7752</text:p>
          </table:table-cell>
          <table:table-cell office:value-type="float" office:value="0.788" calcext:value-type="float">
            <text:p>0,788</text:p>
          </table:table-cell>
          <table:table-cell office:value-type="float" office:value="0.8052" calcext:value-type="float">
            <text:p>0,8052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54" calcext:value-type="float">
            <text:p>0,854</text:p>
          </table:table-cell>
          <table:table-cell office:value-type="float" office:value="0.8856" calcext:value-type="float">
            <text:p>0,885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814" calcext:value-type="float">
            <text:p>0,781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372" calcext:value-type="float">
            <text:p>0,6372</text:p>
          </table:table-cell>
          <table:table-cell office:value-type="float" office:value="0.7068" calcext:value-type="float">
            <text:p>0,7068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52" calcext:value-type="float">
            <text:p>0,752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784" calcext:value-type="float">
            <text:p>0,784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292" calcext:value-type="float">
            <text:p>0,8292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632" calcext:value-type="float">
            <text:p>0,7763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0.6476" calcext:value-type="float">
            <text:p>0,6476</text:p>
          </table:table-cell>
          <table:table-cell office:value-type="float" office:value="0.6992" calcext:value-type="float">
            <text:p>0,6992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7496" calcext:value-type="float">
            <text:p>0,7496</text:p>
          </table:table-cell>
          <table:table-cell office:value-type="float" office:value="0.7716" calcext:value-type="float">
            <text:p>0,7716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48" calcext:value-type="float">
            <text:p>0,8048</text:p>
          </table:table-cell>
          <table:table-cell office:value-type="float" office:value="0.8316" calcext:value-type="float">
            <text:p>0,8316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86" calcext:value-type="float">
            <text:p>0,88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6" calcext:value-type="float">
            <text:p>0,77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52" calcext:value-type="float">
            <text:p>0,552</text:p>
          </table:table-cell>
          <table:table-cell office:value-type="float" office:value="0.644" calcext:value-type="float">
            <text:p>0,644</text:p>
          </table:table-cell>
          <table:table-cell office:value-type="float" office:value="0.7124" calcext:value-type="float">
            <text:p>0,7124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588" calcext:value-type="float">
            <text:p>0,7588</text:p>
          </table:table-cell>
          <table:table-cell office:value-type="float" office:value="0.7728" calcext:value-type="float">
            <text:p>0,7728</text:p>
          </table:table-cell>
          <table:table-cell office:value-type="float" office:value="0.786" calcext:value-type="float">
            <text:p>0,786</text:p>
          </table:table-cell>
          <table:table-cell office:value-type="float" office:value="0.798" calcext:value-type="float">
            <text:p>0,798</text:p>
          </table:table-cell>
          <table:table-cell office:value-type="float" office:value="0.8212" calcext:value-type="float">
            <text:p>0,8212</text:p>
          </table:table-cell>
          <table:table-cell office:value-type="float" office:value="0.844" calcext:value-type="float">
            <text:p>0,844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56" calcext:value-type="float">
            <text:p>0,775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088" calcext:value-type="float">
            <text:p>0,6088</text:p>
          </table:table-cell>
          <table:table-cell office:value-type="float" office:value="0.7092" calcext:value-type="float">
            <text:p>0,7092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7584" calcext:value-type="float">
            <text:p>0,7584</text:p>
          </table:table-cell>
          <table:table-cell office:value-type="float" office:value="0.7752" calcext:value-type="float">
            <text:p>0,7752</text:p>
          </table:table-cell>
          <table:table-cell office:value-type="float" office:value="0.7928" calcext:value-type="float">
            <text:p>0,7928</text:p>
          </table:table-cell>
          <table:table-cell office:value-type="float" office:value="0.8088" calcext:value-type="float">
            <text:p>0,8088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46" calcext:value-type="float">
            <text:p>0,846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388" calcext:value-type="float">
            <text:p>0,773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44" calcext:value-type="float">
            <text:p>0,344</text:p>
          </table:table-cell>
          <table:table-cell office:value-type="float" office:value="0.6372" calcext:value-type="float">
            <text:p>0,6372</text:p>
          </table:table-cell>
          <table:table-cell office:value-type="float" office:value="0.7176" calcext:value-type="float">
            <text:p>0,7176</text:p>
          </table:table-cell>
          <table:table-cell office:value-type="float" office:value="0.7436" calcext:value-type="float">
            <text:p>0,7436</text:p>
          </table:table-cell>
          <table:table-cell office:value-type="float" office:value="0.7656" calcext:value-type="float">
            <text:p>0,7656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808" calcext:value-type="float">
            <text:p>0,808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8036" calcext:value-type="float">
            <text:p>0,7803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44" calcext:value-type="float">
            <text:p>0,344</text:p>
          </table:table-cell>
          <table:table-cell office:value-type="float" office:value="0.6316" calcext:value-type="float">
            <text:p>0,6316</text:p>
          </table:table-cell>
          <table:table-cell office:value-type="float" office:value="0.7128" calcext:value-type="float">
            <text:p>0,7128</text:p>
          </table:table-cell>
          <table:table-cell office:value-type="float" office:value="0.7424" calcext:value-type="float">
            <text:p>0,7424</text:p>
          </table:table-cell>
          <table:table-cell office:value-type="float" office:value="0.7672" calcext:value-type="float">
            <text:p>0,7672</text:p>
          </table:table-cell>
          <table:table-cell office:value-type="float" office:value="0.7812" calcext:value-type="float">
            <text:p>0,7812</text:p>
          </table:table-cell>
          <table:table-cell office:value-type="float" office:value="0.7928" calcext:value-type="float">
            <text:p>0,7928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794" calcext:value-type="float">
            <text:p>0,779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56" calcext:value-type="float">
            <text:p>0,456</text:p>
          </table:table-cell>
          <table:table-cell office:value-type="float" office:value="0.6476" calcext:value-type="float">
            <text:p>0,6476</text:p>
          </table:table-cell>
          <table:table-cell office:value-type="float" office:value="0.7168" calcext:value-type="float">
            <text:p>0,7168</text:p>
          </table:table-cell>
          <table:table-cell office:value-type="float" office:value="0.738" calcext:value-type="float">
            <text:p>0,738</text:p>
          </table:table-cell>
          <table:table-cell office:value-type="float" office:value="0.7628" calcext:value-type="float">
            <text:p>0,7628</text:p>
          </table:table-cell>
          <table:table-cell office:value-type="float" office:value="0.7784" calcext:value-type="float">
            <text:p>0,7784</text:p>
          </table:table-cell>
          <table:table-cell office:value-type="float" office:value="0.7932" calcext:value-type="float">
            <text:p>0,7932</text:p>
          </table:table-cell>
          <table:table-cell office:value-type="float" office:value="0.8132" calcext:value-type="float">
            <text:p>0,8132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904" calcext:value-type="float">
            <text:p>0,904</text:p>
          </table:table-cell>
          <table:table-cell office:value-type="float" office:value="0.78024" calcext:value-type="float">
            <text:p>0,7802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56" calcext:value-type="float">
            <text:p>0,456</text:p>
          </table:table-cell>
          <table:table-cell office:value-type="float" office:value="0.6544" calcext:value-type="float">
            <text:p>0,6544</text:p>
          </table:table-cell>
          <table:table-cell office:value-type="float" office:value="0.726" calcext:value-type="float">
            <text:p>0,726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696" calcext:value-type="float">
            <text:p>0,7696</text:p>
          </table:table-cell>
          <table:table-cell office:value-type="float" office:value="0.7824" calcext:value-type="float">
            <text:p>0,7824</text:p>
          </table:table-cell>
          <table:table-cell office:value-type="float" office:value="0.8012" calcext:value-type="float">
            <text:p>0,8012</text:p>
          </table:table-cell>
          <table:table-cell office:value-type="float" office:value="0.8164" calcext:value-type="float">
            <text:p>0,8164</text:p>
          </table:table-cell>
          <table:table-cell office:value-type="float" office:value="0.8292" calcext:value-type="float">
            <text:p>0,8292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904" calcext:value-type="float">
            <text:p>0,904</text:p>
          </table:table-cell>
          <table:table-cell office:value-type="float" office:value="0.78568" calcext:value-type="float">
            <text:p>0,7856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76" calcext:value-type="float">
            <text:p>0,576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336" calcext:value-type="float">
            <text:p>0,7336</text:p>
          </table:table-cell>
          <table:table-cell office:value-type="float" office:value="0.7596" calcext:value-type="float">
            <text:p>0,7596</text:p>
          </table:table-cell>
          <table:table-cell office:value-type="float" office:value="0.7812" calcext:value-type="float">
            <text:p>0,7812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7952" calcext:value-type="float">
            <text:p>0,795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6" calcext:value-type="float">
            <text:p>0,36</text:p>
          </table:table-cell>
          <table:table-cell office:value-type="float" office:value="0.6536" calcext:value-type="float">
            <text:p>0,6536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8256" calcext:value-type="float">
            <text:p>0,8256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904" calcext:value-type="float">
            <text:p>0,904</text:p>
          </table:table-cell>
          <table:table-cell office:value-type="float" office:value="0.79424" calcext:value-type="float">
            <text:p>0,7942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44" calcext:value-type="float">
            <text:p>0,544</text:p>
          </table:table-cell>
          <table:table-cell office:value-type="float" office:value="0.6568" calcext:value-type="float">
            <text:p>0,656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644" calcext:value-type="float">
            <text:p>0,7644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7956" calcext:value-type="float">
            <text:p>0,7956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58" calcext:value-type="float">
            <text:p>0,85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79568" calcext:value-type="float">
            <text:p>0,7956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44" calcext:value-type="float">
            <text:p>0,544</text:p>
          </table:table-cell>
          <table:table-cell office:value-type="float" office:value="0.6312" calcext:value-type="float">
            <text:p>0,6312</text:p>
          </table:table-cell>
          <table:table-cell office:value-type="float" office:value="0.7236" calcext:value-type="float">
            <text:p>0,7236</text:p>
          </table:table-cell>
          <table:table-cell office:value-type="float" office:value="0.758" calcext:value-type="float">
            <text:p>0,758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088" calcext:value-type="float">
            <text:p>0,8088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78984" calcext:value-type="float">
            <text:p>0,789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,6</text:p>
          </table:table-cell>
          <table:table-cell office:value-type="float" office:value="0.656" calcext:value-type="float">
            <text:p>0,656</text:p>
          </table:table-cell>
          <table:table-cell office:value-type="float" office:value="0.7168" calcext:value-type="float">
            <text:p>0,7168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776" calcext:value-type="float">
            <text:p>0,776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12" calcext:value-type="float">
            <text:p>0,8012</text:p>
          </table:table-cell>
          <table:table-cell office:value-type="float" office:value="0.8204" calcext:value-type="float">
            <text:p>0,8204</text:p>
          </table:table-cell>
          <table:table-cell office:value-type="float" office:value="0.834" calcext:value-type="float">
            <text:p>0,834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78748" calcext:value-type="float">
            <text:p>0,787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84" calcext:value-type="float">
            <text:p>0,584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7644" calcext:value-type="float">
            <text:p>0,7644</text:p>
          </table:table-cell>
          <table:table-cell office:value-type="float" office:value="0.7812" calcext:value-type="float">
            <text:p>0,7812</text:p>
          </table:table-cell>
          <table:table-cell office:value-type="float" office:value="0.7928" calcext:value-type="float">
            <text:p>0,7928</text:p>
          </table:table-cell>
          <table:table-cell office:value-type="float" office:value="0.8084" calcext:value-type="float">
            <text:p>0,8084</text:p>
          </table:table-cell>
          <table:table-cell office:value-type="float" office:value="0.8228" calcext:value-type="float">
            <text:p>0,8228</text:p>
          </table:table-cell>
          <table:table-cell office:value-type="float" office:value="0.8376" calcext:value-type="float">
            <text:p>0,8376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688" calcext:value-type="float">
            <text:p>0,7968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52" calcext:value-type="float">
            <text:p>0,655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564" calcext:value-type="float">
            <text:p>0,7564</text:p>
          </table:table-cell>
          <table:table-cell office:value-type="float" office:value="0.774" calcext:value-type="float">
            <text:p>0,774</text:p>
          </table:table-cell>
          <table:table-cell office:value-type="float" office:value="0.788" calcext:value-type="float">
            <text:p>0,788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008" calcext:value-type="float">
            <text:p>0,7900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884" calcext:value-type="float">
            <text:p>0,6884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76" calcext:value-type="float">
            <text:p>0,76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786" calcext:value-type="float">
            <text:p>0,786</text:p>
          </table:table-cell>
          <table:table-cell office:value-type="float" office:value="0.798" calcext:value-type="float">
            <text:p>0,798</text:p>
          </table:table-cell>
          <table:table-cell office:value-type="float" office:value="0.8148" calcext:value-type="float">
            <text:p>0,8148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252" calcext:value-type="float">
            <text:p>0,7925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92" calcext:value-type="float">
            <text:p>0,592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736" calcext:value-type="float">
            <text:p>0,736</text:p>
          </table:table-cell>
          <table:table-cell office:value-type="float" office:value="0.7576" calcext:value-type="float">
            <text:p>0,7576</text:p>
          </table:table-cell>
          <table:table-cell office:value-type="float" office:value="0.7804" calcext:value-type="float">
            <text:p>0,7804</text:p>
          </table:table-cell>
          <table:table-cell office:value-type="float" office:value="0.7948" calcext:value-type="float">
            <text:p>0,7948</text:p>
          </table:table-cell>
          <table:table-cell office:value-type="float" office:value="0.8052" calcext:value-type="float">
            <text:p>0,8052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8368" calcext:value-type="float">
            <text:p>0,8368</text:p>
          </table:table-cell>
          <table:table-cell office:value-type="float" office:value="0.8532" calcext:value-type="float">
            <text:p>0,8532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6" calcext:value-type="float">
            <text:p>0,79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58" calcext:value-type="float">
            <text:p>0,758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7968" calcext:value-type="float">
            <text:p>0,7968</text:p>
          </table:table-cell>
          <table:table-cell office:value-type="float" office:value="0.8096" calcext:value-type="float">
            <text:p>0,8096</text:p>
          </table:table-cell>
          <table:table-cell office:value-type="float" office:value="0.8216" calcext:value-type="float">
            <text:p>0,8216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532" calcext:value-type="float">
            <text:p>0,8532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564" calcext:value-type="float">
            <text:p>0,7956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88" calcext:value-type="float">
            <text:p>0,488</text:p>
          </table:table-cell>
          <table:table-cell office:value-type="float" office:value="0.694" calcext:value-type="float">
            <text:p>0,694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7912" calcext:value-type="float">
            <text:p>0,7912</text:p>
          </table:table-cell>
          <table:table-cell office:value-type="float" office:value="0.8048" calcext:value-type="float">
            <text:p>0,8048</text:p>
          </table:table-cell>
          <table:table-cell office:value-type="float" office:value="0.818" calcext:value-type="float">
            <text:p>0,818</text:p>
          </table:table-cell>
          <table:table-cell office:value-type="float" office:value="0.8284" calcext:value-type="float">
            <text:p>0,8284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52" calcext:value-type="float">
            <text:p>0,852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26" calcext:value-type="float">
            <text:p>0,802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8" calcext:value-type="float">
            <text:p>0,68</text:p>
          </table:table-cell>
          <table:table-cell office:value-type="float" office:value="0.7212" calcext:value-type="float">
            <text:p>0,7212</text:p>
          </table:table-cell>
          <table:table-cell office:value-type="float" office:value="0.7508" calcext:value-type="float">
            <text:p>0,7508</text:p>
          </table:table-cell>
          <table:table-cell office:value-type="float" office:value="0.7688" calcext:value-type="float">
            <text:p>0,7688</text:p>
          </table:table-cell>
          <table:table-cell office:value-type="float" office:value="0.786" calcext:value-type="float">
            <text:p>0,786</text:p>
          </table:table-cell>
          <table:table-cell office:value-type="float" office:value="0.8" calcext:value-type="float">
            <text:p>0,8</text:p>
          </table:table-cell>
          <table:table-cell office:value-type="float" office:value="0.8108" calcext:value-type="float">
            <text:p>0,8108</text:p>
          </table:table-cell>
          <table:table-cell office:value-type="float" office:value="0.8204" calcext:value-type="float">
            <text:p>0,8204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156" calcext:value-type="float">
            <text:p>0,8015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6" calcext:value-type="float">
            <text:p>0,616</text:p>
          </table:table-cell>
          <table:table-cell office:value-type="float" office:value="0.6868" calcext:value-type="float">
            <text:p>0,6868</text:p>
          </table:table-cell>
          <table:table-cell office:value-type="float" office:value="0.7332" calcext:value-type="float">
            <text:p>0,733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768" calcext:value-type="float">
            <text:p>0,7768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312" calcext:value-type="float">
            <text:p>0,8312</text:p>
          </table:table-cell>
          <table:table-cell office:value-type="float" office:value="0.85" calcext:value-type="float">
            <text:p>0,85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216" calcext:value-type="float">
            <text:p>0,7921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,6</text:p>
          </table:table-cell>
          <table:table-cell office:value-type="float" office:value="0.6956" calcext:value-type="float">
            <text:p>0,6956</text:p>
          </table:table-cell>
          <table:table-cell office:value-type="float" office:value="0.7524" calcext:value-type="float">
            <text:p>0,7524</text:p>
          </table:table-cell>
          <table:table-cell office:value-type="float" office:value="0.7704" calcext:value-type="float">
            <text:p>0,7704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02" calcext:value-type="float">
            <text:p>0,802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244" calcext:value-type="float">
            <text:p>0,8244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16" calcext:value-type="float">
            <text:p>0,801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68" calcext:value-type="float">
            <text:p>0,568</text:p>
          </table:table-cell>
          <table:table-cell office:value-type="float" office:value="0.6856" calcext:value-type="float">
            <text:p>0,6856</text:p>
          </table:table-cell>
          <table:table-cell office:value-type="float" office:value="0.744" calcext:value-type="float">
            <text:p>0,744</text:p>
          </table:table-cell>
          <table:table-cell office:value-type="float" office:value="0.7632" calcext:value-type="float">
            <text:p>0,7632</text:p>
          </table:table-cell>
          <table:table-cell office:value-type="float" office:value="0.7804" calcext:value-type="float">
            <text:p>0,7804</text:p>
          </table:table-cell>
          <table:table-cell office:value-type="float" office:value="0.798" calcext:value-type="float">
            <text:p>0,798</text:p>
          </table:table-cell>
          <table:table-cell office:value-type="float" office:value="0.8116" calcext:value-type="float">
            <text:p>0,8116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79868" calcext:value-type="float">
            <text:p>0,7986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4" calcext:value-type="float">
            <text:p>0,64</text:p>
          </table:table-cell>
          <table:table-cell office:value-type="float" office:value="0.6948" calcext:value-type="float">
            <text:p>0,6948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68" calcext:value-type="float">
            <text:p>0,768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8164" calcext:value-type="float">
            <text:p>0,8164</text:p>
          </table:table-cell>
          <table:table-cell office:value-type="float" office:value="0.83" calcext:value-type="float">
            <text:p>0,83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84" calcext:value-type="float">
            <text:p>0,8584</text:p>
          </table:table-cell>
          <table:table-cell office:value-type="float" office:value="0.882" calcext:value-type="float">
            <text:p>0,88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264" calcext:value-type="float">
            <text:p>0,802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" calcext:value-type="float">
            <text:p>0,64</text:p>
          </table:table-cell>
          <table:table-cell office:value-type="float" office:value="0.706" calcext:value-type="float">
            <text:p>0,706</text:p>
          </table:table-cell>
          <table:table-cell office:value-type="float" office:value="0.7492" calcext:value-type="float">
            <text:p>0,7492</text:p>
          </table:table-cell>
          <table:table-cell office:value-type="float" office:value="0.7704" calcext:value-type="float">
            <text:p>0,7704</text:p>
          </table:table-cell>
          <table:table-cell office:value-type="float" office:value="0.7836" calcext:value-type="float">
            <text:p>0,7836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8196" calcext:value-type="float">
            <text:p>0,8196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596" calcext:value-type="float">
            <text:p>0,8059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08" calcext:value-type="float">
            <text:p>0,608</text:p>
          </table:table-cell>
          <table:table-cell office:value-type="float" office:value="0.7084" calcext:value-type="float">
            <text:p>0,7084</text:p>
          </table:table-cell>
          <table:table-cell office:value-type="float" office:value="0.7648" calcext:value-type="float">
            <text:p>0,7648</text:p>
          </table:table-cell>
          <table:table-cell office:value-type="float" office:value="0.782" calcext:value-type="float">
            <text:p>0,782</text:p>
          </table:table-cell>
          <table:table-cell office:value-type="float" office:value="0.8032" calcext:value-type="float">
            <text:p>0,8032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8316" calcext:value-type="float">
            <text:p>0,8316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572" calcext:value-type="float">
            <text:p>0,8157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72" calcext:value-type="float">
            <text:p>0,272</text:p>
          </table:table-cell>
          <table:table-cell office:value-type="float" office:value="0.6812" calcext:value-type="float">
            <text:p>0,6812</text:p>
          </table:table-cell>
          <table:table-cell office:value-type="float" office:value="0.7652" calcext:value-type="float">
            <text:p>0,7652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82" calcext:value-type="float">
            <text:p>0,82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184" calcext:value-type="float">
            <text:p>0,8118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48" calcext:value-type="float">
            <text:p>0,448</text:p>
          </table:table-cell>
          <table:table-cell office:value-type="float" office:value="0.6916" calcext:value-type="float">
            <text:p>0,6916</text:p>
          </table:table-cell>
          <table:table-cell office:value-type="float" office:value="0.7644" calcext:value-type="float">
            <text:p>0,7644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8032" calcext:value-type="float">
            <text:p>0,8032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2" calcext:value-type="float">
            <text:p>0,862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32" calcext:value-type="float">
            <text:p>0,8132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04" calcext:value-type="float">
            <text:p>0,504</text:p>
          </table:table-cell>
          <table:table-cell office:value-type="float" office:value="0.7016" calcext:value-type="float">
            <text:p>0,7016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8188" calcext:value-type="float">
            <text:p>0,8188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44" calcext:value-type="float">
            <text:p>0,814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68" calcext:value-type="float">
            <text:p>0,368</text:p>
          </table:table-cell>
          <table:table-cell office:value-type="float" office:value="0.6484" calcext:value-type="float">
            <text:p>0,6484</text:p>
          </table:table-cell>
          <table:table-cell office:value-type="float" office:value="0.7604" calcext:value-type="float">
            <text:p>0,7604</text:p>
          </table:table-cell>
          <table:table-cell office:value-type="float" office:value="0.782" calcext:value-type="float">
            <text:p>0,782</text:p>
          </table:table-cell>
          <table:table-cell office:value-type="float" office:value="0.7964" calcext:value-type="float">
            <text:p>0,7964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6" calcext:value-type="float">
            <text:p>0,826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8856" calcext:value-type="float">
            <text:p>0,88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584" calcext:value-type="float">
            <text:p>0,805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56" calcext:value-type="float">
            <text:p>0,6656</text:p>
          </table:table-cell>
          <table:table-cell office:value-type="float" office:value="0.7636" calcext:value-type="float">
            <text:p>0,7636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188" calcext:value-type="float">
            <text:p>0,8188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092" calcext:value-type="float">
            <text:p>0,8109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772" calcext:value-type="float">
            <text:p>0,772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52" calcext:value-type="float">
            <text:p>0,8152</text:p>
          </table:table-cell>
          <table:table-cell office:value-type="float" office:value="0.824" calcext:value-type="float">
            <text:p>0,824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424" calcext:value-type="float">
            <text:p>0,8424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468" calcext:value-type="float">
            <text:p>0,8146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68" calcext:value-type="float">
            <text:p>0,568</text:p>
          </table:table-cell>
          <table:table-cell office:value-type="float" office:value="0.694" calcext:value-type="float">
            <text:p>0,694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7892" calcext:value-type="float">
            <text:p>0,7892</text:p>
          </table:table-cell>
          <table:table-cell office:value-type="float" office:value="0.812" calcext:value-type="float">
            <text:p>0,812</text:p>
          </table:table-cell>
          <table:table-cell office:value-type="float" office:value="0.824" calcext:value-type="float">
            <text:p>0,824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376" calcext:value-type="float">
            <text:p>0,8376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84" calcext:value-type="float">
            <text:p>0,8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408" calcext:value-type="float">
            <text:p>0,814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68" calcext:value-type="float">
            <text:p>0,568</text:p>
          </table:table-cell>
          <table:table-cell office:value-type="float" office:value="0.6872" calcext:value-type="float">
            <text:p>0,687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7968" calcext:value-type="float">
            <text:p>0,7968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792" calcext:value-type="float">
            <text:p>0,807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04" calcext:value-type="float">
            <text:p>0,6704</text:p>
          </table:table-cell>
          <table:table-cell office:value-type="float" office:value="0.7624" calcext:value-type="float">
            <text:p>0,7624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1" calcext:value-type="float">
            <text:p>0,81</text:p>
          </table:table-cell>
          <table:table-cell office:value-type="float" office:value="0.8232" calcext:value-type="float">
            <text:p>0,8232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432" calcext:value-type="float">
            <text:p>0,814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04" calcext:value-type="float">
            <text:p>0,6404</text:p>
          </table:table-cell>
          <table:table-cell office:value-type="float" office:value="0.7616" calcext:value-type="float">
            <text:p>0,7616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0824" calcext:value-type="float">
            <text:p>0,808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7652" calcext:value-type="float">
            <text:p>0,765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72" calcext:value-type="float">
            <text:p>0,8072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8316" calcext:value-type="float">
            <text:p>0,8316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324" calcext:value-type="float">
            <text:p>0,813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6" calcext:value-type="float">
            <text:p>0,616</text:p>
          </table:table-cell>
          <table:table-cell office:value-type="float" office:value="0.7076" calcext:value-type="float">
            <text:p>0,7076</text:p>
          </table:table-cell>
          <table:table-cell office:value-type="float" office:value="0.7612" calcext:value-type="float">
            <text:p>0,7612</text:p>
          </table:table-cell>
          <table:table-cell office:value-type="float" office:value="0.7828" calcext:value-type="float">
            <text:p>0,7828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872" calcext:value-type="float">
            <text:p>0,88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324" calcext:value-type="float">
            <text:p>0,8132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84" calcext:value-type="float">
            <text:p>0,584</text:p>
          </table:table-cell>
          <table:table-cell office:value-type="float" office:value="0.7132" calcext:value-type="float">
            <text:p>0,7132</text:p>
          </table:table-cell>
          <table:table-cell office:value-type="float" office:value="0.7644" calcext:value-type="float">
            <text:p>0,7644</text:p>
          </table:table-cell>
          <table:table-cell office:value-type="float" office:value="0.7824" calcext:value-type="float">
            <text:p>0,782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8172" calcext:value-type="float">
            <text:p>0,8172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2" calcext:value-type="float">
            <text:p>0,86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548" calcext:value-type="float">
            <text:p>0,815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64" calcext:value-type="float">
            <text:p>0,6964</text:p>
          </table:table-cell>
          <table:table-cell office:value-type="float" office:value="0.7696" calcext:value-type="float">
            <text:p>0,7696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708" calcext:value-type="float">
            <text:p>0,817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96" calcext:value-type="float">
            <text:p>0,6996</text:p>
          </table:table-cell>
          <table:table-cell office:value-type="float" office:value="0.766" calcext:value-type="float">
            <text:p>0,766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052" calcext:value-type="float">
            <text:p>0,805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" calcext:value-type="float">
            <text:p>0,85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928" calcext:value-type="float">
            <text:p>0,8192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6" calcext:value-type="float">
            <text:p>0,716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7972" calcext:value-type="float">
            <text:p>0,7972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66" calcext:value-type="float">
            <text:p>0,866</text:p>
          </table:table-cell>
          <table:table-cell office:value-type="float" office:value="0.8876" calcext:value-type="float">
            <text:p>0,88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468" calcext:value-type="float">
            <text:p>0,8246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2" calcext:value-type="float">
            <text:p>0,682</text:p>
          </table:table-cell>
          <table:table-cell office:value-type="float" office:value="0.766" calcext:value-type="float">
            <text:p>0,766</text:p>
          </table:table-cell>
          <table:table-cell office:value-type="float" office:value="0.7836" calcext:value-type="float">
            <text:p>0,7836</text:p>
          </table:table-cell>
          <table:table-cell office:value-type="float" office:value="0.798" calcext:value-type="float">
            <text:p>0,798</text:p>
          </table:table-cell>
          <table:table-cell office:value-type="float" office:value="0.8204" calcext:value-type="float">
            <text:p>0,8204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" calcext:value-type="float">
            <text:p>0,85</text:p>
          </table:table-cell>
          <table:table-cell office:value-type="float" office:value="0.8636" calcext:value-type="float">
            <text:p>0,8636</text:p>
          </table:table-cell>
          <table:table-cell office:value-type="float" office:value="0.884" calcext:value-type="float">
            <text:p>0,8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168" calcext:value-type="float">
            <text:p>0,8116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08" calcext:value-type="float">
            <text:p>0,608</text:p>
          </table:table-cell>
          <table:table-cell office:value-type="float" office:value="0.7084" calcext:value-type="float">
            <text:p>0,7084</text:p>
          </table:table-cell>
          <table:table-cell office:value-type="float" office:value="0.77" calcext:value-type="float">
            <text:p>0,77</text:p>
          </table:table-cell>
          <table:table-cell office:value-type="float" office:value="0.788" calcext:value-type="float">
            <text:p>0,788</text:p>
          </table:table-cell>
          <table:table-cell office:value-type="float" office:value="0.804" calcext:value-type="float">
            <text:p>0,804</text:p>
          </table:table-cell>
          <table:table-cell office:value-type="float" office:value="0.8204" calcext:value-type="float">
            <text:p>0,8204</text:p>
          </table:table-cell>
          <table:table-cell office:value-type="float" office:value="0.8312" calcext:value-type="float">
            <text:p>0,8312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628" calcext:value-type="float">
            <text:p>0,8628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664" calcext:value-type="float">
            <text:p>0,8166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6" calcext:value-type="float">
            <text:p>0,56</text:p>
          </table:table-cell>
          <table:table-cell office:value-type="float" office:value="0.7064" calcext:value-type="float">
            <text:p>0,7064</text:p>
          </table:table-cell>
          <table:table-cell office:value-type="float" office:value="0.7692" calcext:value-type="float">
            <text:p>0,7692</text:p>
          </table:table-cell>
          <table:table-cell office:value-type="float" office:value="0.788" calcext:value-type="float">
            <text:p>0,788</text:p>
          </table:table-cell>
          <table:table-cell office:value-type="float" office:value="0.798" calcext:value-type="float">
            <text:p>0,798</text:p>
          </table:table-cell>
          <table:table-cell office:value-type="float" office:value="0.822" calcext:value-type="float">
            <text:p>0,82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58" calcext:value-type="float">
            <text:p>0,858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872" calcext:value-type="float">
            <text:p>0,88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736" calcext:value-type="float">
            <text:p>0,8173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32" calcext:value-type="float">
            <text:p>0,632</text:p>
          </table:table-cell>
          <table:table-cell office:value-type="float" office:value="0.714" calcext:value-type="float">
            <text:p>0,714</text:p>
          </table:table-cell>
          <table:table-cell office:value-type="float" office:value="0.766" calcext:value-type="float">
            <text:p>0,766</text:p>
          </table:table-cell>
          <table:table-cell office:value-type="float" office:value="0.7884" calcext:value-type="float">
            <text:p>0,7884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376" calcext:value-type="float">
            <text:p>0,8376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6" calcext:value-type="float">
            <text:p>0,86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1992" calcext:value-type="float">
            <text:p>0,8199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32" calcext:value-type="float">
            <text:p>0,632</text:p>
          </table:table-cell>
          <table:table-cell office:value-type="float" office:value="0.724" calcext:value-type="float">
            <text:p>0,724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7964" calcext:value-type="float">
            <text:p>0,7964</text:p>
          </table:table-cell>
          <table:table-cell office:value-type="float" office:value="0.82" calcext:value-type="float">
            <text:p>0,82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64" calcext:value-type="float">
            <text:p>0,826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24" calcext:value-type="float">
            <text:p>0,624</text:p>
          </table:table-cell>
          <table:table-cell office:value-type="float" office:value="0.712" calcext:value-type="float">
            <text:p>0,712</text:p>
          </table:table-cell>
          <table:table-cell office:value-type="float" office:value="0.772" calcext:value-type="float">
            <text:p>0,772</text:p>
          </table:table-cell>
          <table:table-cell office:value-type="float" office:value="0.794" calcext:value-type="float">
            <text:p>0,794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83" calcext:value-type="float">
            <text:p>0,83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596" calcext:value-type="float">
            <text:p>0,8596</text:p>
          </table:table-cell>
          <table:table-cell office:value-type="float" office:value="0.868" calcext:value-type="float">
            <text:p>0,868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356" calcext:value-type="float">
            <text:p>0,8235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24" calcext:value-type="float">
            <text:p>0,624</text:p>
          </table:table-cell>
          <table:table-cell office:value-type="float" office:value="0.7468" calcext:value-type="float">
            <text:p>0,7468</text:p>
          </table:table-cell>
          <table:table-cell office:value-type="float" office:value="0.7836" calcext:value-type="float">
            <text:p>0,7836</text:p>
          </table:table-cell>
          <table:table-cell office:value-type="float" office:value="0.8144" calcext:value-type="float">
            <text:p>0,8144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332" calcext:value-type="float">
            <text:p>0,8333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28" calcext:value-type="float">
            <text:p>0,7028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8084" calcext:value-type="float">
            <text:p>0,8084</text:p>
          </table:table-cell>
          <table:table-cell office:value-type="float" office:value="0.824" calcext:value-type="float">
            <text:p>0,824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768" calcext:value-type="float">
            <text:p>0,8276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7772" calcext:value-type="float">
            <text:p>0,7772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8196" calcext:value-type="float">
            <text:p>0,8196</text:p>
          </table:table-cell>
          <table:table-cell office:value-type="float" office:value="0.8284" calcext:value-type="float">
            <text:p>0,8284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728" calcext:value-type="float">
            <text:p>0,872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252" calcext:value-type="float">
            <text:p>0,82252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52" calcext:value-type="float">
            <text:p>0,6952</text:p>
          </table:table-cell>
          <table:table-cell office:value-type="float" office:value="0.784" calcext:value-type="float">
            <text:p>0,784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2" calcext:value-type="float">
            <text:p>0,82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84" calcext:value-type="float">
            <text:p>0,84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636" calcext:value-type="float">
            <text:p>0,8263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" calcext:value-type="float">
            <text:p>0,4</text:p>
          </table:table-cell>
          <table:table-cell office:value-type="float" office:value="0.6892" calcext:value-type="float">
            <text:p>0,6892</text:p>
          </table:table-cell>
          <table:table-cell office:value-type="float" office:value="0.782" calcext:value-type="float">
            <text:p>0,782</text:p>
          </table:table-cell>
          <table:table-cell office:value-type="float" office:value="0.7988" calcext:value-type="float">
            <text:p>0,7988</text:p>
          </table:table-cell>
          <table:table-cell office:value-type="float" office:value="0.82" calcext:value-type="float">
            <text:p>0,82</text:p>
          </table:table-cell>
          <table:table-cell office:value-type="float" office:value="0.834" calcext:value-type="float">
            <text:p>0,834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68" calcext:value-type="float">
            <text:p>0,82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36" calcext:value-type="float">
            <text:p>0,6936</text:p>
          </table:table-cell>
          <table:table-cell office:value-type="float" office:value="0.784" calcext:value-type="float">
            <text:p>0,784</text:p>
          </table:table-cell>
          <table:table-cell office:value-type="float" office:value="0.802" calcext:value-type="float">
            <text:p>0,802</text:p>
          </table:table-cell>
          <table:table-cell office:value-type="float" office:value="0.8232" calcext:value-type="float">
            <text:p>0,823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6" calcext:value-type="float">
            <text:p>0,86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772" calcext:value-type="float">
            <text:p>0,8277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7864" calcext:value-type="float">
            <text:p>0,7864</text:p>
          </table:table-cell>
          <table:table-cell office:value-type="float" office:value="0.8044" calcext:value-type="float">
            <text:p>0,8044</text:p>
          </table:table-cell>
          <table:table-cell office:value-type="float" office:value="0.8228" calcext:value-type="float">
            <text:p>0,8228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732" calcext:value-type="float">
            <text:p>0,8273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24" calcext:value-type="float">
            <text:p>0,7324</text:p>
          </table:table-cell>
          <table:table-cell office:value-type="float" office:value="0.7912" calcext:value-type="float">
            <text:p>0,7912</text:p>
          </table:table-cell>
          <table:table-cell office:value-type="float" office:value="0.8076" calcext:value-type="float">
            <text:p>0,8076</text:p>
          </table:table-cell>
          <table:table-cell office:value-type="float" office:value="0.828" calcext:value-type="float">
            <text:p>0,828</text:p>
          </table:table-cell>
          <table:table-cell office:value-type="float" office:value="0.84" calcext:value-type="float">
            <text:p>0,8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444" calcext:value-type="float">
            <text:p>0,8344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6" calcext:value-type="float">
            <text:p>0,56</text:p>
          </table:table-cell>
          <table:table-cell office:value-type="float" office:value="0.7416" calcext:value-type="float">
            <text:p>0,7416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072" calcext:value-type="float">
            <text:p>0,8072</text:p>
          </table:table-cell>
          <table:table-cell office:value-type="float" office:value="0.8284" calcext:value-type="float">
            <text:p>0,8284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476" calcext:value-type="float">
            <text:p>0,8476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504" calcext:value-type="float">
            <text:p>0,8350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4" calcext:value-type="float">
            <text:p>0,44</text:p>
          </table:table-cell>
          <table:table-cell office:value-type="float" office:value="0.7172" calcext:value-type="float">
            <text:p>0,7172</text:p>
          </table:table-cell>
          <table:table-cell office:value-type="float" office:value="0.7872" calcext:value-type="float">
            <text:p>0,7872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82" calcext:value-type="float">
            <text:p>0,82</text:p>
          </table:table-cell>
          <table:table-cell office:value-type="float" office:value="0.834" calcext:value-type="float">
            <text:p>0,834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904" calcext:value-type="float">
            <text:p>0,8290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76" calcext:value-type="float">
            <text:p>0,576</text:p>
          </table:table-cell>
          <table:table-cell office:value-type="float" office:value="0.7168" calcext:value-type="float">
            <text:p>0,7168</text:p>
          </table:table-cell>
          <table:table-cell office:value-type="float" office:value="0.7808" calcext:value-type="float">
            <text:p>0,7808</text:p>
          </table:table-cell>
          <table:table-cell office:value-type="float" office:value="0.7956" calcext:value-type="float">
            <text:p>0,7956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6" calcext:value-type="float">
            <text:p>0,86</text:p>
          </table:table-cell>
          <table:table-cell office:value-type="float" office:value="0.874" calcext:value-type="float">
            <text:p>0,874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456" calcext:value-type="float">
            <text:p>0,8245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56" calcext:value-type="float">
            <text:p>0,656</text:p>
          </table:table-cell>
          <table:table-cell office:value-type="float" office:value="0.7316" calcext:value-type="float">
            <text:p>0,7316</text:p>
          </table:table-cell>
          <table:table-cell office:value-type="float" office:value="0.7788" calcext:value-type="float">
            <text:p>0,7788</text:p>
          </table:table-cell>
          <table:table-cell office:value-type="float" office:value="0.7944" calcext:value-type="float">
            <text:p>0,7944</text:p>
          </table:table-cell>
          <table:table-cell office:value-type="float" office:value="0.8156" calcext:value-type="float">
            <text:p>0,8156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968" calcext:value-type="float">
            <text:p>0,89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844" calcext:value-type="float">
            <text:p>0,8284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16" calcext:value-type="float">
            <text:p>0,7216</text:p>
          </table:table-cell>
          <table:table-cell office:value-type="float" office:value="0.784" calcext:value-type="float">
            <text:p>0,784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8148" calcext:value-type="float">
            <text:p>0,8148</text:p>
          </table:table-cell>
          <table:table-cell office:value-type="float" office:value="0.8292" calcext:value-type="float">
            <text:p>0,8292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636" calcext:value-type="float">
            <text:p>0,8263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88" calcext:value-type="float">
            <text:p>0,488</text:p>
          </table:table-cell>
          <table:table-cell office:value-type="float" office:value="0.7424" calcext:value-type="float">
            <text:p>0,7424</text:p>
          </table:table-cell>
          <table:table-cell office:value-type="float" office:value="0.7908" calcext:value-type="float">
            <text:p>0,7908</text:p>
          </table:table-cell>
          <table:table-cell office:value-type="float" office:value="0.81" calcext:value-type="float">
            <text:p>0,81</text:p>
          </table:table-cell>
          <table:table-cell office:value-type="float" office:value="0.8292" calcext:value-type="float">
            <text:p>0,8292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616" calcext:value-type="float">
            <text:p>0,836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64" calcext:value-type="float">
            <text:p>0,664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7812" calcext:value-type="float">
            <text:p>0,7812</text:p>
          </table:table-cell>
          <table:table-cell office:value-type="float" office:value="0.8024" calcext:value-type="float">
            <text:p>0,8024</text:p>
          </table:table-cell>
          <table:table-cell office:value-type="float" office:value="0.82" calcext:value-type="float">
            <text:p>0,8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048" calcext:value-type="float">
            <text:p>0,8304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28" calcext:value-type="float">
            <text:p>0,528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7804" calcext:value-type="float">
            <text:p>0,7804</text:p>
          </table:table-cell>
          <table:table-cell office:value-type="float" office:value="0.8004" calcext:value-type="float">
            <text:p>0,8004</text:p>
          </table:table-cell>
          <table:table-cell office:value-type="float" office:value="0.8232" calcext:value-type="float">
            <text:p>0,8232</text:p>
          </table:table-cell>
          <table:table-cell office:value-type="float" office:value="0.8364" calcext:value-type="float">
            <text:p>0,8364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104" calcext:value-type="float">
            <text:p>0,8310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" calcext:value-type="float">
            <text:p>0,4</text:p>
          </table:table-cell>
          <table:table-cell office:value-type="float" office:value="0.706" calcext:value-type="float">
            <text:p>0,706</text:p>
          </table:table-cell>
          <table:table-cell office:value-type="float" office:value="0.7848" calcext:value-type="float">
            <text:p>0,7848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216" calcext:value-type="float">
            <text:p>0,8216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2" calcext:value-type="float">
            <text:p>0,86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284" calcext:value-type="float">
            <text:p>0,828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32" calcext:value-type="float">
            <text:p>0,632</text:p>
          </table:table-cell>
          <table:table-cell office:value-type="float" office:value="0.7388" calcext:value-type="float">
            <text:p>0,7388</text:p>
          </table:table-cell>
          <table:table-cell office:value-type="float" office:value="0.794" calcext:value-type="float">
            <text:p>0,794</text:p>
          </table:table-cell>
          <table:table-cell office:value-type="float" office:value="0.818" calcext:value-type="float">
            <text:p>0,818</text:p>
          </table:table-cell>
          <table:table-cell office:value-type="float" office:value="0.834" calcext:value-type="float">
            <text:p>0,834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596" calcext:value-type="float">
            <text:p>0,8596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756" calcext:value-type="float">
            <text:p>0,8375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64" calcext:value-type="float">
            <text:p>0,664</text:p>
          </table:table-cell>
          <table:table-cell office:value-type="float" office:value="0.7364" calcext:value-type="float">
            <text:p>0,7364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834" calcext:value-type="float">
            <text:p>0,834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928" calcext:value-type="float">
            <text:p>0,8392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72" calcext:value-type="float">
            <text:p>0,6972</text:p>
          </table:table-cell>
          <table:table-cell office:value-type="float" office:value="0.794" calcext:value-type="float">
            <text:p>0,794</text:p>
          </table:table-cell>
          <table:table-cell office:value-type="float" office:value="0.816" calcext:value-type="float">
            <text:p>0,81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7" calcext:value-type="float">
            <text:p>0,87</text:p>
          </table:table-cell>
          <table:table-cell office:value-type="float" office:value="0.878" calcext:value-type="float">
            <text:p>0,87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332" calcext:value-type="float">
            <text:p>0,8333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36" calcext:value-type="float">
            <text:p>0,7036</text:p>
          </table:table-cell>
          <table:table-cell office:value-type="float" office:value="0.7968" calcext:value-type="float">
            <text:p>0,7968</text:p>
          </table:table-cell>
          <table:table-cell office:value-type="float" office:value="0.818" calcext:value-type="float">
            <text:p>0,818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24" calcext:value-type="float">
            <text:p>0,8424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58" calcext:value-type="float">
            <text:p>0,858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36" calcext:value-type="float">
            <text:p>0,83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" calcext:value-type="float">
            <text:p>0,4</text:p>
          </table:table-cell>
          <table:table-cell office:value-type="float" office:value="0.6896" calcext:value-type="float">
            <text:p>0,6896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6" calcext:value-type="float">
            <text:p>0,86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312" calcext:value-type="float">
            <text:p>0,831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84" calcext:value-type="float">
            <text:p>0,7384</text:p>
          </table:table-cell>
          <table:table-cell office:value-type="float" office:value="0.8036" calcext:value-type="float">
            <text:p>0,8036</text:p>
          </table:table-cell>
          <table:table-cell office:value-type="float" office:value="0.8292" calcext:value-type="float">
            <text:p>0,8292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668" calcext:value-type="float">
            <text:p>0,8668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" calcext:value-type="float">
            <text:p>0,88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384" calcext:value-type="float">
            <text:p>0,8438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2" calcext:value-type="float">
            <text:p>0,672</text:p>
          </table:table-cell>
          <table:table-cell office:value-type="float" office:value="0.7476" calcext:value-type="float">
            <text:p>0,7476</text:p>
          </table:table-cell>
          <table:table-cell office:value-type="float" office:value="0.7972" calcext:value-type="float">
            <text:p>0,797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6" calcext:value-type="float">
            <text:p>0,86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372" calcext:value-type="float">
            <text:p>0,8437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96" calcext:value-type="float">
            <text:p>0,696</text:p>
          </table:table-cell>
          <table:table-cell office:value-type="float" office:value="0.772" calcext:value-type="float">
            <text:p>0,772</text:p>
          </table:table-cell>
          <table:table-cell office:value-type="float" office:value="0.8092" calcext:value-type="float">
            <text:p>0,8092</text:p>
          </table:table-cell>
          <table:table-cell office:value-type="float" office:value="0.8324" calcext:value-type="float">
            <text:p>0,8324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32" calcext:value-type="float">
            <text:p>0,8532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968" calcext:value-type="float">
            <text:p>0,8496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16" calcext:value-type="float">
            <text:p>0,416</text:p>
          </table:table-cell>
          <table:table-cell office:value-type="float" office:value="0.748" calcext:value-type="float">
            <text:p>0,748</text:p>
          </table:table-cell>
          <table:table-cell office:value-type="float" office:value="0.8068" calcext:value-type="float">
            <text:p>0,8068</text:p>
          </table:table-cell>
          <table:table-cell office:value-type="float" office:value="0.8344" calcext:value-type="float">
            <text:p>0,8344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656" calcext:value-type="float">
            <text:p>0,84656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24" calcext:value-type="float">
            <text:p>0,424</text:p>
          </table:table-cell>
          <table:table-cell office:value-type="float" office:value="0.74" calcext:value-type="float">
            <text:p>0,74</text:p>
          </table:table-cell>
          <table:table-cell office:value-type="float" office:value="0.8016" calcext:value-type="float">
            <text:p>0,8016</text:p>
          </table:table-cell>
          <table:table-cell office:value-type="float" office:value="0.8284" calcext:value-type="float">
            <text:p>0,8284</text:p>
          </table:table-cell>
          <table:table-cell office:value-type="float" office:value="0.8404" calcext:value-type="float">
            <text:p>0,8404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324" calcext:value-type="float">
            <text:p>0,8432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24" calcext:value-type="float">
            <text:p>0,624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44" calcext:value-type="float">
            <text:p>0,8744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972" calcext:value-type="float">
            <text:p>0,89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16" calcext:value-type="float">
            <text:p>0,851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48" calcext:value-type="float">
            <text:p>0,648</text:p>
          </table:table-cell>
          <table:table-cell office:value-type="float" office:value="0.7796" calcext:value-type="float">
            <text:p>0,7796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288" calcext:value-type="float">
            <text:p>0,8528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72" calcext:value-type="float">
            <text:p>0,272</text:p>
          </table:table-cell>
          <table:table-cell office:value-type="float" office:value="0.742" calcext:value-type="float">
            <text:p>0,742</text:p>
          </table:table-cell>
          <table:table-cell office:value-type="float" office:value="0.8244" calcext:value-type="float">
            <text:p>0,824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" calcext:value-type="float">
            <text:p>0,85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8744" calcext:value-type="float">
            <text:p>0,8744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72" calcext:value-type="float">
            <text:p>0,89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016" calcext:value-type="float">
            <text:p>0,8501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48" calcext:value-type="float">
            <text:p>0,648</text:p>
          </table:table-cell>
          <table:table-cell office:value-type="float" office:value="0.7672" calcext:value-type="float">
            <text:p>0,7672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436" calcext:value-type="float">
            <text:p>0,8543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6" calcext:value-type="float">
            <text:p>0,616</text:p>
          </table:table-cell>
          <table:table-cell office:value-type="float" office:value="0.7612" calcext:value-type="float">
            <text:p>0,7612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" calcext:value-type="float">
            <text:p>0,8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8" calcext:value-type="float">
            <text:p>0,8728</text:p>
          </table:table-cell>
          <table:table-cell office:value-type="float" office:value="0.88" calcext:value-type="float">
            <text:p>0,88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344" calcext:value-type="float">
            <text:p>0,8534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" calcext:value-type="float">
            <text:p>0,6</text:p>
          </table:table-cell>
          <table:table-cell office:value-type="float" office:value="0.7704" calcext:value-type="float">
            <text:p>0,7704</text:p>
          </table:table-cell>
          <table:table-cell office:value-type="float" office:value="0.8228" calcext:value-type="float">
            <text:p>0,8228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076" calcext:value-type="float">
            <text:p>0,8507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6" calcext:value-type="float">
            <text:p>0,76</text:p>
          </table:table-cell>
          <table:table-cell office:value-type="float" office:value="0.804" calcext:value-type="float">
            <text:p>0,804</text:p>
          </table:table-cell>
          <table:table-cell office:value-type="float" office:value="0.8324" calcext:value-type="float">
            <text:p>0,832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" calcext:value-type="float">
            <text:p>0,854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44" calcext:value-type="float">
            <text:p>0,8744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86" calcext:value-type="float">
            <text:p>0,858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32" calcext:value-type="float">
            <text:p>0,432</text:p>
          </table:table-cell>
          <table:table-cell office:value-type="float" office:value="0.7732" calcext:value-type="float">
            <text:p>0,7732</text:p>
          </table:table-cell>
          <table:table-cell office:value-type="float" office:value="0.8368" calcext:value-type="float">
            <text:p>0,836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44" calcext:value-type="float">
            <text:p>0,854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52" calcext:value-type="float">
            <text:p>0,752</text:p>
          </table:table-cell>
          <table:table-cell office:value-type="float" office:value="0.8036" calcext:value-type="float">
            <text:p>0,8036</text:p>
          </table:table-cell>
          <table:table-cell office:value-type="float" office:value="0.8316" calcext:value-type="float">
            <text:p>0,8316</text:p>
          </table:table-cell>
          <table:table-cell office:value-type="float" office:value="0.846" calcext:value-type="float">
            <text:p>0,84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08" calcext:value-type="float">
            <text:p>0,8570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48" calcext:value-type="float">
            <text:p>0,7748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46" calcext:value-type="float">
            <text:p>0,846</text:p>
          </table:table-cell>
          <table:table-cell office:value-type="float" office:value="0.85" calcext:value-type="float">
            <text:p>0,85</text:p>
          </table:table-cell>
          <table:table-cell office:value-type="float" office:value="0.8596" calcext:value-type="float">
            <text:p>0,8596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588" calcext:value-type="float">
            <text:p>0,8558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68" calcext:value-type="float">
            <text:p>0,768</text:p>
          </table:table-cell>
          <table:table-cell office:value-type="float" office:value="0.8088" calcext:value-type="float">
            <text:p>0,8088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58" calcext:value-type="float">
            <text:p>0,858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96" calcext:value-type="float">
            <text:p>0,859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792" calcext:value-type="float">
            <text:p>0,792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612" calcext:value-type="float">
            <text:p>0,8612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84" calcext:value-type="float">
            <text:p>0,884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728" calcext:value-type="float">
            <text:p>0,8672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6" calcext:value-type="float">
            <text:p>0,616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58" calcext:value-type="float">
            <text:p>0,85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9092" calcext:value-type="float">
            <text:p>0,90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804" calcext:value-type="float">
            <text:p>0,8680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92" calcext:value-type="float">
            <text:p>0,792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628" calcext:value-type="float">
            <text:p>0,8628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" calcext:value-type="float">
            <text:p>0,88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68" calcext:value-type="float">
            <text:p>0,896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256" calcext:value-type="float">
            <text:p>0,8725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84" calcext:value-type="float">
            <text:p>0,584</text:p>
          </table:table-cell>
          <table:table-cell office:value-type="float" office:value="0.8124" calcext:value-type="float">
            <text:p>0,8124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" calcext:value-type="float">
            <text:p>0,86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" calcext:value-type="float">
            <text:p>0,8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96" calcext:value-type="float">
            <text:p>0,899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112" calcext:value-type="float">
            <text:p>0,8711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28" calcext:value-type="float">
            <text:p>0,7628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588" calcext:value-type="float">
            <text:p>0,8588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56" calcext:value-type="float">
            <text:p>0,8856</text:p>
          </table:table-cell>
          <table:table-cell office:value-type="float" office:value="0.8992" calcext:value-type="float">
            <text:p>0,8992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628" calcext:value-type="float">
            <text:p>0,8662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96" calcext:value-type="float">
            <text:p>0,7596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76" calcext:value-type="float">
            <text:p>0,90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84" calcext:value-type="float">
            <text:p>0,8638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52" calcext:value-type="float">
            <text:p>0,552</text:p>
          </table:table-cell>
          <table:table-cell office:value-type="float" office:value="0.7564" calcext:value-type="float">
            <text:p>0,7564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92" calcext:value-type="float">
            <text:p>0,86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06" calcext:value-type="float">
            <text:p>0,90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8" calcext:value-type="float">
            <text:p>0,861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24" calcext:value-type="float">
            <text:p>0,624</text:p>
          </table:table-cell>
          <table:table-cell office:value-type="float" office:value="0.7748" calcext:value-type="float">
            <text:p>0,7748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" calcext:value-type="float">
            <text:p>0,89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84" calcext:value-type="float">
            <text:p>0,8648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4" calcext:value-type="float">
            <text:p>0,624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524" calcext:value-type="float">
            <text:p>0,8524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88" calcext:value-type="float">
            <text:p>0,88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624" calcext:value-type="float">
            <text:p>0,86624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24" calcext:value-type="float">
            <text:p>0,624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858" calcext:value-type="float">
            <text:p>0,85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728" calcext:value-type="float">
            <text:p>0,8672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32" calcext:value-type="float">
            <text:p>0,632</text:p>
          </table:table-cell>
          <table:table-cell office:value-type="float" office:value="0.7972" calcext:value-type="float">
            <text:p>0,7972</text:p>
          </table:table-cell>
          <table:table-cell office:value-type="float" office:value="0.858" calcext:value-type="float">
            <text:p>0,858</text:p>
          </table:table-cell>
          <table:table-cell office:value-type="float" office:value="0.864" calcext:value-type="float">
            <text:p>0,86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9036" calcext:value-type="float">
            <text:p>0,90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984" calcext:value-type="float">
            <text:p>0,8698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16" calcext:value-type="float">
            <text:p>0,416</text:p>
          </table:table-cell>
          <table:table-cell office:value-type="float" office:value="0.7816" calcext:value-type="float">
            <text:p>0,7816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" calcext:value-type="float">
            <text:p>0,8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76" calcext:value-type="float">
            <text:p>0,867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84" calcext:value-type="float">
            <text:p>0,584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92" calcext:value-type="float">
            <text:p>0,86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664" calcext:value-type="float">
            <text:p>0,8666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24" calcext:value-type="float">
            <text:p>0,7524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36" calcext:value-type="float">
            <text:p>0,8636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04" calcext:value-type="float">
            <text:p>0,90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36" calcext:value-type="float">
            <text:p>0,8633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6" calcext:value-type="float">
            <text:p>0,616</text:p>
          </table:table-cell>
          <table:table-cell office:value-type="float" office:value="0.7684" calcext:value-type="float">
            <text:p>0,7684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604" calcext:value-type="float">
            <text:p>0,8604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524" calcext:value-type="float">
            <text:p>0,8652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08" calcext:value-type="float">
            <text:p>0,608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68" calcext:value-type="float">
            <text:p>0,86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" calcext:value-type="float">
            <text:p>0,88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902" calcext:value-type="float">
            <text:p>0,90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52" calcext:value-type="float">
            <text:p>0,8635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84" calcext:value-type="float">
            <text:p>0,584</text:p>
          </table:table-cell>
          <table:table-cell office:value-type="float" office:value="0.7876" calcext:value-type="float">
            <text:p>0,7876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28" calcext:value-type="float">
            <text:p>0,8628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4" calcext:value-type="float">
            <text:p>0,863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8" calcext:value-type="float">
            <text:p>0,75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692" calcext:value-type="float">
            <text:p>0,86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72" calcext:value-type="float">
            <text:p>0,8872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04" calcext:value-type="float">
            <text:p>0,861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6" calcext:value-type="float">
            <text:p>0,56</text:p>
          </table:table-cell>
          <table:table-cell office:value-type="float" office:value="0.7672" calcext:value-type="float">
            <text:p>0,7672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96" calcext:value-type="float">
            <text:p>0,8629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68" calcext:value-type="float">
            <text:p>0,7768</text:p>
          </table:table-cell>
          <table:table-cell office:value-type="float" office:value="0.8484" calcext:value-type="float">
            <text:p>0,8484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64" calcext:value-type="float">
            <text:p>0,8646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76" calcext:value-type="float">
            <text:p>0,576</text:p>
          </table:table-cell>
          <table:table-cell office:value-type="float" office:value="0.7792" calcext:value-type="float">
            <text:p>0,7792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8" calcext:value-type="float">
            <text:p>0,864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8" calcext:value-type="float">
            <text:p>0,77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584" calcext:value-type="float">
            <text:p>0,8584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72" calcext:value-type="float">
            <text:p>0,8872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68" calcext:value-type="float">
            <text:p>0,8616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48" calcext:value-type="float">
            <text:p>0,448</text:p>
          </table:table-cell>
          <table:table-cell office:value-type="float" office:value="0.758" calcext:value-type="float">
            <text:p>0,758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08" calcext:value-type="float">
            <text:p>0,8708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892" calcext:value-type="float">
            <text:p>0,8892</text:p>
          </table:table-cell>
          <table:table-cell office:value-type="float" office:value="0.9004" calcext:value-type="float">
            <text:p>0,90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912" calcext:value-type="float">
            <text:p>0,8591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32" calcext:value-type="float">
            <text:p>0,432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5" calcext:value-type="float">
            <text:p>0,85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8744" calcext:value-type="float">
            <text:p>0,8744</text:p>
          </table:table-cell>
          <table:table-cell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596" calcext:value-type="float">
            <text:p>0,8559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6" calcext:value-type="float">
            <text:p>0,616</text:p>
          </table:table-cell>
          <table:table-cell office:value-type="float" office:value="0.7916" calcext:value-type="float">
            <text:p>0,791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96" calcext:value-type="float">
            <text:p>0,8596</text:p>
          </table:table-cell>
          <table:table-cell office:value-type="float" office:value="0.8676" calcext:value-type="float">
            <text:p>0,8676</text:p>
          </table:table-cell>
          <table:table-cell office:value-type="float" office:value="0.8728" calcext:value-type="float">
            <text:p>0,872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24" calcext:value-type="float">
            <text:p>0,8632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16" calcext:value-type="float">
            <text:p>0,7716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988" calcext:value-type="float">
            <text:p>0,8598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476" calcext:value-type="float">
            <text:p>0,8476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92" calcext:value-type="float">
            <text:p>0,8609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72" calcext:value-type="float">
            <text:p>0,272</text:p>
          </table:table-cell>
          <table:table-cell office:value-type="float" office:value="0.754" calcext:value-type="float">
            <text:p>0,754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5" calcext:value-type="float">
            <text:p>0,85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16" calcext:value-type="float">
            <text:p>0,861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612" calcext:value-type="float">
            <text:p>0,8561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48" calcext:value-type="float">
            <text:p>0,448</text:p>
          </table:table-cell>
          <table:table-cell office:value-type="float" office:value="0.7316" calcext:value-type="float">
            <text:p>0,7316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58" calcext:value-type="float">
            <text:p>0,858</text:p>
          </table:table-cell>
          <table:table-cell office:value-type="float" office:value="0.87" calcext:value-type="float">
            <text:p>0,8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276" calcext:value-type="float">
            <text:p>0,85276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64" calcext:value-type="float">
            <text:p>0,464</text:p>
          </table:table-cell>
          <table:table-cell office:value-type="float" office:value="0.7748" calcext:value-type="float">
            <text:p>0,7748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04" calcext:value-type="float">
            <text:p>0,8570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4" calcext:value-type="float">
            <text:p>0,64</text:p>
          </table:table-cell>
          <table:table-cell office:value-type="float" office:value="0.7544" calcext:value-type="float">
            <text:p>0,7544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64" calcext:value-type="float">
            <text:p>0,866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488" calcext:value-type="float">
            <text:p>0,8548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64" calcext:value-type="float">
            <text:p>0,6464</text:p>
          </table:table-cell>
          <table:table-cell office:value-type="float" office:value="0.8396" calcext:value-type="float">
            <text:p>0,839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32" calcext:value-type="float">
            <text:p>0,8532</text:p>
          </table:table-cell>
          <table:table-cell office:value-type="float" office:value="0.8584" calcext:value-type="float">
            <text:p>0,8584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968" calcext:value-type="float">
            <text:p>0,89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368" calcext:value-type="float">
            <text:p>0,8436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28" calcext:value-type="float">
            <text:p>0,328</text:p>
          </table:table-cell>
          <table:table-cell office:value-type="float" office:value="0.8028" calcext:value-type="float">
            <text:p>0,8028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24" calcext:value-type="float">
            <text:p>0,862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92" calcext:value-type="float">
            <text:p>0,8619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84" calcext:value-type="float">
            <text:p>0,784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84" calcext:value-type="float">
            <text:p>0,858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84" calcext:value-type="float">
            <text:p>0,8618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24" calcext:value-type="float">
            <text:p>0,624</text:p>
          </table:table-cell>
          <table:table-cell office:value-type="float" office:value="0.812" calcext:value-type="float">
            <text:p>0,812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32" calcext:value-type="float">
            <text:p>0,8532</text:p>
          </table:table-cell>
          <table:table-cell office:value-type="float" office:value="0.8612" calcext:value-type="float">
            <text:p>0,8612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4" calcext:value-type="float">
            <text:p>0,860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48" calcext:value-type="float">
            <text:p>0,448</text:p>
          </table:table-cell>
          <table:table-cell office:value-type="float" office:value="0.8056" calcext:value-type="float">
            <text:p>0,8056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68" calcext:value-type="float">
            <text:p>0,86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04" calcext:value-type="float">
            <text:p>0,8610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96" calcext:value-type="float">
            <text:p>0,7696</text:p>
          </table:table-cell>
          <table:table-cell office:value-type="float" office:value="0.842" calcext:value-type="float">
            <text:p>0,84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636" calcext:value-type="float">
            <text:p>0,863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" calcext:value-type="float">
            <text:p>0,88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68" calcext:value-type="float">
            <text:p>0,856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" calcext:value-type="float">
            <text:p>0,6</text:p>
          </table:table-cell>
          <table:table-cell office:value-type="float" office:value="0.7536" calcext:value-type="float">
            <text:p>0,7536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68" calcext:value-type="float">
            <text:p>0,86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" calcext:value-type="float">
            <text:p>0,8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548" calcext:value-type="float">
            <text:p>0,8554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48" calcext:value-type="float">
            <text:p>0,448</text:p>
          </table:table-cell>
          <table:table-cell office:value-type="float" office:value="0.7664" calcext:value-type="float">
            <text:p>0,7664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66" calcext:value-type="float">
            <text:p>0,86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2" calcext:value-type="float">
            <text:p>0,857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64" calcext:value-type="float">
            <text:p>0,6764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72" calcext:value-type="float">
            <text:p>0,867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" calcext:value-type="float">
            <text:p>0,8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804" calcext:value-type="float">
            <text:p>0,8480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24" calcext:value-type="float">
            <text:p>0,424</text:p>
          </table:table-cell>
          <table:table-cell office:value-type="float" office:value="0.7628" calcext:value-type="float">
            <text:p>0,7628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8" calcext:value-type="float">
            <text:p>0,86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44" calcext:value-type="float">
            <text:p>0,8574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72" calcext:value-type="float">
            <text:p>0,757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" calcext:value-type="float">
            <text:p>0,85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92" calcext:value-type="float">
            <text:p>0,86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444" calcext:value-type="float">
            <text:p>0,8544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952" calcext:value-type="float">
            <text:p>0,7952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8692" calcext:value-type="float">
            <text:p>0,86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948" calcext:value-type="float">
            <text:p>0,8594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24" calcext:value-type="float">
            <text:p>0,7624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04" calcext:value-type="float">
            <text:p>0,860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28" calcext:value-type="float">
            <text:p>0,8572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272" calcext:value-type="float">
            <text:p>0,272</text:p>
          </table:table-cell>
          <table:table-cell office:value-type="float" office:value="0.7812" calcext:value-type="float">
            <text:p>0,7812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82" calcext:value-type="float">
            <text:p>0,858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48" calcext:value-type="float">
            <text:p>0,448</text:p>
          </table:table-cell>
          <table:table-cell office:value-type="float" office:value="0.7764" calcext:value-type="float">
            <text:p>0,7764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48" calcext:value-type="float">
            <text:p>0,848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88" calcext:value-type="float">
            <text:p>0,88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64" calcext:value-type="float">
            <text:p>0,8576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" calcext:value-type="float">
            <text:p>0,4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8404" calcext:value-type="float">
            <text:p>0,8404</text:p>
          </table:table-cell>
          <table:table-cell table:number-columns-repeated="2" office:value-type="float" office:value="0.848" calcext:value-type="float">
            <text:p>0,8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92" calcext:value-type="float">
            <text:p>0,8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444" calcext:value-type="float">
            <text:p>0,854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" calcext:value-type="float">
            <text:p>0,4</text:p>
          </table:table-cell>
          <table:table-cell office:value-type="float" office:value="0.7132" calcext:value-type="float">
            <text:p>0,713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896" calcext:value-type="float">
            <text:p>0,848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24" calcext:value-type="float">
            <text:p>0,624</text:p>
          </table:table-cell>
          <table:table-cell office:value-type="float" office:value="0.7432" calcext:value-type="float">
            <text:p>0,7432</text:p>
          </table:table-cell>
          <table:table-cell office:value-type="float" office:value="0.8396" calcext:value-type="float">
            <text:p>0,8396</text:p>
          </table:table-cell>
          <table:table-cell table:number-columns-repeated="2" office:value-type="float" office:value="0.848" calcext:value-type="float">
            <text:p>0,848</text:p>
          </table:table-cell>
          <table:table-cell office:value-type="float" office:value="0.8544" calcext:value-type="float">
            <text:p>0,854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72" calcext:value-type="float">
            <text:p>0,89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372" calcext:value-type="float">
            <text:p>0,8537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04" calcext:value-type="float">
            <text:p>0,6704</text:p>
          </table:table-cell>
          <table:table-cell office:value-type="float" office:value="0.8352" calcext:value-type="float">
            <text:p>0,8352</text:p>
          </table:table-cell>
          <table:table-cell table:number-columns-repeated="2" office:value-type="float" office:value="0.848" calcext:value-type="float">
            <text:p>0,848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64" calcext:value-type="float">
            <text:p>0,89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736" calcext:value-type="float">
            <text:p>0,8473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48" calcext:value-type="float">
            <text:p>0,448</text:p>
          </table:table-cell>
          <table:table-cell office:value-type="float" office:value="0.7652" calcext:value-type="float">
            <text:p>0,765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16" calcext:value-type="float">
            <text:p>0,8601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84" calcext:value-type="float">
            <text:p>0,384</text:p>
          </table:table-cell>
          <table:table-cell office:value-type="float" office:value="0.7724" calcext:value-type="float">
            <text:p>0,7724</text:p>
          </table:table-cell>
          <table:table-cell office:value-type="float" office:value="0.8424" calcext:value-type="float">
            <text:p>0,842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48" calcext:value-type="float">
            <text:p>0,85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892" calcext:value-type="float">
            <text:p>0,889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48" calcext:value-type="float">
            <text:p>0,8614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84" calcext:value-type="float">
            <text:p>0,584</text:p>
          </table:table-cell>
          <table:table-cell office:value-type="float" office:value="0.8" calcext:value-type="float">
            <text:p>0,8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92" calcext:value-type="float">
            <text:p>0,859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" calcext:value-type="float">
            <text:p>0,89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72" calcext:value-type="float">
            <text:p>0,8647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52" calcext:value-type="float">
            <text:p>0,352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84" calcext:value-type="float">
            <text:p>0,84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652" calcext:value-type="float">
            <text:p>0,865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892" calcext:value-type="float">
            <text:p>0,889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32" calcext:value-type="float">
            <text:p>0,8623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92" calcext:value-type="float">
            <text:p>0,7292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96" calcext:value-type="float">
            <text:p>0,859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592" calcext:value-type="float">
            <text:p>0,8559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36" calcext:value-type="float">
            <text:p>0,336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628" calcext:value-type="float">
            <text:p>0,862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72" calcext:value-type="float">
            <text:p>0,89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36" calcext:value-type="float">
            <text:p>0,8573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56" calcext:value-type="float">
            <text:p>0,6756</text:p>
          </table:table-cell>
          <table:table-cell office:value-type="float" office:value="0.8392" calcext:value-type="float">
            <text:p>0,8392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8628" calcext:value-type="float">
            <text:p>0,862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96" calcext:value-type="float">
            <text:p>0,89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22" calcext:value-type="float">
            <text:p>0,852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36" calcext:value-type="float">
            <text:p>0,336</text:p>
          </table:table-cell>
          <table:table-cell office:value-type="float" office:value="0.7312" calcext:value-type="float">
            <text:p>0,7312</text:p>
          </table:table-cell>
          <table:table-cell office:value-type="float" office:value="0.8364" calcext:value-type="float">
            <text:p>0,8364</text:p>
          </table:table-cell>
          <table:table-cell office:value-type="float" office:value="0.8492" calcext:value-type="float">
            <text:p>0,8492</text:p>
          </table:table-cell>
          <table:table-cell office:value-type="float" office:value="0.8588" calcext:value-type="float">
            <text:p>0,858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66" calcext:value-type="float">
            <text:p>0,856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48" calcext:value-type="float">
            <text:p>0,448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8412" calcext:value-type="float">
            <text:p>0,8412</text:p>
          </table:table-cell>
          <table:table-cell office:value-type="float" office:value="0.85" calcext:value-type="float">
            <text:p>0,85</text:p>
          </table:table-cell>
          <table:table-cell office:value-type="float" office:value="0.8652" calcext:value-type="float">
            <text:p>0,865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4" calcext:value-type="float">
            <text:p>0,88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52" calcext:value-type="float">
            <text:p>0,8625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48" calcext:value-type="float">
            <text:p>0,448</text:p>
          </table:table-cell>
          <table:table-cell office:value-type="float" office:value="0.7928" calcext:value-type="float">
            <text:p>0,7928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504" calcext:value-type="float">
            <text:p>0,8504</text:p>
          </table:table-cell>
          <table:table-cell office:value-type="float" office:value="0.8692" calcext:value-type="float">
            <text:p>0,869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28" calcext:value-type="float">
            <text:p>0,8642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8" calcext:value-type="float">
            <text:p>0,8</text:p>
          </table:table-cell>
          <table:table-cell office:value-type="float" office:value="0.8336" calcext:value-type="float">
            <text:p>0,8336</text:p>
          </table:table-cell>
          <table:table-cell office:value-type="float" office:value="0.848" calcext:value-type="float">
            <text:p>0,848</text:p>
          </table:table-cell>
          <table:table-cell office:value-type="float" office:value="0.8552" calcext:value-type="float">
            <text:p>0,8552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9" calcext:value-type="float">
            <text:p>0,86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12" calcext:value-type="float">
            <text:p>0,712</text:p>
          </table:table-cell>
          <table:table-cell office:value-type="float" office:value="0.8296" calcext:value-type="float">
            <text:p>0,8296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672" calcext:value-type="float">
            <text:p>0,8672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8972" calcext:value-type="float">
            <text:p>0,89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" calcext:value-type="float">
            <text:p>0,8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32" calcext:value-type="float">
            <text:p>0,632</text:p>
          </table:table-cell>
          <table:table-cell office:value-type="float" office:value="0.8268" calcext:value-type="float">
            <text:p>0,8268</text:p>
          </table:table-cell>
          <table:table-cell office:value-type="float" office:value="0.8536" calcext:value-type="float">
            <text:p>0,8536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216" calcext:value-type="float">
            <text:p>0,8721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" calcext:value-type="float">
            <text:p>0,4</text:p>
          </table:table-cell>
          <table:table-cell office:value-type="float" office:value="0.8072" calcext:value-type="float">
            <text:p>0,8072</text:p>
          </table:table-cell>
          <table:table-cell office:value-type="float" office:value="0.8584" calcext:value-type="float">
            <text:p>0,8584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044" calcext:value-type="float">
            <text:p>0,8704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2" calcext:value-type="float">
            <text:p>0,842</text:p>
          </table:table-cell>
          <table:table-cell office:value-type="float" office:value="0.8672" calcext:value-type="float">
            <text:p>0,8672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572" calcext:value-type="float">
            <text:p>0,8757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" calcext:value-type="float">
            <text:p>0,4</text:p>
          </table:table-cell>
          <table:table-cell office:value-type="float" office:value="0.7976" calcext:value-type="float">
            <text:p>0,797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4" calcext:value-type="float">
            <text:p>0,874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92" calcext:value-type="float">
            <text:p>0,892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232" calcext:value-type="float">
            <text:p>0,8723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704" calcext:value-type="float">
            <text:p>0,870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732" calcext:value-type="float">
            <text:p>0,8773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" calcext:value-type="float">
            <text:p>0,4</text:p>
          </table:table-cell>
          <table:table-cell office:value-type="float" office:value="0.8096" calcext:value-type="float">
            <text:p>0,8096</text:p>
          </table:table-cell>
          <table:table-cell office:value-type="float" office:value="0.8568" calcext:value-type="float">
            <text:p>0,856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6" calcext:value-type="float">
            <text:p>0,879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94" calcext:value-type="float">
            <text:p>0,894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324" calcext:value-type="float">
            <text:p>0,8732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24" calcext:value-type="float">
            <text:p>0,624</text:p>
          </table:table-cell>
          <table:table-cell office:value-type="float" office:value="0.8264" calcext:value-type="float">
            <text:p>0,8264</text:p>
          </table:table-cell>
          <table:table-cell office:value-type="float" office:value="0.8508" calcext:value-type="float">
            <text:p>0,850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428" calcext:value-type="float">
            <text:p>0,8742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48" calcext:value-type="float">
            <text:p>0,448</text:p>
          </table:table-cell>
          <table:table-cell office:value-type="float" office:value="0.8148" calcext:value-type="float">
            <text:p>0,8148</text:p>
          </table:table-cell>
          <table:table-cell office:value-type="float" office:value="0.8636" calcext:value-type="float">
            <text:p>0,863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052" calcext:value-type="float">
            <text:p>0,90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484" calcext:value-type="float">
            <text:p>0,8748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72" calcext:value-type="float">
            <text:p>0,672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52" calcext:value-type="float">
            <text:p>0,85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224" calcext:value-type="float">
            <text:p>0,8722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84" calcext:value-type="float">
            <text:p>0,7484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72" calcext:value-type="float">
            <text:p>0,8637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76" calcext:value-type="float">
            <text:p>0,7576</text:p>
          </table:table-cell>
          <table:table-cell office:value-type="float" office:value="0.8636" calcext:value-type="float">
            <text:p>0,863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28" calcext:value-type="float">
            <text:p>0,8728</text:p>
          </table:table-cell>
          <table:table-cell office:value-type="float" office:value="0.88" calcext:value-type="float">
            <text:p>0,88</text:p>
          </table:table-cell>
          <table:table-cell office:value-type="float" office:value="0.882" calcext:value-type="float">
            <text:p>0,88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776" calcext:value-type="float">
            <text:p>0,8677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24" calcext:value-type="float">
            <text:p>0,624</text:p>
          </table:table-cell>
          <table:table-cell office:value-type="float" office:value="0.7356" calcext:value-type="float">
            <text:p>0,7356</text:p>
          </table:table-cell>
          <table:table-cell office:value-type="float" office:value="0.8428" calcext:value-type="float">
            <text:p>0,842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2" calcext:value-type="float">
            <text:p>0,8892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52" calcext:value-type="float">
            <text:p>0,86252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" calcext:value-type="float">
            <text:p>0,4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838" calcext:value-type="float">
            <text:p>0,838</text:p>
          </table:table-cell>
          <table:table-cell office:value-type="float" office:value="0.8688" calcext:value-type="float">
            <text:p>0,868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128" calcext:value-type="float">
            <text:p>0,8612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68" calcext:value-type="float">
            <text:p>0,568</text:p>
          </table:table-cell>
          <table:table-cell office:value-type="float" office:value="0.73" calcext:value-type="float">
            <text:p>0,73</text:p>
          </table:table-cell>
          <table:table-cell office:value-type="float" office:value="0.8372" calcext:value-type="float">
            <text:p>0,8372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64" calcext:value-type="float">
            <text:p>0,8864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4" calcext:value-type="float">
            <text:p>0,862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04" calcext:value-type="float">
            <text:p>0,6904</text:p>
          </table:table-cell>
          <table:table-cell office:value-type="float" office:value="0.8324" calcext:value-type="float">
            <text:p>0,8324</text:p>
          </table:table-cell>
          <table:table-cell office:value-type="float" office:value="0.8616" calcext:value-type="float">
            <text:p>0,861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52" calcext:value-type="float">
            <text:p>0,8852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652" calcext:value-type="float">
            <text:p>0,8565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52" calcext:value-type="float">
            <text:p>0,552</text:p>
          </table:table-cell>
          <table:table-cell office:value-type="float" office:value="0.7208" calcext:value-type="float">
            <text:p>0,7208</text:p>
          </table:table-cell>
          <table:table-cell office:value-type="float" office:value="0.8328" calcext:value-type="float">
            <text:p>0,8328</text:p>
          </table:table-cell>
          <table:table-cell office:value-type="float" office:value="0.8592" calcext:value-type="float">
            <text:p>0,859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office:value-type="float" office:value="0.8828" calcext:value-type="float">
            <text:p>0,8828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868" calcext:value-type="float">
            <text:p>0,8586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24" calcext:value-type="float">
            <text:p>0,424</text:p>
          </table:table-cell>
          <table:table-cell office:value-type="float" office:value="0.7148" calcext:value-type="float">
            <text:p>0,7148</text:p>
          </table:table-cell>
          <table:table-cell office:value-type="float" office:value="0.832" calcext:value-type="float">
            <text:p>0,832</text:p>
          </table:table-cell>
          <table:table-cell office:value-type="float" office:value="0.8572" calcext:value-type="float">
            <text:p>0,857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28" calcext:value-type="float">
            <text:p>0,8728</text:p>
          </table:table-cell>
          <table:table-cell office:value-type="float" office:value="0.8808" calcext:value-type="float">
            <text:p>0,8808</text:p>
          </table:table-cell>
          <table:table-cell table:number-columns-repeated="2" office:value-type="float" office:value="0.888" calcext:value-type="float">
            <text:p>0,888</text:p>
          </table:table-cell>
          <table:table-cell office:value-type="float" office:value="0.8972" calcext:value-type="float">
            <text:p>0,89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48" calcext:value-type="float">
            <text:p>0,8574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24" calcext:value-type="float">
            <text:p>0,424</text:p>
          </table:table-cell>
          <table:table-cell office:value-type="float" office:value="0.6432" calcext:value-type="float">
            <text:p>0,6432</text:p>
          </table:table-cell>
          <table:table-cell office:value-type="float" office:value="0.818" calcext:value-type="float">
            <text:p>0,818</text:p>
          </table:table-cell>
          <table:table-cell office:value-type="float" office:value="0.8472" calcext:value-type="float">
            <text:p>0,8472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88" calcext:value-type="float">
            <text:p>0,888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768" calcext:value-type="float">
            <text:p>0,8476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24" calcext:value-type="float">
            <text:p>0,424</text:p>
          </table:table-cell>
          <table:table-cell office:value-type="float" office:value="0.638" calcext:value-type="float">
            <text:p>0,638</text:p>
          </table:table-cell>
          <table:table-cell office:value-type="float" office:value="0.8324" calcext:value-type="float">
            <text:p>0,8324</text:p>
          </table:table-cell>
          <table:table-cell office:value-type="float" office:value="0.854" calcext:value-type="float">
            <text:p>0,85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" calcext:value-type="float">
            <text:p>0,88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4988" calcext:value-type="float">
            <text:p>0,84988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12" calcext:value-type="float">
            <text:p>0,312</text:p>
          </table:table-cell>
          <table:table-cell office:value-type="float" office:value="0.648" calcext:value-type="float">
            <text:p>0,648</text:p>
          </table:table-cell>
          <table:table-cell office:value-type="float" office:value="0.8324" calcext:value-type="float">
            <text:p>0,8324</text:p>
          </table:table-cell>
          <table:table-cell office:value-type="float" office:value="0.8596" calcext:value-type="float">
            <text:p>0,859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236" calcext:value-type="float">
            <text:p>0,8523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84" calcext:value-type="float">
            <text:p>0,584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83" calcext:value-type="float">
            <text:p>0,83</text:p>
          </table:table-cell>
          <table:table-cell office:value-type="float" office:value="0.8404" calcext:value-type="float">
            <text:p>0,8404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012" calcext:value-type="float">
            <text:p>0,90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764" calcext:value-type="float">
            <text:p>0,8576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" calcext:value-type="float">
            <text:p>0,67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838" calcext:value-type="float">
            <text:p>0,838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" calcext:value-type="float">
            <text:p>0,8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64" calcext:value-type="float">
            <text:p>0,464</text:p>
          </table:table-cell>
          <table:table-cell office:value-type="float" office:value="0.6712" calcext:value-type="float">
            <text:p>0,6712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4" calcext:value-type="float">
            <text:p>0,85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28" calcext:value-type="float">
            <text:p>0,8728</text:p>
          </table:table-cell>
          <table:table-cell office:value-type="float" office:value="0.882" calcext:value-type="float">
            <text:p>0,882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036" calcext:value-type="float">
            <text:p>0,8503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88" calcext:value-type="float">
            <text:p>0,488</text:p>
          </table:table-cell>
          <table:table-cell office:value-type="float" office:value="0.6492" calcext:value-type="float">
            <text:p>0,6492</text:p>
          </table:table-cell>
          <table:table-cell office:value-type="float" office:value="0.83" calcext:value-type="float">
            <text:p>0,83</text:p>
          </table:table-cell>
          <table:table-cell office:value-type="float" office:value="0.8388" calcext:value-type="float">
            <text:p>0,8388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8892" calcext:value-type="float">
            <text:p>0,889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128" calcext:value-type="float">
            <text:p>0,8512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24" calcext:value-type="float">
            <text:p>0,424</text:p>
          </table:table-cell>
          <table:table-cell office:value-type="float" office:value="0.714" calcext:value-type="float">
            <text:p>0,714</text:p>
          </table:table-cell>
          <table:table-cell office:value-type="float" office:value="0.8332" calcext:value-type="float">
            <text:p>0,8332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" calcext:value-type="float">
            <text:p>0,88</text:p>
          </table:table-cell>
          <table:table-cell office:value-type="float" office:value="0.8856" calcext:value-type="float">
            <text:p>0,885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04" calcext:value-type="float">
            <text:p>0,8600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84" calcext:value-type="float">
            <text:p>0,584</text:p>
          </table:table-cell>
          <table:table-cell office:value-type="float" office:value="0.7884" calcext:value-type="float">
            <text:p>0,7884</text:p>
          </table:table-cell>
          <table:table-cell office:value-type="float" office:value="0.8392" calcext:value-type="float">
            <text:p>0,839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902" calcext:value-type="float">
            <text:p>0,90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908" calcext:value-type="float">
            <text:p>0,8690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12" calcext:value-type="float">
            <text:p>0,7512</text:p>
          </table:table-cell>
          <table:table-cell office:value-type="float" office:value="0.8536" calcext:value-type="float">
            <text:p>0,8536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636" calcext:value-type="float">
            <text:p>0,8663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6" calcext:value-type="float">
            <text:p>0,616</text:p>
          </table:table-cell>
          <table:table-cell office:value-type="float" office:value="0.798" calcext:value-type="float">
            <text:p>0,798</text:p>
          </table:table-cell>
          <table:table-cell office:value-type="float" office:value="0.8628" calcext:value-type="float">
            <text:p>0,862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6" calcext:value-type="float">
            <text:p>0,8796</text:p>
          </table:table-cell>
          <table:table-cell office:value-type="float" office:value="0.88" calcext:value-type="float">
            <text:p>0,8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9" calcext:value-type="float">
            <text:p>0,89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18" calcext:value-type="float">
            <text:p>0,871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84" calcext:value-type="float">
            <text:p>0,584</text:p>
          </table:table-cell>
          <table:table-cell office:value-type="float" office:value="0.78" calcext:value-type="float">
            <text:p>0,78</text:p>
          </table:table-cell>
          <table:table-cell office:value-type="float" office:value="0.8608" calcext:value-type="float">
            <text:p>0,860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68" calcext:value-type="float">
            <text:p>0,8868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932" calcext:value-type="float">
            <text:p>0,869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6" calcext:value-type="float">
            <text:p>0,616</text:p>
          </table:table-cell>
          <table:table-cell office:value-type="float" office:value="0.8016" calcext:value-type="float">
            <text:p>0,8016</text:p>
          </table:table-cell>
          <table:table-cell office:value-type="float" office:value="0.8708" calcext:value-type="float">
            <text:p>0,870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" calcext:value-type="float">
            <text:p>0,8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36" calcext:value-type="float">
            <text:p>0,90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3" calcext:value-type="float">
            <text:p>0,87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12" calcext:value-type="float">
            <text:p>0,7412</text:p>
          </table:table-cell>
          <table:table-cell office:value-type="float" office:value="0.8656" calcext:value-type="float">
            <text:p>0,865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6" calcext:value-type="float">
            <text:p>0,886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8984" calcext:value-type="float">
            <text:p>0,89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584" calcext:value-type="float">
            <text:p>0,8658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88" calcext:value-type="float">
            <text:p>0,7288</text:p>
          </table:table-cell>
          <table:table-cell office:value-type="float" office:value="0.8704" calcext:value-type="float">
            <text:p>0,870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6" calcext:value-type="float">
            <text:p>0,8876</text:p>
          </table:table-cell>
          <table:table-cell office:value-type="float" office:value="0.8932" calcext:value-type="float">
            <text:p>0,8932</text:p>
          </table:table-cell>
          <table:table-cell office:value-type="float" office:value="0.9004" calcext:value-type="float">
            <text:p>0,90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612" calcext:value-type="float">
            <text:p>0,8661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32" calcext:value-type="float">
            <text:p>0,7532</text:p>
          </table:table-cell>
          <table:table-cell office:value-type="float" office:value="0.868" calcext:value-type="float">
            <text:p>0,86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856" calcext:value-type="float">
            <text:p>0,86856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2" calcext:value-type="float">
            <text:p>0,692</text:p>
          </table:table-cell>
          <table:table-cell office:value-type="float" office:value="0.8648" calcext:value-type="float">
            <text:p>0,8648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8" calcext:value-type="float">
            <text:p>0,860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68" calcext:value-type="float">
            <text:p>0,568</text:p>
          </table:table-cell>
          <table:table-cell office:value-type="float" office:value="0.796" calcext:value-type="float">
            <text:p>0,796</text:p>
          </table:table-cell>
          <table:table-cell office:value-type="float" office:value="0.8696" calcext:value-type="float">
            <text:p>0,869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036" calcext:value-type="float">
            <text:p>0,90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276" calcext:value-type="float">
            <text:p>0,8727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16" calcext:value-type="float">
            <text:p>0,416</text:p>
          </table:table-cell>
          <table:table-cell office:value-type="float" office:value="0.7244" calcext:value-type="float">
            <text:p>0,7244</text:p>
          </table:table-cell>
          <table:table-cell office:value-type="float" office:value="0.8524" calcext:value-type="float">
            <text:p>0,8524</text:p>
          </table:table-cell>
          <table:table-cell table:number-columns-repeated="3"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office:value-type="float" office:value="0.88" calcext:value-type="float">
            <text:p>0,8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036" calcext:value-type="float">
            <text:p>0,90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6" calcext:value-type="float">
            <text:p>0,863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272" calcext:value-type="float">
            <text:p>0,272</text:p>
          </table:table-cell>
          <table:table-cell office:value-type="float" office:value="0.706" calcext:value-type="float">
            <text:p>0,706</text:p>
          </table:table-cell>
          <table:table-cell office:value-type="float" office:value="0.8504" calcext:value-type="float">
            <text:p>0,850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28" calcext:value-type="float">
            <text:p>0,8622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16" calcext:value-type="float">
            <text:p>0,616</text:p>
          </table:table-cell>
          <table:table-cell office:value-type="float" office:value="0.8144" calcext:value-type="float">
            <text:p>0,8144</text:p>
          </table:table-cell>
          <table:table-cell office:value-type="float" office:value="0.8616" calcext:value-type="float">
            <text:p>0,861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42" calcext:value-type="float">
            <text:p>0,874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68" calcext:value-type="float">
            <text:p>0,7668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716" calcext:value-type="float">
            <text:p>0,871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94" calcext:value-type="float">
            <text:p>0,894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728" calcext:value-type="float">
            <text:p>0,8672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6" calcext:value-type="float">
            <text:p>0,616</text:p>
          </table:table-cell>
          <table:table-cell office:value-type="float" office:value="0.8056" calcext:value-type="float">
            <text:p>0,8056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64" calcext:value-type="float">
            <text:p>0,864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94" calcext:value-type="float">
            <text:p>0,89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916" calcext:value-type="float">
            <text:p>0,8691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88" calcext:value-type="float">
            <text:p>0,7888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96" calcext:value-type="float">
            <text:p>0,869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572" calcext:value-type="float">
            <text:p>0,8657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44" calcext:value-type="float">
            <text:p>0,544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8436" calcext:value-type="float">
            <text:p>0,8436</text:p>
          </table:table-cell>
          <table:table-cell office:value-type="float" office:value="0.856" calcext:value-type="float">
            <text:p>0,856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88" calcext:value-type="float">
            <text:p>0,8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872" calcext:value-type="float">
            <text:p>0,8687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44" calcext:value-type="float">
            <text:p>0,544</text:p>
          </table:table-cell>
          <table:table-cell office:value-type="float" office:value="0.7896" calcext:value-type="float">
            <text:p>0,7896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64" calcext:value-type="float">
            <text:p>0,90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808" calcext:value-type="float">
            <text:p>0,8680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" calcext:value-type="float">
            <text:p>0,6</text:p>
          </table:table-cell>
          <table:table-cell office:value-type="float" office:value="0.8012" calcext:value-type="float">
            <text:p>0,8012</text:p>
          </table:table-cell>
          <table:table-cell office:value-type="float" office:value="0.8368" calcext:value-type="float">
            <text:p>0,836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7" calcext:value-type="float">
            <text:p>0,8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852" calcext:value-type="float">
            <text:p>0,885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64" calcext:value-type="float">
            <text:p>0,90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82" calcext:value-type="float">
            <text:p>0,868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84" calcext:value-type="float">
            <text:p>0,7284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68" calcext:value-type="float">
            <text:p>0,90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44" calcext:value-type="float">
            <text:p>0,8644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04" calcext:value-type="float">
            <text:p>0,504</text:p>
          </table:table-cell>
          <table:table-cell office:value-type="float" office:value="0.7708" calcext:value-type="float">
            <text:p>0,7708</text:p>
          </table:table-cell>
          <table:table-cell office:value-type="float" office:value="0.84" calcext:value-type="float">
            <text:p>0,84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2" calcext:value-type="float">
            <text:p>0,8772</text:p>
          </table:table-cell>
          <table:table-cell office:value-type="float" office:value="0.88" calcext:value-type="float">
            <text:p>0,8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004" calcext:value-type="float">
            <text:p>0,90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32" calcext:value-type="float">
            <text:p>0,8643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824" calcext:value-type="float">
            <text:p>0,824</text:p>
          </table:table-cell>
          <table:table-cell office:value-type="float" office:value="0.8308" calcext:value-type="float">
            <text:p>0,8308</text:p>
          </table:table-cell>
          <table:table-cell office:value-type="float" office:value="0.8404" calcext:value-type="float">
            <text:p>0,8404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44" calcext:value-type="float">
            <text:p>0,874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36" calcext:value-type="float">
            <text:p>0,8936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712" calcext:value-type="float">
            <text:p>0,871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.832" calcext:value-type="float">
            <text:p>0,832</text:p>
          </table:table-cell>
          <table:table-cell office:value-type="float" office:value="0.8392" calcext:value-type="float">
            <text:p>0,8392</text:p>
          </table:table-cell>
          <table:table-cell office:value-type="float" office:value="0.85" calcext:value-type="float">
            <text:p>0,85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86" calcext:value-type="float">
            <text:p>0,8686</text:p>
          </table:table-cell>
          <table:table-cell>
            <draw:frame draw:z-index="0" draw:style-name="gr1" draw:text-style-name="P1" svg:width="22.348cm" svg:height="12.57cm" svg:x="0.048cm" svg:y="-0.001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24" calcext:value-type="float">
            <text:p>0,424</text:p>
          </table:table-cell>
          <table:table-cell office:value-type="float" office:value="0.764" calcext:value-type="float">
            <text:p>0,764</text:p>
          </table:table-cell>
          <table:table-cell office:value-type="float" office:value="0.8368" calcext:value-type="float">
            <text:p>0,8368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72" calcext:value-type="float">
            <text:p>0,85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6" calcext:value-type="float">
            <text:p>0,873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12" calcext:value-type="float">
            <text:p>0,8601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24" calcext:value-type="float">
            <text:p>0,624</text:p>
          </table:table-cell>
          <table:table-cell office:value-type="float" office:value="0.7908" calcext:value-type="float">
            <text:p>0,7908</text:p>
          </table:table-cell>
          <table:table-cell office:value-type="float" office:value="0.84" calcext:value-type="float">
            <text:p>0,84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" calcext:value-type="float">
            <text:p>0,88</text:p>
          </table:table-cell>
          <table:table-cell office:value-type="float" office:value="0.8856" calcext:value-type="float">
            <text:p>0,8856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04" calcext:value-type="float">
            <text:p>0,8620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2" calcext:value-type="float">
            <text:p>0,52</text:p>
          </table:table-cell>
          <table:table-cell office:value-type="float" office:value="0.7568" calcext:value-type="float">
            <text:p>0,7568</text:p>
          </table:table-cell>
          <table:table-cell office:value-type="float" office:value="0.8364" calcext:value-type="float">
            <text:p>0,8364</text:p>
          </table:table-cell>
          <table:table-cell office:value-type="float" office:value="0.842" calcext:value-type="float">
            <text:p>0,842</text:p>
          </table:table-cell>
          <table:table-cell office:value-type="float" office:value="0.8556" calcext:value-type="float">
            <text:p>0,8556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" calcext:value-type="float">
            <text:p>0,88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676" calcext:value-type="float">
            <text:p>0,8567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56" calcext:value-type="float">
            <text:p>0,715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" calcext:value-type="float">
            <text:p>0,84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office:value-type="float" office:value="0.88" calcext:value-type="float">
            <text:p>0,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068" calcext:value-type="float">
            <text:p>0,90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252" calcext:value-type="float">
            <text:p>0,8525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92" calcext:value-type="float">
            <text:p>0,592</text:p>
          </table:table-cell>
          <table:table-cell office:value-type="float" office:value="0.7748" calcext:value-type="float">
            <text:p>0,7748</text:p>
          </table:table-cell>
          <table:table-cell office:value-type="float" office:value="0.8348" calcext:value-type="float">
            <text:p>0,8348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04" calcext:value-type="float">
            <text:p>0,8804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06" calcext:value-type="float">
            <text:p>0,90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24" calcext:value-type="float">
            <text:p>0,8602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92" calcext:value-type="float">
            <text:p>0,592</text:p>
          </table:table-cell>
          <table:table-cell office:value-type="float" office:value="0.8132" calcext:value-type="float">
            <text:p>0,8132</text:p>
          </table:table-cell>
          <table:table-cell office:value-type="float" office:value="0.8364" calcext:value-type="float">
            <text:p>0,8364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592" calcext:value-type="float">
            <text:p>0,859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8" calcext:value-type="float">
            <text:p>0,88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58" calcext:value-type="float">
            <text:p>0,865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24" calcext:value-type="float">
            <text:p>0,424</text:p>
          </table:table-cell>
          <table:table-cell office:value-type="float" office:value="0.7832" calcext:value-type="float">
            <text:p>0,7832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468" calcext:value-type="float">
            <text:p>0,8468</text:p>
          </table:table-cell>
          <table:table-cell office:value-type="float" office:value="0.8568" calcext:value-type="float">
            <text:p>0,8568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84" calcext:value-type="float">
            <text:p>0,90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64" calcext:value-type="float">
            <text:p>0,8626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84" calcext:value-type="float">
            <text:p>0,584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92" calcext:value-type="float">
            <text:p>0,859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" calcext:value-type="float">
            <text:p>0,88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96" calcext:value-type="float">
            <text:p>0,90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48" calcext:value-type="float">
            <text:p>0,864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6" calcext:value-type="float">
            <text:p>0,616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8348" calcext:value-type="float">
            <text:p>0,8348</text:p>
          </table:table-cell>
          <table:table-cell office:value-type="float" office:value="0.8428" calcext:value-type="float">
            <text:p>0,8428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8724" calcext:value-type="float">
            <text:p>0,872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2" calcext:value-type="float">
            <text:p>0,8872</text:p>
          </table:table-cell>
          <table:table-cell office:value-type="float" office:value="0.906" calcext:value-type="float">
            <text:p>0,90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28" calcext:value-type="float">
            <text:p>0,862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704" calcext:value-type="float">
            <text:p>0,7704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488" calcext:value-type="float">
            <text:p>0,8488</text:p>
          </table:table-cell>
          <table:table-cell office:value-type="float" office:value="0.8636" calcext:value-type="float">
            <text:p>0,863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12" calcext:value-type="float">
            <text:p>0,8812</text:p>
          </table:table-cell>
          <table:table-cell office:value-type="float" office:value="0.894" calcext:value-type="float">
            <text:p>0,89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344" calcext:value-type="float">
            <text:p>0,8634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28" calcext:value-type="float">
            <text:p>0,7628</text:p>
          </table:table-cell>
          <table:table-cell office:value-type="float" office:value="0.8368" calcext:value-type="float">
            <text:p>0,8368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684" calcext:value-type="float">
            <text:p>0,868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956" calcext:value-type="float">
            <text:p>0,895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36" calcext:value-type="float">
            <text:p>0,863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8" calcext:value-type="float">
            <text:p>0,608</text:p>
          </table:table-cell>
          <table:table-cell office:value-type="float" office:value="0.8056" calcext:value-type="float">
            <text:p>0,8056</text:p>
          </table:table-cell>
          <table:table-cell office:value-type="float" office:value="0.8408" calcext:value-type="float">
            <text:p>0,8408</text:p>
          </table:table-cell>
          <table:table-cell office:value-type="float" office:value="0.8552" calcext:value-type="float">
            <text:p>0,8552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968" calcext:value-type="float">
            <text:p>0,896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896" calcext:value-type="float">
            <text:p>0,8689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456" calcext:value-type="float">
            <text:p>0,7456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652" calcext:value-type="float">
            <text:p>0,865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" calcext:value-type="float">
            <text:p>0,8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4" calcext:value-type="float">
            <text:p>0,894</text:p>
          </table:table-cell>
          <table:table-cell office:value-type="float" office:value="0.9116" calcext:value-type="float">
            <text:p>0,91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76" calcext:value-type="float">
            <text:p>0,8607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" calcext:value-type="float">
            <text:p>0,608</text:p>
          </table:table-cell>
          <table:table-cell office:value-type="float" office:value="0.7856" calcext:value-type="float">
            <text:p>0,7856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68" calcext:value-type="float">
            <text:p>0,86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88" calcext:value-type="float">
            <text:p>0,88</text:p>
          </table:table-cell>
          <table:table-cell office:value-type="float" office:value="0.8828" calcext:value-type="float">
            <text:p>0,882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488" calcext:value-type="float">
            <text:p>0,8648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8" calcext:value-type="float">
            <text:p>0,448</text:p>
          </table:table-cell>
          <table:table-cell office:value-type="float" office:value="0.7724" calcext:value-type="float">
            <text:p>0,7724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576" calcext:value-type="float">
            <text:p>0,8576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44" calcext:value-type="float">
            <text:p>0,874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04" calcext:value-type="float">
            <text:p>0,8904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372" calcext:value-type="float">
            <text:p>0,8637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48" calcext:value-type="float">
            <text:p>0,448</text:p>
          </table:table-cell>
          <table:table-cell office:value-type="float" office:value="0.7372" calcext:value-type="float">
            <text:p>0,7372</text:p>
          </table:table-cell>
          <table:table-cell office:value-type="float" office:value="0.8312" calcext:value-type="float">
            <text:p>0,8312</text:p>
          </table:table-cell>
          <table:table-cell office:value-type="float" office:value="0.8456" calcext:value-type="float">
            <text:p>0,8456</text:p>
          </table:table-cell>
          <table:table-cell office:value-type="float" office:value="0.8716" calcext:value-type="float">
            <text:p>0,87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94" calcext:value-type="float">
            <text:p>0,894</text:p>
          </table:table-cell>
          <table:table-cell office:value-type="float" office:value="0.9084" calcext:value-type="float">
            <text:p>0,90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016" calcext:value-type="float">
            <text:p>0,8601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6" calcext:value-type="float">
            <text:p>0,726</text:p>
          </table:table-cell>
          <table:table-cell office:value-type="float" office:value="0.8276" calcext:value-type="float">
            <text:p>0,8276</text:p>
          </table:table-cell>
          <table:table-cell office:value-type="float" office:value="0.8452" calcext:value-type="float">
            <text:p>0,845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" calcext:value-type="float">
            <text:p>0,88</text:p>
          </table:table-cell>
          <table:table-cell office:value-type="float" office:value="0.8872" calcext:value-type="float">
            <text:p>0,887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12" calcext:value-type="float">
            <text:p>0,91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976" calcext:value-type="float">
            <text:p>0,8597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68" calcext:value-type="float">
            <text:p>0,568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8084" calcext:value-type="float">
            <text:p>0,8084</text:p>
          </table:table-cell>
          <table:table-cell office:value-type="float" office:value="0.8348" calcext:value-type="float">
            <text:p>0,8348</text:p>
          </table:table-cell>
          <table:table-cell office:value-type="float" office:value="0.8508" calcext:value-type="float">
            <text:p>0,850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76" calcext:value-type="float">
            <text:p>0,8776</text:p>
          </table:table-cell>
          <table:table-cell office:value-type="float" office:value="0.88" calcext:value-type="float">
            <text:p>0,88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902" calcext:value-type="float">
            <text:p>0,902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5368" calcext:value-type="float">
            <text:p>0,8536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68" calcext:value-type="float">
            <text:p>0,568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8288" calcext:value-type="float">
            <text:p>0,828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8728" calcext:value-type="float">
            <text:p>0,872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9016" calcext:value-type="float">
            <text:p>0,901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108" calcext:value-type="float">
            <text:p>0,8610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68" calcext:value-type="float">
            <text:p>0,568</text:p>
          </table:table-cell>
          <table:table-cell office:value-type="float" office:value="0.708" calcext:value-type="float">
            <text:p>0,708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452" calcext:value-type="float">
            <text:p>0,8452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8" calcext:value-type="float">
            <text:p>0,88</text:p>
          </table:table-cell>
          <table:table-cell office:value-type="float" office:value="0.884" calcext:value-type="float">
            <text:p>0,884</text:p>
          </table:table-cell>
          <table:table-cell office:value-type="float" office:value="0.8956" calcext:value-type="float">
            <text:p>0,8956</text:p>
          </table:table-cell>
          <table:table-cell office:value-type="float" office:value="0.9084" calcext:value-type="float">
            <text:p>0,90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85508" calcext:value-type="float">
            <text:p>0,8550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44" calcext:value-type="float">
            <text:p>0,544</text:p>
          </table:table-cell>
          <table:table-cell office:value-type="float" office:value="0.7164" calcext:value-type="float">
            <text:p>0,7164</text:p>
          </table:table-cell>
          <table:table-cell office:value-type="float" office:value="0.8084" calcext:value-type="float">
            <text:p>0,8084</text:p>
          </table:table-cell>
          <table:table-cell office:value-type="float" office:value="0.8516" calcext:value-type="float">
            <text:p>0,85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8" calcext:value-type="float">
            <text:p>0,874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16" calcext:value-type="float">
            <text:p>0,8916</text:p>
          </table:table-cell>
          <table:table-cell office:value-type="float" office:value="0.898" calcext:value-type="float">
            <text:p>0,89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5848" calcext:value-type="float">
            <text:p>0,8584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6" calcext:value-type="float">
            <text:p>0,616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8372" calcext:value-type="float">
            <text:p>0,8372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office:value-type="float" office:value="0.88" calcext:value-type="float">
            <text:p>0,88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9056" calcext:value-type="float">
            <text:p>0,905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864" calcext:value-type="float">
            <text:p>0,8686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6" calcext:value-type="float">
            <text:p>0,616</text:p>
          </table:table-cell>
          <table:table-cell office:value-type="float" office:value="0.76" calcext:value-type="float">
            <text:p>0,76</text:p>
          </table:table-cell>
          <table:table-cell office:value-type="float" office:value="0.85" calcext:value-type="float">
            <text:p>0,85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36" calcext:value-type="float">
            <text:p>0,8836</text:p>
          </table:table-cell>
          <table:table-cell office:value-type="float" office:value="0.8952" calcext:value-type="float">
            <text:p>0,8952</text:p>
          </table:table-cell>
          <table:table-cell office:value-type="float" office:value="0.9084" calcext:value-type="float">
            <text:p>0,908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144" calcext:value-type="float">
            <text:p>0,87144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12" calcext:value-type="float">
            <text:p>0,7612</text:p>
          </table:table-cell>
          <table:table-cell office:value-type="float" office:value="0.8472" calcext:value-type="float">
            <text:p>0,84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32" calcext:value-type="float">
            <text:p>0,873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044" calcext:value-type="float">
            <text:p>0,904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04" calcext:value-type="float">
            <text:p>0,870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08" calcext:value-type="float">
            <text:p>0,408</text:p>
          </table:table-cell>
          <table:table-cell office:value-type="float" office:value="0.7488" calcext:value-type="float">
            <text:p>0,7488</text:p>
          </table:table-cell>
          <table:table-cell office:value-type="float" office:value="0.8436" calcext:value-type="float">
            <text:p>0,8436</text:p>
          </table:table-cell>
          <table:table-cell table:number-columns-repeated="2" office:value-type="float" office:value="0.872" calcext:value-type="float">
            <text:p>0,87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08" calcext:value-type="float">
            <text:p>0,890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812" calcext:value-type="float">
            <text:p>0,8681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76" calcext:value-type="float">
            <text:p>0,576</text:p>
          </table:table-cell>
          <table:table-cell office:value-type="float" office:value="0.7528" calcext:value-type="float">
            <text:p>0,7528</text:p>
          </table:table-cell>
          <table:table-cell office:value-type="float" office:value="0.8428" calcext:value-type="float">
            <text:p>0,8428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88" calcext:value-type="float">
            <text:p>0,8888</text:p>
          </table:table-cell>
          <table:table-cell office:value-type="float" office:value="0.8988" calcext:value-type="float">
            <text:p>0,898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772" calcext:value-type="float">
            <text:p>0,8677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08" calcext:value-type="float">
            <text:p>0,608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452" calcext:value-type="float">
            <text:p>0,845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68" calcext:value-type="float">
            <text:p>0,876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16" calcext:value-type="float">
            <text:p>0,91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86512" calcext:value-type="float">
            <text:p>0,8651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48" calcext:value-type="float">
            <text:p>0,448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8616" calcext:value-type="float">
            <text:p>0,861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44" calcext:value-type="float">
            <text:p>0,8744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924" calcext:value-type="float">
            <text:p>0,8924</text:p>
          </table:table-cell>
          <table:table-cell office:value-type="float" office:value="0.9016" calcext:value-type="float">
            <text:p>0,901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6868" calcext:value-type="float">
            <text:p>0,8686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68" calcext:value-type="float">
            <text:p>0,568</text:p>
          </table:table-cell>
          <table:table-cell office:value-type="float" office:value="0.7452" calcext:value-type="float">
            <text:p>0,7452</text:p>
          </table:table-cell>
          <table:table-cell table:number-columns-repeated="2"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6" calcext:value-type="float">
            <text:p>0,8876</text:p>
          </table:table-cell>
          <table:table-cell office:value-type="float" office:value="0.8968" calcext:value-type="float">
            <text:p>0,8968</text:p>
          </table:table-cell>
          <table:table-cell office:value-type="float" office:value="0.9104" calcext:value-type="float">
            <text:p>0,910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348" calcext:value-type="float">
            <text:p>0,8734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6" calcext:value-type="float">
            <text:p>0,536</text:p>
          </table:table-cell>
          <table:table-cell office:value-type="float" office:value="0.7204" calcext:value-type="float">
            <text:p>0,7204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12" calcext:value-type="float">
            <text:p>0,9112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1" calcext:value-type="float">
            <text:p>0,871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44" calcext:value-type="float">
            <text:p>0,344</text:p>
          </table:table-cell>
          <table:table-cell office:value-type="float" office:value="0.7604" calcext:value-type="float">
            <text:p>0,7604</text:p>
          </table:table-cell>
          <table:table-cell office:value-type="float" office:value="0.8644" calcext:value-type="float">
            <text:p>0,864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8" calcext:value-type="float">
            <text:p>0,878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08" calcext:value-type="float">
            <text:p>0,8808</text:p>
          </table:table-cell>
          <table:table-cell office:value-type="float" office:value="0.8948" calcext:value-type="float">
            <text:p>0,8948</text:p>
          </table:table-cell>
          <table:table-cell office:value-type="float" office:value="0.8992" calcext:value-type="float">
            <text:p>0,8992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224" calcext:value-type="float">
            <text:p>0,8722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48" calcext:value-type="float">
            <text:p>0,7348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56" calcext:value-type="float">
            <text:p>0,905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87096" calcext:value-type="float">
            <text:p>0,8709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" calcext:value-type="float">
            <text:p>0,84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56" calcext:value-type="float">
            <text:p>0,8756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16" calcext:value-type="float">
            <text:p>0,9016</text:p>
          </table:table-cell>
          <table:table-cell table:number-columns-repeated="3" office:value-type="float" office:value="0.912" calcext:value-type="float">
            <text:p>0,912</text:p>
          </table:table-cell>
          <table:table-cell office:value-type="float" office:value="0.88516" calcext:value-type="float">
            <text:p>0,88516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832" calcext:value-type="float">
            <text:p>0,832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24" calcext:value-type="float">
            <text:p>0,882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92" calcext:value-type="float">
            <text:p>0,8992</text:p>
          </table:table-cell>
          <table:table-cell table:number-columns-repeated="3" office:value-type="float" office:value="0.912" calcext:value-type="float">
            <text:p>0,912</text:p>
          </table:table-cell>
          <table:table-cell office:value-type="float" office:value="0.88628" calcext:value-type="float">
            <text:p>0,8862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832" calcext:value-type="float">
            <text:p>0,83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92" calcext:value-type="float">
            <text:p>0,879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896" calcext:value-type="float">
            <text:p>0,896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12" calcext:value-type="float">
            <text:p>0,912</text:p>
          </table:table-cell>
          <table:table-cell office:value-type="float" office:value="0.88688" calcext:value-type="float">
            <text:p>0,8868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48" calcext:value-type="float">
            <text:p>0,648</text:p>
          </table:table-cell>
          <table:table-cell office:value-type="float" office:value="0.8356" calcext:value-type="float">
            <text:p>0,835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8" calcext:value-type="float">
            <text:p>0,878</text:p>
          </table:table-cell>
          <table:table-cell office:value-type="float" office:value="0.88" calcext:value-type="float">
            <text:p>0,88</text:p>
          </table:table-cell>
          <table:table-cell office:value-type="float" office:value="0.8844" calcext:value-type="float">
            <text:p>0,88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8" calcext:value-type="float">
            <text:p>0,898</text:p>
          </table:table-cell>
          <table:table-cell table:number-columns-repeated="4" office:value-type="float" office:value="0.912" calcext:value-type="float">
            <text:p>0,912</text:p>
          </table:table-cell>
          <table:table-cell office:value-type="float" office:value="0.888" calcext:value-type="float">
            <text:p>0,88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48" calcext:value-type="float">
            <text:p>0,448</text:p>
          </table:table-cell>
          <table:table-cell office:value-type="float" office:value="0.8104" calcext:value-type="float">
            <text:p>0,8104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876" calcext:value-type="float">
            <text:p>0,8876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8" calcext:value-type="float">
            <text:p>0,898</text:p>
          </table:table-cell>
          <table:table-cell table:number-columns-repeated="4" office:value-type="float" office:value="0.912" calcext:value-type="float">
            <text:p>0,912</text:p>
          </table:table-cell>
          <table:table-cell office:value-type="float" office:value="0.8862" calcext:value-type="float">
            <text:p>0,8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7:21:27.008169523</dc:date>
    <meta:editing-duration>PT41S</meta:editing-duration>
    <meta:editing-cycles>1</meta:editing-cycles>
    <meta:generator>LibreOffice/7.6.4.1$Linux_X86_64 LibreOffice_project/60$Build-1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301 accuracy.C1:accuracy.N3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2156">
                <text:p>0.2156</text:p>
                <draw:g>
                  <svg:desc>accuracy.C2:accuracy.C301</svg:desc>
                </draw:g>
              </table:table-cell>
              <table:table-cell office:value-type="float" office:value="0.272">
                <text:p>0.272</text:p>
                <draw:g>
                  <svg:desc>accuracy.D2:accuracy.D301</svg:desc>
                </draw:g>
              </table:table-cell>
              <table:table-cell office:value-type="float" office:value="0.272">
                <text:p>0.272</text:p>
                <draw:g>
                  <svg:desc>accuracy.E2:accuracy.E301</svg:desc>
                </draw:g>
              </table:table-cell>
              <table:table-cell office:value-type="float" office:value="0.3076">
                <text:p>0.3076</text:p>
                <draw:g>
                  <svg:desc>accuracy.F2:accuracy.F301</svg:desc>
                </draw:g>
              </table:table-cell>
              <table:table-cell office:value-type="float" office:value="0.328">
                <text:p>0.328</text:p>
                <draw:g>
                  <svg:desc>accuracy.G2:accuracy.G301</svg:desc>
                </draw:g>
              </table:table-cell>
              <table:table-cell office:value-type="float" office:value="0.3296">
                <text:p>0.3296</text:p>
                <draw:g>
                  <svg:desc>accuracy.H2:accuracy.H301</svg:desc>
                </draw:g>
              </table:table-cell>
              <table:table-cell office:value-type="float" office:value="0.3904">
                <text:p>0.3904</text:p>
                <draw:g>
                  <svg:desc>accuracy.I2:accuracy.I301</svg:desc>
                </draw:g>
              </table:table-cell>
              <table:table-cell office:value-type="float" office:value="0.4">
                <text:p>0.4</text:p>
                <draw:g>
                  <svg:desc>accuracy.J2:accuracy.J301</svg:desc>
                </draw:g>
              </table:table-cell>
              <table:table-cell office:value-type="float" office:value="0.4">
                <text:p>0.4</text:p>
                <draw:g>
                  <svg:desc>accuracy.K2:accuracy.K301</svg:desc>
                </draw:g>
              </table:table-cell>
              <table:table-cell office:value-type="float" office:value="0.4612">
                <text:p>0.4612</text:p>
                <draw:g>
                  <svg:desc>accuracy.L2:accuracy.L301</svg:desc>
                </draw:g>
              </table:table-cell>
              <table:table-cell office:value-type="float" office:value="0.632">
                <text:p>0.632</text:p>
                <draw:g>
                  <svg:desc>accuracy.M2:accuracy.M301</svg:desc>
                </draw:g>
              </table:table-cell>
              <table:table-cell office:value-type="float" office:value="0.33764">
                <text:p>0.33764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36">
                <text:p>0.2436</text:p>
              </table:table-cell>
              <table:table-cell office:value-type="float" office:value="0.272">
                <text:p>0.272</text:p>
              </table:table-cell>
              <table:table-cell office:value-type="float" office:value="0.272">
                <text:p>0.272</text:p>
              </table:table-cell>
              <table:table-cell office:value-type="float" office:value="0.3208">
                <text:p>0.3208</text:p>
              </table:table-cell>
              <table:table-cell office:value-type="float" office:value="0.328">
                <text:p>0.328</text:p>
              </table:table-cell>
              <table:table-cell office:value-type="float" office:value="0.376">
                <text:p>0.3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52">
                <text:p>0.4652</text:p>
              </table:table-cell>
              <table:table-cell office:value-type="float" office:value="0.632">
                <text:p>0.632</text:p>
              </table:table-cell>
              <table:table-cell office:value-type="float" office:value="0.34776">
                <text:p>0.347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76">
                <text:p>0.2276</text:p>
              </table:table-cell>
              <table:table-cell office:value-type="float" office:value="0.272">
                <text:p>0.272</text:p>
              </table:table-cell>
              <table:table-cell office:value-type="float" office:value="0.272">
                <text:p>0.272</text:p>
              </table:table-cell>
              <table:table-cell office:value-type="float" office:value="0.2884">
                <text:p>0.2884</text:p>
              </table:table-cell>
              <table:table-cell office:value-type="float" office:value="0.328">
                <text:p>0.328</text:p>
              </table:table-cell>
              <table:table-cell office:value-type="float" office:value="0.3524">
                <text:p>0.35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024">
                <text:p>0.5024</text:p>
              </table:table-cell>
              <table:table-cell office:value-type="float" office:value="0.632">
                <text:p>0.632</text:p>
              </table:table-cell>
              <table:table-cell office:value-type="float" office:value="0.34428">
                <text:p>0.344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84">
                <text:p>0.2684</text:p>
              </table:table-cell>
              <table:table-cell office:value-type="float" office:value="0.272">
                <text:p>0.272</text:p>
              </table:table-cell>
              <table:table-cell office:value-type="float" office:value="0.2824">
                <text:p>0.2824</text:p>
              </table:table-cell>
              <table:table-cell office:value-type="float" office:value="0.328">
                <text:p>0.328</text:p>
              </table:table-cell>
              <table:table-cell office:value-type="float" office:value="0.3296">
                <text:p>0.3296</text:p>
              </table:table-cell>
              <table:table-cell office:value-type="float" office:value="0.3952">
                <text:p>0.39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4">
                <text:p>0.514</text:p>
              </table:table-cell>
              <table:table-cell office:value-type="float" office:value="0.632">
                <text:p>0.632</text:p>
              </table:table-cell>
              <table:table-cell office:value-type="float" office:value="0.35896">
                <text:p>0.358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52">
                <text:p>0.2652</text:p>
              </table:table-cell>
              <table:table-cell office:value-type="float" office:value="0.272">
                <text:p>0.272</text:p>
              </table:table-cell>
              <table:table-cell office:value-type="float" office:value="0.2928">
                <text:p>0.2928</text:p>
              </table:table-cell>
              <table:table-cell office:value-type="float" office:value="0.328">
                <text:p>0.328</text:p>
              </table:table-cell>
              <table:table-cell office:value-type="float" office:value="0.3304">
                <text:p>0.3304</text:p>
              </table:table-cell>
              <table:table-cell office:value-type="float" office:value="0.3976">
                <text:p>0.39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6">
                <text:p>0.516</text:p>
              </table:table-cell>
              <table:table-cell office:value-type="float" office:value="0.632">
                <text:p>0.632</text:p>
              </table:table-cell>
              <table:table-cell office:value-type="float" office:value="0.3602">
                <text:p>0.36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576">
                <text:p>0.2576</text:p>
              </table:table-cell>
              <table:table-cell office:value-type="float" office:value="0.2776">
                <text:p>0.277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828">
                <text:p>0.382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52">
                <text:p>0.552</text:p>
              </table:table-cell>
              <table:table-cell office:value-type="float" office:value="0.632">
                <text:p>0.632</text:p>
              </table:table-cell>
              <table:table-cell office:value-type="float" office:value="0.3726">
                <text:p>0.37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588">
                <text:p>0.2588</text:p>
              </table:table-cell>
              <table:table-cell office:value-type="float" office:value="0.2896">
                <text:p>0.2896</text:p>
              </table:table-cell>
              <table:table-cell office:value-type="float" office:value="0.328">
                <text:p>0.328</text:p>
              </table:table-cell>
              <table:table-cell office:value-type="float" office:value="0.3288">
                <text:p>0.3288</text:p>
              </table:table-cell>
              <table:table-cell office:value-type="float" office:value="0.3764">
                <text:p>0.376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324">
                <text:p>0.5324</text:p>
              </table:table-cell>
              <table:table-cell office:value-type="float" office:value="0.632">
                <text:p>0.632</text:p>
              </table:table-cell>
              <table:table-cell office:value-type="float" office:value="0.3714">
                <text:p>0.37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88">
                <text:p>0.2488</text:p>
              </table:table-cell>
              <table:table-cell office:value-type="float" office:value="0.2976">
                <text:p>0.2976</text:p>
              </table:table-cell>
              <table:table-cell office:value-type="float" office:value="0.328">
                <text:p>0.328</text:p>
              </table:table-cell>
              <table:table-cell office:value-type="float" office:value="0.3296">
                <text:p>0.3296</text:p>
              </table:table-cell>
              <table:table-cell office:value-type="float" office:value="0.3792">
                <text:p>0.37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448">
                <text:p>0.5448</text:p>
              </table:table-cell>
              <table:table-cell office:value-type="float" office:value="0.632">
                <text:p>0.632</text:p>
              </table:table-cell>
              <table:table-cell office:value-type="float" office:value="0.3728">
                <text:p>0.372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6">
                <text:p>0.256</text:p>
              </table:table-cell>
              <table:table-cell office:value-type="float" office:value="0.3208">
                <text:p>0.3208</text:p>
              </table:table-cell>
              <table:table-cell office:value-type="float" office:value="0.328">
                <text:p>0.328</text:p>
              </table:table-cell>
              <table:table-cell office:value-type="float" office:value="0.3552">
                <text:p>0.3552</text:p>
              </table:table-cell>
              <table:table-cell office:value-type="float" office:value="0.3996">
                <text:p>0.39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48">
                <text:p>0.548</text:p>
              </table:table-cell>
              <table:table-cell office:value-type="float" office:value="0.632">
                <text:p>0.632</text:p>
              </table:table-cell>
              <table:table-cell office:value-type="float" office:value="0.38076">
                <text:p>0.380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568">
                <text:p>0.2568</text:p>
              </table:table-cell>
              <table:table-cell office:value-type="float" office:value="0.328">
                <text:p>0.328</text:p>
              </table:table-cell>
              <table:table-cell office:value-type="float" office:value="0.3316">
                <text:p>0.3316</text:p>
              </table:table-cell>
              <table:table-cell office:value-type="float" office:value="0.3896">
                <text:p>0.38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44">
                <text:p>0.544</text:p>
              </table:table-cell>
              <table:table-cell office:value-type="float" office:value="0.632">
                <text:p>0.632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84">
                <text:p>0.2684</text:p>
              </table:table-cell>
              <table:table-cell office:value-type="float" office:value="0.326">
                <text:p>0.326</text:p>
              </table:table-cell>
              <table:table-cell office:value-type="float" office:value="0.328">
                <text:p>0.328</text:p>
              </table:table-cell>
              <table:table-cell office:value-type="float" office:value="0.3504">
                <text:p>0.35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32">
                <text:p>0.4032</text:p>
              </table:table-cell>
              <table:table-cell office:value-type="float" office:value="0.5712">
                <text:p>0.5712</text:p>
              </table:table-cell>
              <table:table-cell office:value-type="float" office:value="0.64">
                <text:p>0.64</text:p>
              </table:table-cell>
              <table:table-cell office:value-type="float" office:value="0.38472">
                <text:p>0.384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52">
                <text:p>0.285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852">
                <text:p>0.385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68">
                <text:p>0.4368</text:p>
              </table:table-cell>
              <table:table-cell office:value-type="float" office:value="0.6112">
                <text:p>0.6112</text:p>
              </table:table-cell>
              <table:table-cell office:value-type="float" office:value="0.712">
                <text:p>0.712</text:p>
              </table:table-cell>
              <table:table-cell office:value-type="float" office:value="0.39744">
                <text:p>0.397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84">
                <text:p>0.2884</text:p>
              </table:table-cell>
              <table:table-cell office:value-type="float" office:value="0.328">
                <text:p>0.328</text:p>
              </table:table-cell>
              <table:table-cell office:value-type="float" office:value="0.3288">
                <text:p>0.3288</text:p>
              </table:table-cell>
              <table:table-cell office:value-type="float" office:value="0.394">
                <text:p>0.39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8">
                <text:p>0.4008</text:p>
              </table:table-cell>
              <table:table-cell office:value-type="float" office:value="0.4696">
                <text:p>0.4696</text:p>
              </table:table-cell>
              <table:table-cell office:value-type="float" office:value="0.6188">
                <text:p>0.6188</text:p>
              </table:table-cell>
              <table:table-cell office:value-type="float" office:value="0.712">
                <text:p>0.712</text:p>
              </table:table-cell>
              <table:table-cell office:value-type="float" office:value="0.40284">
                <text:p>0.402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788">
                <text:p>0.278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916">
                <text:p>0.39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68">
                <text:p>0.4668</text:p>
              </table:table-cell>
              <table:table-cell office:value-type="float" office:value="0.6096">
                <text:p>0.6096</text:p>
              </table:table-cell>
              <table:table-cell office:value-type="float" office:value="0.712">
                <text:p>0.712</text:p>
              </table:table-cell>
              <table:table-cell office:value-type="float" office:value="0.40028">
                <text:p>0.400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7">
                <text:p>0.27</text:p>
              </table:table-cell>
              <table:table-cell office:value-type="float" office:value="0.32">
                <text:p>0.32</text:p>
              </table:table-cell>
              <table:table-cell office:value-type="float" office:value="0.328">
                <text:p>0.328</text:p>
              </table:table-cell>
              <table:table-cell office:value-type="float" office:value="0.3872">
                <text:p>0.38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4">
                <text:p>0.4004</text:p>
              </table:table-cell>
              <table:table-cell office:value-type="float" office:value="0.4832">
                <text:p>0.4832</text:p>
              </table:table-cell>
              <table:table-cell office:value-type="float" office:value="0.6252">
                <text:p>0.6252</text:p>
              </table:table-cell>
              <table:table-cell office:value-type="float" office:value="0.712">
                <text:p>0.712</text:p>
              </table:table-cell>
              <table:table-cell office:value-type="float" office:value="0.4014">
                <text:p>0.40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2512">
                <text:p>0.2512</text:p>
              </table:table-cell>
              <table:table-cell office:value-type="float" office:value="0.328">
                <text:p>0.328</text:p>
              </table:table-cell>
              <table:table-cell office:value-type="float" office:value="0.3512">
                <text:p>0.351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68">
                <text:p>0.4168</text:p>
              </table:table-cell>
              <table:table-cell office:value-type="float" office:value="0.5292">
                <text:p>0.5292</text:p>
              </table:table-cell>
              <table:table-cell office:value-type="float" office:value="0.632">
                <text:p>0.632</text:p>
              </table:table-cell>
              <table:table-cell office:value-type="float" office:value="0.712">
                <text:p>0.712</text:p>
              </table:table-cell>
              <table:table-cell office:value-type="float" office:value="0.41084">
                <text:p>0.410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28">
                <text:p>0.3028</text:p>
              </table:table-cell>
              <table:table-cell office:value-type="float" office:value="0.3304">
                <text:p>0.3304</text:p>
              </table:table-cell>
              <table:table-cell office:value-type="float" office:value="0.3944">
                <text:p>0.394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6">
                <text:p>0.436</text:p>
              </table:table-cell>
              <table:table-cell office:value-type="float" office:value="0.5412">
                <text:p>0.5412</text:p>
              </table:table-cell>
              <table:table-cell office:value-type="float" office:value="0.6336">
                <text:p>0.6336</text:p>
              </table:table-cell>
              <table:table-cell office:value-type="float" office:value="0.712">
                <text:p>0.712</text:p>
              </table:table-cell>
              <table:table-cell office:value-type="float" office:value="0.42384">
                <text:p>0.423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092">
                <text:p>0.3092</text:p>
              </table:table-cell>
              <table:table-cell office:value-type="float" office:value="0.3524">
                <text:p>0.35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68">
                <text:p>0.4368</text:p>
              </table:table-cell>
              <table:table-cell office:value-type="float" office:value="0.54">
                <text:p>0.54</text:p>
              </table:table-cell>
              <table:table-cell office:value-type="float" office:value="0.6416">
                <text:p>0.6416</text:p>
              </table:table-cell>
              <table:table-cell office:value-type="float" office:value="0.72">
                <text:p>0.7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212">
                <text:p>0.3212</text:p>
              </table:table-cell>
              <table:table-cell office:value-type="float" office:value="0.3356">
                <text:p>0.3356</text:p>
              </table:table-cell>
              <table:table-cell office:value-type="float" office:value="0.3984">
                <text:p>0.398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">
                <text:p>0.406</text:p>
              </table:table-cell>
              <table:table-cell office:value-type="float" office:value="0.4828">
                <text:p>0.4828</text:p>
              </table:table-cell>
              <table:table-cell office:value-type="float" office:value="0.5748">
                <text:p>0.5748</text:p>
              </table:table-cell>
              <table:table-cell office:value-type="float" office:value="0.6528">
                <text:p>0.6528</text:p>
              </table:table-cell>
              <table:table-cell office:value-type="float" office:value="0.72">
                <text:p>0.72</text:p>
              </table:table-cell>
              <table:table-cell office:value-type="float" office:value="0.43716">
                <text:p>0.437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088">
                <text:p>0.3088</text:p>
              </table:table-cell>
              <table:table-cell office:value-type="float" office:value="0.328">
                <text:p>0.328</text:p>
              </table:table-cell>
              <table:table-cell office:value-type="float" office:value="0.3588">
                <text:p>0.35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16">
                <text:p>0.4016</text:p>
              </table:table-cell>
              <table:table-cell office:value-type="float" office:value="0.4544">
                <text:p>0.4544</text:p>
              </table:table-cell>
              <table:table-cell office:value-type="float" office:value="0.5612">
                <text:p>0.5612</text:p>
              </table:table-cell>
              <table:table-cell office:value-type="float" office:value="0.6576">
                <text:p>0.6576</text:p>
              </table:table-cell>
              <table:table-cell office:value-type="float" office:value="0.728">
                <text:p>0.728</text:p>
              </table:table-cell>
              <table:table-cell office:value-type="float" office:value="0.42704">
                <text:p>0.427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">
                <text:p>0.31</text:p>
              </table:table-cell>
              <table:table-cell office:value-type="float" office:value="0.328">
                <text:p>0.328</text:p>
              </table:table-cell>
              <table:table-cell office:value-type="float" office:value="0.3688">
                <text:p>0.36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04">
                <text:p>0.4104</text:p>
              </table:table-cell>
              <table:table-cell office:value-type="float" office:value="0.4988">
                <text:p>0.4988</text:p>
              </table:table-cell>
              <table:table-cell office:value-type="float" office:value="0.5972">
                <text:p>0.5972</text:p>
              </table:table-cell>
              <table:table-cell office:value-type="float" office:value="0.6736">
                <text:p>0.6736</text:p>
              </table:table-cell>
              <table:table-cell office:value-type="float" office:value="0.744">
                <text:p>0.744</text:p>
              </table:table-cell>
              <table:table-cell office:value-type="float" office:value="0.43868">
                <text:p>0.438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844">
                <text:p>0.2844</text:p>
              </table:table-cell>
              <table:table-cell office:value-type="float" office:value="0.336">
                <text:p>0.33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56">
                <text:p>0.4056</text:p>
              </table:table-cell>
              <table:table-cell office:value-type="float" office:value="0.444">
                <text:p>0.444</text:p>
              </table:table-cell>
              <table:table-cell office:value-type="float" office:value="0.548">
                <text:p>0.548</text:p>
              </table:table-cell>
              <table:table-cell office:value-type="float" office:value="0.6096">
                <text:p>0.6096</text:p>
              </table:table-cell>
              <table:table-cell office:value-type="float" office:value="0.6796">
                <text:p>0.6796</text:p>
              </table:table-cell>
              <table:table-cell office:value-type="float" office:value="0.744">
                <text:p>0.744</text:p>
              </table:table-cell>
              <table:table-cell office:value-type="float" office:value="0.45072">
                <text:p>0.450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076">
                <text:p>0.3076</text:p>
              </table:table-cell>
              <table:table-cell office:value-type="float" office:value="0.3504">
                <text:p>0.35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64">
                <text:p>0.4064</text:p>
              </table:table-cell>
              <table:table-cell office:value-type="float" office:value="0.4592">
                <text:p>0.4592</text:p>
              </table:table-cell>
              <table:table-cell office:value-type="float" office:value="0.5736">
                <text:p>0.5736</text:p>
              </table:table-cell>
              <table:table-cell office:value-type="float" office:value="0.622">
                <text:p>0.622</text:p>
              </table:table-cell>
              <table:table-cell office:value-type="float" office:value="0.7088">
                <text:p>0.7088</text:p>
              </table:table-cell>
              <table:table-cell office:value-type="float" office:value="0.8">
                <text:p>0.8</text:p>
              </table:table-cell>
              <table:table-cell office:value-type="float" office:value="0.4628">
                <text:p>0.46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128">
                <text:p>0.3128</text:p>
              </table:table-cell>
              <table:table-cell office:value-type="float" office:value="0.376">
                <text:p>0.37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88">
                <text:p>0.4088</text:p>
              </table:table-cell>
              <table:table-cell office:value-type="float" office:value="0.4788">
                <text:p>0.4788</text:p>
              </table:table-cell>
              <table:table-cell office:value-type="float" office:value="0.5796">
                <text:p>0.5796</text:p>
              </table:table-cell>
              <table:table-cell office:value-type="float" office:value="0.6188">
                <text:p>0.6188</text:p>
              </table:table-cell>
              <table:table-cell office:value-type="float" office:value="0.7088">
                <text:p>0.7088</text:p>
              </table:table-cell>
              <table:table-cell office:value-type="float" office:value="0.8">
                <text:p>0.8</text:p>
              </table:table-cell>
              <table:table-cell office:value-type="float" office:value="0.46836">
                <text:p>0.468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18">
                <text:p>0.318</text:p>
              </table:table-cell>
              <table:table-cell office:value-type="float" office:value="0.3992">
                <text:p>0.39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04">
                <text:p>0.4104</text:p>
              </table:table-cell>
              <table:table-cell office:value-type="float" office:value="0.4532">
                <text:p>0.4532</text:p>
              </table:table-cell>
              <table:table-cell office:value-type="float" office:value="0.5344">
                <text:p>0.5344</text:p>
              </table:table-cell>
              <table:table-cell office:value-type="float" office:value="0.5888">
                <text:p>0.5888</text:p>
              </table:table-cell>
              <table:table-cell office:value-type="float" office:value="0.622">
                <text:p>0.622</text:p>
              </table:table-cell>
              <table:table-cell office:value-type="float" office:value="0.722">
                <text:p>0.722</text:p>
              </table:table-cell>
              <table:table-cell office:value-type="float" office:value="0.8">
                <text:p>0.8</text:p>
              </table:table-cell>
              <table:table-cell office:value-type="float" office:value="0.4848">
                <text:p>0.48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132">
                <text:p>0.3132</text:p>
              </table:table-cell>
              <table:table-cell office:value-type="float" office:value="0.394">
                <text:p>0.39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8">
                <text:p>0.4028</text:p>
              </table:table-cell>
              <table:table-cell office:value-type="float" office:value="0.4424">
                <text:p>0.4424</text:p>
              </table:table-cell>
              <table:table-cell office:value-type="float" office:value="0.5348">
                <text:p>0.5348</text:p>
              </table:table-cell>
              <table:table-cell office:value-type="float" office:value="0.5832">
                <text:p>0.5832</text:p>
              </table:table-cell>
              <table:table-cell office:value-type="float" office:value="0.63">
                <text:p>0.63</text:p>
              </table:table-cell>
              <table:table-cell office:value-type="float" office:value="0.7516">
                <text:p>0.7516</text:p>
              </table:table-cell>
              <table:table-cell office:value-type="float" office:value="0.832">
                <text:p>0.832</text:p>
              </table:table-cell>
              <table:table-cell office:value-type="float" office:value="0.4852">
                <text:p>0.48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128">
                <text:p>0.3128</text:p>
              </table:table-cell>
              <table:table-cell office:value-type="float" office:value="0.3596">
                <text:p>0.35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28">
                <text:p>0.4328</text:p>
              </table:table-cell>
              <table:table-cell office:value-type="float" office:value="0.532">
                <text:p>0.532</text:p>
              </table:table-cell>
              <table:table-cell office:value-type="float" office:value="0.588">
                <text:p>0.588</text:p>
              </table:table-cell>
              <table:table-cell office:value-type="float" office:value="0.6516">
                <text:p>0.6516</text:p>
              </table:table-cell>
              <table:table-cell office:value-type="float" office:value="0.7788">
                <text:p>0.7788</text:p>
              </table:table-cell>
              <table:table-cell office:value-type="float" office:value="0.84">
                <text:p>0.84</text:p>
              </table:table-cell>
              <table:table-cell office:value-type="float" office:value="0.48556">
                <text:p>0.485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144">
                <text:p>0.3144</text:p>
              </table:table-cell>
              <table:table-cell office:value-type="float" office:value="0.388">
                <text:p>0.3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72">
                <text:p>0.4372</text:p>
              </table:table-cell>
              <table:table-cell office:value-type="float" office:value="0.546">
                <text:p>0.546</text:p>
              </table:table-cell>
              <table:table-cell office:value-type="float" office:value="0.5792">
                <text:p>0.5792</text:p>
              </table:table-cell>
              <table:table-cell office:value-type="float" office:value="0.6188">
                <text:p>0.6188</text:p>
              </table:table-cell>
              <table:table-cell office:value-type="float" office:value="0.6704">
                <text:p>0.6704</text:p>
              </table:table-cell>
              <table:table-cell office:value-type="float" office:value="0.7964">
                <text:p>0.7964</text:p>
              </table:table-cell>
              <table:table-cell office:value-type="float" office:value="0.864">
                <text:p>0.864</text:p>
              </table:table-cell>
              <table:table-cell office:value-type="float" office:value="0.51504">
                <text:p>0.515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04">
                <text:p>0.34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92">
                <text:p>0.4292</text:p>
              </table:table-cell>
              <table:table-cell office:value-type="float" office:value="0.5112">
                <text:p>0.5112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6244">
                <text:p>0.6244</text:p>
              </table:table-cell>
              <table:table-cell office:value-type="float" office:value="0.6736">
                <text:p>0.6736</text:p>
              </table:table-cell>
              <table:table-cell office:value-type="float" office:value="0.798">
                <text:p>0.798</text:p>
              </table:table-cell>
              <table:table-cell office:value-type="float" office:value="0.864">
                <text:p>0.864</text:p>
              </table:table-cell>
              <table:table-cell office:value-type="float" office:value="0.53268">
                <text:p>0.532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524">
                <text:p>0.3524</text:p>
              </table:table-cell>
              <table:table-cell office:value-type="float" office:value="0.4">
                <text:p>0.4</text:p>
              </table:table-cell>
              <table:table-cell office:value-type="float" office:value="0.4084">
                <text:p>0.4084</text:p>
              </table:table-cell>
              <table:table-cell office:value-type="float" office:value="0.4624">
                <text:p>0.4624</text:p>
              </table:table-cell>
              <table:table-cell office:value-type="float" office:value="0.5568">
                <text:p>0.5568</text:p>
              </table:table-cell>
              <table:table-cell office:value-type="float" office:value="0.588">
                <text:p>0.588</text:p>
              </table:table-cell>
              <table:table-cell office:value-type="float" office:value="0.6216">
                <text:p>0.6216</text:p>
              </table:table-cell>
              <table:table-cell office:value-type="float" office:value="0.6432">
                <text:p>0.6432</text:p>
              </table:table-cell>
              <table:table-cell office:value-type="float" office:value="0.7172">
                <text:p>0.7172</text:p>
              </table:table-cell>
              <table:table-cell office:value-type="float" office:value="0.8096">
                <text:p>0.8096</text:p>
              </table:table-cell>
              <table:table-cell office:value-type="float" office:value="0.864">
                <text:p>0.864</text:p>
              </table:table-cell>
              <table:table-cell office:value-type="float" office:value="0.55596">
                <text:p>0.555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604">
                <text:p>0.3604</text:p>
              </table:table-cell>
              <table:table-cell office:value-type="float" office:value="0.4">
                <text:p>0.4</text:p>
              </table:table-cell>
              <table:table-cell office:value-type="float" office:value="0.4364">
                <text:p>0.4364</text:p>
              </table:table-cell>
              <table:table-cell office:value-type="float" office:value="0.5392">
                <text:p>0.5392</text:p>
              </table:table-cell>
              <table:table-cell office:value-type="float" office:value="0.5796">
                <text:p>0.5796</text:p>
              </table:table-cell>
              <table:table-cell office:value-type="float" office:value="0.6084">
                <text:p>0.6084</text:p>
              </table:table-cell>
              <table:table-cell office:value-type="float" office:value="0.6328">
                <text:p>0.6328</text:p>
              </table:table-cell>
              <table:table-cell office:value-type="float" office:value="0.6768">
                <text:p>0.6768</text:p>
              </table:table-cell>
              <table:table-cell office:value-type="float" office:value="0.744">
                <text:p>0.744</text:p>
              </table:table-cell>
              <table:table-cell office:value-type="float" office:value="0.8216">
                <text:p>0.8216</text:p>
              </table:table-cell>
              <table:table-cell office:value-type="float" office:value="0.872">
                <text:p>0.872</text:p>
              </table:table-cell>
              <table:table-cell office:value-type="float" office:value="0.57992">
                <text:p>0.5799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428">
                <text:p>0.3428</text:p>
              </table:table-cell>
              <table:table-cell office:value-type="float" office:value="0.412">
                <text:p>0.412</text:p>
              </table:table-cell>
              <table:table-cell office:value-type="float" office:value="0.4864">
                <text:p>0.4864</text:p>
              </table:table-cell>
              <table:table-cell office:value-type="float" office:value="0.5644">
                <text:p>0.5644</text:p>
              </table:table-cell>
              <table:table-cell office:value-type="float" office:value="0.5956">
                <text:p>0.5956</text:p>
              </table:table-cell>
              <table:table-cell office:value-type="float" office:value="0.6192">
                <text:p>0.6192</text:p>
              </table:table-cell>
              <table:table-cell office:value-type="float" office:value="0.6516">
                <text:p>0.6516</text:p>
              </table:table-cell>
              <table:table-cell office:value-type="float" office:value="0.7128">
                <text:p>0.7128</text:p>
              </table:table-cell>
              <table:table-cell office:value-type="float" office:value="0.7556">
                <text:p>0.7556</text:p>
              </table:table-cell>
              <table:table-cell office:value-type="float" office:value="0.8308">
                <text:p>0.8308</text:p>
              </table:table-cell>
              <table:table-cell office:value-type="float" office:value="0.872">
                <text:p>0.872</text:p>
              </table:table-cell>
              <table:table-cell office:value-type="float" office:value="0.59712">
                <text:p>0.597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4">
                <text:p>0.364</text:p>
              </table:table-cell>
              <table:table-cell office:value-type="float" office:value="0.412">
                <text:p>0.412</text:p>
              </table:table-cell>
              <table:table-cell office:value-type="float" office:value="0.4908">
                <text:p>0.4908</text:p>
              </table:table-cell>
              <table:table-cell office:value-type="float" office:value="0.5672">
                <text:p>0.5672</text:p>
              </table:table-cell>
              <table:table-cell office:value-type="float" office:value="0.6044">
                <text:p>0.6044</text:p>
              </table:table-cell>
              <table:table-cell office:value-type="float" office:value="0.6276">
                <text:p>0.6276</text:p>
              </table:table-cell>
              <table:table-cell office:value-type="float" office:value="0.6508">
                <text:p>0.6508</text:p>
              </table:table-cell>
              <table:table-cell office:value-type="float" office:value="0.6996">
                <text:p>0.6996</text:p>
              </table:table-cell>
              <table:table-cell office:value-type="float" office:value="0.7568">
                <text:p>0.7568</text:p>
              </table:table-cell>
              <table:table-cell office:value-type="float" office:value="0.838">
                <text:p>0.838</text:p>
              </table:table-cell>
              <table:table-cell office:value-type="float" office:value="0.872">
                <text:p>0.872</text:p>
              </table:table-cell>
              <table:table-cell office:value-type="float" office:value="0.60112">
                <text:p>0.6011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756">
                <text:p>0.3756</text:p>
              </table:table-cell>
              <table:table-cell office:value-type="float" office:value="0.4568">
                <text:p>0.4568</text:p>
              </table:table-cell>
              <table:table-cell office:value-type="float" office:value="0.5396">
                <text:p>0.5396</text:p>
              </table:table-cell>
              <table:table-cell office:value-type="float" office:value="0.5784">
                <text:p>0.5784</text:p>
              </table:table-cell>
              <table:table-cell office:value-type="float" office:value="0.608">
                <text:p>0.608</text:p>
              </table:table-cell>
              <table:table-cell office:value-type="float" office:value="0.6276">
                <text:p>0.6276</text:p>
              </table:table-cell>
              <table:table-cell office:value-type="float" office:value="0.6468">
                <text:p>0.6468</text:p>
              </table:table-cell>
              <table:table-cell office:value-type="float" office:value="0.6936">
                <text:p>0.6936</text:p>
              </table:table-cell>
              <table:table-cell office:value-type="float" office:value="0.7488">
                <text:p>0.7488</text:p>
              </table:table-cell>
              <table:table-cell office:value-type="float" office:value="0.822">
                <text:p>0.822</text:p>
              </table:table-cell>
              <table:table-cell office:value-type="float" office:value="0.872">
                <text:p>0.872</text:p>
              </table:table-cell>
              <table:table-cell office:value-type="float" office:value="0.60972">
                <text:p>0.609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716">
                <text:p>0.3716</text:p>
              </table:table-cell>
              <table:table-cell office:value-type="float" office:value="0.4736">
                <text:p>0.4736</text:p>
              </table:table-cell>
              <table:table-cell office:value-type="float" office:value="0.574">
                <text:p>0.574</text:p>
              </table:table-cell>
              <table:table-cell office:value-type="float" office:value="0.6092">
                <text:p>0.6092</text:p>
              </table:table-cell>
              <table:table-cell office:value-type="float" office:value="0.6248">
                <text:p>0.6248</text:p>
              </table:table-cell>
              <table:table-cell office:value-type="float" office:value="0.6364">
                <text:p>0.6364</text:p>
              </table:table-cell>
              <table:table-cell office:value-type="float" office:value="0.6712">
                <text:p>0.6712</text:p>
              </table:table-cell>
              <table:table-cell office:value-type="float" office:value="0.7204">
                <text:p>0.7204</text:p>
              </table:table-cell>
              <table:table-cell office:value-type="float" office:value="0.7576">
                <text:p>0.7576</text:p>
              </table:table-cell>
              <table:table-cell office:value-type="float" office:value="0.8276">
                <text:p>0.8276</text:p>
              </table:table-cell>
              <table:table-cell office:value-type="float" office:value="0.88">
                <text:p>0.88</text:p>
              </table:table-cell>
              <table:table-cell office:value-type="float" office:value="0.62664">
                <text:p>0.626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96">
                <text:p>0.3996</text:p>
              </table:table-cell>
              <table:table-cell office:value-type="float" office:value="0.5276">
                <text:p>0.5276</text:p>
              </table:table-cell>
              <table:table-cell office:value-type="float" office:value="0.5916">
                <text:p>0.5916</text:p>
              </table:table-cell>
              <table:table-cell office:value-type="float" office:value="0.6196">
                <text:p>0.6196</text:p>
              </table:table-cell>
              <table:table-cell office:value-type="float" office:value="0.6288">
                <text:p>0.6288</text:p>
              </table:table-cell>
              <table:table-cell office:value-type="float" office:value="0.6428">
                <text:p>0.6428</text:p>
              </table:table-cell>
              <table:table-cell office:value-type="float" office:value="0.6848">
                <text:p>0.6848</text:p>
              </table:table-cell>
              <table:table-cell office:value-type="float" office:value="0.7292">
                <text:p>0.7292</text:p>
              </table:table-cell>
              <table:table-cell office:value-type="float" office:value="0.7608">
                <text:p>0.7608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  <table:table-cell office:value-type="float" office:value="0.64148">
                <text:p>0.641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468">
                <text:p>0.4468</text:p>
              </table:table-cell>
              <table:table-cell office:value-type="float" office:value="0.5584">
                <text:p>0.5584</text:p>
              </table:table-cell>
              <table:table-cell office:value-type="float" office:value="0.5988">
                <text:p>0.5988</text:p>
              </table:table-cell>
              <table:table-cell office:value-type="float" office:value="0.6236">
                <text:p>0.6236</text:p>
              </table:table-cell>
              <table:table-cell office:value-type="float" office:value="0.6392">
                <text:p>0.6392</text:p>
              </table:table-cell>
              <table:table-cell office:value-type="float" office:value="0.6684">
                <text:p>0.6684</text:p>
              </table:table-cell>
              <table:table-cell office:value-type="float" office:value="0.708">
                <text:p>0.708</text:p>
              </table:table-cell>
              <table:table-cell office:value-type="float" office:value="0.7412">
                <text:p>0.7412</text:p>
              </table:table-cell>
              <table:table-cell office:value-type="float" office:value="0.7792">
                <text:p>0.7792</text:p>
              </table:table-cell>
              <table:table-cell office:value-type="float" office:value="0.8408">
                <text:p>0.8408</text:p>
              </table:table-cell>
              <table:table-cell office:value-type="float" office:value="0.88">
                <text:p>0.88</text:p>
              </table:table-cell>
              <table:table-cell office:value-type="float" office:value="0.66044">
                <text:p>0.660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08">
                <text:p>0.508</text:p>
              </table:table-cell>
              <table:table-cell office:value-type="float" office:value="0.5844">
                <text:p>0.5844</text:p>
              </table:table-cell>
              <table:table-cell office:value-type="float" office:value="0.614">
                <text:p>0.614</text:p>
              </table:table-cell>
              <table:table-cell office:value-type="float" office:value="0.628">
                <text:p>0.628</text:p>
              </table:table-cell>
              <table:table-cell office:value-type="float" office:value="0.64">
                <text:p>0.64</text:p>
              </table:table-cell>
              <table:table-cell office:value-type="float" office:value="0.6736">
                <text:p>0.6736</text:p>
              </table:table-cell>
              <table:table-cell office:value-type="float" office:value="0.7112">
                <text:p>0.7112</text:p>
              </table:table-cell>
              <table:table-cell office:value-type="float" office:value="0.74">
                <text:p>0.74</text:p>
              </table:table-cell>
              <table:table-cell office:value-type="float" office:value="0.778">
                <text:p>0.778</text:p>
              </table:table-cell>
              <table:table-cell office:value-type="float" office:value="0.8444">
                <text:p>0.8444</text:p>
              </table:table-cell>
              <table:table-cell office:value-type="float" office:value="0.88">
                <text:p>0.88</text:p>
              </table:table-cell>
              <table:table-cell office:value-type="float" office:value="0.67216">
                <text:p>0.672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012">
                <text:p>0.5012</text:p>
              </table:table-cell>
              <table:table-cell office:value-type="float" office:value="0.5956">
                <text:p>0.5956</text:p>
              </table:table-cell>
              <table:table-cell office:value-type="float" office:value="0.6244">
                <text:p>0.6244</text:p>
              </table:table-cell>
              <table:table-cell office:value-type="float" office:value="0.6368">
                <text:p>0.6368</text:p>
              </table:table-cell>
              <table:table-cell office:value-type="float" office:value="0.6584">
                <text:p>0.6584</text:p>
              </table:table-cell>
              <table:table-cell office:value-type="float" office:value="0.6852">
                <text:p>0.6852</text:p>
              </table:table-cell>
              <table:table-cell office:value-type="float" office:value="0.7212">
                <text:p>0.7212</text:p>
              </table:table-cell>
              <table:table-cell office:value-type="float" office:value="0.7516">
                <text:p>0.7516</text:p>
              </table:table-cell>
              <table:table-cell office:value-type="float" office:value="0.7832">
                <text:p>0.7832</text:p>
              </table:table-cell>
              <table:table-cell office:value-type="float" office:value="0.848">
                <text:p>0.848</text:p>
              </table:table-cell>
              <table:table-cell office:value-type="float" office:value="0.88">
                <text:p>0.88</text:p>
              </table:table-cell>
              <table:table-cell office:value-type="float" office:value="0.68056">
                <text:p>0.680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904">
                <text:p>0.4904</text:p>
              </table:table-cell>
              <table:table-cell office:value-type="float" office:value="0.604">
                <text:p>0.604</text:p>
              </table:table-cell>
              <table:table-cell office:value-type="float" office:value="0.6252">
                <text:p>0.6252</text:p>
              </table:table-cell>
              <table:table-cell office:value-type="float" office:value="0.6364">
                <text:p>0.6364</text:p>
              </table:table-cell>
              <table:table-cell office:value-type="float" office:value="0.666">
                <text:p>0.666</text:p>
              </table:table-cell>
              <table:table-cell office:value-type="float" office:value="0.7024">
                <text:p>0.7024</text:p>
              </table:table-cell>
              <table:table-cell office:value-type="float" office:value="0.7344">
                <text:p>0.7344</text:p>
              </table:table-cell>
              <table:table-cell office:value-type="float" office:value="0.762">
                <text:p>0.762</text:p>
              </table:table-cell>
              <table:table-cell office:value-type="float" office:value="0.792">
                <text:p>0.792</text:p>
              </table:table-cell>
              <table:table-cell office:value-type="float" office:value="0.8528">
                <text:p>0.8528</text:p>
              </table:table-cell>
              <table:table-cell office:value-type="float" office:value="0.88">
                <text:p>0.88</text:p>
              </table:table-cell>
              <table:table-cell office:value-type="float" office:value="0.68656">
                <text:p>0.686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044">
                <text:p>0.5044</text:p>
              </table:table-cell>
              <table:table-cell office:value-type="float" office:value="0.602">
                <text:p>0.602</text:p>
              </table:table-cell>
              <table:table-cell office:value-type="float" office:value="0.6248">
                <text:p>0.6248</text:p>
              </table:table-cell>
              <table:table-cell office:value-type="float" office:value="0.6404">
                <text:p>0.6404</text:p>
              </table:table-cell>
              <table:table-cell office:value-type="float" office:value="0.6676">
                <text:p>0.6676</text:p>
              </table:table-cell>
              <table:table-cell office:value-type="float" office:value="0.71">
                <text:p>0.71</text:p>
              </table:table-cell>
              <table:table-cell office:value-type="float" office:value="0.746">
                <text:p>0.746</text:p>
              </table:table-cell>
              <table:table-cell office:value-type="float" office:value="0.7752">
                <text:p>0.7752</text:p>
              </table:table-cell>
              <table:table-cell office:value-type="float" office:value="0.8048">
                <text:p>0.8048</text:p>
              </table:table-cell>
              <table:table-cell office:value-type="float" office:value="0.8592">
                <text:p>0.8592</text:p>
              </table:table-cell>
              <table:table-cell office:value-type="float" office:value="0.88">
                <text:p>0.88</text:p>
              </table:table-cell>
              <table:table-cell office:value-type="float" office:value="0.69344">
                <text:p>0.6934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82">
                <text:p>0.482</text:p>
              </table:table-cell>
              <table:table-cell office:value-type="float" office:value="0.6048">
                <text:p>0.6048</text:p>
              </table:table-cell>
              <table:table-cell office:value-type="float" office:value="0.6244">
                <text:p>0.6244</text:p>
              </table:table-cell>
              <table:table-cell office:value-type="float" office:value="0.6372">
                <text:p>0.6372</text:p>
              </table:table-cell>
              <table:table-cell office:value-type="float" office:value="0.6544">
                <text:p>0.6544</text:p>
              </table:table-cell>
              <table:table-cell office:value-type="float" office:value="0.704">
                <text:p>0.704</text:p>
              </table:table-cell>
              <table:table-cell office:value-type="float" office:value="0.7456">
                <text:p>0.7456</text:p>
              </table:table-cell>
              <table:table-cell office:value-type="float" office:value="0.7784">
                <text:p>0.7784</text:p>
              </table:table-cell>
              <table:table-cell office:value-type="float" office:value="0.8012">
                <text:p>0.8012</text:p>
              </table:table-cell>
              <table:table-cell office:value-type="float" office:value="0.8528">
                <text:p>0.8528</text:p>
              </table:table-cell>
              <table:table-cell office:value-type="float" office:value="0.88">
                <text:p>0.88</text:p>
              </table:table-cell>
              <table:table-cell office:value-type="float" office:value="0.68848">
                <text:p>0.688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008">
                <text:p>0.5008</text:p>
              </table:table-cell>
              <table:table-cell office:value-type="float" office:value="0.6108">
                <text:p>0.6108</text:p>
              </table:table-cell>
              <table:table-cell office:value-type="float" office:value="0.63">
                <text:p>0.63</text:p>
              </table:table-cell>
              <table:table-cell office:value-type="float" office:value="0.644">
                <text:p>0.644</text:p>
              </table:table-cell>
              <table:table-cell office:value-type="float" office:value="0.686">
                <text:p>0.686</text:p>
              </table:table-cell>
              <table:table-cell office:value-type="float" office:value="0.7264">
                <text:p>0.7264</text:p>
              </table:table-cell>
              <table:table-cell office:value-type="float" office:value="0.7556">
                <text:p>0.7556</text:p>
              </table:table-cell>
              <table:table-cell office:value-type="float" office:value="0.7776">
                <text:p>0.7776</text:p>
              </table:table-cell>
              <table:table-cell office:value-type="float" office:value="0.7984">
                <text:p>0.7984</text:p>
              </table:table-cell>
              <table:table-cell office:value-type="float" office:value="0.8524">
                <text:p>0.8524</text:p>
              </table:table-cell>
              <table:table-cell office:value-type="float" office:value="0.88">
                <text:p>0.88</text:p>
              </table:table-cell>
              <table:table-cell office:value-type="float" office:value="0.6982">
                <text:p>0.698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36">
                <text:p>0.536</text:p>
              </table:table-cell>
              <table:table-cell office:value-type="float" office:value="0.6136">
                <text:p>0.6136</text:p>
              </table:table-cell>
              <table:table-cell office:value-type="float" office:value="0.6328">
                <text:p>0.6328</text:p>
              </table:table-cell>
              <table:table-cell office:value-type="float" office:value="0.6492">
                <text:p>0.6492</text:p>
              </table:table-cell>
              <table:table-cell office:value-type="float" office:value="0.698">
                <text:p>0.698</text:p>
              </table:table-cell>
              <table:table-cell office:value-type="float" office:value="0.728">
                <text:p>0.728</text:p>
              </table:table-cell>
              <table:table-cell office:value-type="float" office:value="0.7552">
                <text:p>0.7552</text:p>
              </table:table-cell>
              <table:table-cell office:value-type="float" office:value="0.7784">
                <text:p>0.7784</text:p>
              </table:table-cell>
              <table:table-cell office:value-type="float" office:value="0.8048">
                <text:p>0.8048</text:p>
              </table:table-cell>
              <table:table-cell office:value-type="float" office:value="0.8556">
                <text:p>0.8556</text:p>
              </table:table-cell>
              <table:table-cell office:value-type="float" office:value="0.88">
                <text:p>0.88</text:p>
              </table:table-cell>
              <table:table-cell office:value-type="float" office:value="0.70516">
                <text:p>0.705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256">
                <text:p>0.5256</text:p>
              </table:table-cell>
              <table:table-cell office:value-type="float" office:value="0.6216">
                <text:p>0.6216</text:p>
              </table:table-cell>
              <table:table-cell office:value-type="float" office:value="0.648">
                <text:p>0.648</text:p>
              </table:table-cell>
              <table:table-cell office:value-type="float" office:value="0.684">
                <text:p>0.684</text:p>
              </table:table-cell>
              <table:table-cell office:value-type="float" office:value="0.714">
                <text:p>0.714</text:p>
              </table:table-cell>
              <table:table-cell office:value-type="float" office:value="0.73">
                <text:p>0.73</text:p>
              </table:table-cell>
              <table:table-cell office:value-type="float" office:value="0.7608">
                <text:p>0.7608</text:p>
              </table:table-cell>
              <table:table-cell office:value-type="float" office:value="0.7828">
                <text:p>0.7828</text:p>
              </table:table-cell>
              <table:table-cell office:value-type="float" office:value="0.8072">
                <text:p>0.8072</text:p>
              </table:table-cell>
              <table:table-cell office:value-type="float" office:value="0.8488">
                <text:p>0.8488</text:p>
              </table:table-cell>
              <table:table-cell office:value-type="float" office:value="0.88">
                <text:p>0.88</text:p>
              </table:table-cell>
              <table:table-cell office:value-type="float" office:value="0.71228">
                <text:p>0.7122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844">
                <text:p>0.4844</text:p>
              </table:table-cell>
              <table:table-cell office:value-type="float" office:value="0.6196">
                <text:p>0.6196</text:p>
              </table:table-cell>
              <table:table-cell office:value-type="float" office:value="0.6456">
                <text:p>0.6456</text:p>
              </table:table-cell>
              <table:table-cell office:value-type="float" office:value="0.6804">
                <text:p>0.6804</text:p>
              </table:table-cell>
              <table:table-cell office:value-type="float" office:value="0.7092">
                <text:p>0.7092</text:p>
              </table:table-cell>
              <table:table-cell office:value-type="float" office:value="0.732">
                <text:p>0.732</text:p>
              </table:table-cell>
              <table:table-cell office:value-type="float" office:value="0.7552">
                <text:p>0.7552</text:p>
              </table:table-cell>
              <table:table-cell office:value-type="float" office:value="0.7792">
                <text:p>0.7792</text:p>
              </table:table-cell>
              <table:table-cell office:value-type="float" office:value="0.8036">
                <text:p>0.8036</text:p>
              </table:table-cell>
              <table:table-cell office:value-type="float" office:value="0.8424">
                <text:p>0.8424</text:p>
              </table:table-cell>
              <table:table-cell office:value-type="float" office:value="0.88">
                <text:p>0.88</text:p>
              </table:table-cell>
              <table:table-cell office:value-type="float" office:value="0.70516">
                <text:p>0.7051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084">
                <text:p>0.5084</text:p>
              </table:table-cell>
              <table:table-cell office:value-type="float" office:value="0.614">
                <text:p>0.614</text:p>
              </table:table-cell>
              <table:table-cell office:value-type="float" office:value="0.6408">
                <text:p>0.6408</text:p>
              </table:table-cell>
              <table:table-cell office:value-type="float" office:value="0.676">
                <text:p>0.676</text:p>
              </table:table-cell>
              <table:table-cell office:value-type="float" office:value="0.6996">
                <text:p>0.6996</text:p>
              </table:table-cell>
              <table:table-cell office:value-type="float" office:value="0.7296">
                <text:p>0.7296</text:p>
              </table:table-cell>
              <table:table-cell office:value-type="float" office:value="0.7504">
                <text:p>0.7504</text:p>
              </table:table-cell>
              <table:table-cell office:value-type="float" office:value="0.7784">
                <text:p>0.7784</text:p>
              </table:table-cell>
              <table:table-cell office:value-type="float" office:value="0.806">
                <text:p>0.806</text:p>
              </table:table-cell>
              <table:table-cell office:value-type="float" office:value="0.848">
                <text:p>0.848</text:p>
              </table:table-cell>
              <table:table-cell office:value-type="float" office:value="0.88">
                <text:p>0.88</text:p>
              </table:table-cell>
              <table:table-cell office:value-type="float" office:value="0.70512">
                <text:p>0.705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348">
                <text:p>0.5348</text:p>
              </table:table-cell>
              <table:table-cell office:value-type="float" office:value="0.6164">
                <text:p>0.6164</text:p>
              </table:table-cell>
              <table:table-cell office:value-type="float" office:value="0.6424">
                <text:p>0.6424</text:p>
              </table:table-cell>
              <table:table-cell office:value-type="float" office:value="0.6748">
                <text:p>0.6748</text:p>
              </table:table-cell>
              <table:table-cell office:value-type="float" office:value="0.7076">
                <text:p>0.7076</text:p>
              </table:table-cell>
              <table:table-cell office:value-type="float" office:value="0.7352">
                <text:p>0.7352</text:p>
              </table:table-cell>
              <table:table-cell office:value-type="float" office:value="0.7624">
                <text:p>0.7624</text:p>
              </table:table-cell>
              <table:table-cell office:value-type="float" office:value="0.7844">
                <text:p>0.7844</text:p>
              </table:table-cell>
              <table:table-cell office:value-type="float" office:value="0.806">
                <text:p>0.806</text:p>
              </table:table-cell>
              <table:table-cell office:value-type="float" office:value="0.8492">
                <text:p>0.8492</text:p>
              </table:table-cell>
              <table:table-cell office:value-type="float" office:value="0.88">
                <text:p>0.88</text:p>
              </table:table-cell>
              <table:table-cell office:value-type="float" office:value="0.71132">
                <text:p>0.711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728">
                <text:p>0.5728</text:p>
              </table:table-cell>
              <table:table-cell office:value-type="float" office:value="0.6232">
                <text:p>0.6232</text:p>
              </table:table-cell>
              <table:table-cell office:value-type="float" office:value="0.6464">
                <text:p>0.6464</text:p>
              </table:table-cell>
              <table:table-cell office:value-type="float" office:value="0.6776">
                <text:p>0.6776</text:p>
              </table:table-cell>
              <table:table-cell office:value-type="float" office:value="0.7076">
                <text:p>0.7076</text:p>
              </table:table-cell>
              <table:table-cell office:value-type="float" office:value="0.7356">
                <text:p>0.7356</text:p>
              </table:table-cell>
              <table:table-cell office:value-type="float" office:value="0.7628">
                <text:p>0.7628</text:p>
              </table:table-cell>
              <table:table-cell office:value-type="float" office:value="0.7868">
                <text:p>0.7868</text:p>
              </table:table-cell>
              <table:table-cell office:value-type="float" office:value="0.8152">
                <text:p>0.8152</text:p>
              </table:table-cell>
              <table:table-cell office:value-type="float" office:value="0.8656">
                <text:p>0.8656</text:p>
              </table:table-cell>
              <table:table-cell office:value-type="float" office:value="0.888">
                <text:p>0.888</text:p>
              </table:table-cell>
              <table:table-cell office:value-type="float" office:value="0.71936">
                <text:p>0.7193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292">
                <text:p>0.5292</text:p>
              </table:table-cell>
              <table:table-cell office:value-type="float" office:value="0.6188">
                <text:p>0.6188</text:p>
              </table:table-cell>
              <table:table-cell office:value-type="float" office:value="0.6496">
                <text:p>0.6496</text:p>
              </table:table-cell>
              <table:table-cell office:value-type="float" office:value="0.6972">
                <text:p>0.6972</text:p>
              </table:table-cell>
              <table:table-cell office:value-type="float" office:value="0.7256">
                <text:p>0.7256</text:p>
              </table:table-cell>
              <table:table-cell office:value-type="float" office:value="0.7516">
                <text:p>0.7516</text:p>
              </table:table-cell>
              <table:table-cell office:value-type="float" office:value="0.7696">
                <text:p>0.7696</text:p>
              </table:table-cell>
              <table:table-cell office:value-type="float" office:value="0.7868">
                <text:p>0.7868</text:p>
              </table:table-cell>
              <table:table-cell office:value-type="float" office:value="0.8084">
                <text:p>0.8084</text:p>
              </table:table-cell>
              <table:table-cell office:value-type="float" office:value="0.8596">
                <text:p>0.8596</text:p>
              </table:table-cell>
              <table:table-cell office:value-type="float" office:value="0.888">
                <text:p>0.888</text:p>
              </table:table-cell>
              <table:table-cell office:value-type="float" office:value="0.71964">
                <text:p>0.719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408">
                <text:p>0.5408</text:p>
              </table:table-cell>
              <table:table-cell office:value-type="float" office:value="0.6264">
                <text:p>0.6264</text:p>
              </table:table-cell>
              <table:table-cell office:value-type="float" office:value="0.6732">
                <text:p>0.6732</text:p>
              </table:table-cell>
              <table:table-cell office:value-type="float" office:value="0.7176">
                <text:p>0.7176</text:p>
              </table:table-cell>
              <table:table-cell office:value-type="float" office:value="0.7424">
                <text:p>0.7424</text:p>
              </table:table-cell>
              <table:table-cell office:value-type="float" office:value="0.762">
                <text:p>0.762</text:p>
              </table:table-cell>
              <table:table-cell office:value-type="float" office:value="0.7808">
                <text:p>0.7808</text:p>
              </table:table-cell>
              <table:table-cell office:value-type="float" office:value="0.7976">
                <text:p>0.7976</text:p>
              </table:table-cell>
              <table:table-cell office:value-type="float" office:value="0.824">
                <text:p>0.824</text:p>
              </table:table-cell>
              <table:table-cell office:value-type="float" office:value="0.866">
                <text:p>0.866</text:p>
              </table:table-cell>
              <table:table-cell office:value-type="float" office:value="0.888">
                <text:p>0.888</text:p>
              </table:table-cell>
              <table:table-cell office:value-type="float" office:value="0.73308">
                <text:p>0.7330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012">
                <text:p>0.6012</text:p>
              </table:table-cell>
              <table:table-cell office:value-type="float" office:value="0.6404">
                <text:p>0.6404</text:p>
              </table:table-cell>
              <table:table-cell office:value-type="float" office:value="0.6872">
                <text:p>0.6872</text:p>
              </table:table-cell>
              <table:table-cell office:value-type="float" office:value="0.7204">
                <text:p>0.7204</text:p>
              </table:table-cell>
              <table:table-cell office:value-type="float" office:value="0.7456">
                <text:p>0.7456</text:p>
              </table:table-cell>
              <table:table-cell office:value-type="float" office:value="0.766">
                <text:p>0.766</text:p>
              </table:table-cell>
              <table:table-cell office:value-type="float" office:value="0.7844">
                <text:p>0.7844</text:p>
              </table:table-cell>
              <table:table-cell office:value-type="float" office:value="0.8032">
                <text:p>0.8032</text:p>
              </table:table-cell>
              <table:table-cell office:value-type="float" office:value="0.8272">
                <text:p>0.8272</text:p>
              </table:table-cell>
              <table:table-cell office:value-type="float" office:value="0.8672">
                <text:p>0.8672</text:p>
              </table:table-cell>
              <table:table-cell office:value-type="float" office:value="0.888">
                <text:p>0.888</text:p>
              </table:table-cell>
              <table:table-cell office:value-type="float" office:value="0.74428">
                <text:p>0.7442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48">
                <text:p>0.548</text:p>
              </table:table-cell>
              <table:table-cell office:value-type="float" office:value="0.6564">
                <text:p>0.6564</text:p>
              </table:table-cell>
              <table:table-cell office:value-type="float" office:value="0.6988">
                <text:p>0.6988</text:p>
              </table:table-cell>
              <table:table-cell office:value-type="float" office:value="0.7296">
                <text:p>0.7296</text:p>
              </table:table-cell>
              <table:table-cell office:value-type="float" office:value="0.7528">
                <text:p>0.7528</text:p>
              </table:table-cell>
              <table:table-cell office:value-type="float" office:value="0.7708">
                <text:p>0.7708</text:p>
              </table:table-cell>
              <table:table-cell office:value-type="float" office:value="0.792">
                <text:p>0.792</text:p>
              </table:table-cell>
              <table:table-cell office:value-type="float" office:value="0.8112">
                <text:p>0.8112</text:p>
              </table:table-cell>
              <table:table-cell office:value-type="float" office:value="0.8352">
                <text:p>0.8352</text:p>
              </table:table-cell>
              <table:table-cell office:value-type="float" office:value="0.8664">
                <text:p>0.8664</text:p>
              </table:table-cell>
              <table:table-cell office:value-type="float" office:value="0.888">
                <text:p>0.888</text:p>
              </table:table-cell>
              <table:table-cell office:value-type="float" office:value="0.74612">
                <text:p>0.7461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5184">
                <text:p>0.5184</text:p>
              </table:table-cell>
              <table:table-cell office:value-type="float" office:value="0.6616">
                <text:p>0.6616</text:p>
              </table:table-cell>
              <table:table-cell office:value-type="float" office:value="0.7204">
                <text:p>0.7204</text:p>
              </table:table-cell>
              <table:table-cell office:value-type="float" office:value="0.7464">
                <text:p>0.7464</text:p>
              </table:table-cell>
              <table:table-cell office:value-type="float" office:value="0.764">
                <text:p>0.764</text:p>
              </table:table-cell>
              <table:table-cell office:value-type="float" office:value="0.7796">
                <text:p>0.7796</text:p>
              </table:table-cell>
              <table:table-cell office:value-type="float" office:value="0.794">
                <text:p>0.794</text:p>
              </table:table-cell>
              <table:table-cell office:value-type="float" office:value="0.8068">
                <text:p>0.8068</text:p>
              </table:table-cell>
              <table:table-cell office:value-type="float" office:value="0.8272">
                <text:p>0.8272</text:p>
              </table:table-cell>
              <table:table-cell office:value-type="float" office:value="0.8636">
                <text:p>0.8636</text:p>
              </table:table-cell>
              <table:table-cell office:value-type="float" office:value="0.888">
                <text:p>0.888</text:p>
              </table:table-cell>
              <table:table-cell office:value-type="float" office:value="0.7482">
                <text:p>0.748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5424">
                <text:p>0.5424</text:p>
              </table:table-cell>
              <table:table-cell office:value-type="float" office:value="0.6764">
                <text:p>0.6764</text:p>
              </table:table-cell>
              <table:table-cell office:value-type="float" office:value="0.714">
                <text:p>0.714</text:p>
              </table:table-cell>
              <table:table-cell office:value-type="float" office:value="0.7396">
                <text:p>0.7396</text:p>
              </table:table-cell>
              <table:table-cell office:value-type="float" office:value="0.7604">
                <text:p>0.7604</text:p>
              </table:table-cell>
              <table:table-cell office:value-type="float" office:value="0.7788">
                <text:p>0.7788</text:p>
              </table:table-cell>
              <table:table-cell office:value-type="float" office:value="0.794">
                <text:p>0.794</text:p>
              </table:table-cell>
              <table:table-cell office:value-type="float" office:value="0.8084">
                <text:p>0.8084</text:p>
              </table:table-cell>
              <table:table-cell office:value-type="float" office:value="0.826">
                <text:p>0.826</text:p>
              </table:table-cell>
              <table:table-cell office:value-type="float" office:value="0.866">
                <text:p>0.866</text:p>
              </table:table-cell>
              <table:table-cell office:value-type="float" office:value="0.888">
                <text:p>0.888</text:p>
              </table:table-cell>
              <table:table-cell office:value-type="float" office:value="0.7506">
                <text:p>0.750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156">
                <text:p>0.6156</text:p>
              </table:table-cell>
              <table:table-cell office:value-type="float" office:value="0.6928">
                <text:p>0.6928</text:p>
              </table:table-cell>
              <table:table-cell office:value-type="float" office:value="0.7212">
                <text:p>0.7212</text:p>
              </table:table-cell>
              <table:table-cell office:value-type="float" office:value="0.7404">
                <text:p>0.7404</text:p>
              </table:table-cell>
              <table:table-cell office:value-type="float" office:value="0.7604">
                <text:p>0.7604</text:p>
              </table:table-cell>
              <table:table-cell office:value-type="float" office:value="0.7772">
                <text:p>0.7772</text:p>
              </table:table-cell>
              <table:table-cell office:value-type="float" office:value="0.7904">
                <text:p>0.7904</text:p>
              </table:table-cell>
              <table:table-cell office:value-type="float" office:value="0.8052">
                <text:p>0.8052</text:p>
              </table:table-cell>
              <table:table-cell office:value-type="float" office:value="0.8212">
                <text:p>0.8212</text:p>
              </table:table-cell>
              <table:table-cell office:value-type="float" office:value="0.8592">
                <text:p>0.8592</text:p>
              </table:table-cell>
              <table:table-cell office:value-type="float" office:value="0.904">
                <text:p>0.904</text:p>
              </table:table-cell>
              <table:table-cell office:value-type="float" office:value="0.75836">
                <text:p>0.7583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352">
                <text:p>0.6352</text:p>
              </table:table-cell>
              <table:table-cell office:value-type="float" office:value="0.6772">
                <text:p>0.6772</text:p>
              </table:table-cell>
              <table:table-cell office:value-type="float" office:value="0.716">
                <text:p>0.716</text:p>
              </table:table-cell>
              <table:table-cell office:value-type="float" office:value="0.7368">
                <text:p>0.7368</text:p>
              </table:table-cell>
              <table:table-cell office:value-type="float" office:value="0.7556">
                <text:p>0.7556</text:p>
              </table:table-cell>
              <table:table-cell office:value-type="float" office:value="0.7728">
                <text:p>0.7728</text:p>
              </table:table-cell>
              <table:table-cell office:value-type="float" office:value="0.7856">
                <text:p>0.7856</text:p>
              </table:table-cell>
              <table:table-cell office:value-type="float" office:value="0.8036">
                <text:p>0.8036</text:p>
              </table:table-cell>
              <table:table-cell office:value-type="float" office:value="0.8196">
                <text:p>0.8196</text:p>
              </table:table-cell>
              <table:table-cell office:value-type="float" office:value="0.8604">
                <text:p>0.8604</text:p>
              </table:table-cell>
              <table:table-cell office:value-type="float" office:value="0.904">
                <text:p>0.904</text:p>
              </table:table-cell>
              <table:table-cell office:value-type="float" office:value="0.75628">
                <text:p>0.756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344">
                <text:p>0.6344</text:p>
              </table:table-cell>
              <table:table-cell office:value-type="float" office:value="0.708">
                <text:p>0.708</text:p>
              </table:table-cell>
              <table:table-cell office:value-type="float" office:value="0.7304">
                <text:p>0.7304</text:p>
              </table:table-cell>
              <table:table-cell office:value-type="float" office:value="0.7444">
                <text:p>0.7444</text:p>
              </table:table-cell>
              <table:table-cell office:value-type="float" office:value="0.764">
                <text:p>0.764</text:p>
              </table:table-cell>
              <table:table-cell office:value-type="float" office:value="0.7752">
                <text:p>0.7752</text:p>
              </table:table-cell>
              <table:table-cell office:value-type="float" office:value="0.7972">
                <text:p>0.7972</text:p>
              </table:table-cell>
              <table:table-cell office:value-type="float" office:value="0.8152">
                <text:p>0.8152</text:p>
              </table:table-cell>
              <table:table-cell office:value-type="float" office:value="0.8328">
                <text:p>0.8328</text:p>
              </table:table-cell>
              <table:table-cell office:value-type="float" office:value="0.8612">
                <text:p>0.8612</text:p>
              </table:table-cell>
              <table:table-cell office:value-type="float" office:value="0.904">
                <text:p>0.904</text:p>
              </table:table-cell>
              <table:table-cell office:value-type="float" office:value="0.76628">
                <text:p>0.7662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5864">
                <text:p>0.5864</text:p>
              </table:table-cell>
              <table:table-cell office:value-type="float" office:value="0.7">
                <text:p>0.7</text:p>
              </table:table-cell>
              <table:table-cell office:value-type="float" office:value="0.7324">
                <text:p>0.7324</text:p>
              </table:table-cell>
              <table:table-cell office:value-type="float" office:value="0.75">
                <text:p>0.75</text:p>
              </table:table-cell>
              <table:table-cell office:value-type="float" office:value="0.7656">
                <text:p>0.7656</text:p>
              </table:table-cell>
              <table:table-cell office:value-type="float" office:value="0.7764">
                <text:p>0.7764</text:p>
              </table:table-cell>
              <table:table-cell office:value-type="float" office:value="0.7944">
                <text:p>0.7944</text:p>
              </table:table-cell>
              <table:table-cell office:value-type="float" office:value="0.814">
                <text:p>0.814</text:p>
              </table:table-cell>
              <table:table-cell office:value-type="float" office:value="0.8344">
                <text:p>0.8344</text:p>
              </table:table-cell>
              <table:table-cell office:value-type="float" office:value="0.864">
                <text:p>0.864</text:p>
              </table:table-cell>
              <table:table-cell office:value-type="float" office:value="0.904">
                <text:p>0.904</text:p>
              </table:table-cell>
              <table:table-cell office:value-type="float" office:value="0.76176">
                <text:p>0.761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04">
                <text:p>0.604</text:p>
              </table:table-cell>
              <table:table-cell office:value-type="float" office:value="0.692">
                <text:p>0.692</text:p>
              </table:table-cell>
              <table:table-cell office:value-type="float" office:value="0.728">
                <text:p>0.728</text:p>
              </table:table-cell>
              <table:table-cell office:value-type="float" office:value="0.7512">
                <text:p>0.7512</text:p>
              </table:table-cell>
              <table:table-cell office:value-type="float" office:value="0.7668">
                <text:p>0.7668</text:p>
              </table:table-cell>
              <table:table-cell office:value-type="float" office:value="0.778">
                <text:p>0.778</text:p>
              </table:table-cell>
              <table:table-cell office:value-type="float" office:value="0.7964">
                <text:p>0.7964</text:p>
              </table:table-cell>
              <table:table-cell office:value-type="float" office:value="0.8128">
                <text:p>0.8128</text:p>
              </table:table-cell>
              <table:table-cell office:value-type="float" office:value="0.8296">
                <text:p>0.8296</text:p>
              </table:table-cell>
              <table:table-cell office:value-type="float" office:value="0.8568">
                <text:p>0.8568</text:p>
              </table:table-cell>
              <table:table-cell office:value-type="float" office:value="0.904">
                <text:p>0.904</text:p>
              </table:table-cell>
              <table:table-cell office:value-type="float" office:value="0.76156">
                <text:p>0.761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976">
                <text:p>0.5976</text:p>
              </table:table-cell>
              <table:table-cell office:value-type="float" office:value="0.6972">
                <text:p>0.6972</text:p>
              </table:table-cell>
              <table:table-cell office:value-type="float" office:value="0.7352">
                <text:p>0.7352</text:p>
              </table:table-cell>
              <table:table-cell office:value-type="float" office:value="0.7512">
                <text:p>0.7512</text:p>
              </table:table-cell>
              <table:table-cell office:value-type="float" office:value="0.77">
                <text:p>0.77</text:p>
              </table:table-cell>
              <table:table-cell office:value-type="float" office:value="0.7828">
                <text:p>0.7828</text:p>
              </table:table-cell>
              <table:table-cell office:value-type="float" office:value="0.8016">
                <text:p>0.8016</text:p>
              </table:table-cell>
              <table:table-cell office:value-type="float" office:value="0.8172">
                <text:p>0.8172</text:p>
              </table:table-cell>
              <table:table-cell office:value-type="float" office:value="0.8356">
                <text:p>0.8356</text:p>
              </table:table-cell>
              <table:table-cell office:value-type="float" office:value="0.8652">
                <text:p>0.8652</text:p>
              </table:table-cell>
              <table:table-cell office:value-type="float" office:value="0.904">
                <text:p>0.904</text:p>
              </table:table-cell>
              <table:table-cell office:value-type="float" office:value="0.76536">
                <text:p>0.765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6168">
                <text:p>0.6168</text:p>
              </table:table-cell>
              <table:table-cell office:value-type="float" office:value="0.712">
                <text:p>0.712</text:p>
              </table:table-cell>
              <table:table-cell office:value-type="float" office:value="0.7448">
                <text:p>0.7448</text:p>
              </table:table-cell>
              <table:table-cell office:value-type="float" office:value="0.766">
                <text:p>0.766</text:p>
              </table:table-cell>
              <table:table-cell office:value-type="float" office:value="0.7784">
                <text:p>0.7784</text:p>
              </table:table-cell>
              <table:table-cell office:value-type="float" office:value="0.7972">
                <text:p>0.7972</text:p>
              </table:table-cell>
              <table:table-cell office:value-type="float" office:value="0.8108">
                <text:p>0.8108</text:p>
              </table:table-cell>
              <table:table-cell office:value-type="float" office:value="0.822">
                <text:p>0.822</text:p>
              </table:table-cell>
              <table:table-cell office:value-type="float" office:value="0.8396">
                <text:p>0.8396</text:p>
              </table:table-cell>
              <table:table-cell office:value-type="float" office:value="0.864">
                <text:p>0.864</text:p>
              </table:table-cell>
              <table:table-cell office:value-type="float" office:value="0.904">
                <text:p>0.904</text:p>
              </table:table-cell>
              <table:table-cell office:value-type="float" office:value="0.77516">
                <text:p>0.7751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112">
                <text:p>0.6112</text:p>
              </table:table-cell>
              <table:table-cell office:value-type="float" office:value="0.7196">
                <text:p>0.7196</text:p>
              </table:table-cell>
              <table:table-cell office:value-type="float" office:value="0.7528">
                <text:p>0.7528</text:p>
              </table:table-cell>
              <table:table-cell office:value-type="float" office:value="0.7712">
                <text:p>0.7712</text:p>
              </table:table-cell>
              <table:table-cell office:value-type="float" office:value="0.7804">
                <text:p>0.7804</text:p>
              </table:table-cell>
              <table:table-cell office:value-type="float" office:value="0.8016">
                <text:p>0.8016</text:p>
              </table:table-cell>
              <table:table-cell office:value-type="float" office:value="0.8128">
                <text:p>0.8128</text:p>
              </table:table-cell>
              <table:table-cell office:value-type="float" office:value="0.8232">
                <text:p>0.8232</text:p>
              </table:table-cell>
              <table:table-cell office:value-type="float" office:value="0.8428">
                <text:p>0.8428</text:p>
              </table:table-cell>
              <table:table-cell office:value-type="float" office:value="0.8672">
                <text:p>0.8672</text:p>
              </table:table-cell>
              <table:table-cell office:value-type="float" office:value="0.904">
                <text:p>0.904</text:p>
              </table:table-cell>
              <table:table-cell office:value-type="float" office:value="0.77828">
                <text:p>0.7782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292">
                <text:p>0.6292</text:p>
              </table:table-cell>
              <table:table-cell office:value-type="float" office:value="0.7208">
                <text:p>0.7208</text:p>
              </table:table-cell>
              <table:table-cell office:value-type="float" office:value="0.7532">
                <text:p>0.7532</text:p>
              </table:table-cell>
              <table:table-cell office:value-type="float" office:value="0.7704">
                <text:p>0.7704</text:p>
              </table:table-cell>
              <table:table-cell office:value-type="float" office:value="0.7828">
                <text:p>0.7828</text:p>
              </table:table-cell>
              <table:table-cell office:value-type="float" office:value="0.8024">
                <text:p>0.8024</text:p>
              </table:table-cell>
              <table:table-cell office:value-type="float" office:value="0.8128">
                <text:p>0.8128</text:p>
              </table:table-cell>
              <table:table-cell office:value-type="float" office:value="0.8308">
                <text:p>0.8308</text:p>
              </table:table-cell>
              <table:table-cell office:value-type="float" office:value="0.8488">
                <text:p>0.8488</text:p>
              </table:table-cell>
              <table:table-cell office:value-type="float" office:value="0.8756">
                <text:p>0.8756</text:p>
              </table:table-cell>
              <table:table-cell office:value-type="float" office:value="0.904">
                <text:p>0.904</text:p>
              </table:table-cell>
              <table:table-cell office:value-type="float" office:value="0.78268">
                <text:p>0.782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56">
                <text:p>0.656</text:p>
              </table:table-cell>
              <table:table-cell office:value-type="float" office:value="0.7188">
                <text:p>0.7188</text:p>
              </table:table-cell>
              <table:table-cell office:value-type="float" office:value="0.7384">
                <text:p>0.7384</text:p>
              </table:table-cell>
              <table:table-cell office:value-type="float" office:value="0.76">
                <text:p>0.76</text:p>
              </table:table-cell>
              <table:table-cell office:value-type="float" office:value="0.7756">
                <text:p>0.7756</text:p>
              </table:table-cell>
              <table:table-cell office:value-type="float" office:value="0.7924">
                <text:p>0.7924</text:p>
              </table:table-cell>
              <table:table-cell office:value-type="float" office:value="0.81">
                <text:p>0.81</text:p>
              </table:table-cell>
              <table:table-cell office:value-type="float" office:value="0.8312">
                <text:p>0.8312</text:p>
              </table:table-cell>
              <table:table-cell office:value-type="float" office:value="0.8536">
                <text:p>0.8536</text:p>
              </table:table-cell>
              <table:table-cell office:value-type="float" office:value="0.884">
                <text:p>0.884</text:p>
              </table:table-cell>
              <table:table-cell office:value-type="float" office:value="0.904">
                <text:p>0.904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376">
                <text:p>0.6376</text:p>
              </table:table-cell>
              <table:table-cell office:value-type="float" office:value="0.7216">
                <text:p>0.7216</text:p>
              </table:table-cell>
              <table:table-cell office:value-type="float" office:value="0.742">
                <text:p>0.742</text:p>
              </table:table-cell>
              <table:table-cell office:value-type="float" office:value="0.7604">
                <text:p>0.7604</text:p>
              </table:table-cell>
              <table:table-cell office:value-type="float" office:value="0.7756">
                <text:p>0.7756</text:p>
              </table:table-cell>
              <table:table-cell office:value-type="float" office:value="0.7884">
                <text:p>0.7884</text:p>
              </table:table-cell>
              <table:table-cell office:value-type="float" office:value="0.8048">
                <text:p>0.8048</text:p>
              </table:table-cell>
              <table:table-cell office:value-type="float" office:value="0.8244">
                <text:p>0.8244</text:p>
              </table:table-cell>
              <table:table-cell office:value-type="float" office:value="0.8488">
                <text:p>0.8488</text:p>
              </table:table-cell>
              <table:table-cell office:value-type="float" office:value="0.886">
                <text:p>0.886</text:p>
              </table:table-cell>
              <table:table-cell office:value-type="float" office:value="0.904">
                <text:p>0.904</text:p>
              </table:table-cell>
              <table:table-cell office:value-type="float" office:value="0.77896">
                <text:p>0.7789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596">
                <text:p>0.6596</text:p>
              </table:table-cell>
              <table:table-cell office:value-type="float" office:value="0.7164">
                <text:p>0.7164</text:p>
              </table:table-cell>
              <table:table-cell office:value-type="float" office:value="0.7424">
                <text:p>0.7424</text:p>
              </table:table-cell>
              <table:table-cell office:value-type="float" office:value="0.7604">
                <text:p>0.7604</text:p>
              </table:table-cell>
              <table:table-cell office:value-type="float" office:value="0.7752">
                <text:p>0.7752</text:p>
              </table:table-cell>
              <table:table-cell office:value-type="float" office:value="0.788">
                <text:p>0.788</text:p>
              </table:table-cell>
              <table:table-cell office:value-type="float" office:value="0.8052">
                <text:p>0.8052</text:p>
              </table:table-cell>
              <table:table-cell office:value-type="float" office:value="0.8272">
                <text:p>0.8272</text:p>
              </table:table-cell>
              <table:table-cell office:value-type="float" office:value="0.854">
                <text:p>0.854</text:p>
              </table:table-cell>
              <table:table-cell office:value-type="float" office:value="0.8856">
                <text:p>0.8856</text:p>
              </table:table-cell>
              <table:table-cell office:value-type="float" office:value="0.904">
                <text:p>0.904</text:p>
              </table:table-cell>
              <table:table-cell office:value-type="float" office:value="0.7814">
                <text:p>0.781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372">
                <text:p>0.6372</text:p>
              </table:table-cell>
              <table:table-cell office:value-type="float" office:value="0.7068">
                <text:p>0.7068</text:p>
              </table:table-cell>
              <table:table-cell office:value-type="float" office:value="0.7332">
                <text:p>0.7332</text:p>
              </table:table-cell>
              <table:table-cell office:value-type="float" office:value="0.752">
                <text:p>0.752</text:p>
              </table:table-cell>
              <table:table-cell office:value-type="float" office:value="0.7712">
                <text:p>0.7712</text:p>
              </table:table-cell>
              <table:table-cell office:value-type="float" office:value="0.784">
                <text:p>0.784</text:p>
              </table:table-cell>
              <table:table-cell office:value-type="float" office:value="0.8028">
                <text:p>0.8028</text:p>
              </table:table-cell>
              <table:table-cell office:value-type="float" office:value="0.8292">
                <text:p>0.8292</text:p>
              </table:table-cell>
              <table:table-cell office:value-type="float" office:value="0.8588">
                <text:p>0.8588</text:p>
              </table:table-cell>
              <table:table-cell office:value-type="float" office:value="0.888">
                <text:p>0.888</text:p>
              </table:table-cell>
              <table:table-cell office:value-type="float" office:value="0.904">
                <text:p>0.904</text:p>
              </table:table-cell>
              <table:table-cell office:value-type="float" office:value="0.77632">
                <text:p>0.776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476">
                <text:p>0.6476</text:p>
              </table:table-cell>
              <table:table-cell office:value-type="float" office:value="0.6992">
                <text:p>0.6992</text:p>
              </table:table-cell>
              <table:table-cell office:value-type="float" office:value="0.7292">
                <text:p>0.7292</text:p>
              </table:table-cell>
              <table:table-cell office:value-type="float" office:value="0.7496">
                <text:p>0.7496</text:p>
              </table:table-cell>
              <table:table-cell office:value-type="float" office:value="0.7716">
                <text:p>0.7716</text:p>
              </table:table-cell>
              <table:table-cell office:value-type="float" office:value="0.786">
                <text:p>0.786</text:p>
              </table:table-cell>
              <table:table-cell office:value-type="float" office:value="0.8048">
                <text:p>0.8048</text:p>
              </table:table-cell>
              <table:table-cell office:value-type="float" office:value="0.8316">
                <text:p>0.8316</text:p>
              </table:table-cell>
              <table:table-cell office:value-type="float" office:value="0.8544">
                <text:p>0.8544</text:p>
              </table:table-cell>
              <table:table-cell office:value-type="float" office:value="0.886">
                <text:p>0.886</text:p>
              </table:table-cell>
              <table:table-cell office:value-type="float" office:value="0.904">
                <text:p>0.904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44">
                <text:p>0.644</text:p>
              </table:table-cell>
              <table:table-cell office:value-type="float" office:value="0.7124">
                <text:p>0.7124</text:p>
              </table:table-cell>
              <table:table-cell office:value-type="float" office:value="0.7384">
                <text:p>0.7384</text:p>
              </table:table-cell>
              <table:table-cell office:value-type="float" office:value="0.7588">
                <text:p>0.7588</text:p>
              </table:table-cell>
              <table:table-cell office:value-type="float" office:value="0.7728">
                <text:p>0.7728</text:p>
              </table:table-cell>
              <table:table-cell office:value-type="float" office:value="0.786">
                <text:p>0.786</text:p>
              </table:table-cell>
              <table:table-cell office:value-type="float" office:value="0.798">
                <text:p>0.798</text:p>
              </table:table-cell>
              <table:table-cell office:value-type="float" office:value="0.8212">
                <text:p>0.8212</text:p>
              </table:table-cell>
              <table:table-cell office:value-type="float" office:value="0.844">
                <text:p>0.844</text:p>
              </table:table-cell>
              <table:table-cell office:value-type="float" office:value="0.8804">
                <text:p>0.8804</text:p>
              </table:table-cell>
              <table:table-cell office:value-type="float" office:value="0.904">
                <text:p>0.904</text:p>
              </table:table-cell>
              <table:table-cell office:value-type="float" office:value="0.7756">
                <text:p>0.77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088">
                <text:p>0.6088</text:p>
              </table:table-cell>
              <table:table-cell office:value-type="float" office:value="0.7092">
                <text:p>0.7092</text:p>
              </table:table-cell>
              <table:table-cell office:value-type="float" office:value="0.7348">
                <text:p>0.7348</text:p>
              </table:table-cell>
              <table:table-cell office:value-type="float" office:value="0.7584">
                <text:p>0.7584</text:p>
              </table:table-cell>
              <table:table-cell office:value-type="float" office:value="0.7752">
                <text:p>0.7752</text:p>
              </table:table-cell>
              <table:table-cell office:value-type="float" office:value="0.7928">
                <text:p>0.7928</text:p>
              </table:table-cell>
              <table:table-cell office:value-type="float" office:value="0.8088">
                <text:p>0.8088</text:p>
              </table:table-cell>
              <table:table-cell office:value-type="float" office:value="0.8272">
                <text:p>0.8272</text:p>
              </table:table-cell>
              <table:table-cell office:value-type="float" office:value="0.846">
                <text:p>0.846</text:p>
              </table:table-cell>
              <table:table-cell office:value-type="float" office:value="0.8776">
                <text:p>0.8776</text:p>
              </table:table-cell>
              <table:table-cell office:value-type="float" office:value="0.904">
                <text:p>0.904</text:p>
              </table:table-cell>
              <table:table-cell office:value-type="float" office:value="0.77388">
                <text:p>0.7738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372">
                <text:p>0.6372</text:p>
              </table:table-cell>
              <table:table-cell office:value-type="float" office:value="0.7176">
                <text:p>0.7176</text:p>
              </table:table-cell>
              <table:table-cell office:value-type="float" office:value="0.7436">
                <text:p>0.7436</text:p>
              </table:table-cell>
              <table:table-cell office:value-type="float" office:value="0.7656">
                <text:p>0.7656</text:p>
              </table:table-cell>
              <table:table-cell office:value-type="float" office:value="0.7816">
                <text:p>0.7816</text:p>
              </table:table-cell>
              <table:table-cell office:value-type="float" office:value="0.7944">
                <text:p>0.7944</text:p>
              </table:table-cell>
              <table:table-cell office:value-type="float" office:value="0.808">
                <text:p>0.808</text:p>
              </table:table-cell>
              <table:table-cell office:value-type="float" office:value="0.828">
                <text:p>0.828</text:p>
              </table:table-cell>
              <table:table-cell office:value-type="float" office:value="0.8492">
                <text:p>0.8492</text:p>
              </table:table-cell>
              <table:table-cell office:value-type="float" office:value="0.8784">
                <text:p>0.8784</text:p>
              </table:table-cell>
              <table:table-cell office:value-type="float" office:value="0.904">
                <text:p>0.904</text:p>
              </table:table-cell>
              <table:table-cell office:value-type="float" office:value="0.78036">
                <text:p>0.7803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16">
                <text:p>0.6316</text:p>
              </table:table-cell>
              <table:table-cell office:value-type="float" office:value="0.7128">
                <text:p>0.7128</text:p>
              </table:table-cell>
              <table:table-cell office:value-type="float" office:value="0.7424">
                <text:p>0.7424</text:p>
              </table:table-cell>
              <table:table-cell office:value-type="float" office:value="0.7672">
                <text:p>0.7672</text:p>
              </table:table-cell>
              <table:table-cell office:value-type="float" office:value="0.7812">
                <text:p>0.7812</text:p>
              </table:table-cell>
              <table:table-cell office:value-type="float" office:value="0.7928">
                <text:p>0.7928</text:p>
              </table:table-cell>
              <table:table-cell office:value-type="float" office:value="0.8112">
                <text:p>0.8112</text:p>
              </table:table-cell>
              <table:table-cell office:value-type="float" office:value="0.8288">
                <text:p>0.8288</text:p>
              </table:table-cell>
              <table:table-cell office:value-type="float" office:value="0.8484">
                <text:p>0.8484</text:p>
              </table:table-cell>
              <table:table-cell office:value-type="float" office:value="0.8776">
                <text:p>0.8776</text:p>
              </table:table-cell>
              <table:table-cell office:value-type="float" office:value="0.904">
                <text:p>0.904</text:p>
              </table:table-cell>
              <table:table-cell office:value-type="float" office:value="0.7794">
                <text:p>0.779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476">
                <text:p>0.6476</text:p>
              </table:table-cell>
              <table:table-cell office:value-type="float" office:value="0.7168">
                <text:p>0.7168</text:p>
              </table:table-cell>
              <table:table-cell office:value-type="float" office:value="0.738">
                <text:p>0.738</text:p>
              </table:table-cell>
              <table:table-cell office:value-type="float" office:value="0.7628">
                <text:p>0.7628</text:p>
              </table:table-cell>
              <table:table-cell office:value-type="float" office:value="0.7784">
                <text:p>0.7784</text:p>
              </table:table-cell>
              <table:table-cell office:value-type="float" office:value="0.7932">
                <text:p>0.7932</text:p>
              </table:table-cell>
              <table:table-cell office:value-type="float" office:value="0.8132">
                <text:p>0.8132</text:p>
              </table:table-cell>
              <table:table-cell office:value-type="float" office:value="0.8288">
                <text:p>0.8288</text:p>
              </table:table-cell>
              <table:table-cell office:value-type="float" office:value="0.8488">
                <text:p>0.8488</text:p>
              </table:table-cell>
              <table:table-cell office:value-type="float" office:value="0.8748">
                <text:p>0.8748</text:p>
              </table:table-cell>
              <table:table-cell office:value-type="float" office:value="0.904">
                <text:p>0.904</text:p>
              </table:table-cell>
              <table:table-cell office:value-type="float" office:value="0.78024">
                <text:p>0.780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544">
                <text:p>0.6544</text:p>
              </table:table-cell>
              <table:table-cell office:value-type="float" office:value="0.726">
                <text:p>0.726</text:p>
              </table:table-cell>
              <table:table-cell office:value-type="float" office:value="0.7492">
                <text:p>0.7492</text:p>
              </table:table-cell>
              <table:table-cell office:value-type="float" office:value="0.7696">
                <text:p>0.7696</text:p>
              </table:table-cell>
              <table:table-cell office:value-type="float" office:value="0.7824">
                <text:p>0.7824</text:p>
              </table:table-cell>
              <table:table-cell office:value-type="float" office:value="0.8012">
                <text:p>0.8012</text:p>
              </table:table-cell>
              <table:table-cell office:value-type="float" office:value="0.8164">
                <text:p>0.8164</text:p>
              </table:table-cell>
              <table:table-cell office:value-type="float" office:value="0.8292">
                <text:p>0.8292</text:p>
              </table:table-cell>
              <table:table-cell office:value-type="float" office:value="0.8508">
                <text:p>0.8508</text:p>
              </table:table-cell>
              <table:table-cell office:value-type="float" office:value="0.8776">
                <text:p>0.8776</text:p>
              </table:table-cell>
              <table:table-cell office:value-type="float" office:value="0.904">
                <text:p>0.904</text:p>
              </table:table-cell>
              <table:table-cell office:value-type="float" office:value="0.78568">
                <text:p>0.7856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6736">
                <text:p>0.6736</text:p>
              </table:table-cell>
              <table:table-cell office:value-type="float" office:value="0.7336">
                <text:p>0.7336</text:p>
              </table:table-cell>
              <table:table-cell office:value-type="float" office:value="0.7596">
                <text:p>0.7596</text:p>
              </table:table-cell>
              <table:table-cell office:value-type="float" office:value="0.7812">
                <text:p>0.7812</text:p>
              </table:table-cell>
              <table:table-cell office:value-type="float" office:value="0.796">
                <text:p>0.796</text:p>
              </table:table-cell>
              <table:table-cell office:value-type="float" office:value="0.8112">
                <text:p>0.8112</text:p>
              </table:table-cell>
              <table:table-cell office:value-type="float" office:value="0.8208">
                <text:p>0.8208</text:p>
              </table:table-cell>
              <table:table-cell office:value-type="float" office:value="0.8384">
                <text:p>0.8384</text:p>
              </table:table-cell>
              <table:table-cell office:value-type="float" office:value="0.8548">
                <text:p>0.8548</text:p>
              </table:table-cell>
              <table:table-cell office:value-type="float" office:value="0.8828">
                <text:p>0.8828</text:p>
              </table:table-cell>
              <table:table-cell office:value-type="float" office:value="0.904">
                <text:p>0.904</text:p>
              </table:table-cell>
              <table:table-cell office:value-type="float" office:value="0.7952">
                <text:p>0.795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536">
                <text:p>0.6536</text:p>
              </table:table-cell>
              <table:table-cell office:value-type="float" office:value="0.7332">
                <text:p>0.7332</text:p>
              </table:table-cell>
              <table:table-cell office:value-type="float" office:value="0.758">
                <text:p>0.758</text:p>
              </table:table-cell>
              <table:table-cell office:value-type="float" office:value="0.7792">
                <text:p>0.7792</text:p>
              </table:table-cell>
              <table:table-cell office:value-type="float" office:value="0.7976">
                <text:p>0.7976</text:p>
              </table:table-cell>
              <table:table-cell office:value-type="float" office:value="0.8124">
                <text:p>0.8124</text:p>
              </table:table-cell>
              <table:table-cell office:value-type="float" office:value="0.8256">
                <text:p>0.8256</text:p>
              </table:table-cell>
              <table:table-cell office:value-type="float" office:value="0.8432">
                <text:p>0.8432</text:p>
              </table:table-cell>
              <table:table-cell office:value-type="float" office:value="0.8572">
                <text:p>0.8572</text:p>
              </table:table-cell>
              <table:table-cell office:value-type="float" office:value="0.8824">
                <text:p>0.8824</text:p>
              </table:table-cell>
              <table:table-cell office:value-type="float" office:value="0.904">
                <text:p>0.904</text:p>
              </table:table-cell>
              <table:table-cell office:value-type="float" office:value="0.79424">
                <text:p>0.7942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568">
                <text:p>0.6568</text:p>
              </table:table-cell>
              <table:table-cell office:value-type="float" office:value="0.7376">
                <text:p>0.7376</text:p>
              </table:table-cell>
              <table:table-cell office:value-type="float" office:value="0.7644">
                <text:p>0.7644</text:p>
              </table:table-cell>
              <table:table-cell office:value-type="float" office:value="0.7808">
                <text:p>0.7808</text:p>
              </table:table-cell>
              <table:table-cell office:value-type="float" office:value="0.7956">
                <text:p>0.7956</text:p>
              </table:table-cell>
              <table:table-cell office:value-type="float" office:value="0.8136">
                <text:p>0.8136</text:p>
              </table:table-cell>
              <table:table-cell office:value-type="float" office:value="0.8264">
                <text:p>0.8264</text:p>
              </table:table-cell>
              <table:table-cell office:value-type="float" office:value="0.8408">
                <text:p>0.8408</text:p>
              </table:table-cell>
              <table:table-cell office:value-type="float" office:value="0.858">
                <text:p>0.858</text:p>
              </table:table-cell>
              <table:table-cell office:value-type="float" office:value="0.8828">
                <text:p>0.8828</text:p>
              </table:table-cell>
              <table:table-cell office:value-type="float" office:value="0.904">
                <text:p>0.904</text:p>
              </table:table-cell>
              <table:table-cell office:value-type="float" office:value="0.79568">
                <text:p>0.7956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312">
                <text:p>0.6312</text:p>
              </table:table-cell>
              <table:table-cell office:value-type="float" office:value="0.7236">
                <text:p>0.7236</text:p>
              </table:table-cell>
              <table:table-cell office:value-type="float" office:value="0.758">
                <text:p>0.758</text:p>
              </table:table-cell>
              <table:table-cell office:value-type="float" office:value="0.7764">
                <text:p>0.7764</text:p>
              </table:table-cell>
              <table:table-cell office:value-type="float" office:value="0.7888">
                <text:p>0.7888</text:p>
              </table:table-cell>
              <table:table-cell office:value-type="float" office:value="0.8088">
                <text:p>0.8088</text:p>
              </table:table-cell>
              <table:table-cell office:value-type="float" office:value="0.8264">
                <text:p>0.8264</text:p>
              </table:table-cell>
              <table:table-cell office:value-type="float" office:value="0.8412">
                <text:p>0.8412</text:p>
              </table:table-cell>
              <table:table-cell office:value-type="float" office:value="0.8572">
                <text:p>0.8572</text:p>
              </table:table-cell>
              <table:table-cell office:value-type="float" office:value="0.8868">
                <text:p>0.8868</text:p>
              </table:table-cell>
              <table:table-cell office:value-type="float" office:value="0.912">
                <text:p>0.912</text:p>
              </table:table-cell>
              <table:table-cell office:value-type="float" office:value="0.78984">
                <text:p>0.7898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656">
                <text:p>0.656</text:p>
              </table:table-cell>
              <table:table-cell office:value-type="float" office:value="0.7168">
                <text:p>0.7168</text:p>
              </table:table-cell>
              <table:table-cell office:value-type="float" office:value="0.7552">
                <text:p>0.7552</text:p>
              </table:table-cell>
              <table:table-cell office:value-type="float" office:value="0.776">
                <text:p>0.776</text:p>
              </table:table-cell>
              <table:table-cell office:value-type="float" office:value="0.786">
                <text:p>0.786</text:p>
              </table:table-cell>
              <table:table-cell office:value-type="float" office:value="0.8012">
                <text:p>0.8012</text:p>
              </table:table-cell>
              <table:table-cell office:value-type="float" office:value="0.8204">
                <text:p>0.8204</text:p>
              </table:table-cell>
              <table:table-cell office:value-type="float" office:value="0.834">
                <text:p>0.834</text:p>
              </table:table-cell>
              <table:table-cell office:value-type="float" office:value="0.8496">
                <text:p>0.8496</text:p>
              </table:table-cell>
              <table:table-cell office:value-type="float" office:value="0.8796">
                <text:p>0.8796</text:p>
              </table:table-cell>
              <table:table-cell office:value-type="float" office:value="0.912">
                <text:p>0.912</text:p>
              </table:table-cell>
              <table:table-cell office:value-type="float" office:value="0.78748">
                <text:p>0.787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816">
                <text:p>0.6816</text:p>
              </table:table-cell>
              <table:table-cell office:value-type="float" office:value="0.7416">
                <text:p>0.7416</text:p>
              </table:table-cell>
              <table:table-cell office:value-type="float" office:value="0.7644">
                <text:p>0.7644</text:p>
              </table:table-cell>
              <table:table-cell office:value-type="float" office:value="0.7812">
                <text:p>0.7812</text:p>
              </table:table-cell>
              <table:table-cell office:value-type="float" office:value="0.7928">
                <text:p>0.7928</text:p>
              </table:table-cell>
              <table:table-cell office:value-type="float" office:value="0.8084">
                <text:p>0.8084</text:p>
              </table:table-cell>
              <table:table-cell office:value-type="float" office:value="0.8228">
                <text:p>0.8228</text:p>
              </table:table-cell>
              <table:table-cell office:value-type="float" office:value="0.8376">
                <text:p>0.8376</text:p>
              </table:table-cell>
              <table:table-cell office:value-type="float" office:value="0.8536">
                <text:p>0.8536</text:p>
              </table:table-cell>
              <table:table-cell office:value-type="float" office:value="0.8848">
                <text:p>0.8848</text:p>
              </table:table-cell>
              <table:table-cell office:value-type="float" office:value="0.912">
                <text:p>0.912</text:p>
              </table:table-cell>
              <table:table-cell office:value-type="float" office:value="0.79688">
                <text:p>0.7968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552">
                <text:p>0.6552</text:p>
              </table:table-cell>
              <table:table-cell office:value-type="float" office:value="0.736">
                <text:p>0.736</text:p>
              </table:table-cell>
              <table:table-cell office:value-type="float" office:value="0.7564">
                <text:p>0.7564</text:p>
              </table:table-cell>
              <table:table-cell office:value-type="float" office:value="0.774">
                <text:p>0.774</text:p>
              </table:table-cell>
              <table:table-cell office:value-type="float" office:value="0.788">
                <text:p>0.788</text:p>
              </table:table-cell>
              <table:table-cell office:value-type="float" office:value="0.8028">
                <text:p>0.8028</text:p>
              </table:table-cell>
              <table:table-cell office:value-type="float" office:value="0.816">
                <text:p>0.816</text:p>
              </table:table-cell>
              <table:table-cell office:value-type="float" office:value="0.8332">
                <text:p>0.8332</text:p>
              </table:table-cell>
              <table:table-cell office:value-type="float" office:value="0.8524">
                <text:p>0.8524</text:p>
              </table:table-cell>
              <table:table-cell office:value-type="float" office:value="0.8868">
                <text:p>0.8868</text:p>
              </table:table-cell>
              <table:table-cell office:value-type="float" office:value="0.912">
                <text:p>0.912</text:p>
              </table:table-cell>
              <table:table-cell office:value-type="float" office:value="0.79008">
                <text:p>0.7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884">
                <text:p>0.6884</text:p>
              </table:table-cell>
              <table:table-cell office:value-type="float" office:value="0.7372">
                <text:p>0.7372</text:p>
              </table:table-cell>
              <table:table-cell office:value-type="float" office:value="0.76">
                <text:p>0.76</text:p>
              </table:table-cell>
              <table:table-cell office:value-type="float" office:value="0.7736">
                <text:p>0.7736</text:p>
              </table:table-cell>
              <table:table-cell office:value-type="float" office:value="0.786">
                <text:p>0.786</text:p>
              </table:table-cell>
              <table:table-cell office:value-type="float" office:value="0.798">
                <text:p>0.798</text:p>
              </table:table-cell>
              <table:table-cell office:value-type="float" office:value="0.8148">
                <text:p>0.8148</text:p>
              </table:table-cell>
              <table:table-cell office:value-type="float" office:value="0.8328">
                <text:p>0.8328</text:p>
              </table:table-cell>
              <table:table-cell office:value-type="float" office:value="0.8512">
                <text:p>0.8512</text:p>
              </table:table-cell>
              <table:table-cell office:value-type="float" office:value="0.8832">
                <text:p>0.8832</text:p>
              </table:table-cell>
              <table:table-cell office:value-type="float" office:value="0.912">
                <text:p>0.912</text:p>
              </table:table-cell>
              <table:table-cell office:value-type="float" office:value="0.79252">
                <text:p>0.792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868">
                <text:p>0.6868</text:p>
              </table:table-cell>
              <table:table-cell office:value-type="float" office:value="0.736">
                <text:p>0.736</text:p>
              </table:table-cell>
              <table:table-cell office:value-type="float" office:value="0.7576">
                <text:p>0.7576</text:p>
              </table:table-cell>
              <table:table-cell office:value-type="float" office:value="0.7804">
                <text:p>0.7804</text:p>
              </table:table-cell>
              <table:table-cell office:value-type="float" office:value="0.7948">
                <text:p>0.7948</text:p>
              </table:table-cell>
              <table:table-cell office:value-type="float" office:value="0.8052">
                <text:p>0.8052</text:p>
              </table:table-cell>
              <table:table-cell office:value-type="float" office:value="0.8208">
                <text:p>0.8208</text:p>
              </table:table-cell>
              <table:table-cell office:value-type="float" office:value="0.8368">
                <text:p>0.8368</text:p>
              </table:table-cell>
              <table:table-cell office:value-type="float" office:value="0.8532">
                <text:p>0.8532</text:p>
              </table:table-cell>
              <table:table-cell office:value-type="float" office:value="0.8884">
                <text:p>0.8884</text:p>
              </table:table-cell>
              <table:table-cell office:value-type="float" office:value="0.912">
                <text:p>0.91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752">
                <text:p>0.6752</text:p>
              </table:table-cell>
              <table:table-cell office:value-type="float" office:value="0.7376">
                <text:p>0.7376</text:p>
              </table:table-cell>
              <table:table-cell office:value-type="float" office:value="0.758">
                <text:p>0.758</text:p>
              </table:table-cell>
              <table:table-cell office:value-type="float" office:value="0.7808">
                <text:p>0.7808</text:p>
              </table:table-cell>
              <table:table-cell office:value-type="float" office:value="0.7968">
                <text:p>0.7968</text:p>
              </table:table-cell>
              <table:table-cell office:value-type="float" office:value="0.8096">
                <text:p>0.8096</text:p>
              </table:table-cell>
              <table:table-cell office:value-type="float" office:value="0.8216">
                <text:p>0.8216</text:p>
              </table:table-cell>
              <table:table-cell office:value-type="float" office:value="0.8356">
                <text:p>0.8356</text:p>
              </table:table-cell>
              <table:table-cell office:value-type="float" office:value="0.8532">
                <text:p>0.8532</text:p>
              </table:table-cell>
              <table:table-cell office:value-type="float" office:value="0.888">
                <text:p>0.888</text:p>
              </table:table-cell>
              <table:table-cell office:value-type="float" office:value="0.912">
                <text:p>0.912</text:p>
              </table:table-cell>
              <table:table-cell office:value-type="float" office:value="0.79564">
                <text:p>0.795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94">
                <text:p>0.694</text:p>
              </table:table-cell>
              <table:table-cell office:value-type="float" office:value="0.7472">
                <text:p>0.7472</text:p>
              </table:table-cell>
              <table:table-cell office:value-type="float" office:value="0.7736">
                <text:p>0.7736</text:p>
              </table:table-cell>
              <table:table-cell office:value-type="float" office:value="0.7912">
                <text:p>0.7912</text:p>
              </table:table-cell>
              <table:table-cell office:value-type="float" office:value="0.8048">
                <text:p>0.8048</text:p>
              </table:table-cell>
              <table:table-cell office:value-type="float" office:value="0.818">
                <text:p>0.818</text:p>
              </table:table-cell>
              <table:table-cell office:value-type="float" office:value="0.8284">
                <text:p>0.8284</text:p>
              </table:table-cell>
              <table:table-cell office:value-type="float" office:value="0.8372">
                <text:p>0.8372</text:p>
              </table:table-cell>
              <table:table-cell office:value-type="float" office:value="0.852">
                <text:p>0.852</text:p>
              </table:table-cell>
              <table:table-cell office:value-type="float" office:value="0.8796">
                <text:p>0.8796</text:p>
              </table:table-cell>
              <table:table-cell office:value-type="float" office:value="0.912">
                <text:p>0.912</text:p>
              </table:table-cell>
              <table:table-cell office:value-type="float" office:value="0.8026">
                <text:p>0.802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7212">
                <text:p>0.7212</text:p>
              </table:table-cell>
              <table:table-cell office:value-type="float" office:value="0.7508">
                <text:p>0.7508</text:p>
              </table:table-cell>
              <table:table-cell office:value-type="float" office:value="0.7688">
                <text:p>0.7688</text:p>
              </table:table-cell>
              <table:table-cell office:value-type="float" office:value="0.786">
                <text:p>0.786</text:p>
              </table:table-cell>
              <table:table-cell office:value-type="float" office:value="0.8">
                <text:p>0.8</text:p>
              </table:table-cell>
              <table:table-cell office:value-type="float" office:value="0.8108">
                <text:p>0.8108</text:p>
              </table:table-cell>
              <table:table-cell office:value-type="float" office:value="0.8204">
                <text:p>0.8204</text:p>
              </table:table-cell>
              <table:table-cell office:value-type="float" office:value="0.8344">
                <text:p>0.8344</text:p>
              </table:table-cell>
              <table:table-cell office:value-type="float" office:value="0.8484">
                <text:p>0.8484</text:p>
              </table:table-cell>
              <table:table-cell office:value-type="float" office:value="0.8748">
                <text:p>0.8748</text:p>
              </table:table-cell>
              <table:table-cell office:value-type="float" office:value="0.912">
                <text:p>0.912</text:p>
              </table:table-cell>
              <table:table-cell office:value-type="float" office:value="0.80156">
                <text:p>0.8015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868">
                <text:p>0.6868</text:p>
              </table:table-cell>
              <table:table-cell office:value-type="float" office:value="0.7332">
                <text:p>0.7332</text:p>
              </table:table-cell>
              <table:table-cell office:value-type="float" office:value="0.758">
                <text:p>0.758</text:p>
              </table:table-cell>
              <table:table-cell office:value-type="float" office:value="0.7768">
                <text:p>0.7768</text:p>
              </table:table-cell>
              <table:table-cell office:value-type="float" office:value="0.7904">
                <text:p>0.7904</text:p>
              </table:table-cell>
              <table:table-cell office:value-type="float" office:value="0.8028">
                <text:p>0.8028</text:p>
              </table:table-cell>
              <table:table-cell office:value-type="float" office:value="0.816">
                <text:p>0.816</text:p>
              </table:table-cell>
              <table:table-cell office:value-type="float" office:value="0.8312">
                <text:p>0.8312</text:p>
              </table:table-cell>
              <table:table-cell office:value-type="float" office:value="0.85">
                <text:p>0.85</text:p>
              </table:table-cell>
              <table:table-cell office:value-type="float" office:value="0.8764">
                <text:p>0.8764</text:p>
              </table:table-cell>
              <table:table-cell office:value-type="float" office:value="0.912">
                <text:p>0.912</text:p>
              </table:table-cell>
              <table:table-cell office:value-type="float" office:value="0.79216">
                <text:p>0.792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956">
                <text:p>0.6956</text:p>
              </table:table-cell>
              <table:table-cell office:value-type="float" office:value="0.7524">
                <text:p>0.7524</text:p>
              </table:table-cell>
              <table:table-cell office:value-type="float" office:value="0.7704">
                <text:p>0.7704</text:p>
              </table:table-cell>
              <table:table-cell office:value-type="float" office:value="0.7856">
                <text:p>0.7856</text:p>
              </table:table-cell>
              <table:table-cell office:value-type="float" office:value="0.802">
                <text:p>0.802</text:p>
              </table:table-cell>
              <table:table-cell office:value-type="float" office:value="0.8112">
                <text:p>0.8112</text:p>
              </table:table-cell>
              <table:table-cell office:value-type="float" office:value="0.8244">
                <text:p>0.8244</text:p>
              </table:table-cell>
              <table:table-cell office:value-type="float" office:value="0.8372">
                <text:p>0.8372</text:p>
              </table:table-cell>
              <table:table-cell office:value-type="float" office:value="0.8544">
                <text:p>0.8544</text:p>
              </table:table-cell>
              <table:table-cell office:value-type="float" office:value="0.8828">
                <text:p>0.8828</text:p>
              </table:table-cell>
              <table:table-cell office:value-type="float" office:value="0.912">
                <text:p>0.912</text:p>
              </table:table-cell>
              <table:table-cell office:value-type="float" office:value="0.8016">
                <text:p>0.80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856">
                <text:p>0.6856</text:p>
              </table:table-cell>
              <table:table-cell office:value-type="float" office:value="0.744">
                <text:p>0.744</text:p>
              </table:table-cell>
              <table:table-cell office:value-type="float" office:value="0.7632">
                <text:p>0.7632</text:p>
              </table:table-cell>
              <table:table-cell office:value-type="float" office:value="0.7804">
                <text:p>0.7804</text:p>
              </table:table-cell>
              <table:table-cell office:value-type="float" office:value="0.798">
                <text:p>0.798</text:p>
              </table:table-cell>
              <table:table-cell office:value-type="float" office:value="0.8116">
                <text:p>0.8116</text:p>
              </table:table-cell>
              <table:table-cell office:value-type="float" office:value="0.8272">
                <text:p>0.8272</text:p>
              </table:table-cell>
              <table:table-cell office:value-type="float" office:value="0.8416">
                <text:p>0.8416</text:p>
              </table:table-cell>
              <table:table-cell office:value-type="float" office:value="0.8556">
                <text:p>0.8556</text:p>
              </table:table-cell>
              <table:table-cell office:value-type="float" office:value="0.8796">
                <text:p>0.8796</text:p>
              </table:table-cell>
              <table:table-cell office:value-type="float" office:value="0.912">
                <text:p>0.912</text:p>
              </table:table-cell>
              <table:table-cell office:value-type="float" office:value="0.79868">
                <text:p>0.798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948">
                <text:p>0.6948</text:p>
              </table:table-cell>
              <table:table-cell office:value-type="float" office:value="0.7492">
                <text:p>0.7492</text:p>
              </table:table-cell>
              <table:table-cell office:value-type="float" office:value="0.768">
                <text:p>0.768</text:p>
              </table:table-cell>
              <table:table-cell office:value-type="float" office:value="0.7832">
                <text:p>0.7832</text:p>
              </table:table-cell>
              <table:table-cell office:value-type="float" office:value="0.8008">
                <text:p>0.8008</text:p>
              </table:table-cell>
              <table:table-cell office:value-type="float" office:value="0.8164">
                <text:p>0.8164</text:p>
              </table:table-cell>
              <table:table-cell office:value-type="float" office:value="0.83">
                <text:p>0.83</text:p>
              </table:table-cell>
              <table:table-cell office:value-type="float" office:value="0.8436">
                <text:p>0.8436</text:p>
              </table:table-cell>
              <table:table-cell office:value-type="float" office:value="0.8584">
                <text:p>0.8584</text:p>
              </table:table-cell>
              <table:table-cell office:value-type="float" office:value="0.882">
                <text:p>0.882</text:p>
              </table:table-cell>
              <table:table-cell office:value-type="float" office:value="0.912">
                <text:p>0.912</text:p>
              </table:table-cell>
              <table:table-cell office:value-type="float" office:value="0.80264">
                <text:p>0.8026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06">
                <text:p>0.706</text:p>
              </table:table-cell>
              <table:table-cell office:value-type="float" office:value="0.7492">
                <text:p>0.7492</text:p>
              </table:table-cell>
              <table:table-cell office:value-type="float" office:value="0.7704">
                <text:p>0.7704</text:p>
              </table:table-cell>
              <table:table-cell office:value-type="float" office:value="0.7836">
                <text:p>0.7836</text:p>
              </table:table-cell>
              <table:table-cell office:value-type="float" office:value="0.7992">
                <text:p>0.7992</text:p>
              </table:table-cell>
              <table:table-cell office:value-type="float" office:value="0.8196">
                <text:p>0.8196</text:p>
              </table:table-cell>
              <table:table-cell office:value-type="float" office:value="0.8332">
                <text:p>0.8332</text:p>
              </table:table-cell>
              <table:table-cell office:value-type="float" office:value="0.8504">
                <text:p>0.8504</text:p>
              </table:table-cell>
              <table:table-cell office:value-type="float" office:value="0.8612">
                <text:p>0.8612</text:p>
              </table:table-cell>
              <table:table-cell office:value-type="float" office:value="0.8868">
                <text:p>0.8868</text:p>
              </table:table-cell>
              <table:table-cell office:value-type="float" office:value="0.912">
                <text:p>0.912</text:p>
              </table:table-cell>
              <table:table-cell office:value-type="float" office:value="0.80596">
                <text:p>0.805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084">
                <text:p>0.7084</text:p>
              </table:table-cell>
              <table:table-cell office:value-type="float" office:value="0.7648">
                <text:p>0.7648</text:p>
              </table:table-cell>
              <table:table-cell office:value-type="float" office:value="0.782">
                <text:p>0.782</text:p>
              </table:table-cell>
              <table:table-cell office:value-type="float" office:value="0.8032">
                <text:p>0.8032</text:p>
              </table:table-cell>
              <table:table-cell office:value-type="float" office:value="0.8208">
                <text:p>0.8208</text:p>
              </table:table-cell>
              <table:table-cell office:value-type="float" office:value="0.8316">
                <text:p>0.8316</text:p>
              </table:table-cell>
              <table:table-cell office:value-type="float" office:value="0.8452">
                <text:p>0.8452</text:p>
              </table:table-cell>
              <table:table-cell office:value-type="float" office:value="0.854">
                <text:p>0.854</text:p>
              </table:table-cell>
              <table:table-cell office:value-type="float" office:value="0.864">
                <text:p>0.864</text:p>
              </table:table-cell>
              <table:table-cell office:value-type="float" office:value="0.8832">
                <text:p>0.8832</text:p>
              </table:table-cell>
              <table:table-cell office:value-type="float" office:value="0.912">
                <text:p>0.912</text:p>
              </table:table-cell>
              <table:table-cell office:value-type="float" office:value="0.81572">
                <text:p>0.8157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812">
                <text:p>0.6812</text:p>
              </table:table-cell>
              <table:table-cell office:value-type="float" office:value="0.7652">
                <text:p>0.7652</text:p>
              </table:table-cell>
              <table:table-cell office:value-type="float" office:value="0.7828">
                <text:p>0.7828</text:p>
              </table:table-cell>
              <table:table-cell office:value-type="float" office:value="0.8004">
                <text:p>0.8004</text:p>
              </table:table-cell>
              <table:table-cell office:value-type="float" office:value="0.82">
                <text:p>0.82</text:p>
              </table:table-cell>
              <table:table-cell office:value-type="float" office:value="0.8304">
                <text:p>0.8304</text:p>
              </table:table-cell>
              <table:table-cell office:value-type="float" office:value="0.8456">
                <text:p>0.8456</text:p>
              </table:table-cell>
              <table:table-cell office:value-type="float" office:value="0.852">
                <text:p>0.852</text:p>
              </table:table-cell>
              <table:table-cell office:value-type="float" office:value="0.8612">
                <text:p>0.8612</text:p>
              </table:table-cell>
              <table:table-cell office:value-type="float" office:value="0.8796">
                <text:p>0.8796</text:p>
              </table:table-cell>
              <table:table-cell office:value-type="float" office:value="0.912">
                <text:p>0.912</text:p>
              </table:table-cell>
              <table:table-cell office:value-type="float" office:value="0.81184">
                <text:p>0.8118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916">
                <text:p>0.6916</text:p>
              </table:table-cell>
              <table:table-cell office:value-type="float" office:value="0.7644">
                <text:p>0.7644</text:p>
              </table:table-cell>
              <table:table-cell office:value-type="float" office:value="0.7828">
                <text:p>0.7828</text:p>
              </table:table-cell>
              <table:table-cell office:value-type="float" office:value="0.8032">
                <text:p>0.8032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6">
                <text:p>0.846</text:p>
              </table:table-cell>
              <table:table-cell office:value-type="float" office:value="0.8512">
                <text:p>0.8512</text:p>
              </table:table-cell>
              <table:table-cell office:value-type="float" office:value="0.862">
                <text:p>0.862</text:p>
              </table:table-cell>
              <table:table-cell office:value-type="float" office:value="0.8808">
                <text:p>0.8808</text:p>
              </table:table-cell>
              <table:table-cell office:value-type="float" office:value="0.912">
                <text:p>0.912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016">
                <text:p>0.7016</text:p>
              </table:table-cell>
              <table:table-cell office:value-type="float" office:value="0.7712">
                <text:p>0.7712</text:p>
              </table:table-cell>
              <table:table-cell office:value-type="float" office:value="0.7856">
                <text:p>0.7856</text:p>
              </table:table-cell>
              <table:table-cell office:value-type="float" office:value="0.8008">
                <text:p>0.8008</text:p>
              </table:table-cell>
              <table:table-cell office:value-type="float" office:value="0.8188">
                <text:p>0.8188</text:p>
              </table:table-cell>
              <table:table-cell office:value-type="float" office:value="0.8268">
                <text:p>0.8268</text:p>
              </table:table-cell>
              <table:table-cell office:value-type="float" office:value="0.8396">
                <text:p>0.8396</text:p>
              </table:table-cell>
              <table:table-cell office:value-type="float" office:value="0.8508">
                <text:p>0.8508</text:p>
              </table:table-cell>
              <table:table-cell office:value-type="float" office:value="0.8624">
                <text:p>0.8624</text:p>
              </table:table-cell>
              <table:table-cell office:value-type="float" office:value="0.8864">
                <text:p>0.8864</text:p>
              </table:table-cell>
              <table:table-cell office:value-type="float" office:value="0.912">
                <text:p>0.912</text:p>
              </table:table-cell>
              <table:table-cell office:value-type="float" office:value="0.8144">
                <text:p>0.814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484">
                <text:p>0.6484</text:p>
              </table:table-cell>
              <table:table-cell office:value-type="float" office:value="0.7604">
                <text:p>0.7604</text:p>
              </table:table-cell>
              <table:table-cell office:value-type="float" office:value="0.782">
                <text:p>0.782</text:p>
              </table:table-cell>
              <table:table-cell office:value-type="float" office:value="0.7964">
                <text:p>0.7964</text:p>
              </table:table-cell>
              <table:table-cell office:value-type="float" office:value="0.814">
                <text:p>0.814</text:p>
              </table:table-cell>
              <table:table-cell office:value-type="float" office:value="0.826">
                <text:p>0.826</text:p>
              </table:table-cell>
              <table:table-cell office:value-type="float" office:value="0.8356">
                <text:p>0.8356</text:p>
              </table:table-cell>
              <table:table-cell office:value-type="float" office:value="0.8488">
                <text:p>0.8488</text:p>
              </table:table-cell>
              <table:table-cell office:value-type="float" office:value="0.8612">
                <text:p>0.8612</text:p>
              </table:table-cell>
              <table:table-cell office:value-type="float" office:value="0.8856">
                <text:p>0.8856</text:p>
              </table:table-cell>
              <table:table-cell office:value-type="float" office:value="0.912">
                <text:p>0.912</text:p>
              </table:table-cell>
              <table:table-cell office:value-type="float" office:value="0.80584">
                <text:p>0.8058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656">
                <text:p>0.6656</text:p>
              </table:table-cell>
              <table:table-cell office:value-type="float" office:value="0.7636">
                <text:p>0.7636</text:p>
              </table:table-cell>
              <table:table-cell office:value-type="float" office:value="0.786">
                <text:p>0.786</text:p>
              </table:table-cell>
              <table:table-cell office:value-type="float" office:value="0.8028">
                <text:p>0.8028</text:p>
              </table:table-cell>
              <table:table-cell office:value-type="float" office:value="0.8188">
                <text:p>0.8188</text:p>
              </table:table-cell>
              <table:table-cell office:value-type="float" office:value="0.8276">
                <text:p>0.8276</text:p>
              </table:table-cell>
              <table:table-cell office:value-type="float" office:value="0.8384">
                <text:p>0.8384</text:p>
              </table:table-cell>
              <table:table-cell office:value-type="float" office:value="0.8524">
                <text:p>0.8524</text:p>
              </table:table-cell>
              <table:table-cell office:value-type="float" office:value="0.8656">
                <text:p>0.8656</text:p>
              </table:table-cell>
              <table:table-cell office:value-type="float" office:value="0.8884">
                <text:p>0.8884</text:p>
              </table:table-cell>
              <table:table-cell office:value-type="float" office:value="0.912">
                <text:p>0.912</text:p>
              </table:table-cell>
              <table:table-cell office:value-type="float" office:value="0.81092">
                <text:p>0.8109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592">
                <text:p>0.6592</text:p>
              </table:table-cell>
              <table:table-cell office:value-type="float" office:value="0.772">
                <text:p>0.772</text:p>
              </table:table-cell>
              <table:table-cell office:value-type="float" office:value="0.796">
                <text:p>0.796</text:p>
              </table:table-cell>
              <table:table-cell office:value-type="float" office:value="0.8152">
                <text:p>0.8152</text:p>
              </table:table-cell>
              <table:table-cell office:value-type="float" office:value="0.824">
                <text:p>0.824</text:p>
              </table:table-cell>
              <table:table-cell office:value-type="float" office:value="0.8328">
                <text:p>0.8328</text:p>
              </table:table-cell>
              <table:table-cell office:value-type="float" office:value="0.8424">
                <text:p>0.8424</text:p>
              </table:table-cell>
              <table:table-cell office:value-type="float" office:value="0.8516">
                <text:p>0.8516</text:p>
              </table:table-cell>
              <table:table-cell office:value-type="float" office:value="0.8656">
                <text:p>0.8656</text:p>
              </table:table-cell>
              <table:table-cell office:value-type="float" office:value="0.888">
                <text:p>0.888</text:p>
              </table:table-cell>
              <table:table-cell office:value-type="float" office:value="0.912">
                <text:p>0.912</text:p>
              </table:table-cell>
              <table:table-cell office:value-type="float" office:value="0.81468">
                <text:p>0.8146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94">
                <text:p>0.694</text:p>
              </table:table-cell>
              <table:table-cell office:value-type="float" office:value="0.7616">
                <text:p>0.7616</text:p>
              </table:table-cell>
              <table:table-cell office:value-type="float" office:value="0.7892">
                <text:p>0.7892</text:p>
              </table:table-cell>
              <table:table-cell office:value-type="float" office:value="0.812">
                <text:p>0.812</text:p>
              </table:table-cell>
              <table:table-cell office:value-type="float" office:value="0.824">
                <text:p>0.824</text:p>
              </table:table-cell>
              <table:table-cell office:value-type="float" office:value="0.8272">
                <text:p>0.8272</text:p>
              </table:table-cell>
              <table:table-cell office:value-type="float" office:value="0.8376">
                <text:p>0.8376</text:p>
              </table:table-cell>
              <table:table-cell office:value-type="float" office:value="0.8488">
                <text:p>0.8488</text:p>
              </table:table-cell>
              <table:table-cell office:value-type="float" office:value="0.8624">
                <text:p>0.8624</text:p>
              </table:table-cell>
              <table:table-cell office:value-type="float" office:value="0.884">
                <text:p>0.884</text:p>
              </table:table-cell>
              <table:table-cell office:value-type="float" office:value="0.912">
                <text:p>0.912</text:p>
              </table:table-cell>
              <table:table-cell office:value-type="float" office:value="0.81408">
                <text:p>0.814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72">
                <text:p>0.6872</text:p>
              </table:table-cell>
              <table:table-cell office:value-type="float" office:value="0.748">
                <text:p>0.748</text:p>
              </table:table-cell>
              <table:table-cell office:value-type="float" office:value="0.7764">
                <text:p>0.7764</text:p>
              </table:table-cell>
              <table:table-cell office:value-type="float" office:value="0.7968">
                <text:p>0.7968</text:p>
              </table:table-cell>
              <table:table-cell office:value-type="float" office:value="0.8176">
                <text:p>0.8176</text:p>
              </table:table-cell>
              <table:table-cell office:value-type="float" office:value="0.8268">
                <text:p>0.8268</text:p>
              </table:table-cell>
              <table:table-cell office:value-type="float" office:value="0.838">
                <text:p>0.838</text:p>
              </table:table-cell>
              <table:table-cell office:value-type="float" office:value="0.8472">
                <text:p>0.8472</text:p>
              </table:table-cell>
              <table:table-cell office:value-type="float" office:value="0.8588">
                <text:p>0.8588</text:p>
              </table:table-cell>
              <table:table-cell office:value-type="float" office:value="0.8824">
                <text:p>0.8824</text:p>
              </table:table-cell>
              <table:table-cell office:value-type="float" office:value="0.912">
                <text:p>0.912</text:p>
              </table:table-cell>
              <table:table-cell office:value-type="float" office:value="0.80792">
                <text:p>0.8079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704">
                <text:p>0.6704</text:p>
              </table:table-cell>
              <table:table-cell office:value-type="float" office:value="0.7624">
                <text:p>0.7624</text:p>
              </table:table-cell>
              <table:table-cell office:value-type="float" office:value="0.7888">
                <text:p>0.7888</text:p>
              </table:table-cell>
              <table:table-cell office:value-type="float" office:value="0.81">
                <text:p>0.81</text:p>
              </table:table-cell>
              <table:table-cell office:value-type="float" office:value="0.8232">
                <text:p>0.8232</text:p>
              </table:table-cell>
              <table:table-cell office:value-type="float" office:value="0.8332">
                <text:p>0.8332</text:p>
              </table:table-cell>
              <table:table-cell office:value-type="float" office:value="0.8452">
                <text:p>0.8452</text:p>
              </table:table-cell>
              <table:table-cell office:value-type="float" office:value="0.8536">
                <text:p>0.8536</text:p>
              </table:table-cell>
              <table:table-cell office:value-type="float" office:value="0.8644">
                <text:p>0.8644</text:p>
              </table:table-cell>
              <table:table-cell office:value-type="float" office:value="0.892">
                <text:p>0.892</text:p>
              </table:table-cell>
              <table:table-cell office:value-type="float" office:value="0.912">
                <text:p>0.912</text:p>
              </table:table-cell>
              <table:table-cell office:value-type="float" office:value="0.81432">
                <text:p>0.8143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404">
                <text:p>0.6404</text:p>
              </table:table-cell>
              <table:table-cell office:value-type="float" office:value="0.7616">
                <text:p>0.7616</text:p>
              </table:table-cell>
              <table:table-cell office:value-type="float" office:value="0.7764">
                <text:p>0.7764</text:p>
              </table:table-cell>
              <table:table-cell office:value-type="float" office:value="0.7944">
                <text:p>0.7944</text:p>
              </table:table-cell>
              <table:table-cell office:value-type="float" office:value="0.8192">
                <text:p>0.8192</text:p>
              </table:table-cell>
              <table:table-cell office:value-type="float" office:value="0.8328">
                <text:p>0.8328</text:p>
              </table:table-cell>
              <table:table-cell office:value-type="float" office:value="0.8444">
                <text:p>0.8444</text:p>
              </table:table-cell>
              <table:table-cell office:value-type="float" office:value="0.8556">
                <text:p>0.8556</text:p>
              </table:table-cell>
              <table:table-cell office:value-type="float" office:value="0.8652">
                <text:p>0.8652</text:p>
              </table:table-cell>
              <table:table-cell office:value-type="float" office:value="0.8924">
                <text:p>0.8924</text:p>
              </table:table-cell>
              <table:table-cell office:value-type="float" office:value="0.912">
                <text:p>0.912</text:p>
              </table:table-cell>
              <table:table-cell office:value-type="float" office:value="0.80824">
                <text:p>0.8082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604">
                <text:p>0.6604</text:p>
              </table:table-cell>
              <table:table-cell office:value-type="float" office:value="0.7652">
                <text:p>0.7652</text:p>
              </table:table-cell>
              <table:table-cell office:value-type="float" office:value="0.786">
                <text:p>0.786</text:p>
              </table:table-cell>
              <table:table-cell office:value-type="float" office:value="0.8072">
                <text:p>0.8072</text:p>
              </table:table-cell>
              <table:table-cell office:value-type="float" office:value="0.8208">
                <text:p>0.8208</text:p>
              </table:table-cell>
              <table:table-cell office:value-type="float" office:value="0.8316">
                <text:p>0.8316</text:p>
              </table:table-cell>
              <table:table-cell office:value-type="float" office:value="0.8452">
                <text:p>0.8452</text:p>
              </table:table-cell>
              <table:table-cell office:value-type="float" office:value="0.8564">
                <text:p>0.8564</text:p>
              </table:table-cell>
              <table:table-cell office:value-type="float" office:value="0.8664">
                <text:p>0.8664</text:p>
              </table:table-cell>
              <table:table-cell office:value-type="float" office:value="0.8932">
                <text:p>0.8932</text:p>
              </table:table-cell>
              <table:table-cell office:value-type="float" office:value="0.912">
                <text:p>0.912</text:p>
              </table:table-cell>
              <table:table-cell office:value-type="float" office:value="0.81324">
                <text:p>0.8132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076">
                <text:p>0.7076</text:p>
              </table:table-cell>
              <table:table-cell office:value-type="float" office:value="0.7612">
                <text:p>0.7612</text:p>
              </table:table-cell>
              <table:table-cell office:value-type="float" office:value="0.7828">
                <text:p>0.7828</text:p>
              </table:table-cell>
              <table:table-cell office:value-type="float" office:value="0.7984">
                <text:p>0.7984</text:p>
              </table:table-cell>
              <table:table-cell office:value-type="float" office:value="0.8176">
                <text:p>0.8176</text:p>
              </table:table-cell>
              <table:table-cell office:value-type="float" office:value="0.8264">
                <text:p>0.8264</text:p>
              </table:table-cell>
              <table:table-cell office:value-type="float" office:value="0.8384">
                <text:p>0.8384</text:p>
              </table:table-cell>
              <table:table-cell office:value-type="float" office:value="0.8512">
                <text:p>0.8512</text:p>
              </table:table-cell>
              <table:table-cell office:value-type="float" office:value="0.8616">
                <text:p>0.8616</text:p>
              </table:table-cell>
              <table:table-cell office:value-type="float" office:value="0.8872">
                <text:p>0.8872</text:p>
              </table:table-cell>
              <table:table-cell office:value-type="float" office:value="0.912">
                <text:p>0.912</text:p>
              </table:table-cell>
              <table:table-cell office:value-type="float" office:value="0.81324">
                <text:p>0.8132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132">
                <text:p>0.7132</text:p>
              </table:table-cell>
              <table:table-cell office:value-type="float" office:value="0.7644">
                <text:p>0.7644</text:p>
              </table:table-cell>
              <table:table-cell office:value-type="float" office:value="0.7824">
                <text:p>0.7824</text:p>
              </table:table-cell>
              <table:table-cell office:value-type="float" office:value="0.8004">
                <text:p>0.8004</text:p>
              </table:table-cell>
              <table:table-cell office:value-type="float" office:value="0.8172">
                <text:p>0.8172</text:p>
              </table:table-cell>
              <table:table-cell office:value-type="float" office:value="0.8276">
                <text:p>0.8276</text:p>
              </table:table-cell>
              <table:table-cell office:value-type="float" office:value="0.8432">
                <text:p>0.8432</text:p>
              </table:table-cell>
              <table:table-cell office:value-type="float" office:value="0.8528">
                <text:p>0.8528</text:p>
              </table:table-cell>
              <table:table-cell office:value-type="float" office:value="0.862">
                <text:p>0.862</text:p>
              </table:table-cell>
              <table:table-cell office:value-type="float" office:value="0.8916">
                <text:p>0.8916</text:p>
              </table:table-cell>
              <table:table-cell office:value-type="float" office:value="0.912">
                <text:p>0.912</text:p>
              </table:table-cell>
              <table:table-cell office:value-type="float" office:value="0.81548">
                <text:p>0.8154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964">
                <text:p>0.6964</text:p>
              </table:table-cell>
              <table:table-cell office:value-type="float" office:value="0.7696">
                <text:p>0.7696</text:p>
              </table:table-cell>
              <table:table-cell office:value-type="float" office:value="0.7856">
                <text:p>0.7856</text:p>
              </table:table-cell>
              <table:table-cell office:value-type="float" office:value="0.8008">
                <text:p>0.8008</text:p>
              </table:table-cell>
              <table:table-cell office:value-type="float" office:value="0.8192">
                <text:p>0.8192</text:p>
              </table:table-cell>
              <table:table-cell office:value-type="float" office:value="0.8372">
                <text:p>0.8372</text:p>
              </table:table-cell>
              <table:table-cell office:value-type="float" office:value="0.848">
                <text:p>0.848</text:p>
              </table:table-cell>
              <table:table-cell office:value-type="float" office:value="0.8572">
                <text:p>0.8572</text:p>
              </table:table-cell>
              <table:table-cell office:value-type="float" office:value="0.8656">
                <text:p>0.8656</text:p>
              </table:table-cell>
              <table:table-cell office:value-type="float" office:value="0.8912">
                <text:p>0.8912</text:p>
              </table:table-cell>
              <table:table-cell office:value-type="float" office:value="0.912">
                <text:p>0.912</text:p>
              </table:table-cell>
              <table:table-cell office:value-type="float" office:value="0.81708">
                <text:p>0.8170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996">
                <text:p>0.6996</text:p>
              </table:table-cell>
              <table:table-cell office:value-type="float" office:value="0.766">
                <text:p>0.766</text:p>
              </table:table-cell>
              <table:table-cell office:value-type="float" office:value="0.7856">
                <text:p>0.7856</text:p>
              </table:table-cell>
              <table:table-cell office:value-type="float" office:value="0.8052">
                <text:p>0.8052</text:p>
              </table:table-cell>
              <table:table-cell office:value-type="float" office:value="0.826">
                <text:p>0.826</text:p>
              </table:table-cell>
              <table:table-cell office:value-type="float" office:value="0.8436">
                <text:p>0.8436</text:p>
              </table:table-cell>
              <table:table-cell office:value-type="float" office:value="0.85">
                <text:p>0.85</text:p>
              </table:table-cell>
              <table:table-cell office:value-type="float" office:value="0.8604">
                <text:p>0.8604</text:p>
              </table:table-cell>
              <table:table-cell office:value-type="float" office:value="0.8652">
                <text:p>0.8652</text:p>
              </table:table-cell>
              <table:table-cell office:value-type="float" office:value="0.8912">
                <text:p>0.8912</text:p>
              </table:table-cell>
              <table:table-cell office:value-type="float" office:value="0.912">
                <text:p>0.912</text:p>
              </table:table-cell>
              <table:table-cell office:value-type="float" office:value="0.81928">
                <text:p>0.8192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16">
                <text:p>0.716</text:p>
              </table:table-cell>
              <table:table-cell office:value-type="float" office:value="0.7816">
                <text:p>0.7816</text:p>
              </table:table-cell>
              <table:table-cell office:value-type="float" office:value="0.7972">
                <text:p>0.7972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0.8412">
                <text:p>0.8412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66">
                <text:p>0.866</text:p>
              </table:table-cell>
              <table:table-cell office:value-type="float" office:value="0.8876">
                <text:p>0.8876</text:p>
              </table:table-cell>
              <table:table-cell office:value-type="float" office:value="0.912">
                <text:p>0.912</text:p>
              </table:table-cell>
              <table:table-cell office:value-type="float" office:value="0.82468">
                <text:p>0.8246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82">
                <text:p>0.682</text:p>
              </table:table-cell>
              <table:table-cell office:value-type="float" office:value="0.766">
                <text:p>0.766</text:p>
              </table:table-cell>
              <table:table-cell office:value-type="float" office:value="0.7836">
                <text:p>0.7836</text:p>
              </table:table-cell>
              <table:table-cell office:value-type="float" office:value="0.798">
                <text:p>0.798</text:p>
              </table:table-cell>
              <table:table-cell office:value-type="float" office:value="0.8204">
                <text:p>0.8204</text:p>
              </table:table-cell>
              <table:table-cell office:value-type="float" office:value="0.8308">
                <text:p>0.8308</text:p>
              </table:table-cell>
              <table:table-cell office:value-type="float" office:value="0.8384">
                <text:p>0.8384</text:p>
              </table:table-cell>
              <table:table-cell office:value-type="float" office:value="0.85">
                <text:p>0.85</text:p>
              </table:table-cell>
              <table:table-cell office:value-type="float" office:value="0.8636">
                <text:p>0.8636</text:p>
              </table:table-cell>
              <table:table-cell office:value-type="float" office:value="0.884">
                <text:p>0.884</text:p>
              </table:table-cell>
              <table:table-cell office:value-type="float" office:value="0.912">
                <text:p>0.912</text:p>
              </table:table-cell>
              <table:table-cell office:value-type="float" office:value="0.81168">
                <text:p>0.81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084">
                <text:p>0.7084</text:p>
              </table:table-cell>
              <table:table-cell office:value-type="float" office:value="0.77">
                <text:p>0.77</text:p>
              </table:table-cell>
              <table:table-cell office:value-type="float" office:value="0.788">
                <text:p>0.788</text:p>
              </table:table-cell>
              <table:table-cell office:value-type="float" office:value="0.804">
                <text:p>0.804</text:p>
              </table:table-cell>
              <table:table-cell office:value-type="float" office:value="0.8204">
                <text:p>0.8204</text:p>
              </table:table-cell>
              <table:table-cell office:value-type="float" office:value="0.8312">
                <text:p>0.8312</text:p>
              </table:table-cell>
              <table:table-cell office:value-type="float" office:value="0.8396">
                <text:p>0.8396</text:p>
              </table:table-cell>
              <table:table-cell office:value-type="float" office:value="0.8536">
                <text:p>0.8536</text:p>
              </table:table-cell>
              <table:table-cell office:value-type="float" office:value="0.8628">
                <text:p>0.8628</text:p>
              </table:table-cell>
              <table:table-cell office:value-type="float" office:value="0.8884">
                <text:p>0.8884</text:p>
              </table:table-cell>
              <table:table-cell office:value-type="float" office:value="0.912">
                <text:p>0.912</text:p>
              </table:table-cell>
              <table:table-cell office:value-type="float" office:value="0.81664">
                <text:p>0.8166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064">
                <text:p>0.7064</text:p>
              </table:table-cell>
              <table:table-cell office:value-type="float" office:value="0.7692">
                <text:p>0.7692</text:p>
              </table:table-cell>
              <table:table-cell office:value-type="float" office:value="0.788">
                <text:p>0.788</text:p>
              </table:table-cell>
              <table:table-cell office:value-type="float" office:value="0.798">
                <text:p>0.798</text:p>
              </table:table-cell>
              <table:table-cell office:value-type="float" office:value="0.822">
                <text:p>0.822</text:p>
              </table:table-cell>
              <table:table-cell office:value-type="float" office:value="0.8352">
                <text:p>0.8352</text:p>
              </table:table-cell>
              <table:table-cell office:value-type="float" office:value="0.8452">
                <text:p>0.8452</text:p>
              </table:table-cell>
              <table:table-cell office:value-type="float" office:value="0.858">
                <text:p>0.858</text:p>
              </table:table-cell>
              <table:table-cell office:value-type="float" office:value="0.8644">
                <text:p>0.8644</text:p>
              </table:table-cell>
              <table:table-cell office:value-type="float" office:value="0.8872">
                <text:p>0.8872</text:p>
              </table:table-cell>
              <table:table-cell office:value-type="float" office:value="0.912">
                <text:p>0.912</text:p>
              </table:table-cell>
              <table:table-cell office:value-type="float" office:value="0.81736">
                <text:p>0.8173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14">
                <text:p>0.714</text:p>
              </table:table-cell>
              <table:table-cell office:value-type="float" office:value="0.766">
                <text:p>0.766</text:p>
              </table:table-cell>
              <table:table-cell office:value-type="float" office:value="0.7884">
                <text:p>0.7884</text:p>
              </table:table-cell>
              <table:table-cell office:value-type="float" office:value="0.8028">
                <text:p>0.8028</text:p>
              </table:table-cell>
              <table:table-cell office:value-type="float" office:value="0.8268">
                <text:p>0.8268</text:p>
              </table:table-cell>
              <table:table-cell office:value-type="float" office:value="0.8376">
                <text:p>0.8376</text:p>
              </table:table-cell>
              <table:table-cell office:value-type="float" office:value="0.8456">
                <text:p>0.8456</text:p>
              </table:table-cell>
              <table:table-cell office:value-type="float" office:value="0.86">
                <text:p>0.86</text:p>
              </table:table-cell>
              <table:table-cell office:value-type="float" office:value="0.8652">
                <text:p>0.8652</text:p>
              </table:table-cell>
              <table:table-cell office:value-type="float" office:value="0.8928">
                <text:p>0.8928</text:p>
              </table:table-cell>
              <table:table-cell office:value-type="float" office:value="0.912">
                <text:p>0.912</text:p>
              </table:table-cell>
              <table:table-cell office:value-type="float" office:value="0.81992">
                <text:p>0.8199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24">
                <text:p>0.724</text:p>
              </table:table-cell>
              <table:table-cell office:value-type="float" office:value="0.7776">
                <text:p>0.7776</text:p>
              </table:table-cell>
              <table:table-cell office:value-type="float" office:value="0.7964">
                <text:p>0.7964</text:p>
              </table:table-cell>
              <table:table-cell office:value-type="float" office:value="0.82">
                <text:p>0.82</text:p>
              </table:table-cell>
              <table:table-cell office:value-type="float" office:value="0.8308">
                <text:p>0.8308</text:p>
              </table:table-cell>
              <table:table-cell office:value-type="float" office:value="0.8388">
                <text:p>0.8388</text:p>
              </table:table-cell>
              <table:table-cell office:value-type="float" office:value="0.8512">
                <text:p>0.8512</text:p>
              </table:table-cell>
              <table:table-cell office:value-type="float" office:value="0.8608">
                <text:p>0.8608</text:p>
              </table:table-cell>
              <table:table-cell office:value-type="float" office:value="0.8688">
                <text:p>0.868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264">
                <text:p>0.826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12">
                <text:p>0.712</text:p>
              </table:table-cell>
              <table:table-cell office:value-type="float" office:value="0.772">
                <text:p>0.772</text:p>
              </table:table-cell>
              <table:table-cell office:value-type="float" office:value="0.794">
                <text:p>0.794</text:p>
              </table:table-cell>
              <table:table-cell office:value-type="float" office:value="0.8192">
                <text:p>0.8192</text:p>
              </table:table-cell>
              <table:table-cell office:value-type="float" office:value="0.83">
                <text:p>0.83</text:p>
              </table:table-cell>
              <table:table-cell office:value-type="float" office:value="0.8384">
                <text:p>0.8384</text:p>
              </table:table-cell>
              <table:table-cell office:value-type="float" office:value="0.8484">
                <text:p>0.8484</text:p>
              </table:table-cell>
              <table:table-cell office:value-type="float" office:value="0.8596">
                <text:p>0.8596</text:p>
              </table:table-cell>
              <table:table-cell office:value-type="float" office:value="0.868">
                <text:p>0.868</text:p>
              </table:table-cell>
              <table:table-cell office:value-type="float" office:value="0.894">
                <text:p>0.894</text:p>
              </table:table-cell>
              <table:table-cell office:value-type="float" office:value="0.912">
                <text:p>0.912</text:p>
              </table:table-cell>
              <table:table-cell office:value-type="float" office:value="0.82356">
                <text:p>0.823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468">
                <text:p>0.7468</text:p>
              </table:table-cell>
              <table:table-cell office:value-type="float" office:value="0.7836">
                <text:p>0.7836</text:p>
              </table:table-cell>
              <table:table-cell office:value-type="float" office:value="0.8144">
                <text:p>0.8144</text:p>
              </table:table-cell>
              <table:table-cell office:value-type="float" office:value="0.8276">
                <text:p>0.8276</text:p>
              </table:table-cell>
              <table:table-cell office:value-type="float" office:value="0.836">
                <text:p>0.836</text:p>
              </table:table-cell>
              <table:table-cell office:value-type="float" office:value="0.8432">
                <text:p>0.8432</text:p>
              </table:table-cell>
              <table:table-cell office:value-type="float" office:value="0.8516">
                <text:p>0.8516</text:p>
              </table:table-cell>
              <table:table-cell office:value-type="float" office:value="0.862">
                <text:p>0.862</text:p>
              </table:table-cell>
              <table:table-cell office:value-type="float" office:value="0.8696">
                <text:p>0.8696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3332">
                <text:p>0.8333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028">
                <text:p>0.7028</text:p>
              </table:table-cell>
              <table:table-cell office:value-type="float" office:value="0.7832">
                <text:p>0.7832</text:p>
              </table:table-cell>
              <table:table-cell office:value-type="float" office:value="0.8084">
                <text:p>0.8084</text:p>
              </table:table-cell>
              <table:table-cell office:value-type="float" office:value="0.824">
                <text:p>0.824</text:p>
              </table:table-cell>
              <table:table-cell office:value-type="float" office:value="0.8332">
                <text:p>0.8332</text:p>
              </table:table-cell>
              <table:table-cell office:value-type="float" office:value="0.8408">
                <text:p>0.8408</text:p>
              </table:table-cell>
              <table:table-cell office:value-type="float" office:value="0.8512">
                <text:p>0.8512</text:p>
              </table:table-cell>
              <table:table-cell office:value-type="float" office:value="0.8624">
                <text:p>0.8624</text:p>
              </table:table-cell>
              <table:table-cell office:value-type="float" office:value="0.8712">
                <text:p>0.8712</text:p>
              </table:table-cell>
              <table:table-cell office:value-type="float" office:value="0.8996">
                <text:p>0.8996</text:p>
              </table:table-cell>
              <table:table-cell office:value-type="float" office:value="0.912">
                <text:p>0.912</text:p>
              </table:table-cell>
              <table:table-cell office:value-type="float" office:value="0.82768">
                <text:p>0.8276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792">
                <text:p>0.6792</text:p>
              </table:table-cell>
              <table:table-cell office:value-type="float" office:value="0.7772">
                <text:p>0.7772</text:p>
              </table:table-cell>
              <table:table-cell office:value-type="float" office:value="0.8008">
                <text:p>0.8008</text:p>
              </table:table-cell>
              <table:table-cell office:value-type="float" office:value="0.8196">
                <text:p>0.8196</text:p>
              </table:table-cell>
              <table:table-cell office:value-type="float" office:value="0.8284">
                <text:p>0.8284</text:p>
              </table:table-cell>
              <table:table-cell office:value-type="float" office:value="0.8388">
                <text:p>0.8388</text:p>
              </table:table-cell>
              <table:table-cell office:value-type="float" office:value="0.852">
                <text:p>0.852</text:p>
              </table:table-cell>
              <table:table-cell office:value-type="float" office:value="0.8616">
                <text:p>0.8616</text:p>
              </table:table-cell>
              <table:table-cell office:value-type="float" office:value="0.8728">
                <text:p>0.8728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2252">
                <text:p>0.8225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952">
                <text:p>0.6952</text:p>
              </table:table-cell>
              <table:table-cell office:value-type="float" office:value="0.784">
                <text:p>0.784</text:p>
              </table:table-cell>
              <table:table-cell office:value-type="float" office:value="0.8028">
                <text:p>0.8028</text:p>
              </table:table-cell>
              <table:table-cell office:value-type="float" office:value="0.82">
                <text:p>0.82</text:p>
              </table:table-cell>
              <table:table-cell office:value-type="float" office:value="0.8304">
                <text:p>0.8304</text:p>
              </table:table-cell>
              <table:table-cell office:value-type="float" office:value="0.84">
                <text:p>0.84</text:p>
              </table:table-cell>
              <table:table-cell office:value-type="float" office:value="0.8552">
                <text:p>0.8552</text:p>
              </table:table-cell>
              <table:table-cell office:value-type="float" office:value="0.8648">
                <text:p>0.8648</text:p>
              </table:table-cell>
              <table:table-cell office:value-type="float" office:value="0.8756">
                <text:p>0.8756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2636">
                <text:p>0.826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892">
                <text:p>0.6892</text:p>
              </table:table-cell>
              <table:table-cell office:value-type="float" office:value="0.782">
                <text:p>0.782</text:p>
              </table:table-cell>
              <table:table-cell office:value-type="float" office:value="0.7988">
                <text:p>0.7988</text:p>
              </table:table-cell>
              <table:table-cell office:value-type="float" office:value="0.82">
                <text:p>0.82</text:p>
              </table:table-cell>
              <table:table-cell office:value-type="float" office:value="0.834">
                <text:p>0.834</text:p>
              </table:table-cell>
              <table:table-cell office:value-type="float" office:value="0.846">
                <text:p>0.846</text:p>
              </table:table-cell>
              <table:table-cell office:value-type="float" office:value="0.8592">
                <text:p>0.8592</text:p>
              </table:table-cell>
              <table:table-cell office:value-type="float" office:value="0.8668">
                <text:p>0.8668</text:p>
              </table:table-cell>
              <table:table-cell office:value-type="float" office:value="0.8764">
                <text:p>0.8764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268">
                <text:p>0.82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936">
                <text:p>0.6936</text:p>
              </table:table-cell>
              <table:table-cell office:value-type="float" office:value="0.784">
                <text:p>0.784</text:p>
              </table:table-cell>
              <table:table-cell office:value-type="float" office:value="0.802">
                <text:p>0.802</text:p>
              </table:table-cell>
              <table:table-cell office:value-type="float" office:value="0.8232">
                <text:p>0.8232</text:p>
              </table:table-cell>
              <table:table-cell office:value-type="float" office:value="0.8352">
                <text:p>0.8352</text:p>
              </table:table-cell>
              <table:table-cell office:value-type="float" office:value="0.8456">
                <text:p>0.8456</text:p>
              </table:table-cell>
              <table:table-cell office:value-type="float" office:value="0.86">
                <text:p>0.86</text:p>
              </table:table-cell>
              <table:table-cell office:value-type="float" office:value="0.8644">
                <text:p>0.8644</text:p>
              </table:table-cell>
              <table:table-cell office:value-type="float" office:value="0.8756">
                <text:p>0.8756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2772">
                <text:p>0.8277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944">
                <text:p>0.6944</text:p>
              </table:table-cell>
              <table:table-cell office:value-type="float" office:value="0.7864">
                <text:p>0.7864</text:p>
              </table:table-cell>
              <table:table-cell office:value-type="float" office:value="0.8044">
                <text:p>0.8044</text:p>
              </table:table-cell>
              <table:table-cell office:value-type="float" office:value="0.8228">
                <text:p>0.8228</text:p>
              </table:table-cell>
              <table:table-cell office:value-type="float" office:value="0.8352">
                <text:p>0.8352</text:p>
              </table:table-cell>
              <table:table-cell office:value-type="float" office:value="0.844">
                <text:p>0.844</text:p>
              </table:table-cell>
              <table:table-cell office:value-type="float" office:value="0.8524">
                <text:p>0.8524</text:p>
              </table:table-cell>
              <table:table-cell office:value-type="float" office:value="0.8652">
                <text:p>0.8652</text:p>
              </table:table-cell>
              <table:table-cell office:value-type="float" office:value="0.8768">
                <text:p>0.8768</text:p>
              </table:table-cell>
              <table:table-cell office:value-type="float" office:value="0.8916">
                <text:p>0.8916</text:p>
              </table:table-cell>
              <table:table-cell office:value-type="float" office:value="0.912">
                <text:p>0.912</text:p>
              </table:table-cell>
              <table:table-cell office:value-type="float" office:value="0.82732">
                <text:p>0.8273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324">
                <text:p>0.7324</text:p>
              </table:table-cell>
              <table:table-cell office:value-type="float" office:value="0.7912">
                <text:p>0.7912</text:p>
              </table:table-cell>
              <table:table-cell office:value-type="float" office:value="0.8076">
                <text:p>0.8076</text:p>
              </table:table-cell>
              <table:table-cell office:value-type="float" office:value="0.828">
                <text:p>0.828</text:p>
              </table:table-cell>
              <table:table-cell office:value-type="float" office:value="0.84">
                <text:p>0.84</text:p>
              </table:table-cell>
              <table:table-cell office:value-type="float" office:value="0.848">
                <text:p>0.848</text:p>
              </table:table-cell>
              <table:table-cell office:value-type="float" office:value="0.8564">
                <text:p>0.8564</text:p>
              </table:table-cell>
              <table:table-cell office:value-type="float" office:value="0.8672">
                <text:p>0.8672</text:p>
              </table:table-cell>
              <table:table-cell office:value-type="float" office:value="0.8772">
                <text:p>0.8772</text:p>
              </table:table-cell>
              <table:table-cell office:value-type="float" office:value="0.8964">
                <text:p>0.8964</text:p>
              </table:table-cell>
              <table:table-cell office:value-type="float" office:value="0.912">
                <text:p>0.912</text:p>
              </table:table-cell>
              <table:table-cell office:value-type="float" office:value="0.83444">
                <text:p>0.8344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416">
                <text:p>0.7416</text:p>
              </table:table-cell>
              <table:table-cell office:value-type="float" office:value="0.7888">
                <text:p>0.7888</text:p>
              </table:table-cell>
              <table:table-cell office:value-type="float" office:value="0.8072">
                <text:p>0.8072</text:p>
              </table:table-cell>
              <table:table-cell office:value-type="float" office:value="0.8284">
                <text:p>0.8284</text:p>
              </table:table-cell>
              <table:table-cell office:value-type="float" office:value="0.8396">
                <text:p>0.8396</text:p>
              </table:table-cell>
              <table:table-cell office:value-type="float" office:value="0.8476">
                <text:p>0.8476</text:p>
              </table:table-cell>
              <table:table-cell office:value-type="float" office:value="0.8564">
                <text:p>0.8564</text:p>
              </table:table-cell>
              <table:table-cell office:value-type="float" office:value="0.8668">
                <text:p>0.8668</text:p>
              </table:table-cell>
              <table:table-cell office:value-type="float" office:value="0.8792">
                <text:p>0.8792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3504">
                <text:p>0.8350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172">
                <text:p>0.7172</text:p>
              </table:table-cell>
              <table:table-cell office:value-type="float" office:value="0.7872">
                <text:p>0.7872</text:p>
              </table:table-cell>
              <table:table-cell office:value-type="float" office:value="0.8004">
                <text:p>0.8004</text:p>
              </table:table-cell>
              <table:table-cell office:value-type="float" office:value="0.82">
                <text:p>0.82</text:p>
              </table:table-cell>
              <table:table-cell office:value-type="float" office:value="0.834">
                <text:p>0.834</text:p>
              </table:table-cell>
              <table:table-cell office:value-type="float" office:value="0.8432">
                <text:p>0.8432</text:p>
              </table:table-cell>
              <table:table-cell office:value-type="float" office:value="0.8516">
                <text:p>0.8516</text:p>
              </table:table-cell>
              <table:table-cell office:value-type="float" office:value="0.866">
                <text:p>0.866</text:p>
              </table:table-cell>
              <table:table-cell office:value-type="float" office:value="0.8764">
                <text:p>0.8764</text:p>
              </table:table-cell>
              <table:table-cell office:value-type="float" office:value="0.8944">
                <text:p>0.8944</text:p>
              </table:table-cell>
              <table:table-cell office:value-type="float" office:value="0.912">
                <text:p>0.912</text:p>
              </table:table-cell>
              <table:table-cell office:value-type="float" office:value="0.82904">
                <text:p>0.829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168">
                <text:p>0.7168</text:p>
              </table:table-cell>
              <table:table-cell office:value-type="float" office:value="0.7808">
                <text:p>0.7808</text:p>
              </table:table-cell>
              <table:table-cell office:value-type="float" office:value="0.7956">
                <text:p>0.7956</text:p>
              </table:table-cell>
              <table:table-cell office:value-type="float" office:value="0.8104">
                <text:p>0.8104</text:p>
              </table:table-cell>
              <table:table-cell office:value-type="float" office:value="0.8268">
                <text:p>0.8268</text:p>
              </table:table-cell>
              <table:table-cell office:value-type="float" office:value="0.8372">
                <text:p>0.8372</text:p>
              </table:table-cell>
              <table:table-cell office:value-type="float" office:value="0.8484">
                <text:p>0.8484</text:p>
              </table:table-cell>
              <table:table-cell office:value-type="float" office:value="0.86">
                <text:p>0.86</text:p>
              </table:table-cell>
              <table:table-cell office:value-type="float" office:value="0.874">
                <text:p>0.874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2456">
                <text:p>0.824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316">
                <text:p>0.7316</text:p>
              </table:table-cell>
              <table:table-cell office:value-type="float" office:value="0.7788">
                <text:p>0.7788</text:p>
              </table:table-cell>
              <table:table-cell office:value-type="float" office:value="0.7944">
                <text:p>0.7944</text:p>
              </table:table-cell>
              <table:table-cell office:value-type="float" office:value="0.8156">
                <text:p>0.8156</text:p>
              </table:table-cell>
              <table:table-cell office:value-type="float" office:value="0.8328">
                <text:p>0.8328</text:p>
              </table:table-cell>
              <table:table-cell office:value-type="float" office:value="0.8436">
                <text:p>0.8436</text:p>
              </table:table-cell>
              <table:table-cell office:value-type="float" office:value="0.8512">
                <text:p>0.8512</text:p>
              </table:table-cell>
              <table:table-cell office:value-type="float" office:value="0.864">
                <text:p>0.864</text:p>
              </table:table-cell>
              <table:table-cell office:value-type="float" office:value="0.8756">
                <text:p>0.8756</text:p>
              </table:table-cell>
              <table:table-cell office:value-type="float" office:value="0.8968">
                <text:p>0.8968</text:p>
              </table:table-cell>
              <table:table-cell office:value-type="float" office:value="0.912">
                <text:p>0.912</text:p>
              </table:table-cell>
              <table:table-cell office:value-type="float" office:value="0.82844">
                <text:p>0.8284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216">
                <text:p>0.7216</text:p>
              </table:table-cell>
              <table:table-cell office:value-type="float" office:value="0.784">
                <text:p>0.784</text:p>
              </table:table-cell>
              <table:table-cell office:value-type="float" office:value="0.8008">
                <text:p>0.8008</text:p>
              </table:table-cell>
              <table:table-cell office:value-type="float" office:value="0.8148">
                <text:p>0.8148</text:p>
              </table:table-cell>
              <table:table-cell office:value-type="float" office:value="0.8292">
                <text:p>0.8292</text:p>
              </table:table-cell>
              <table:table-cell office:value-type="float" office:value="0.8396">
                <text:p>0.8396</text:p>
              </table:table-cell>
              <table:table-cell office:value-type="float" office:value="0.8508">
                <text:p>0.8508</text:p>
              </table:table-cell>
              <table:table-cell office:value-type="float" office:value="0.8616">
                <text:p>0.8616</text:p>
              </table:table-cell>
              <table:table-cell office:value-type="float" office:value="0.8704">
                <text:p>0.8704</text:p>
              </table:table-cell>
              <table:table-cell office:value-type="float" office:value="0.8908">
                <text:p>0.8908</text:p>
              </table:table-cell>
              <table:table-cell office:value-type="float" office:value="0.912">
                <text:p>0.912</text:p>
              </table:table-cell>
              <table:table-cell office:value-type="float" office:value="0.82636">
                <text:p>0.826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424">
                <text:p>0.7424</text:p>
              </table:table-cell>
              <table:table-cell office:value-type="float" office:value="0.7908">
                <text:p>0.7908</text:p>
              </table:table-cell>
              <table:table-cell office:value-type="float" office:value="0.81">
                <text:p>0.81</text:p>
              </table:table-cell>
              <table:table-cell office:value-type="float" office:value="0.8292">
                <text:p>0.8292</text:p>
              </table:table-cell>
              <table:table-cell office:value-type="float" office:value="0.8408">
                <text:p>0.8408</text:p>
              </table:table-cell>
              <table:table-cell office:value-type="float" office:value="0.8504">
                <text:p>0.8504</text:p>
              </table:table-cell>
              <table:table-cell office:value-type="float" office:value="0.8604">
                <text:p>0.8604</text:p>
              </table:table-cell>
              <table:table-cell office:value-type="float" office:value="0.8684">
                <text:p>0.8684</text:p>
              </table:table-cell>
              <table:table-cell office:value-type="float" office:value="0.8748">
                <text:p>0.8748</text:p>
              </table:table-cell>
              <table:table-cell office:value-type="float" office:value="0.8944">
                <text:p>0.8944</text:p>
              </table:table-cell>
              <table:table-cell office:value-type="float" office:value="0.912">
                <text:p>0.912</text:p>
              </table:table-cell>
              <table:table-cell office:value-type="float" office:value="0.83616">
                <text:p>0.8361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384">
                <text:p>0.7384</text:p>
              </table:table-cell>
              <table:table-cell office:value-type="float" office:value="0.7812">
                <text:p>0.7812</text:p>
              </table:table-cell>
              <table:table-cell office:value-type="float" office:value="0.8024">
                <text:p>0.8024</text:p>
              </table:table-cell>
              <table:table-cell office:value-type="float" office:value="0.82">
                <text:p>0.82</text:p>
              </table:table-cell>
              <table:table-cell office:value-type="float" office:value="0.832">
                <text:p>0.832</text:p>
              </table:table-cell>
              <table:table-cell office:value-type="float" office:value="0.8432">
                <text:p>0.8432</text:p>
              </table:table-cell>
              <table:table-cell office:value-type="float" office:value="0.8528">
                <text:p>0.8528</text:p>
              </table:table-cell>
              <table:table-cell office:value-type="float" office:value="0.8644">
                <text:p>0.8644</text:p>
              </table:table-cell>
              <table:table-cell office:value-type="float" office:value="0.8748">
                <text:p>0.874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3048">
                <text:p>0.830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356">
                <text:p>0.7356</text:p>
              </table:table-cell>
              <table:table-cell office:value-type="float" office:value="0.7804">
                <text:p>0.7804</text:p>
              </table:table-cell>
              <table:table-cell office:value-type="float" office:value="0.8004">
                <text:p>0.8004</text:p>
              </table:table-cell>
              <table:table-cell office:value-type="float" office:value="0.8232">
                <text:p>0.8232</text:p>
              </table:table-cell>
              <table:table-cell office:value-type="float" office:value="0.8364">
                <text:p>0.8364</text:p>
              </table:table-cell>
              <table:table-cell office:value-type="float" office:value="0.8448">
                <text:p>0.8448</text:p>
              </table:table-cell>
              <table:table-cell office:value-type="float" office:value="0.8524">
                <text:p>0.8524</text:p>
              </table:table-cell>
              <table:table-cell office:value-type="float" office:value="0.8624">
                <text:p>0.8624</text:p>
              </table:table-cell>
              <table:table-cell office:value-type="float" office:value="0.8756">
                <text:p>0.8756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83104">
                <text:p>0.83104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06">
                <text:p>0.706</text:p>
              </table:table-cell>
              <table:table-cell office:value-type="float" office:value="0.7848">
                <text:p>0.7848</text:p>
              </table:table-cell>
              <table:table-cell office:value-type="float" office:value="0.8028">
                <text:p>0.8028</text:p>
              </table:table-cell>
              <table:table-cell office:value-type="float" office:value="0.8216">
                <text:p>0.8216</text:p>
              </table:table-cell>
              <table:table-cell office:value-type="float" office:value="0.8384">
                <text:p>0.8384</text:p>
              </table:table-cell>
              <table:table-cell office:value-type="float" office:value="0.846">
                <text:p>0.846</text:p>
              </table:table-cell>
              <table:table-cell office:value-type="float" office:value="0.8528">
                <text:p>0.8528</text:p>
              </table:table-cell>
              <table:table-cell office:value-type="float" office:value="0.862">
                <text:p>0.862</text:p>
              </table:table-cell>
              <table:table-cell office:value-type="float" office:value="0.8732">
                <text:p>0.8732</text:p>
              </table:table-cell>
              <table:table-cell office:value-type="float" office:value="0.8964">
                <text:p>0.8964</text:p>
              </table:table-cell>
              <table:table-cell office:value-type="float" office:value="0.912">
                <text:p>0.912</text:p>
              </table:table-cell>
              <table:table-cell office:value-type="float" office:value="0.8284">
                <text:p>0.828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388">
                <text:p>0.7388</text:p>
              </table:table-cell>
              <table:table-cell office:value-type="float" office:value="0.794">
                <text:p>0.794</text:p>
              </table:table-cell>
              <table:table-cell office:value-type="float" office:value="0.818">
                <text:p>0.818</text:p>
              </table:table-cell>
              <table:table-cell office:value-type="float" office:value="0.834">
                <text:p>0.834</text:p>
              </table:table-cell>
              <table:table-cell office:value-type="float" office:value="0.8428">
                <text:p>0.8428</text:p>
              </table:table-cell>
              <table:table-cell office:value-type="float" office:value="0.8504">
                <text:p>0.8504</text:p>
              </table:table-cell>
              <table:table-cell office:value-type="float" office:value="0.8596">
                <text:p>0.8596</text:p>
              </table:table-cell>
              <table:table-cell office:value-type="float" office:value="0.8676">
                <text:p>0.8676</text:p>
              </table:table-cell>
              <table:table-cell office:value-type="float" office:value="0.8748">
                <text:p>0.874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3756">
                <text:p>0.837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364">
                <text:p>0.7364</text:p>
              </table:table-cell>
              <table:table-cell office:value-type="float" office:value="0.7992">
                <text:p>0.7992</text:p>
              </table:table-cell>
              <table:table-cell office:value-type="float" office:value="0.8192">
                <text:p>0.8192</text:p>
              </table:table-cell>
              <table:table-cell office:value-type="float" office:value="0.834">
                <text:p>0.834</text:p>
              </table:table-cell>
              <table:table-cell office:value-type="float" office:value="0.8436">
                <text:p>0.8436</text:p>
              </table:table-cell>
              <table:table-cell office:value-type="float" office:value="0.8536">
                <text:p>0.8536</text:p>
              </table:table-cell>
              <table:table-cell office:value-type="float" office:value="0.864">
                <text:p>0.864</text:p>
              </table:table-cell>
              <table:table-cell office:value-type="float" office:value="0.8716">
                <text:p>0.8716</text:p>
              </table:table-cell>
              <table:table-cell office:value-type="float" office:value="0.8776">
                <text:p>0.8776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3928">
                <text:p>0.8392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972">
                <text:p>0.6972</text:p>
              </table:table-cell>
              <table:table-cell office:value-type="float" office:value="0.794">
                <text:p>0.794</text:p>
              </table:table-cell>
              <table:table-cell office:value-type="float" office:value="0.816">
                <text:p>0.816</text:p>
              </table:table-cell>
              <table:table-cell office:value-type="float" office:value="0.832">
                <text:p>0.832</text:p>
              </table:table-cell>
              <table:table-cell office:value-type="float" office:value="0.8408">
                <text:p>0.8408</text:p>
              </table:table-cell>
              <table:table-cell office:value-type="float" office:value="0.8508">
                <text:p>0.8508</text:p>
              </table:table-cell>
              <table:table-cell office:value-type="float" office:value="0.8608">
                <text:p>0.8608</text:p>
              </table:table-cell>
              <table:table-cell office:value-type="float" office:value="0.87">
                <text:p>0.87</text:p>
              </table:table-cell>
              <table:table-cell office:value-type="float" office:value="0.878">
                <text:p>0.878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3332">
                <text:p>0.833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036">
                <text:p>0.7036</text:p>
              </table:table-cell>
              <table:table-cell office:value-type="float" office:value="0.7968">
                <text:p>0.7968</text:p>
              </table:table-cell>
              <table:table-cell office:value-type="float" office:value="0.818">
                <text:p>0.818</text:p>
              </table:table-cell>
              <table:table-cell office:value-type="float" office:value="0.832">
                <text:p>0.832</text:p>
              </table:table-cell>
              <table:table-cell office:value-type="float" office:value="0.8424">
                <text:p>0.8424</text:p>
              </table:table-cell>
              <table:table-cell office:value-type="float" office:value="0.8484">
                <text:p>0.8484</text:p>
              </table:table-cell>
              <table:table-cell office:value-type="float" office:value="0.858">
                <text:p>0.858</text:p>
              </table:table-cell>
              <table:table-cell office:value-type="float" office:value="0.8664">
                <text:p>0.8664</text:p>
              </table:table-cell>
              <table:table-cell office:value-type="float" office:value="0.8752">
                <text:p>0.8752</text:p>
              </table:table-cell>
              <table:table-cell office:value-type="float" office:value="0.8952">
                <text:p>0.8952</text:p>
              </table:table-cell>
              <table:table-cell office:value-type="float" office:value="0.912">
                <text:p>0.912</text:p>
              </table:table-cell>
              <table:table-cell office:value-type="float" office:value="0.8336">
                <text:p>0.833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896">
                <text:p>0.6896</text:p>
              </table:table-cell>
              <table:table-cell office:value-type="float" office:value="0.7888">
                <text:p>0.7888</text:p>
              </table:table-cell>
              <table:table-cell office:value-type="float" office:value="0.8112">
                <text:p>0.8112</text:p>
              </table:table-cell>
              <table:table-cell office:value-type="float" office:value="0.8304">
                <text:p>0.8304</text:p>
              </table:table-cell>
              <table:table-cell office:value-type="float" office:value="0.8412">
                <text:p>0.8412</text:p>
              </table:table-cell>
              <table:table-cell office:value-type="float" office:value="0.8516">
                <text:p>0.8516</text:p>
              </table:table-cell>
              <table:table-cell office:value-type="float" office:value="0.86">
                <text:p>0.86</text:p>
              </table:table-cell>
              <table:table-cell office:value-type="float" office:value="0.8688">
                <text:p>0.8688</text:p>
              </table:table-cell>
              <table:table-cell office:value-type="float" office:value="0.8772">
                <text:p>0.8772</text:p>
              </table:table-cell>
              <table:table-cell office:value-type="float" office:value="0.8932">
                <text:p>0.8932</text:p>
              </table:table-cell>
              <table:table-cell office:value-type="float" office:value="0.912">
                <text:p>0.912</text:p>
              </table:table-cell>
              <table:table-cell office:value-type="float" office:value="0.8312">
                <text:p>0.831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384">
                <text:p>0.7384</text:p>
              </table:table-cell>
              <table:table-cell office:value-type="float" office:value="0.8036">
                <text:p>0.8036</text:p>
              </table:table-cell>
              <table:table-cell office:value-type="float" office:value="0.8292">
                <text:p>0.8292</text:p>
              </table:table-cell>
              <table:table-cell office:value-type="float" office:value="0.8412">
                <text:p>0.8412</text:p>
              </table:table-cell>
              <table:table-cell office:value-type="float" office:value="0.8492">
                <text:p>0.8492</text:p>
              </table:table-cell>
              <table:table-cell office:value-type="float" office:value="0.8588">
                <text:p>0.8588</text:p>
              </table:table-cell>
              <table:table-cell office:value-type="float" office:value="0.8668">
                <text:p>0.8668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964">
                <text:p>0.8964</text:p>
              </table:table-cell>
              <table:table-cell office:value-type="float" office:value="0.912">
                <text:p>0.912</text:p>
              </table:table-cell>
              <table:table-cell office:value-type="float" office:value="0.84384">
                <text:p>0.843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476">
                <text:p>0.7476</text:p>
              </table:table-cell>
              <table:table-cell office:value-type="float" office:value="0.7972">
                <text:p>0.7972</text:p>
              </table:table-cell>
              <table:table-cell office:value-type="float" office:value="0.826">
                <text:p>0.826</text:p>
              </table:table-cell>
              <table:table-cell office:value-type="float" office:value="0.838">
                <text:p>0.838</text:p>
              </table:table-cell>
              <table:table-cell office:value-type="float" office:value="0.8488">
                <text:p>0.8488</text:p>
              </table:table-cell>
              <table:table-cell office:value-type="float" office:value="0.86">
                <text:p>0.86</text:p>
              </table:table-cell>
              <table:table-cell office:value-type="float" office:value="0.8664">
                <text:p>0.8664</text:p>
              </table:table-cell>
              <table:table-cell office:value-type="float" office:value="0.8752">
                <text:p>0.8752</text:p>
              </table:table-cell>
              <table:table-cell office:value-type="float" office:value="0.8804">
                <text:p>0.8804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4372">
                <text:p>0.8437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72">
                <text:p>0.772</text:p>
              </table:table-cell>
              <table:table-cell office:value-type="float" office:value="0.8092">
                <text:p>0.8092</text:p>
              </table:table-cell>
              <table:table-cell office:value-type="float" office:value="0.8324">
                <text:p>0.8324</text:p>
              </table:table-cell>
              <table:table-cell office:value-type="float" office:value="0.8436">
                <text:p>0.8436</text:p>
              </table:table-cell>
              <table:table-cell office:value-type="float" office:value="0.8532">
                <text:p>0.8532</text:p>
              </table:table-cell>
              <table:table-cell office:value-type="float" office:value="0.8632">
                <text:p>0.8632</text:p>
              </table:table-cell>
              <table:table-cell office:value-type="float" office:value="0.8688">
                <text:p>0.8688</text:p>
              </table:table-cell>
              <table:table-cell office:value-type="float" office:value="0.8756">
                <text:p>0.8756</text:p>
              </table:table-cell>
              <table:table-cell office:value-type="float" office:value="0.8812">
                <text:p>0.8812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4968">
                <text:p>0.8496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48">
                <text:p>0.748</text:p>
              </table:table-cell>
              <table:table-cell office:value-type="float" office:value="0.8068">
                <text:p>0.8068</text:p>
              </table:table-cell>
              <table:table-cell office:value-type="float" office:value="0.8344">
                <text:p>0.8344</text:p>
              </table:table-cell>
              <table:table-cell office:value-type="float" office:value="0.8456">
                <text:p>0.8456</text:p>
              </table:table-cell>
              <table:table-cell office:value-type="float" office:value="0.8548">
                <text:p>0.8548</text:p>
              </table:table-cell>
              <table:table-cell office:value-type="float" office:value="0.8608">
                <text:p>0.8608</text:p>
              </table:table-cell>
              <table:table-cell office:value-type="float" office:value="0.8664">
                <text:p>0.8664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4656">
                <text:p>0.8465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4">
                <text:p>0.74</text:p>
              </table:table-cell>
              <table:table-cell office:value-type="float" office:value="0.8016">
                <text:p>0.8016</text:p>
              </table:table-cell>
              <table:table-cell office:value-type="float" office:value="0.8284">
                <text:p>0.8284</text:p>
              </table:table-cell>
              <table:table-cell office:value-type="float" office:value="0.8404">
                <text:p>0.8404</text:p>
              </table:table-cell>
              <table:table-cell office:value-type="float" office:value="0.8524">
                <text:p>0.8524</text:p>
              </table:table-cell>
              <table:table-cell office:value-type="float" office:value="0.856">
                <text:p>0.856</text:p>
              </table:table-cell>
              <table:table-cell office:value-type="float" office:value="0.8632">
                <text:p>0.8632</text:p>
              </table:table-cell>
              <table:table-cell office:value-type="float" office:value="0.872">
                <text:p>0.872</text:p>
              </table:table-cell>
              <table:table-cell office:value-type="float" office:value="0.882">
                <text:p>0.882</text:p>
              </table:table-cell>
              <table:table-cell office:value-type="float" office:value="0.8964">
                <text:p>0.8964</text:p>
              </table:table-cell>
              <table:table-cell office:value-type="float" office:value="0.912">
                <text:p>0.912</text:p>
              </table:table-cell>
              <table:table-cell office:value-type="float" office:value="0.84324">
                <text:p>0.84324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736">
                <text:p>0.7736</text:p>
              </table:table-cell>
              <table:table-cell office:value-type="float" office:value="0.8176">
                <text:p>0.8176</text:p>
              </table:table-cell>
              <table:table-cell office:value-type="float" office:value="0.8356">
                <text:p>0.8356</text:p>
              </table:table-cell>
              <table:table-cell office:value-type="float" office:value="0.8472">
                <text:p>0.8472</text:p>
              </table:table-cell>
              <table:table-cell office:value-type="float" office:value="0.8552">
                <text:p>0.8552</text:p>
              </table:table-cell>
              <table:table-cell office:value-type="float" office:value="0.862">
                <text:p>0.862</text:p>
              </table:table-cell>
              <table:table-cell office:value-type="float" office:value="0.8688">
                <text:p>0.8688</text:p>
              </table:table-cell>
              <table:table-cell office:value-type="float" office:value="0.8744">
                <text:p>0.8744</text:p>
              </table:table-cell>
              <table:table-cell office:value-type="float" office:value="0.8844">
                <text:p>0.8844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8516">
                <text:p>0.851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796">
                <text:p>0.7796</text:p>
              </table:table-cell>
              <table:table-cell office:value-type="float" office:value="0.8208">
                <text:p>0.8208</text:p>
              </table:table-cell>
              <table:table-cell office:value-type="float" office:value="0.836">
                <text:p>0.836</text:p>
              </table:table-cell>
              <table:table-cell office:value-type="float" office:value="0.846">
                <text:p>0.846</text:p>
              </table:table-cell>
              <table:table-cell office:value-type="float" office:value="0.8556">
                <text:p>0.8556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4">
                <text:p>0.874</text:p>
              </table:table-cell>
              <table:table-cell office:value-type="float" office:value="0.884">
                <text:p>0.884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5288">
                <text:p>0.8528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42">
                <text:p>0.742</text:p>
              </table:table-cell>
              <table:table-cell office:value-type="float" office:value="0.8244">
                <text:p>0.8244</text:p>
              </table:table-cell>
              <table:table-cell office:value-type="float" office:value="0.8384">
                <text:p>0.8384</text:p>
              </table:table-cell>
              <table:table-cell office:value-type="float" office:value="0.85">
                <text:p>0.85</text:p>
              </table:table-cell>
              <table:table-cell office:value-type="float" office:value="0.8572">
                <text:p>0.8572</text:p>
              </table:table-cell>
              <table:table-cell office:value-type="float" office:value="0.864">
                <text:p>0.864</text:p>
              </table:table-cell>
              <table:table-cell office:value-type="float" office:value="0.8712">
                <text:p>0.8712</text:p>
              </table:table-cell>
              <table:table-cell office:value-type="float" office:value="0.8744">
                <text:p>0.8744</text:p>
              </table:table-cell>
              <table:table-cell office:value-type="float" office:value="0.8828">
                <text:p>0.8828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85016">
                <text:p>0.8501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672">
                <text:p>0.7672</text:p>
              </table:table-cell>
              <table:table-cell office:value-type="float" office:value="0.8288">
                <text:p>0.8288</text:p>
              </table:table-cell>
              <table:table-cell office:value-type="float" office:value="0.8452">
                <text:p>0.8452</text:p>
              </table:table-cell>
              <table:table-cell office:value-type="float" office:value="0.8552">
                <text:p>0.8552</text:p>
              </table:table-cell>
              <table:table-cell office:value-type="float" office:value="0.8624">
                <text:p>0.8624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04">
                <text:p>0.8804</text:p>
              </table:table-cell>
              <table:table-cell office:value-type="float" office:value="0.8952">
                <text:p>0.8952</text:p>
              </table:table-cell>
              <table:table-cell office:value-type="float" office:value="0.912">
                <text:p>0.912</text:p>
              </table:table-cell>
              <table:table-cell office:value-type="float" office:value="0.85436">
                <text:p>0.8543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7612">
                <text:p>0.7612</text:p>
              </table:table-cell>
              <table:table-cell office:value-type="float" office:value="0.8288">
                <text:p>0.8288</text:p>
              </table:table-cell>
              <table:table-cell office:value-type="float" office:value="0.8464">
                <text:p>0.8464</text:p>
              </table:table-cell>
              <table:table-cell office:value-type="float" office:value="0.854">
                <text:p>0.854</text:p>
              </table:table-cell>
              <table:table-cell office:value-type="float" office:value="0.86">
                <text:p>0.86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28">
                <text:p>0.8728</text:p>
              </table:table-cell>
              <table:table-cell office:value-type="float" office:value="0.88">
                <text:p>0.88</text:p>
              </table:table-cell>
              <table:table-cell office:value-type="float" office:value="0.8952">
                <text:p>0.8952</text:p>
              </table:table-cell>
              <table:table-cell office:value-type="float" office:value="0.912">
                <text:p>0.912</text:p>
              </table:table-cell>
              <table:table-cell office:value-type="float" office:value="0.85344">
                <text:p>0.853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7704">
                <text:p>0.7704</text:p>
              </table:table-cell>
              <table:table-cell office:value-type="float" office:value="0.8228">
                <text:p>0.8228</text:p>
              </table:table-cell>
              <table:table-cell office:value-type="float" office:value="0.8428">
                <text:p>0.8428</text:p>
              </table:table-cell>
              <table:table-cell office:value-type="float" office:value="0.848">
                <text:p>0.848</text:p>
              </table:table-cell>
              <table:table-cell office:value-type="float" office:value="0.8552">
                <text:p>0.8552</text:p>
              </table:table-cell>
              <table:table-cell office:value-type="float" office:value="0.8588">
                <text:p>0.8588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5076">
                <text:p>0.850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04">
                <text:p>0.804</text:p>
              </table:table-cell>
              <table:table-cell office:value-type="float" office:value="0.8324">
                <text:p>0.8324</text:p>
              </table:table-cell>
              <table:table-cell office:value-type="float" office:value="0.848">
                <text:p>0.848</text:p>
              </table:table-cell>
              <table:table-cell office:value-type="float" office:value="0.854">
                <text:p>0.854</text:p>
              </table:table-cell>
              <table:table-cell office:value-type="float" office:value="0.8588">
                <text:p>0.8588</text:p>
              </table:table-cell>
              <table:table-cell office:value-type="float" office:value="0.864">
                <text:p>0.864</text:p>
              </table:table-cell>
              <table:table-cell office:value-type="float" office:value="0.8684">
                <text:p>0.8684</text:p>
              </table:table-cell>
              <table:table-cell office:value-type="float" office:value="0.8744">
                <text:p>0.8744</text:p>
              </table:table-cell>
              <table:table-cell office:value-type="float" office:value="0.8812">
                <text:p>0.8812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732">
                <text:p>0.7732</text:p>
              </table:table-cell>
              <table:table-cell office:value-type="float" office:value="0.8368">
                <text:p>0.8368</text:p>
              </table:table-cell>
              <table:table-cell office:value-type="float" office:value="0.848">
                <text:p>0.848</text:p>
              </table:table-cell>
              <table:table-cell office:value-type="float" office:value="0.8512">
                <text:p>0.8512</text:p>
              </table:table-cell>
              <table:table-cell office:value-type="float" office:value="0.8564">
                <text:p>0.8564</text:p>
              </table:table-cell>
              <table:table-cell office:value-type="float" office:value="0.864">
                <text:p>0.864</text:p>
              </table:table-cell>
              <table:table-cell office:value-type="float" office:value="0.8676">
                <text:p>0.8676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544">
                <text:p>0.85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036">
                <text:p>0.8036</text:p>
              </table:table-cell>
              <table:table-cell office:value-type="float" office:value="0.8316">
                <text:p>0.8316</text:p>
              </table:table-cell>
              <table:table-cell office:value-type="float" office:value="0.846">
                <text:p>0.846</text:p>
              </table:table-cell>
              <table:table-cell office:value-type="float" office:value="0.848">
                <text:p>0.848</text:p>
              </table:table-cell>
              <table:table-cell office:value-type="float" office:value="0.8564">
                <text:p>0.8564</text:p>
              </table:table-cell>
              <table:table-cell office:value-type="float" office:value="0.864">
                <text:p>0.864</text:p>
              </table:table-cell>
              <table:table-cell office:value-type="float" office:value="0.8696">
                <text:p>0.8696</text:p>
              </table:table-cell>
              <table:table-cell office:value-type="float" office:value="0.8736">
                <text:p>0.8736</text:p>
              </table:table-cell>
              <table:table-cell office:value-type="float" office:value="0.8804">
                <text:p>0.8804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5708">
                <text:p>0.8570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748">
                <text:p>0.7748</text:p>
              </table:table-cell>
              <table:table-cell office:value-type="float" office:value="0.8328">
                <text:p>0.8328</text:p>
              </table:table-cell>
              <table:table-cell office:value-type="float" office:value="0.846">
                <text:p>0.846</text:p>
              </table:table-cell>
              <table:table-cell office:value-type="float" office:value="0.85">
                <text:p>0.85</text:p>
              </table:table-cell>
              <table:table-cell office:value-type="float" office:value="0.8596">
                <text:p>0.8596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4">
                <text:p>0.884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85588">
                <text:p>0.8558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088">
                <text:p>0.8088</text:p>
              </table:table-cell>
              <table:table-cell office:value-type="float" office:value="0.8372">
                <text:p>0.8372</text:p>
              </table:table-cell>
              <table:table-cell office:value-type="float" office:value="0.8464">
                <text:p>0.8464</text:p>
              </table:table-cell>
              <table:table-cell office:value-type="float" office:value="0.8504">
                <text:p>0.8504</text:p>
              </table:table-cell>
              <table:table-cell office:value-type="float" office:value="0.858">
                <text:p>0.858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72">
                <text:p>0.8772</text:p>
              </table:table-cell>
              <table:table-cell office:value-type="float" office:value="0.8812">
                <text:p>0.8812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  <table:table-cell office:value-type="float" office:value="0.8596">
                <text:p>0.859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268">
                <text:p>0.8268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612">
                <text:p>0.8612</text:p>
              </table:table-cell>
              <table:table-cell office:value-type="float" office:value="0.8644">
                <text:p>0.8644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84">
                <text:p>0.884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86728">
                <text:p>0.8672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124">
                <text:p>0.8124</text:p>
              </table:table-cell>
              <table:table-cell office:value-type="float" office:value="0.8504">
                <text:p>0.8504</text:p>
              </table:table-cell>
              <table:table-cell office:value-type="float" office:value="0.858">
                <text:p>0.858</text:p>
              </table:table-cell>
              <table:table-cell office:value-type="float" office:value="0.864">
                <text:p>0.864</text:p>
              </table:table-cell>
              <table:table-cell office:value-type="float" office:value="0.8684">
                <text:p>0.8684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9092">
                <text:p>0.9092</text:p>
              </table:table-cell>
              <table:table-cell office:value-type="float" office:value="0.912">
                <text:p>0.912</text:p>
              </table:table-cell>
              <table:table-cell office:value-type="float" office:value="0.86804">
                <text:p>0.868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276">
                <text:p>0.8276</text:p>
              </table:table-cell>
              <table:table-cell office:value-type="float" office:value="0.8544">
                <text:p>0.8544</text:p>
              </table:table-cell>
              <table:table-cell office:value-type="float" office:value="0.8628">
                <text:p>0.8628</text:p>
              </table:table-cell>
              <table:table-cell office:value-type="float" office:value="0.8644">
                <text:p>0.8644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2">
                <text:p>0.882</text:p>
              </table:table-cell>
              <table:table-cell office:value-type="float" office:value="0.8968">
                <text:p>0.896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256">
                <text:p>0.8725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124">
                <text:p>0.8124</text:p>
              </table:table-cell>
              <table:table-cell office:value-type="float" office:value="0.8528">
                <text:p>0.8528</text:p>
              </table:table-cell>
              <table:table-cell office:value-type="float" office:value="0.86">
                <text:p>0.86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828">
                <text:p>0.8828</text:p>
              </table:table-cell>
              <table:table-cell office:value-type="float" office:value="0.8996">
                <text:p>0.899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112">
                <text:p>0.8711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628">
                <text:p>0.7628</text:p>
              </table:table-cell>
              <table:table-cell office:value-type="float" office:value="0.8488">
                <text:p>0.8488</text:p>
              </table:table-cell>
              <table:table-cell office:value-type="float" office:value="0.8588">
                <text:p>0.8588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56">
                <text:p>0.8856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628">
                <text:p>0.8662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596">
                <text:p>0.7596</text:p>
              </table:table-cell>
              <table:table-cell office:value-type="float" office:value="0.8484">
                <text:p>0.8484</text:p>
              </table:table-cell>
              <table:table-cell office:value-type="float" office:value="0.8572">
                <text:p>0.8572</text:p>
              </table:table-cell>
              <table:table-cell office:value-type="float" office:value="0.8644">
                <text:p>0.8644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928">
                <text:p>0.8928</text:p>
              </table:table-cell>
              <table:table-cell office:value-type="float" office:value="0.9076">
                <text:p>0.9076</text:p>
              </table:table-cell>
              <table:table-cell office:value-type="float" office:value="0.912">
                <text:p>0.912</text:p>
              </table:table-cell>
              <table:table-cell office:value-type="float" office:value="0.86384">
                <text:p>0.8638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564">
                <text:p>0.7564</text:p>
              </table:table-cell>
              <table:table-cell office:value-type="float" office:value="0.8428">
                <text:p>0.8428</text:p>
              </table:table-cell>
              <table:table-cell office:value-type="float" office:value="0.8548">
                <text:p>0.8548</text:p>
              </table:table-cell>
              <table:table-cell office:value-type="float" office:value="0.864">
                <text:p>0.864</text:p>
              </table:table-cell>
              <table:table-cell office:value-type="float" office:value="0.8692">
                <text:p>0.869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12">
                <text:p>0.8812</text:p>
              </table:table-cell>
              <table:table-cell office:value-type="float" office:value="0.8916">
                <text:p>0.8916</text:p>
              </table:table-cell>
              <table:table-cell office:value-type="float" office:value="0.906">
                <text:p>0.906</text:p>
              </table:table-cell>
              <table:table-cell office:value-type="float" office:value="0.912">
                <text:p>0.912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48">
                <text:p>0.7748</text:p>
              </table:table-cell>
              <table:table-cell office:value-type="float" office:value="0.8496">
                <text:p>0.8496</text:p>
              </table:table-cell>
              <table:table-cell office:value-type="float" office:value="0.8592">
                <text:p>0.8592</text:p>
              </table:table-cell>
              <table:table-cell office:value-type="float" office:value="0.866">
                <text:p>0.866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04">
                <text:p>0.8804</text:p>
              </table:table-cell>
              <table:table-cell office:value-type="float" office:value="0.89">
                <text:p>0.89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6484">
                <text:p>0.8648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792">
                <text:p>0.7792</text:p>
              </table:table-cell>
              <table:table-cell office:value-type="float" office:value="0.8524">
                <text:p>0.8524</text:p>
              </table:table-cell>
              <table:table-cell office:value-type="float" office:value="0.8624">
                <text:p>0.8624</text:p>
              </table:table-cell>
              <table:table-cell office:value-type="float" office:value="0.8676">
                <text:p>0.8676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12">
                <text:p>0.8812</text:p>
              </table:table-cell>
              <table:table-cell office:value-type="float" office:value="0.8912">
                <text:p>0.8912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6624">
                <text:p>0.8662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776">
                <text:p>0.7776</text:p>
              </table:table-cell>
              <table:table-cell office:value-type="float" office:value="0.858">
                <text:p>0.858</text:p>
              </table:table-cell>
              <table:table-cell office:value-type="float" office:value="0.864">
                <text:p>0.864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912">
                <text:p>0.8912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728">
                <text:p>0.8672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972">
                <text:p>0.7972</text:p>
              </table:table-cell>
              <table:table-cell office:value-type="float" office:value="0.858">
                <text:p>0.858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908">
                <text:p>0.8908</text:p>
              </table:table-cell>
              <table:table-cell office:value-type="float" office:value="0.9036">
                <text:p>0.9036</text:p>
              </table:table-cell>
              <table:table-cell office:value-type="float" office:value="0.912">
                <text:p>0.912</text:p>
              </table:table-cell>
              <table:table-cell office:value-type="float" office:value="0.86984">
                <text:p>0.8698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816">
                <text:p>0.7816</text:p>
              </table:table-cell>
              <table:table-cell office:value-type="float" office:value="0.8552">
                <text:p>0.8552</text:p>
              </table:table-cell>
              <table:table-cell office:value-type="float" office:value="0.864">
                <text:p>0.864</text:p>
              </table:table-cell>
              <table:table-cell office:value-type="float" office:value="0.87">
                <text:p>0.87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828">
                <text:p>0.8828</text:p>
              </table:table-cell>
              <table:table-cell office:value-type="float" office:value="0.8912">
                <text:p>0.8912</text:p>
              </table:table-cell>
              <table:table-cell office:value-type="float" office:value="0.9028">
                <text:p>0.9028</text:p>
              </table:table-cell>
              <table:table-cell office:value-type="float" office:value="0.912">
                <text:p>0.912</text:p>
              </table:table-cell>
              <table:table-cell office:value-type="float" office:value="0.8676">
                <text:p>0.867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792">
                <text:p>0.7792</text:p>
              </table:table-cell>
              <table:table-cell office:value-type="float" office:value="0.8548">
                <text:p>0.8548</text:p>
              </table:table-cell>
              <table:table-cell office:value-type="float" office:value="0.864">
                <text:p>0.864</text:p>
              </table:table-cell>
              <table:table-cell office:value-type="float" office:value="0.8692">
                <text:p>0.8692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024">
                <text:p>0.9024</text:p>
              </table:table-cell>
              <table:table-cell office:value-type="float" office:value="0.912">
                <text:p>0.912</text:p>
              </table:table-cell>
              <table:table-cell office:value-type="float" office:value="0.86664">
                <text:p>0.8666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524">
                <text:p>0.7524</text:p>
              </table:table-cell>
              <table:table-cell office:value-type="float" office:value="0.852">
                <text:p>0.852</text:p>
              </table:table-cell>
              <table:table-cell office:value-type="float" office:value="0.8636">
                <text:p>0.8636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912">
                <text:p>0.8912</text:p>
              </table:table-cell>
              <table:table-cell office:value-type="float" office:value="0.9004">
                <text:p>0.9004</text:p>
              </table:table-cell>
              <table:table-cell office:value-type="float" office:value="0.912">
                <text:p>0.912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684">
                <text:p>0.7684</text:p>
              </table:table-cell>
              <table:table-cell office:value-type="float" office:value="0.8472">
                <text:p>0.8472</text:p>
              </table:table-cell>
              <table:table-cell office:value-type="float" office:value="0.8604">
                <text:p>0.8604</text:p>
              </table:table-cell>
              <table:table-cell office:value-type="float" office:value="0.8664">
                <text:p>0.8664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44">
                <text:p>0.8844</text:p>
              </table:table-cell>
              <table:table-cell office:value-type="float" office:value="0.8936">
                <text:p>0.8936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524">
                <text:p>0.8652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888">
                <text:p>0.7888</text:p>
              </table:table-cell>
              <table:table-cell office:value-type="float" office:value="0.8448">
                <text:p>0.8448</text:p>
              </table:table-cell>
              <table:table-cell office:value-type="float" office:value="0.852">
                <text:p>0.852</text:p>
              </table:table-cell>
              <table:table-cell office:value-type="float" office:value="0.8616">
                <text:p>0.8616</text:p>
              </table:table-cell>
              <table:table-cell office:value-type="float" office:value="0.868">
                <text:p>0.868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">
                <text:p>0.88</text:p>
              </table:table-cell>
              <table:table-cell office:value-type="float" office:value="0.8904">
                <text:p>0.8904</text:p>
              </table:table-cell>
              <table:table-cell office:value-type="float" office:value="0.902">
                <text:p>0.902</text:p>
              </table:table-cell>
              <table:table-cell office:value-type="float" office:value="0.912">
                <text:p>0.912</text:p>
              </table:table-cell>
              <table:table-cell office:value-type="float" office:value="0.86352">
                <text:p>0.8635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876">
                <text:p>0.7876</text:p>
              </table:table-cell>
              <table:table-cell office:value-type="float" office:value="0.8464">
                <text:p>0.8464</text:p>
              </table:table-cell>
              <table:table-cell office:value-type="float" office:value="0.854">
                <text:p>0.854</text:p>
              </table:table-cell>
              <table:table-cell office:value-type="float" office:value="0.8628">
                <text:p>0.8628</text:p>
              </table:table-cell>
              <table:table-cell office:value-type="float" office:value="0.8676">
                <text:p>0.8676</text:p>
              </table:table-cell>
              <table:table-cell office:value-type="float" office:value="0.872">
                <text:p>0.872</text:p>
              </table:table-cell>
              <table:table-cell office:value-type="float" office:value="0.876">
                <text:p>0.876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9012">
                <text:p>0.9012</text:p>
              </table:table-cell>
              <table:table-cell office:value-type="float" office:value="0.912">
                <text:p>0.912</text:p>
              </table:table-cell>
              <table:table-cell office:value-type="float" office:value="0.8634">
                <text:p>0.86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58">
                <text:p>0.758</text:p>
              </table:table-cell>
              <table:table-cell office:value-type="float" office:value="0.848">
                <text:p>0.848</text:p>
              </table:table-cell>
              <table:table-cell office:value-type="float" office:value="0.8548">
                <text:p>0.8548</text:p>
              </table:table-cell>
              <table:table-cell office:value-type="float" office:value="0.8616">
                <text:p>0.8616</text:p>
              </table:table-cell>
              <table:table-cell office:value-type="float" office:value="0.8692">
                <text:p>0.8692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72">
                <text:p>0.8872</text:p>
              </table:table-cell>
              <table:table-cell office:value-type="float" office:value="0.9012">
                <text:p>0.9012</text:p>
              </table:table-cell>
              <table:table-cell office:value-type="float" office:value="0.912">
                <text:p>0.912</text:p>
              </table:table-cell>
              <table:table-cell office:value-type="float" office:value="0.86104">
                <text:p>0.861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672">
                <text:p>0.7672</text:p>
              </table:table-cell>
              <table:table-cell office:value-type="float" office:value="0.8464">
                <text:p>0.8464</text:p>
              </table:table-cell>
              <table:table-cell office:value-type="float" office:value="0.8552">
                <text:p>0.8552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4">
                <text:p>0.8884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6296">
                <text:p>0.8629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768">
                <text:p>0.7768</text:p>
              </table:table-cell>
              <table:table-cell office:value-type="float" office:value="0.8484">
                <text:p>0.8484</text:p>
              </table:table-cell>
              <table:table-cell office:value-type="float" office:value="0.856">
                <text:p>0.856</text:p>
              </table:table-cell>
              <table:table-cell office:value-type="float" office:value="0.866">
                <text:p>0.866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04">
                <text:p>0.8904</text:p>
              </table:table-cell>
              <table:table-cell office:value-type="float" office:value="0.9028">
                <text:p>0.9028</text:p>
              </table:table-cell>
              <table:table-cell office:value-type="float" office:value="0.912">
                <text:p>0.912</text:p>
              </table:table-cell>
              <table:table-cell office:value-type="float" office:value="0.86464">
                <text:p>0.8646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792">
                <text:p>0.7792</text:p>
              </table:table-cell>
              <table:table-cell office:value-type="float" office:value="0.8472">
                <text:p>0.8472</text:p>
              </table:table-cell>
              <table:table-cell office:value-type="float" office:value="0.8564">
                <text:p>0.8564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48">
                <text:p>0.864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78">
                <text:p>0.778</text:p>
              </table:table-cell>
              <table:table-cell office:value-type="float" office:value="0.844">
                <text:p>0.844</text:p>
              </table:table-cell>
              <table:table-cell office:value-type="float" office:value="0.8528">
                <text:p>0.8528</text:p>
              </table:table-cell>
              <table:table-cell office:value-type="float" office:value="0.8584">
                <text:p>0.8584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72">
                <text:p>0.8872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86168">
                <text:p>0.8616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58">
                <text:p>0.758</text:p>
              </table:table-cell>
              <table:table-cell office:value-type="float" office:value="0.8444">
                <text:p>0.8444</text:p>
              </table:table-cell>
              <table:table-cell office:value-type="float" office:value="0.8512">
                <text:p>0.8512</text:p>
              </table:table-cell>
              <table:table-cell office:value-type="float" office:value="0.8568">
                <text:p>0.8568</text:p>
              </table:table-cell>
              <table:table-cell office:value-type="float" office:value="0.864">
                <text:p>0.864</text:p>
              </table:table-cell>
              <table:table-cell office:value-type="float" office:value="0.8708">
                <text:p>0.8708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892">
                <text:p>0.8892</text:p>
              </table:table-cell>
              <table:table-cell office:value-type="float" office:value="0.9004">
                <text:p>0.9004</text:p>
              </table:table-cell>
              <table:table-cell office:value-type="float" office:value="0.912">
                <text:p>0.912</text:p>
              </table:table-cell>
              <table:table-cell office:value-type="float" office:value="0.85912">
                <text:p>0.8591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408">
                <text:p>0.7408</text:p>
              </table:table-cell>
              <table:table-cell office:value-type="float" office:value="0.8428">
                <text:p>0.8428</text:p>
              </table:table-cell>
              <table:table-cell office:value-type="float" office:value="0.85">
                <text:p>0.85</text:p>
              </table:table-cell>
              <table:table-cell office:value-type="float" office:value="0.856">
                <text:p>0.856</text:p>
              </table:table-cell>
              <table:table-cell office:value-type="float" office:value="0.8632">
                <text:p>0.8632</text:p>
              </table:table-cell>
              <table:table-cell office:value-type="float" office:value="0.8712">
                <text:p>0.8712</text:p>
              </table:table-cell>
              <table:table-cell office:value-type="float" office:value="0.8744">
                <text:p>0.8744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996">
                <text:p>0.8996</text:p>
              </table:table-cell>
              <table:table-cell office:value-type="float" office:value="0.912">
                <text:p>0.912</text:p>
              </table:table-cell>
              <table:table-cell office:value-type="float" office:value="0.85596">
                <text:p>0.8559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916">
                <text:p>0.7916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596">
                <text:p>0.8596</text:p>
              </table:table-cell>
              <table:table-cell office:value-type="float" office:value="0.8676">
                <text:p>0.8676</text:p>
              </table:table-cell>
              <table:table-cell office:value-type="float" office:value="0.8728">
                <text:p>0.872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8">
                <text:p>0.8808</text:p>
              </table:table-cell>
              <table:table-cell office:value-type="float" office:value="0.896">
                <text:p>0.896</text:p>
              </table:table-cell>
              <table:table-cell office:value-type="float" office:value="0.912">
                <text:p>0.912</text:p>
              </table:table-cell>
              <table:table-cell office:value-type="float" office:value="0.86324">
                <text:p>0.8632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716">
                <text:p>0.7716</text:p>
              </table:table-cell>
              <table:table-cell office:value-type="float" office:value="0.8452">
                <text:p>0.8452</text:p>
              </table:table-cell>
              <table:table-cell office:value-type="float" office:value="0.8552">
                <text:p>0.8552</text:p>
              </table:table-cell>
              <table:table-cell office:value-type="float" office:value="0.856">
                <text:p>0.856</text:p>
              </table:table-cell>
              <table:table-cell office:value-type="float" office:value="0.866">
                <text:p>0.86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5988">
                <text:p>0.8598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904">
                <text:p>0.7904</text:p>
              </table:table-cell>
              <table:table-cell office:value-type="float" office:value="0.8476">
                <text:p>0.8476</text:p>
              </table:table-cell>
              <table:table-cell office:value-type="float" office:value="0.8536">
                <text:p>0.8536</text:p>
              </table:table-cell>
              <table:table-cell office:value-type="float" office:value="0.856">
                <text:p>0.856</text:p>
              </table:table-cell>
              <table:table-cell office:value-type="float" office:value="0.862">
                <text:p>0.862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6092">
                <text:p>0.860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54">
                <text:p>0.754</text:p>
              </table:table-cell>
              <table:table-cell office:value-type="float" office:value="0.8444">
                <text:p>0.8444</text:p>
              </table:table-cell>
              <table:table-cell office:value-type="float" office:value="0.85">
                <text:p>0.85</text:p>
              </table:table-cell>
              <table:table-cell office:value-type="float" office:value="0.856">
                <text:p>0.856</text:p>
              </table:table-cell>
              <table:table-cell office:value-type="float" office:value="0.8616">
                <text:p>0.861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928">
                <text:p>0.8928</text:p>
              </table:table-cell>
              <table:table-cell office:value-type="float" office:value="0.912">
                <text:p>0.912</text:p>
              </table:table-cell>
              <table:table-cell office:value-type="float" office:value="0.85612">
                <text:p>0.8561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316">
                <text:p>0.7316</text:p>
              </table:table-cell>
              <table:table-cell office:value-type="float" office:value="0.8432">
                <text:p>0.8432</text:p>
              </table:table-cell>
              <table:table-cell office:value-type="float" office:value="0.848">
                <text:p>0.848</text:p>
              </table:table-cell>
              <table:table-cell office:value-type="float" office:value="0.8548">
                <text:p>0.8548</text:p>
              </table:table-cell>
              <table:table-cell office:value-type="float" office:value="0.858">
                <text:p>0.858</text:p>
              </table:table-cell>
              <table:table-cell office:value-type="float" office:value="0.87">
                <text:p>0.87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5276">
                <text:p>0.8527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748">
                <text:p>0.7748</text:p>
              </table:table-cell>
              <table:table-cell office:value-type="float" office:value="0.8456">
                <text:p>0.8456</text:p>
              </table:table-cell>
              <table:table-cell office:value-type="float" office:value="0.848">
                <text:p>0.848</text:p>
              </table:table-cell>
              <table:table-cell office:value-type="float" office:value="0.8548">
                <text:p>0.8548</text:p>
              </table:table-cell>
              <table:table-cell office:value-type="float" office:value="0.856">
                <text:p>0.856</text:p>
              </table:table-cell>
              <table:table-cell office:value-type="float" office:value="0.866">
                <text:p>0.86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04">
                <text:p>0.8804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5704">
                <text:p>0.8570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544">
                <text:p>0.7544</text:p>
              </table:table-cell>
              <table:table-cell office:value-type="float" office:value="0.8416">
                <text:p>0.8416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56">
                <text:p>0.856</text:p>
              </table:table-cell>
              <table:table-cell office:value-type="float" office:value="0.8664">
                <text:p>0.8664</text:p>
              </table:table-cell>
              <table:table-cell office:value-type="float" office:value="0.872">
                <text:p>0.872</text:p>
              </table:table-cell>
              <table:table-cell office:value-type="float" office:value="0.8772">
                <text:p>0.8772</text:p>
              </table:table-cell>
              <table:table-cell office:value-type="float" office:value="0.8812">
                <text:p>0.8812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85488">
                <text:p>0.8548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6464">
                <text:p>0.6464</text:p>
              </table:table-cell>
              <table:table-cell office:value-type="float" office:value="0.8396">
                <text:p>0.8396</text:p>
              </table:table-cell>
              <table:table-cell office:value-type="float" office:value="0.848">
                <text:p>0.848</text:p>
              </table:table-cell>
              <table:table-cell office:value-type="float" office:value="0.8532">
                <text:p>0.8532</text:p>
              </table:table-cell>
              <table:table-cell office:value-type="float" office:value="0.8584">
                <text:p>0.8584</text:p>
              </table:table-cell>
              <table:table-cell office:value-type="float" office:value="0.8684">
                <text:p>0.8684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968">
                <text:p>0.8968</text:p>
              </table:table-cell>
              <table:table-cell office:value-type="float" office:value="0.912">
                <text:p>0.912</text:p>
              </table:table-cell>
              <table:table-cell office:value-type="float" office:value="0.84368">
                <text:p>0.8436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028">
                <text:p>0.8028</text:p>
              </table:table-cell>
              <table:table-cell office:value-type="float" office:value="0.8464">
                <text:p>0.8464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624">
                <text:p>0.862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12">
                <text:p>0.8812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86192">
                <text:p>0.8619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288">
                <text:p>0.8288</text:p>
              </table:table-cell>
              <table:table-cell office:value-type="float" office:value="0.8416">
                <text:p>0.8416</text:p>
              </table:table-cell>
              <table:table-cell office:value-type="float" office:value="0.848">
                <text:p>0.848</text:p>
              </table:table-cell>
              <table:table-cell office:value-type="float" office:value="0.852">
                <text:p>0.852</text:p>
              </table:table-cell>
              <table:table-cell office:value-type="float" office:value="0.8584">
                <text:p>0.858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924">
                <text:p>0.8924</text:p>
              </table:table-cell>
              <table:table-cell office:value-type="float" office:value="0.912">
                <text:p>0.912</text:p>
              </table:table-cell>
              <table:table-cell office:value-type="float" office:value="0.86184">
                <text:p>0.8618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12">
                <text:p>0.812</text:p>
              </table:table-cell>
              <table:table-cell office:value-type="float" office:value="0.8448">
                <text:p>0.8448</text:p>
              </table:table-cell>
              <table:table-cell office:value-type="float" office:value="0.848">
                <text:p>0.848</text:p>
              </table:table-cell>
              <table:table-cell office:value-type="float" office:value="0.8532">
                <text:p>0.8532</text:p>
              </table:table-cell>
              <table:table-cell office:value-type="float" office:value="0.8612">
                <text:p>0.861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88">
                <text:p>0.8888</text:p>
              </table:table-cell>
              <table:table-cell office:value-type="float" office:value="0.912">
                <text:p>0.912</text:p>
              </table:table-cell>
              <table:table-cell office:value-type="float" office:value="0.8604">
                <text:p>0.860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056">
                <text:p>0.8056</text:p>
              </table:table-cell>
              <table:table-cell office:value-type="float" office:value="0.8464">
                <text:p>0.8464</text:p>
              </table:table-cell>
              <table:table-cell office:value-type="float" office:value="0.8492">
                <text:p>0.8492</text:p>
              </table:table-cell>
              <table:table-cell office:value-type="float" office:value="0.8564">
                <text:p>0.8564</text:p>
              </table:table-cell>
              <table:table-cell office:value-type="float" office:value="0.868">
                <text:p>0.86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96">
                <text:p>0.8896</text:p>
              </table:table-cell>
              <table:table-cell office:value-type="float" office:value="0.912">
                <text:p>0.912</text:p>
              </table:table-cell>
              <table:table-cell office:value-type="float" office:value="0.86104">
                <text:p>0.8610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696">
                <text:p>0.7696</text:p>
              </table:table-cell>
              <table:table-cell office:value-type="float" office:value="0.842">
                <text:p>0.842</text:p>
              </table:table-cell>
              <table:table-cell office:value-type="float" office:value="0.848">
                <text:p>0.848</text:p>
              </table:table-cell>
              <table:table-cell office:value-type="float" office:value="0.8508">
                <text:p>0.8508</text:p>
              </table:table-cell>
              <table:table-cell office:value-type="float" office:value="0.8636">
                <text:p>0.863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952">
                <text:p>0.8952</text:p>
              </table:table-cell>
              <table:table-cell office:value-type="float" office:value="0.912">
                <text:p>0.912</text:p>
              </table:table-cell>
              <table:table-cell office:value-type="float" office:value="0.8568">
                <text:p>0.856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536">
                <text:p>0.7536</text:p>
              </table:table-cell>
              <table:table-cell office:value-type="float" office:value="0.8384">
                <text:p>0.8384</text:p>
              </table:table-cell>
              <table:table-cell office:value-type="float" office:value="0.848">
                <text:p>0.848</text:p>
              </table:table-cell>
              <table:table-cell office:value-type="float" office:value="0.8536">
                <text:p>0.8536</text:p>
              </table:table-cell>
              <table:table-cell office:value-type="float" office:value="0.868">
                <text:p>0.86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">
                <text:p>0.88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5548">
                <text:p>0.8554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664">
                <text:p>0.7664</text:p>
              </table:table-cell>
              <table:table-cell office:value-type="float" office:value="0.8444">
                <text:p>0.8444</text:p>
              </table:table-cell>
              <table:table-cell office:value-type="float" office:value="0.848">
                <text:p>0.848</text:p>
              </table:table-cell>
              <table:table-cell office:value-type="float" office:value="0.8572">
                <text:p>0.8572</text:p>
              </table:table-cell>
              <table:table-cell office:value-type="float" office:value="0.866">
                <text:p>0.86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928">
                <text:p>0.8928</text:p>
              </table:table-cell>
              <table:table-cell office:value-type="float" office:value="0.912">
                <text:p>0.912</text:p>
              </table:table-cell>
              <table:table-cell office:value-type="float" office:value="0.8572">
                <text:p>0.857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764">
                <text:p>0.6764</text:p>
              </table:table-cell>
              <table:table-cell office:value-type="float" office:value="0.8412">
                <text:p>0.8412</text:p>
              </table:table-cell>
              <table:table-cell office:value-type="float" office:value="0.848">
                <text:p>0.848</text:p>
              </table:table-cell>
              <table:table-cell office:value-type="float" office:value="0.8552">
                <text:p>0.8552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4804">
                <text:p>0.8480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628">
                <text:p>0.7628</text:p>
              </table:table-cell>
              <table:table-cell office:value-type="float" office:value="0.8444">
                <text:p>0.8444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68">
                <text:p>0.86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08">
                <text:p>0.8808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5744">
                <text:p>0.8574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572">
                <text:p>0.7572</text:p>
              </table:table-cell>
              <table:table-cell office:value-type="float" office:value="0.842">
                <text:p>0.842</text:p>
              </table:table-cell>
              <table:table-cell office:value-type="float" office:value="0.848">
                <text:p>0.848</text:p>
              </table:table-cell>
              <table:table-cell office:value-type="float" office:value="0.85">
                <text:p>0.85</text:p>
              </table:table-cell>
              <table:table-cell office:value-type="float" office:value="0.856">
                <text:p>0.856</text:p>
              </table:table-cell>
              <table:table-cell office:value-type="float" office:value="0.8692">
                <text:p>0.8692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04">
                <text:p>0.8804</text:p>
              </table:table-cell>
              <table:table-cell office:value-type="float" office:value="0.896">
                <text:p>0.896</text:p>
              </table:table-cell>
              <table:table-cell office:value-type="float" office:value="0.912">
                <text:p>0.912</text:p>
              </table:table-cell>
              <table:table-cell office:value-type="float" office:value="0.85444">
                <text:p>0.8544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952">
                <text:p>0.7952</text:p>
              </table:table-cell>
              <table:table-cell office:value-type="float" office:value="0.8452">
                <text:p>0.8452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568">
                <text:p>0.8568</text:p>
              </table:table-cell>
              <table:table-cell office:value-type="float" office:value="0.8692">
                <text:p>0.8692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32">
                <text:p>0.8832</text:p>
              </table:table-cell>
              <table:table-cell office:value-type="float" office:value="0.896">
                <text:p>0.896</text:p>
              </table:table-cell>
              <table:table-cell office:value-type="float" office:value="0.912">
                <text:p>0.912</text:p>
              </table:table-cell>
              <table:table-cell office:value-type="float" office:value="0.85948">
                <text:p>0.8594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624">
                <text:p>0.7624</text:p>
              </table:table-cell>
              <table:table-cell office:value-type="float" office:value="0.8464">
                <text:p>0.8464</text:p>
              </table:table-cell>
              <table:table-cell office:value-type="float" office:value="0.848">
                <text:p>0.848</text:p>
              </table:table-cell>
              <table:table-cell office:value-type="float" office:value="0.8552">
                <text:p>0.8552</text:p>
              </table:table-cell>
              <table:table-cell office:value-type="float" office:value="0.8604">
                <text:p>0.860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4">
                <text:p>0.884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5728">
                <text:p>0.85728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812">
                <text:p>0.7812</text:p>
              </table:table-cell>
              <table:table-cell office:value-type="float" office:value="0.8448">
                <text:p>0.8448</text:p>
              </table:table-cell>
              <table:table-cell office:value-type="float" office:value="0.848">
                <text:p>0.848</text:p>
              </table:table-cell>
              <table:table-cell office:value-type="float" office:value="0.8504">
                <text:p>0.8504</text:p>
              </table:table-cell>
              <table:table-cell office:value-type="float" office:value="0.8576">
                <text:p>0.8576</text:p>
              </table:table-cell>
              <table:table-cell office:value-type="float" office:value="0.8716">
                <text:p>0.871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52">
                <text:p>0.8852</text:p>
              </table:table-cell>
              <table:table-cell office:value-type="float" office:value="0.8932">
                <text:p>0.8932</text:p>
              </table:table-cell>
              <table:table-cell office:value-type="float" office:value="0.912">
                <text:p>0.912</text:p>
              </table:table-cell>
              <table:table-cell office:value-type="float" office:value="0.8582">
                <text:p>0.858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764">
                <text:p>0.7764</text:p>
              </table:table-cell>
              <table:table-cell office:value-type="float" office:value="0.84">
                <text:p>0.8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68">
                <text:p>0.8868</text:p>
              </table:table-cell>
              <table:table-cell office:value-type="float" office:value="0.8936">
                <text:p>0.8936</text:p>
              </table:table-cell>
              <table:table-cell office:value-type="float" office:value="0.912">
                <text:p>0.912</text:p>
              </table:table-cell>
              <table:table-cell office:value-type="float" office:value="0.85764">
                <text:p>0.8576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552">
                <text:p>0.7552</text:p>
              </table:table-cell>
              <table:table-cell office:value-type="float" office:value="0.8404">
                <text:p>0.8404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6">
                <text:p>0.856</text:p>
              </table:table-cell>
              <table:table-cell office:value-type="float" office:value="0.8716">
                <text:p>0.8716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36">
                <text:p>0.8836</text:p>
              </table:table-cell>
              <table:table-cell office:value-type="float" office:value="0.892">
                <text:p>0.892</text:p>
              </table:table-cell>
              <table:table-cell office:value-type="float" office:value="0.912">
                <text:p>0.912</text:p>
              </table:table-cell>
              <table:table-cell office:value-type="float" office:value="0.85444">
                <text:p>0.8544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132">
                <text:p>0.7132</text:p>
              </table:table-cell>
              <table:table-cell office:value-type="float" office:value="0.8352">
                <text:p>0.8352</text:p>
              </table:table-cell>
              <table:table-cell office:value-type="float" office:value="0.8464">
                <text:p>0.8464</text:p>
              </table:table-cell>
              <table:table-cell office:value-type="float" office:value="0.848">
                <text:p>0.848</text:p>
              </table:table-cell>
              <table:table-cell office:value-type="float" office:value="0.8516">
                <text:p>0.8516</text:p>
              </table:table-cell>
              <table:table-cell office:value-type="float" office:value="0.8696">
                <text:p>0.8696</text:p>
              </table:table-cell>
              <table:table-cell office:value-type="float" office:value="0.872">
                <text:p>0.872</text:p>
              </table:table-cell>
              <table:table-cell office:value-type="float" office:value="0.876">
                <text:p>0.876</text:p>
              </table:table-cell>
              <table:table-cell office:value-type="float" office:value="0.8832">
                <text:p>0.8832</text:p>
              </table:table-cell>
              <table:table-cell office:value-type="float" office:value="0.8944">
                <text:p>0.8944</text:p>
              </table:table-cell>
              <table:table-cell office:value-type="float" office:value="0.912">
                <text:p>0.912</text:p>
              </table:table-cell>
              <table:table-cell office:value-type="float" office:value="0.84896">
                <text:p>0.8489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7432">
                <text:p>0.7432</text:p>
              </table:table-cell>
              <table:table-cell office:value-type="float" office:value="0.8396">
                <text:p>0.8396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44">
                <text:p>0.854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4">
                <text:p>0.884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85372">
                <text:p>0.8537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6704">
                <text:p>0.6704</text:p>
              </table:table-cell>
              <table:table-cell office:value-type="float" office:value="0.8352">
                <text:p>0.8352</text:p>
              </table:table-cell>
              <table:table-cell office:value-type="float" office:value="0.848">
                <text:p>0.848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08">
                <text:p>0.8808</text:p>
              </table:table-cell>
              <table:table-cell office:value-type="float" office:value="0.888">
                <text:p>0.888</text:p>
              </table:table-cell>
              <table:table-cell office:value-type="float" office:value="0.8964">
                <text:p>0.8964</text:p>
              </table:table-cell>
              <table:table-cell office:value-type="float" office:value="0.912">
                <text:p>0.912</text:p>
              </table:table-cell>
              <table:table-cell office:value-type="float" office:value="0.84736">
                <text:p>0.8473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652">
                <text:p>0.7652</text:p>
              </table:table-cell>
              <table:table-cell office:value-type="float" office:value="0.842">
                <text:p>0.842</text:p>
              </table:table-cell>
              <table:table-cell office:value-type="float" office:value="0.848">
                <text:p>0.848</text:p>
              </table:table-cell>
              <table:table-cell office:value-type="float" office:value="0.8528">
                <text:p>0.8528</text:p>
              </table:table-cell>
              <table:table-cell office:value-type="float" office:value="0.8712">
                <text:p>0.8712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52">
                <text:p>0.8852</text:p>
              </table:table-cell>
              <table:table-cell office:value-type="float" office:value="0.8888">
                <text:p>0.8888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6016">
                <text:p>0.8601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724">
                <text:p>0.7724</text:p>
              </table:table-cell>
              <table:table-cell office:value-type="float" office:value="0.8424">
                <text:p>0.8424</text:p>
              </table:table-cell>
              <table:table-cell office:value-type="float" office:value="0.848">
                <text:p>0.848</text:p>
              </table:table-cell>
              <table:table-cell office:value-type="float" office:value="0.8548">
                <text:p>0.8548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44">
                <text:p>0.8844</text:p>
              </table:table-cell>
              <table:table-cell office:value-type="float" office:value="0.8892">
                <text:p>0.8892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6148">
                <text:p>0.8614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">
                <text:p>0.8</text:p>
              </table:table-cell>
              <table:table-cell office:value-type="float" office:value="0.8448">
                <text:p>0.8448</text:p>
              </table:table-cell>
              <table:table-cell office:value-type="float" office:value="0.848">
                <text:p>0.848</text:p>
              </table:table-cell>
              <table:table-cell office:value-type="float" office:value="0.8592">
                <text:p>0.859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6">
                <text:p>0.8796</text:p>
              </table:table-cell>
              <table:table-cell office:value-type="float" office:value="0.884">
                <text:p>0.884</text:p>
              </table:table-cell>
              <table:table-cell office:value-type="float" office:value="0.89">
                <text:p>0.89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6472">
                <text:p>0.8647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7776">
                <text:p>0.7776</text:p>
              </table:table-cell>
              <table:table-cell office:value-type="float" office:value="0.84">
                <text:p>0.84</text:p>
              </table:table-cell>
              <table:table-cell office:value-type="float" office:value="0.8488">
                <text:p>0.8488</text:p>
              </table:table-cell>
              <table:table-cell office:value-type="float" office:value="0.8652">
                <text:p>0.86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2">
                <text:p>0.8772</text:p>
              </table:table-cell>
              <table:table-cell office:value-type="float" office:value="0.8836">
                <text:p>0.8836</text:p>
              </table:table-cell>
              <table:table-cell office:value-type="float" office:value="0.8892">
                <text:p>0.8892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6232">
                <text:p>0.8623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292">
                <text:p>0.7292</text:p>
              </table:table-cell>
              <table:table-cell office:value-type="float" office:value="0.836">
                <text:p>0.836</text:p>
              </table:table-cell>
              <table:table-cell office:value-type="float" office:value="0.848">
                <text:p>0.848</text:p>
              </table:table-cell>
              <table:table-cell office:value-type="float" office:value="0.8596">
                <text:p>0.859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5592">
                <text:p>0.8559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228">
                <text:p>0.7228</text:p>
              </table:table-cell>
              <table:table-cell office:value-type="float" office:value="0.8436">
                <text:p>0.8436</text:p>
              </table:table-cell>
              <table:table-cell office:value-type="float" office:value="0.8516">
                <text:p>0.8516</text:p>
              </table:table-cell>
              <table:table-cell office:value-type="float" office:value="0.8628">
                <text:p>0.862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48">
                <text:p>0.8848</text:p>
              </table:table-cell>
              <table:table-cell office:value-type="float" office:value="0.888">
                <text:p>0.888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85736">
                <text:p>0.8573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6756">
                <text:p>0.6756</text:p>
              </table:table-cell>
              <table:table-cell office:value-type="float" office:value="0.8392">
                <text:p>0.8392</text:p>
              </table:table-cell>
              <table:table-cell office:value-type="float" office:value="0.8492">
                <text:p>0.8492</text:p>
              </table:table-cell>
              <table:table-cell office:value-type="float" office:value="0.8628">
                <text:p>0.862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44">
                <text:p>0.8844</text:p>
              </table:table-cell>
              <table:table-cell office:value-type="float" office:value="0.888">
                <text:p>0.888</text:p>
              </table:table-cell>
              <table:table-cell office:value-type="float" office:value="0.8996">
                <text:p>0.8996</text:p>
              </table:table-cell>
              <table:table-cell office:value-type="float" office:value="0.912">
                <text:p>0.912</text:p>
              </table:table-cell>
              <table:table-cell office:value-type="float" office:value="0.8522">
                <text:p>0.852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312">
                <text:p>0.7312</text:p>
              </table:table-cell>
              <table:table-cell office:value-type="float" office:value="0.8364">
                <text:p>0.8364</text:p>
              </table:table-cell>
              <table:table-cell office:value-type="float" office:value="0.8492">
                <text:p>0.8492</text:p>
              </table:table-cell>
              <table:table-cell office:value-type="float" office:value="0.8588">
                <text:p>0.858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44">
                <text:p>0.8844</text:p>
              </table:table-cell>
              <table:table-cell office:value-type="float" office:value="0.888">
                <text:p>0.88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566">
                <text:p>0.856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776">
                <text:p>0.7776</text:p>
              </table:table-cell>
              <table:table-cell office:value-type="float" office:value="0.8412">
                <text:p>0.8412</text:p>
              </table:table-cell>
              <table:table-cell office:value-type="float" office:value="0.85">
                <text:p>0.85</text:p>
              </table:table-cell>
              <table:table-cell office:value-type="float" office:value="0.8652">
                <text:p>0.86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4">
                <text:p>0.884</text:p>
              </table:table-cell>
              <table:table-cell office:value-type="float" office:value="0.888">
                <text:p>0.888</text:p>
              </table:table-cell>
              <table:table-cell office:value-type="float" office:value="0.896">
                <text:p>0.896</text:p>
              </table:table-cell>
              <table:table-cell office:value-type="float" office:value="0.912">
                <text:p>0.912</text:p>
              </table:table-cell>
              <table:table-cell office:value-type="float" office:value="0.86252">
                <text:p>0.8625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928">
                <text:p>0.7928</text:p>
              </table:table-cell>
              <table:table-cell office:value-type="float" office:value="0.8456">
                <text:p>0.8456</text:p>
              </table:table-cell>
              <table:table-cell office:value-type="float" office:value="0.8504">
                <text:p>0.8504</text:p>
              </table:table-cell>
              <table:table-cell office:value-type="float" office:value="0.8692">
                <text:p>0.869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12">
                <text:p>0.8812</text:p>
              </table:table-cell>
              <table:table-cell office:value-type="float" office:value="0.888">
                <text:p>0.888</text:p>
              </table:table-cell>
              <table:table-cell office:value-type="float" office:value="0.8952">
                <text:p>0.8952</text:p>
              </table:table-cell>
              <table:table-cell office:value-type="float" office:value="0.912">
                <text:p>0.912</text:p>
              </table:table-cell>
              <table:table-cell office:value-type="float" office:value="0.86428">
                <text:p>0.8642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336">
                <text:p>0.8336</text:p>
              </table:table-cell>
              <table:table-cell office:value-type="float" office:value="0.848">
                <text:p>0.848</text:p>
              </table:table-cell>
              <table:table-cell office:value-type="float" office:value="0.8552">
                <text:p>0.85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86">
                <text:p>0.886</text:p>
              </table:table-cell>
              <table:table-cell office:value-type="float" office:value="0.8948">
                <text:p>0.8948</text:p>
              </table:table-cell>
              <table:table-cell office:value-type="float" office:value="0.912">
                <text:p>0.912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296">
                <text:p>0.8296</text:p>
              </table:table-cell>
              <table:table-cell office:value-type="float" office:value="0.8472">
                <text:p>0.8472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">
                <text:p>0.876</text:p>
              </table:table-cell>
              <table:table-cell office:value-type="float" office:value="0.88">
                <text:p>0.88</text:p>
              </table:table-cell>
              <table:table-cell office:value-type="float" office:value="0.8868">
                <text:p>0.8868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268">
                <text:p>0.8268</text:p>
              </table:table-cell>
              <table:table-cell office:value-type="float" office:value="0.8536">
                <text:p>0.853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2">
                <text:p>0.882</text:p>
              </table:table-cell>
              <table:table-cell office:value-type="float" office:value="0.8908">
                <text:p>0.8908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7216">
                <text:p>0.8721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8072">
                <text:p>0.8072</text:p>
              </table:table-cell>
              <table:table-cell office:value-type="float" office:value="0.8584">
                <text:p>0.858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888">
                <text:p>0.8888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7044">
                <text:p>0.8704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842">
                <text:p>0.842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2">
                <text:p>0.8772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08">
                <text:p>0.8908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87572">
                <text:p>0.8757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7976">
                <text:p>0.7976</text:p>
              </table:table-cell>
              <table:table-cell office:value-type="float" office:value="0.87">
                <text:p>0.87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4">
                <text:p>0.874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52">
                <text:p>0.8852</text:p>
              </table:table-cell>
              <table:table-cell office:value-type="float" office:value="0.892">
                <text:p>0.892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  <table:table-cell office:value-type="float" office:value="0.87232">
                <text:p>0.8723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8416">
                <text:p>0.8416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28">
                <text:p>0.8928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87732">
                <text:p>0.8773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096">
                <text:p>0.8096</text:p>
              </table:table-cell>
              <table:table-cell office:value-type="float" office:value="0.8568">
                <text:p>0.856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6">
                <text:p>0.879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">
                <text:p>0.886</text:p>
              </table:table-cell>
              <table:table-cell office:value-type="float" office:value="0.894">
                <text:p>0.894</text:p>
              </table:table-cell>
              <table:table-cell office:value-type="float" office:value="0.9024">
                <text:p>0.9024</text:p>
              </table:table-cell>
              <table:table-cell office:value-type="float" office:value="0.912">
                <text:p>0.912</text:p>
              </table:table-cell>
              <table:table-cell office:value-type="float" office:value="0.87324">
                <text:p>0.8732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264">
                <text:p>0.8264</text:p>
              </table:table-cell>
              <table:table-cell office:value-type="float" office:value="0.8508">
                <text:p>0.850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12">
                <text:p>0.8812</text:p>
              </table:table-cell>
              <table:table-cell office:value-type="float" office:value="0.888">
                <text:p>0.888</text:p>
              </table:table-cell>
              <table:table-cell office:value-type="float" office:value="0.8948">
                <text:p>0.8948</text:p>
              </table:table-cell>
              <table:table-cell office:value-type="float" office:value="0.9024">
                <text:p>0.9024</text:p>
              </table:table-cell>
              <table:table-cell office:value-type="float" office:value="0.912">
                <text:p>0.912</text:p>
              </table:table-cell>
              <table:table-cell office:value-type="float" office:value="0.87428">
                <text:p>0.8742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148">
                <text:p>0.8148</text:p>
              </table:table-cell>
              <table:table-cell office:value-type="float" office:value="0.8636">
                <text:p>0.863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88">
                <text:p>0.888</text:p>
              </table:table-cell>
              <table:table-cell office:value-type="float" office:value="0.8952">
                <text:p>0.8952</text:p>
              </table:table-cell>
              <table:table-cell office:value-type="float" office:value="0.9052">
                <text:p>0.9052</text:p>
              </table:table-cell>
              <table:table-cell office:value-type="float" office:value="0.912">
                <text:p>0.912</text:p>
              </table:table-cell>
              <table:table-cell office:value-type="float" office:value="0.87484">
                <text:p>0.8748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8112">
                <text:p>0.8112</text:p>
              </table:table-cell>
              <table:table-cell office:value-type="float" office:value="0.852">
                <text:p>0.8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9012">
                <text:p>0.9012</text:p>
              </table:table-cell>
              <table:table-cell office:value-type="float" office:value="0.912">
                <text:p>0.912</text:p>
              </table:table-cell>
              <table:table-cell office:value-type="float" office:value="0.87224">
                <text:p>0.8722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484">
                <text:p>0.7484</text:p>
              </table:table-cell>
              <table:table-cell office:value-type="float" office:value="0.8408">
                <text:p>0.8408</text:p>
              </table:table-cell>
              <table:table-cell office:value-type="float" office:value="0.87">
                <text:p>0.87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88">
                <text:p>0.8888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86372">
                <text:p>0.8637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7576">
                <text:p>0.7576</text:p>
              </table:table-cell>
              <table:table-cell office:value-type="float" office:value="0.8636">
                <text:p>0.863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8">
                <text:p>0.8728</text:p>
              </table:table-cell>
              <table:table-cell office:value-type="float" office:value="0.88">
                <text:p>0.88</text:p>
              </table:table-cell>
              <table:table-cell office:value-type="float" office:value="0.882">
                <text:p>0.882</text:p>
              </table:table-cell>
              <table:table-cell office:value-type="float" office:value="0.888">
                <text:p>0.888</text:p>
              </table:table-cell>
              <table:table-cell office:value-type="float" office:value="0.8904">
                <text:p>0.8904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86776">
                <text:p>0.8677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7356">
                <text:p>0.7356</text:p>
              </table:table-cell>
              <table:table-cell office:value-type="float" office:value="0.8428">
                <text:p>0.842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892">
                <text:p>0.8892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6252">
                <text:p>0.8625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7228">
                <text:p>0.7228</text:p>
              </table:table-cell>
              <table:table-cell office:value-type="float" office:value="0.838">
                <text:p>0.838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24">
                <text:p>0.8824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  <table:table-cell office:value-type="float" office:value="0.86128">
                <text:p>0.8612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3">
                <text:p>0.73</text:p>
              </table:table-cell>
              <table:table-cell office:value-type="float" office:value="0.8372">
                <text:p>0.83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64">
                <text:p>0.8864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624">
                <text:p>0.862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904">
                <text:p>0.6904</text:p>
              </table:table-cell>
              <table:table-cell office:value-type="float" office:value="0.8324">
                <text:p>0.8324</text:p>
              </table:table-cell>
              <table:table-cell office:value-type="float" office:value="0.8616">
                <text:p>0.861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52">
                <text:p>0.8852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85652">
                <text:p>0.8565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208">
                <text:p>0.7208</text:p>
              </table:table-cell>
              <table:table-cell office:value-type="float" office:value="0.8328">
                <text:p>0.8328</text:p>
              </table:table-cell>
              <table:table-cell office:value-type="float" office:value="0.8592">
                <text:p>0.859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28">
                <text:p>0.8828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85868">
                <text:p>0.8586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148">
                <text:p>0.7148</text:p>
              </table:table-cell>
              <table:table-cell office:value-type="float" office:value="0.832">
                <text:p>0.832</text:p>
              </table:table-cell>
              <table:table-cell office:value-type="float" office:value="0.8572">
                <text:p>0.85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8">
                <text:p>0.8728</text:p>
              </table:table-cell>
              <table:table-cell office:value-type="float" office:value="0.8808">
                <text:p>0.8808</text:p>
              </table:table-cell>
              <table:table-cell office:value-type="float" office:value="0.888">
                <text:p>0.888</text:p>
              </table:table-cell>
              <table:table-cell office:value-type="float" office:value="0.888">
                <text:p>0.888</text:p>
              </table:table-cell>
              <table:table-cell office:value-type="float" office:value="0.8972">
                <text:p>0.8972</text:p>
              </table:table-cell>
              <table:table-cell office:value-type="float" office:value="0.912">
                <text:p>0.912</text:p>
              </table:table-cell>
              <table:table-cell office:value-type="float" office:value="0.85748">
                <text:p>0.8574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6432">
                <text:p>0.6432</text:p>
              </table:table-cell>
              <table:table-cell office:value-type="float" office:value="0.818">
                <text:p>0.818</text:p>
              </table:table-cell>
              <table:table-cell office:value-type="float" office:value="0.8472">
                <text:p>0.84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52">
                <text:p>0.8852</text:p>
              </table:table-cell>
              <table:table-cell office:value-type="float" office:value="0.888">
                <text:p>0.888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  <table:table-cell office:value-type="float" office:value="0.84768">
                <text:p>0.8476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38">
                <text:p>0.638</text:p>
              </table:table-cell>
              <table:table-cell office:value-type="float" office:value="0.8324">
                <text:p>0.8324</text:p>
              </table:table-cell>
              <table:table-cell office:value-type="float" office:value="0.854">
                <text:p>0.85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68">
                <text:p>0.8868</text:p>
              </table:table-cell>
              <table:table-cell office:value-type="float" office:value="0.8888">
                <text:p>0.8888</text:p>
              </table:table-cell>
              <table:table-cell office:value-type="float" office:value="0.9012">
                <text:p>0.9012</text:p>
              </table:table-cell>
              <table:table-cell office:value-type="float" office:value="0.912">
                <text:p>0.912</text:p>
              </table:table-cell>
              <table:table-cell office:value-type="float" office:value="0.84988">
                <text:p>0.8498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48">
                <text:p>0.648</text:p>
              </table:table-cell>
              <table:table-cell office:value-type="float" office:value="0.8324">
                <text:p>0.8324</text:p>
              </table:table-cell>
              <table:table-cell office:value-type="float" office:value="0.8596">
                <text:p>0.859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2">
                <text:p>0.8772</text:p>
              </table:table-cell>
              <table:table-cell office:value-type="float" office:value="0.8816">
                <text:p>0.8816</text:p>
              </table:table-cell>
              <table:table-cell office:value-type="float" office:value="0.888">
                <text:p>0.888</text:p>
              </table:table-cell>
              <table:table-cell office:value-type="float" office:value="0.8916">
                <text:p>0.8916</text:p>
              </table:table-cell>
              <table:table-cell office:value-type="float" office:value="0.9012">
                <text:p>0.9012</text:p>
              </table:table-cell>
              <table:table-cell office:value-type="float" office:value="0.912">
                <text:p>0.912</text:p>
              </table:table-cell>
              <table:table-cell office:value-type="float" office:value="0.85236">
                <text:p>0.8523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284">
                <text:p>0.7284</text:p>
              </table:table-cell>
              <table:table-cell office:value-type="float" office:value="0.83">
                <text:p>0.83</text:p>
              </table:table-cell>
              <table:table-cell office:value-type="float" office:value="0.8404">
                <text:p>0.8404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28">
                <text:p>0.8828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9012">
                <text:p>0.9012</text:p>
              </table:table-cell>
              <table:table-cell office:value-type="float" office:value="0.912">
                <text:p>0.912</text:p>
              </table:table-cell>
              <table:table-cell office:value-type="float" office:value="0.85764">
                <text:p>0.8576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7">
                <text:p>0.67</text:p>
              </table:table-cell>
              <table:table-cell office:value-type="float" office:value="0.8308">
                <text:p>0.8308</text:p>
              </table:table-cell>
              <table:table-cell office:value-type="float" office:value="0.838">
                <text:p>0.838</text:p>
              </table:table-cell>
              <table:table-cell office:value-type="float" office:value="0.8568">
                <text:p>0.8568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08">
                <text:p>0.8808</text:p>
              </table:table-cell>
              <table:table-cell office:value-type="float" office:value="0.888">
                <text:p>0.888</text:p>
              </table:table-cell>
              <table:table-cell office:value-type="float" office:value="0.8896">
                <text:p>0.8896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712">
                <text:p>0.6712</text:p>
              </table:table-cell>
              <table:table-cell office:value-type="float" office:value="0.8304">
                <text:p>0.8304</text:p>
              </table:table-cell>
              <table:table-cell office:value-type="float" office:value="0.8384">
                <text:p>0.8384</text:p>
              </table:table-cell>
              <table:table-cell office:value-type="float" office:value="0.854">
                <text:p>0.854</text:p>
              </table:table-cell>
              <table:table-cell office:value-type="float" office:value="0.872">
                <text:p>0.872</text:p>
              </table:table-cell>
              <table:table-cell office:value-type="float" office:value="0.8728">
                <text:p>0.8728</text:p>
              </table:table-cell>
              <table:table-cell office:value-type="float" office:value="0.882">
                <text:p>0.882</text:p>
              </table:table-cell>
              <table:table-cell office:value-type="float" office:value="0.888">
                <text:p>0.888</text:p>
              </table:table-cell>
              <table:table-cell office:value-type="float" office:value="0.8924">
                <text:p>0.8924</text:p>
              </table:table-cell>
              <table:table-cell office:value-type="float" office:value="0.9024">
                <text:p>0.9024</text:p>
              </table:table-cell>
              <table:table-cell office:value-type="float" office:value="0.912">
                <text:p>0.912</text:p>
              </table:table-cell>
              <table:table-cell office:value-type="float" office:value="0.85036">
                <text:p>0.8503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492">
                <text:p>0.6492</text:p>
              </table:table-cell>
              <table:table-cell office:value-type="float" office:value="0.83">
                <text:p>0.83</text:p>
              </table:table-cell>
              <table:table-cell office:value-type="float" office:value="0.8388">
                <text:p>0.8388</text:p>
              </table:table-cell>
              <table:table-cell office:value-type="float" office:value="0.8644">
                <text:p>0.8644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64">
                <text:p>0.8864</text:p>
              </table:table-cell>
              <table:table-cell office:value-type="float" office:value="0.8892">
                <text:p>0.8892</text:p>
              </table:table-cell>
              <table:table-cell office:value-type="float" office:value="0.896">
                <text:p>0.896</text:p>
              </table:table-cell>
              <table:table-cell office:value-type="float" office:value="0.908">
                <text:p>0.908</text:p>
              </table:table-cell>
              <table:table-cell office:value-type="float" office:value="0.912">
                <text:p>0.912</text:p>
              </table:table-cell>
              <table:table-cell office:value-type="float" office:value="0.85128">
                <text:p>0.8512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14">
                <text:p>0.714</text:p>
              </table:table-cell>
              <table:table-cell office:value-type="float" office:value="0.8332">
                <text:p>0.8332</text:p>
              </table:table-cell>
              <table:table-cell office:value-type="float" office:value="0.8572">
                <text:p>0.8572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56">
                <text:p>0.8856</text:p>
              </table:table-cell>
              <table:table-cell office:value-type="float" office:value="0.888">
                <text:p>0.888</text:p>
              </table:table-cell>
              <table:table-cell office:value-type="float" office:value="0.8928">
                <text:p>0.8928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6004">
                <text:p>0.8600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84">
                <text:p>0.7884</text:p>
              </table:table-cell>
              <table:table-cell office:value-type="float" office:value="0.8392">
                <text:p>0.839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88">
                <text:p>0.888</text:p>
              </table:table-cell>
              <table:table-cell office:value-type="float" office:value="0.8908">
                <text:p>0.8908</text:p>
              </table:table-cell>
              <table:table-cell office:value-type="float" office:value="0.902">
                <text:p>0.902</text:p>
              </table:table-cell>
              <table:table-cell office:value-type="float" office:value="0.912">
                <text:p>0.912</text:p>
              </table:table-cell>
              <table:table-cell office:value-type="float" office:value="0.86908">
                <text:p>0.86908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512">
                <text:p>0.7512</text:p>
              </table:table-cell>
              <table:table-cell office:value-type="float" office:value="0.8536">
                <text:p>0.853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04">
                <text:p>0.8804</text:p>
              </table:table-cell>
              <table:table-cell office:value-type="float" office:value="0.888">
                <text:p>0.888</text:p>
              </table:table-cell>
              <table:table-cell office:value-type="float" office:value="0.8912">
                <text:p>0.8912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636">
                <text:p>0.8663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798">
                <text:p>0.798</text:p>
              </table:table-cell>
              <table:table-cell office:value-type="float" office:value="0.8628">
                <text:p>0.862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6">
                <text:p>0.8796</text:p>
              </table:table-cell>
              <table:table-cell office:value-type="float" office:value="0.88">
                <text:p>0.88</text:p>
              </table:table-cell>
              <table:table-cell office:value-type="float" office:value="0.886">
                <text:p>0.886</text:p>
              </table:table-cell>
              <table:table-cell office:value-type="float" office:value="0.89">
                <text:p>0.89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8718">
                <text:p>0.871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8">
                <text:p>0.78</text:p>
              </table:table-cell>
              <table:table-cell office:value-type="float" office:value="0.8608">
                <text:p>0.860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">
                <text:p>0.88</text:p>
              </table:table-cell>
              <table:table-cell office:value-type="float" office:value="0.8868">
                <text:p>0.8868</text:p>
              </table:table-cell>
              <table:table-cell office:value-type="float" office:value="0.8888">
                <text:p>0.8888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932">
                <text:p>0.8693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016">
                <text:p>0.8016</text:p>
              </table:table-cell>
              <table:table-cell office:value-type="float" office:value="0.8708">
                <text:p>0.870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">
                <text:p>0.88</text:p>
              </table:table-cell>
              <table:table-cell office:value-type="float" office:value="0.886">
                <text:p>0.886</text:p>
              </table:table-cell>
              <table:table-cell office:value-type="float" office:value="0.8928">
                <text:p>0.8928</text:p>
              </table:table-cell>
              <table:table-cell office:value-type="float" office:value="0.9036">
                <text:p>0.9036</text:p>
              </table:table-cell>
              <table:table-cell office:value-type="float" office:value="0.912">
                <text:p>0.912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412">
                <text:p>0.7412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6">
                <text:p>0.886</text:p>
              </table:table-cell>
              <table:table-cell office:value-type="float" office:value="0.8908">
                <text:p>0.8908</text:p>
              </table:table-cell>
              <table:table-cell office:value-type="float" office:value="0.8984">
                <text:p>0.8984</text:p>
              </table:table-cell>
              <table:table-cell office:value-type="float" office:value="0.912">
                <text:p>0.912</text:p>
              </table:table-cell>
              <table:table-cell office:value-type="float" office:value="0.86584">
                <text:p>0.8658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288">
                <text:p>0.7288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6">
                <text:p>0.8876</text:p>
              </table:table-cell>
              <table:table-cell office:value-type="float" office:value="0.8932">
                <text:p>0.8932</text:p>
              </table:table-cell>
              <table:table-cell office:value-type="float" office:value="0.9004">
                <text:p>0.9004</text:p>
              </table:table-cell>
              <table:table-cell office:value-type="float" office:value="0.912">
                <text:p>0.912</text:p>
              </table:table-cell>
              <table:table-cell office:value-type="float" office:value="0.86612">
                <text:p>0.8661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532">
                <text:p>0.7532</text:p>
              </table:table-cell>
              <table:table-cell office:value-type="float" office:value="0.868">
                <text:p>0.86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52">
                <text:p>0.8752</text:p>
              </table:table-cell>
              <table:table-cell office:value-type="float" office:value="0.88">
                <text:p>0.88</text:p>
              </table:table-cell>
              <table:table-cell office:value-type="float" office:value="0.8804">
                <text:p>0.8804</text:p>
              </table:table-cell>
              <table:table-cell office:value-type="float" office:value="0.888">
                <text:p>0.888</text:p>
              </table:table-cell>
              <table:table-cell office:value-type="float" office:value="0.8936">
                <text:p>0.8936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856">
                <text:p>0.86856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92">
                <text:p>0.692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4">
                <text:p>0.884</text:p>
              </table:table-cell>
              <table:table-cell office:value-type="float" office:value="0.8912">
                <text:p>0.8912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08">
                <text:p>0.860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96">
                <text:p>0.796</text:p>
              </table:table-cell>
              <table:table-cell office:value-type="float" office:value="0.8696">
                <text:p>0.869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808">
                <text:p>0.8808</text:p>
              </table:table-cell>
              <table:table-cell office:value-type="float" office:value="0.888">
                <text:p>0.888</text:p>
              </table:table-cell>
              <table:table-cell office:value-type="float" office:value="0.8924">
                <text:p>0.8924</text:p>
              </table:table-cell>
              <table:table-cell office:value-type="float" office:value="0.9036">
                <text:p>0.9036</text:p>
              </table:table-cell>
              <table:table-cell office:value-type="float" office:value="0.912">
                <text:p>0.912</text:p>
              </table:table-cell>
              <table:table-cell office:value-type="float" office:value="0.87276">
                <text:p>0.8727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44">
                <text:p>0.7244</text:p>
              </table:table-cell>
              <table:table-cell office:value-type="float" office:value="0.8524">
                <text:p>0.852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">
                <text:p>0.88</text:p>
              </table:table-cell>
              <table:table-cell office:value-type="float" office:value="0.888">
                <text:p>0.888</text:p>
              </table:table-cell>
              <table:table-cell office:value-type="float" office:value="0.8924">
                <text:p>0.8924</text:p>
              </table:table-cell>
              <table:table-cell office:value-type="float" office:value="0.9036">
                <text:p>0.9036</text:p>
              </table:table-cell>
              <table:table-cell office:value-type="float" office:value="0.912">
                <text:p>0.912</text:p>
              </table:table-cell>
              <table:table-cell office:value-type="float" office:value="0.8636">
                <text:p>0.863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706">
                <text:p>0.706</text:p>
              </table:table-cell>
              <table:table-cell office:value-type="float" office:value="0.8504">
                <text:p>0.850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88">
                <text:p>0.888</text:p>
              </table:table-cell>
              <table:table-cell office:value-type="float" office:value="0.8956">
                <text:p>0.8956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6228">
                <text:p>0.862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8144">
                <text:p>0.8144</text:p>
              </table:table-cell>
              <table:table-cell office:value-type="float" office:value="0.8616">
                <text:p>0.861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04">
                <text:p>0.8804</text:p>
              </table:table-cell>
              <table:table-cell office:value-type="float" office:value="0.8884">
                <text:p>0.8884</text:p>
              </table:table-cell>
              <table:table-cell office:value-type="float" office:value="0.896">
                <text:p>0.896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742">
                <text:p>0.874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7668">
                <text:p>0.7668</text:p>
              </table:table-cell>
              <table:table-cell office:value-type="float" office:value="0.8508">
                <text:p>0.8508</text:p>
              </table:table-cell>
              <table:table-cell office:value-type="float" office:value="0.8716">
                <text:p>0.871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">
                <text:p>0.88</text:p>
              </table:table-cell>
              <table:table-cell office:value-type="float" office:value="0.8852">
                <text:p>0.8852</text:p>
              </table:table-cell>
              <table:table-cell office:value-type="float" office:value="0.894">
                <text:p>0.894</text:p>
              </table:table-cell>
              <table:table-cell office:value-type="float" office:value="0.9028">
                <text:p>0.9028</text:p>
              </table:table-cell>
              <table:table-cell office:value-type="float" office:value="0.912">
                <text:p>0.912</text:p>
              </table:table-cell>
              <table:table-cell office:value-type="float" office:value="0.86728">
                <text:p>0.867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8056">
                <text:p>0.8056</text:p>
              </table:table-cell>
              <table:table-cell office:value-type="float" office:value="0.8448">
                <text:p>0.8448</text:p>
              </table:table-cell>
              <table:table-cell office:value-type="float" office:value="0.864">
                <text:p>0.864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852">
                <text:p>0.8852</text:p>
              </table:table-cell>
              <table:table-cell office:value-type="float" office:value="0.894">
                <text:p>0.894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86916">
                <text:p>0.8691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7888">
                <text:p>0.7888</text:p>
              </table:table-cell>
              <table:table-cell office:value-type="float" office:value="0.8432">
                <text:p>0.8432</text:p>
              </table:table-cell>
              <table:table-cell office:value-type="float" office:value="0.856">
                <text:p>0.856</text:p>
              </table:table-cell>
              <table:table-cell office:value-type="float" office:value="0.8696">
                <text:p>0.869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12">
                <text:p>0.8812</text:p>
              </table:table-cell>
              <table:table-cell office:value-type="float" office:value="0.8916">
                <text:p>0.8916</text:p>
              </table:table-cell>
              <table:table-cell office:value-type="float" office:value="0.9028">
                <text:p>0.9028</text:p>
              </table:table-cell>
              <table:table-cell office:value-type="float" office:value="0.912">
                <text:p>0.912</text:p>
              </table:table-cell>
              <table:table-cell office:value-type="float" office:value="0.86572">
                <text:p>0.865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104">
                <text:p>0.8104</text:p>
              </table:table-cell>
              <table:table-cell office:value-type="float" office:value="0.8436">
                <text:p>0.8436</text:p>
              </table:table-cell>
              <table:table-cell office:value-type="float" office:value="0.856">
                <text:p>0.856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828">
                <text:p>0.8828</text:p>
              </table:table-cell>
              <table:table-cell office:value-type="float" office:value="0.8948">
                <text:p>0.8948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6872">
                <text:p>0.8687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896">
                <text:p>0.7896</text:p>
              </table:table-cell>
              <table:table-cell office:value-type="float" office:value="0.8428">
                <text:p>0.8428</text:p>
              </table:table-cell>
              <table:table-cell office:value-type="float" office:value="0.8564">
                <text:p>0.8564</text:p>
              </table:table-cell>
              <table:table-cell office:value-type="float" office:value="0.8716">
                <text:p>0.8716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">
                <text:p>0.88</text:p>
              </table:table-cell>
              <table:table-cell office:value-type="float" office:value="0.8884">
                <text:p>0.8884</text:p>
              </table:table-cell>
              <table:table-cell office:value-type="float" office:value="0.896">
                <text:p>0.896</text:p>
              </table:table-cell>
              <table:table-cell office:value-type="float" office:value="0.9064">
                <text:p>0.9064</text:p>
              </table:table-cell>
              <table:table-cell office:value-type="float" office:value="0.912">
                <text:p>0.912</text:p>
              </table:table-cell>
              <table:table-cell office:value-type="float" office:value="0.86808">
                <text:p>0.8680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8012">
                <text:p>0.8012</text:p>
              </table:table-cell>
              <table:table-cell office:value-type="float" office:value="0.8368">
                <text:p>0.8368</text:p>
              </table:table-cell>
              <table:table-cell office:value-type="float" office:value="0.856">
                <text:p>0.856</text:p>
              </table:table-cell>
              <table:table-cell office:value-type="float" office:value="0.87">
                <text:p>0.87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852">
                <text:p>0.8852</text:p>
              </table:table-cell>
              <table:table-cell office:value-type="float" office:value="0.896">
                <text:p>0.896</text:p>
              </table:table-cell>
              <table:table-cell office:value-type="float" office:value="0.9064">
                <text:p>0.9064</text:p>
              </table:table-cell>
              <table:table-cell office:value-type="float" office:value="0.912">
                <text:p>0.912</text:p>
              </table:table-cell>
              <table:table-cell office:value-type="float" office:value="0.8682">
                <text:p>0.868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284">
                <text:p>0.7284</text:p>
              </table:table-cell>
              <table:table-cell office:value-type="float" office:value="0.8448">
                <text:p>0.8448</text:p>
              </table:table-cell>
              <table:table-cell office:value-type="float" office:value="0.8652">
                <text:p>0.865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908">
                <text:p>0.8908</text:p>
              </table:table-cell>
              <table:table-cell office:value-type="float" office:value="0.896">
                <text:p>0.896</text:p>
              </table:table-cell>
              <table:table-cell office:value-type="float" office:value="0.9068">
                <text:p>0.9068</text:p>
              </table:table-cell>
              <table:table-cell office:value-type="float" office:value="0.912">
                <text:p>0.912</text:p>
              </table:table-cell>
              <table:table-cell office:value-type="float" office:value="0.86444">
                <text:p>0.8644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08">
                <text:p>0.7708</text:p>
              </table:table-cell>
              <table:table-cell office:value-type="float" office:value="0.84">
                <text:p>0.84</text:p>
              </table:table-cell>
              <table:table-cell office:value-type="float" office:value="0.8536">
                <text:p>0.8536</text:p>
              </table:table-cell>
              <table:table-cell office:value-type="float" office:value="0.8716">
                <text:p>0.8716</text:p>
              </table:table-cell>
              <table:table-cell office:value-type="float" office:value="0.872">
                <text:p>0.872</text:p>
              </table:table-cell>
              <table:table-cell office:value-type="float" office:value="0.8772">
                <text:p>0.8772</text:p>
              </table:table-cell>
              <table:table-cell office:value-type="float" office:value="0.88">
                <text:p>0.88</text:p>
              </table:table-cell>
              <table:table-cell office:value-type="float" office:value="0.8832">
                <text:p>0.8832</text:p>
              </table:table-cell>
              <table:table-cell office:value-type="float" office:value="0.8944">
                <text:p>0.8944</text:p>
              </table:table-cell>
              <table:table-cell office:value-type="float" office:value="0.9004">
                <text:p>0.9004</text:p>
              </table:table-cell>
              <table:table-cell office:value-type="float" office:value="0.912">
                <text:p>0.912</text:p>
              </table:table-cell>
              <table:table-cell office:value-type="float" office:value="0.86432">
                <text:p>0.8643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8308">
                <text:p>0.8308</text:p>
              </table:table-cell>
              <table:table-cell office:value-type="float" office:value="0.8404">
                <text:p>0.8404</text:p>
              </table:table-cell>
              <table:table-cell office:value-type="float" office:value="0.8552">
                <text:p>0.8552</text:p>
              </table:table-cell>
              <table:table-cell office:value-type="float" office:value="0.8716">
                <text:p>0.8716</text:p>
              </table:table-cell>
              <table:table-cell office:value-type="float" office:value="0.8744">
                <text:p>0.874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8">
                <text:p>0.8828</text:p>
              </table:table-cell>
              <table:table-cell office:value-type="float" office:value="0.8936">
                <text:p>0.8936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832">
                <text:p>0.832</text:p>
              </table:table-cell>
              <table:table-cell office:value-type="float" office:value="0.8392">
                <text:p>0.8392</text:p>
              </table:table-cell>
              <table:table-cell office:value-type="float" office:value="0.85">
                <text:p>0.85</text:p>
              </table:table-cell>
              <table:table-cell office:value-type="float" office:value="0.8616">
                <text:p>0.8616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808">
                <text:p>0.8808</text:p>
              </table:table-cell>
              <table:table-cell office:value-type="float" office:value="0.8916">
                <text:p>0.8916</text:p>
              </table:table-cell>
              <table:table-cell office:value-type="float" office:value="0.9024">
                <text:p>0.9024</text:p>
              </table:table-cell>
              <table:table-cell office:value-type="float" office:value="0.912">
                <text:p>0.912</text:p>
              </table:table-cell>
              <table:table-cell office:value-type="float" office:value="0.8686">
                <text:p>0.868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64">
                <text:p>0.764</text:p>
              </table:table-cell>
              <table:table-cell office:value-type="float" office:value="0.8368">
                <text:p>0.8368</text:p>
              </table:table-cell>
              <table:table-cell office:value-type="float" office:value="0.844">
                <text:p>0.844</text:p>
              </table:table-cell>
              <table:table-cell office:value-type="float" office:value="0.8572">
                <text:p>0.8572</text:p>
              </table:table-cell>
              <table:table-cell office:value-type="float" office:value="0.872">
                <text:p>0.872</text:p>
              </table:table-cell>
              <table:table-cell office:value-type="float" office:value="0.8736">
                <text:p>0.873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04">
                <text:p>0.8904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012">
                <text:p>0.8601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908">
                <text:p>0.7908</text:p>
              </table:table-cell>
              <table:table-cell office:value-type="float" office:value="0.84">
                <text:p>0.84</text:p>
              </table:table-cell>
              <table:table-cell office:value-type="float" office:value="0.8464">
                <text:p>0.8464</text:p>
              </table:table-cell>
              <table:table-cell office:value-type="float" office:value="0.856">
                <text:p>0.856</text:p>
              </table:table-cell>
              <table:table-cell office:value-type="float" office:value="0.8684">
                <text:p>0.8684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56">
                <text:p>0.8856</text:p>
              </table:table-cell>
              <table:table-cell office:value-type="float" office:value="0.9024">
                <text:p>0.9024</text:p>
              </table:table-cell>
              <table:table-cell office:value-type="float" office:value="0.912">
                <text:p>0.912</text:p>
              </table:table-cell>
              <table:table-cell office:value-type="float" office:value="0.86204">
                <text:p>0.8620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568">
                <text:p>0.7568</text:p>
              </table:table-cell>
              <table:table-cell office:value-type="float" office:value="0.8364">
                <text:p>0.8364</text:p>
              </table:table-cell>
              <table:table-cell office:value-type="float" office:value="0.842">
                <text:p>0.842</text:p>
              </table:table-cell>
              <table:table-cell office:value-type="float" office:value="0.8556">
                <text:p>0.8556</text:p>
              </table:table-cell>
              <table:table-cell office:value-type="float" office:value="0.8648">
                <text:p>0.8648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812">
                <text:p>0.8812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85676">
                <text:p>0.85676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156">
                <text:p>0.7156</text:p>
              </table:table-cell>
              <table:table-cell office:value-type="float" office:value="0.832">
                <text:p>0.832</text:p>
              </table:table-cell>
              <table:table-cell office:value-type="float" office:value="0.84">
                <text:p>0.84</text:p>
              </table:table-cell>
              <table:table-cell office:value-type="float" office:value="0.8512">
                <text:p>0.8512</text:p>
              </table:table-cell>
              <table:table-cell office:value-type="float" office:value="0.8632">
                <text:p>0.8632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9068">
                <text:p>0.9068</text:p>
              </table:table-cell>
              <table:table-cell office:value-type="float" office:value="0.912">
                <text:p>0.912</text:p>
              </table:table-cell>
              <table:table-cell office:value-type="float" office:value="0.85252">
                <text:p>0.8525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748">
                <text:p>0.7748</text:p>
              </table:table-cell>
              <table:table-cell office:value-type="float" office:value="0.8348">
                <text:p>0.8348</text:p>
              </table:table-cell>
              <table:table-cell office:value-type="float" office:value="0.8428">
                <text:p>0.8428</text:p>
              </table:table-cell>
              <table:table-cell office:value-type="float" office:value="0.8536">
                <text:p>0.8536</text:p>
              </table:table-cell>
              <table:table-cell office:value-type="float" office:value="0.8688">
                <text:p>0.8688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04">
                <text:p>0.8804</text:p>
              </table:table-cell>
              <table:table-cell office:value-type="float" office:value="0.8924">
                <text:p>0.8924</text:p>
              </table:table-cell>
              <table:table-cell office:value-type="float" office:value="0.906">
                <text:p>0.906</text:p>
              </table:table-cell>
              <table:table-cell office:value-type="float" office:value="0.912">
                <text:p>0.912</text:p>
              </table:table-cell>
              <table:table-cell office:value-type="float" office:value="0.86024">
                <text:p>0.8602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8132">
                <text:p>0.8132</text:p>
              </table:table-cell>
              <table:table-cell office:value-type="float" office:value="0.8364">
                <text:p>0.8364</text:p>
              </table:table-cell>
              <table:table-cell office:value-type="float" office:value="0.8472">
                <text:p>0.8472</text:p>
              </table:table-cell>
              <table:table-cell office:value-type="float" office:value="0.8592">
                <text:p>0.859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4">
                <text:p>0.8784</text:p>
              </table:table-cell>
              <table:table-cell office:value-type="float" office:value="0.88">
                <text:p>0.88</text:p>
              </table:table-cell>
              <table:table-cell office:value-type="float" office:value="0.8908">
                <text:p>0.8908</text:p>
              </table:table-cell>
              <table:table-cell office:value-type="float" office:value="0.9088">
                <text:p>0.9088</text:p>
              </table:table-cell>
              <table:table-cell office:value-type="float" office:value="0.912">
                <text:p>0.912</text:p>
              </table:table-cell>
              <table:table-cell office:value-type="float" office:value="0.8658">
                <text:p>0.865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7832">
                <text:p>0.7832</text:p>
              </table:table-cell>
              <table:table-cell office:value-type="float" office:value="0.8372">
                <text:p>0.8372</text:p>
              </table:table-cell>
              <table:table-cell office:value-type="float" office:value="0.8468">
                <text:p>0.8468</text:p>
              </table:table-cell>
              <table:table-cell office:value-type="float" office:value="0.8568">
                <text:p>0.8568</text:p>
              </table:table-cell>
              <table:table-cell office:value-type="float" office:value="0.8704">
                <text:p>0.8704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08">
                <text:p>0.8808</text:p>
              </table:table-cell>
              <table:table-cell office:value-type="float" office:value="0.8928">
                <text:p>0.8928</text:p>
              </table:table-cell>
              <table:table-cell office:value-type="float" office:value="0.9084">
                <text:p>0.9084</text:p>
              </table:table-cell>
              <table:table-cell office:value-type="float" office:value="0.912">
                <text:p>0.912</text:p>
              </table:table-cell>
              <table:table-cell office:value-type="float" office:value="0.86264">
                <text:p>0.8626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92">
                <text:p>0.7992</text:p>
              </table:table-cell>
              <table:table-cell office:value-type="float" office:value="0.8356">
                <text:p>0.8356</text:p>
              </table:table-cell>
              <table:table-cell office:value-type="float" office:value="0.8464">
                <text:p>0.8464</text:p>
              </table:table-cell>
              <table:table-cell office:value-type="float" office:value="0.8592">
                <text:p>0.859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92">
                <text:p>0.892</text:p>
              </table:table-cell>
              <table:table-cell office:value-type="float" office:value="0.9096">
                <text:p>0.9096</text:p>
              </table:table-cell>
              <table:table-cell office:value-type="float" office:value="0.912">
                <text:p>0.912</text:p>
              </table:table-cell>
              <table:table-cell office:value-type="float" office:value="0.86448">
                <text:p>0.8644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984">
                <text:p>0.7984</text:p>
              </table:table-cell>
              <table:table-cell office:value-type="float" office:value="0.8348">
                <text:p>0.8348</text:p>
              </table:table-cell>
              <table:table-cell office:value-type="float" office:value="0.8428">
                <text:p>0.8428</text:p>
              </table:table-cell>
              <table:table-cell office:value-type="float" office:value="0.8552">
                <text:p>0.8552</text:p>
              </table:table-cell>
              <table:table-cell office:value-type="float" office:value="0.8712">
                <text:p>0.8712</text:p>
              </table:table-cell>
              <table:table-cell office:value-type="float" office:value="0.8724">
                <text:p>0.872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2">
                <text:p>0.8872</text:p>
              </table:table-cell>
              <table:table-cell office:value-type="float" office:value="0.906">
                <text:p>0.906</text:p>
              </table:table-cell>
              <table:table-cell office:value-type="float" office:value="0.912">
                <text:p>0.912</text:p>
              </table:table-cell>
              <table:table-cell office:value-type="float" office:value="0.8628">
                <text:p>0.862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704">
                <text:p>0.7704</text:p>
              </table:table-cell>
              <table:table-cell office:value-type="float" office:value="0.8356">
                <text:p>0.8356</text:p>
              </table:table-cell>
              <table:table-cell office:value-type="float" office:value="0.8488">
                <text:p>0.8488</text:p>
              </table:table-cell>
              <table:table-cell office:value-type="float" office:value="0.8636">
                <text:p>0.8636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12">
                <text:p>0.8812</text:p>
              </table:table-cell>
              <table:table-cell office:value-type="float" office:value="0.894">
                <text:p>0.89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344">
                <text:p>0.8634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628">
                <text:p>0.7628</text:p>
              </table:table-cell>
              <table:table-cell office:value-type="float" office:value="0.8368">
                <text:p>0.8368</text:p>
              </table:table-cell>
              <table:table-cell office:value-type="float" office:value="0.8496">
                <text:p>0.8496</text:p>
              </table:table-cell>
              <table:table-cell office:value-type="float" office:value="0.8684">
                <text:p>0.8684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08">
                <text:p>0.8808</text:p>
              </table:table-cell>
              <table:table-cell office:value-type="float" office:value="0.8956">
                <text:p>0.895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36">
                <text:p>0.863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8056">
                <text:p>0.8056</text:p>
              </table:table-cell>
              <table:table-cell office:value-type="float" office:value="0.8408">
                <text:p>0.8408</text:p>
              </table:table-cell>
              <table:table-cell office:value-type="float" office:value="0.8552">
                <text:p>0.8552</text:p>
              </table:table-cell>
              <table:table-cell office:value-type="float" office:value="0.866">
                <text:p>0.866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">
                <text:p>0.88</text:p>
              </table:table-cell>
              <table:table-cell office:value-type="float" office:value="0.8836">
                <text:p>0.8836</text:p>
              </table:table-cell>
              <table:table-cell office:value-type="float" office:value="0.8968">
                <text:p>0.896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896">
                <text:p>0.8689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456">
                <text:p>0.7456</text:p>
              </table:table-cell>
              <table:table-cell office:value-type="float" office:value="0.8356">
                <text:p>0.8356</text:p>
              </table:table-cell>
              <table:table-cell office:value-type="float" office:value="0.8448">
                <text:p>0.8448</text:p>
              </table:table-cell>
              <table:table-cell office:value-type="float" office:value="0.8652">
                <text:p>0.8652</text:p>
              </table:table-cell>
              <table:table-cell office:value-type="float" office:value="0.872">
                <text:p>0.872</text:p>
              </table:table-cell>
              <table:table-cell office:value-type="float" office:value="0.876">
                <text:p>0.876</text:p>
              </table:table-cell>
              <table:table-cell office:value-type="float" office:value="0.88">
                <text:p>0.88</text:p>
              </table:table-cell>
              <table:table-cell office:value-type="float" office:value="0.8828">
                <text:p>0.8828</text:p>
              </table:table-cell>
              <table:table-cell office:value-type="float" office:value="0.894">
                <text:p>0.894</text:p>
              </table:table-cell>
              <table:table-cell office:value-type="float" office:value="0.9116">
                <text:p>0.9116</text:p>
              </table:table-cell>
              <table:table-cell office:value-type="float" office:value="0.912">
                <text:p>0.912</text:p>
              </table:table-cell>
              <table:table-cell office:value-type="float" office:value="0.86076">
                <text:p>0.8607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856">
                <text:p>0.7856</text:p>
              </table:table-cell>
              <table:table-cell office:value-type="float" office:value="0.836">
                <text:p>0.836</text:p>
              </table:table-cell>
              <table:table-cell office:value-type="float" office:value="0.8472">
                <text:p>0.8472</text:p>
              </table:table-cell>
              <table:table-cell office:value-type="float" office:value="0.868">
                <text:p>0.868</text:p>
              </table:table-cell>
              <table:table-cell office:value-type="float" office:value="0.872">
                <text:p>0.872</text:p>
              </table:table-cell>
              <table:table-cell office:value-type="float" office:value="0.8764">
                <text:p>0.8764</text:p>
              </table:table-cell>
              <table:table-cell office:value-type="float" office:value="0.88">
                <text:p>0.88</text:p>
              </table:table-cell>
              <table:table-cell office:value-type="float" office:value="0.8828">
                <text:p>0.8828</text:p>
              </table:table-cell>
              <table:table-cell office:value-type="float" office:value="0.8928">
                <text:p>0.8928</text:p>
              </table:table-cell>
              <table:table-cell office:value-type="float" office:value="0.908">
                <text:p>0.908</text:p>
              </table:table-cell>
              <table:table-cell office:value-type="float" office:value="0.912">
                <text:p>0.912</text:p>
              </table:table-cell>
              <table:table-cell office:value-type="float" office:value="0.86488">
                <text:p>0.8648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724">
                <text:p>0.7724</text:p>
              </table:table-cell>
              <table:table-cell office:value-type="float" office:value="0.8352">
                <text:p>0.8352</text:p>
              </table:table-cell>
              <table:table-cell office:value-type="float" office:value="0.8576">
                <text:p>0.857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44">
                <text:p>0.874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04">
                <text:p>0.8904</text:p>
              </table:table-cell>
              <table:table-cell office:value-type="float" office:value="0.9032">
                <text:p>0.9032</text:p>
              </table:table-cell>
              <table:table-cell office:value-type="float" office:value="0.912">
                <text:p>0.912</text:p>
              </table:table-cell>
              <table:table-cell office:value-type="float" office:value="0.86372">
                <text:p>0.8637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372">
                <text:p>0.7372</text:p>
              </table:table-cell>
              <table:table-cell office:value-type="float" office:value="0.8312">
                <text:p>0.8312</text:p>
              </table:table-cell>
              <table:table-cell office:value-type="float" office:value="0.8456">
                <text:p>0.8456</text:p>
              </table:table-cell>
              <table:table-cell office:value-type="float" office:value="0.8716">
                <text:p>0.871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36">
                <text:p>0.8836</text:p>
              </table:table-cell>
              <table:table-cell office:value-type="float" office:value="0.894">
                <text:p>0.894</text:p>
              </table:table-cell>
              <table:table-cell office:value-type="float" office:value="0.9084">
                <text:p>0.9084</text:p>
              </table:table-cell>
              <table:table-cell office:value-type="float" office:value="0.912">
                <text:p>0.912</text:p>
              </table:table-cell>
              <table:table-cell office:value-type="float" office:value="0.86016">
                <text:p>0.8601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26">
                <text:p>0.726</text:p>
              </table:table-cell>
              <table:table-cell office:value-type="float" office:value="0.8276">
                <text:p>0.8276</text:p>
              </table:table-cell>
              <table:table-cell office:value-type="float" office:value="0.8452">
                <text:p>0.84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72">
                <text:p>0.8872</text:p>
              </table:table-cell>
              <table:table-cell office:value-type="float" office:value="0.8976">
                <text:p>0.8976</text:p>
              </table:table-cell>
              <table:table-cell office:value-type="float" office:value="0.9112">
                <text:p>0.9112</text:p>
              </table:table-cell>
              <table:table-cell office:value-type="float" office:value="0.912">
                <text:p>0.912</text:p>
              </table:table-cell>
              <table:table-cell office:value-type="float" office:value="0.85976">
                <text:p>0.8597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104">
                <text:p>0.7104</text:p>
              </table:table-cell>
              <table:table-cell office:value-type="float" office:value="0.8084">
                <text:p>0.8084</text:p>
              </table:table-cell>
              <table:table-cell office:value-type="float" office:value="0.8348">
                <text:p>0.8348</text:p>
              </table:table-cell>
              <table:table-cell office:value-type="float" office:value="0.8508">
                <text:p>0.8508</text:p>
              </table:table-cell>
              <table:table-cell office:value-type="float" office:value="0.872">
                <text:p>0.872</text:p>
              </table:table-cell>
              <table:table-cell office:value-type="float" office:value="0.8776">
                <text:p>0.8776</text:p>
              </table:table-cell>
              <table:table-cell office:value-type="float" office:value="0.88">
                <text:p>0.88</text:p>
              </table:table-cell>
              <table:table-cell office:value-type="float" office:value="0.8888">
                <text:p>0.8888</text:p>
              </table:table-cell>
              <table:table-cell office:value-type="float" office:value="0.902">
                <text:p>0.90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5368">
                <text:p>0.8536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7224">
                <text:p>0.7224</text:p>
              </table:table-cell>
              <table:table-cell office:value-type="float" office:value="0.8288">
                <text:p>0.8288</text:p>
              </table:table-cell>
              <table:table-cell office:value-type="float" office:value="0.852">
                <text:p>0.852</text:p>
              </table:table-cell>
              <table:table-cell office:value-type="float" office:value="0.8696">
                <text:p>0.8696</text:p>
              </table:table-cell>
              <table:table-cell office:value-type="float" office:value="0.8728">
                <text:p>0.872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16">
                <text:p>0.8916</text:p>
              </table:table-cell>
              <table:table-cell office:value-type="float" office:value="0.9016">
                <text:p>0.901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108">
                <text:p>0.8610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08">
                <text:p>0.708</text:p>
              </table:table-cell>
              <table:table-cell office:value-type="float" office:value="0.8112">
                <text:p>0.8112</text:p>
              </table:table-cell>
              <table:table-cell office:value-type="float" office:value="0.8452">
                <text:p>0.8452</text:p>
              </table:table-cell>
              <table:table-cell office:value-type="float" office:value="0.8696">
                <text:p>0.8696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4">
                <text:p>0.884</text:p>
              </table:table-cell>
              <table:table-cell office:value-type="float" office:value="0.8956">
                <text:p>0.8956</text:p>
              </table:table-cell>
              <table:table-cell office:value-type="float" office:value="0.9084">
                <text:p>0.9084</text:p>
              </table:table-cell>
              <table:table-cell office:value-type="float" office:value="0.912">
                <text:p>0.912</text:p>
              </table:table-cell>
              <table:table-cell office:value-type="float" office:value="0.85508">
                <text:p>0.8550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164">
                <text:p>0.7164</text:p>
              </table:table-cell>
              <table:table-cell office:value-type="float" office:value="0.8084">
                <text:p>0.8084</text:p>
              </table:table-cell>
              <table:table-cell office:value-type="float" office:value="0.8516">
                <text:p>0.8516</text:p>
              </table:table-cell>
              <table:table-cell office:value-type="float" office:value="0.872">
                <text:p>0.872</text:p>
              </table:table-cell>
              <table:table-cell office:value-type="float" office:value="0.8748">
                <text:p>0.874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16">
                <text:p>0.8916</text:p>
              </table:table-cell>
              <table:table-cell office:value-type="float" office:value="0.898">
                <text:p>0.89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5848">
                <text:p>0.8584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528">
                <text:p>0.7528</text:p>
              </table:table-cell>
              <table:table-cell office:value-type="float" office:value="0.8372">
                <text:p>0.8372</text:p>
              </table:table-cell>
              <table:table-cell office:value-type="float" office:value="0.8696">
                <text:p>0.8696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36">
                <text:p>0.8836</text:p>
              </table:table-cell>
              <table:table-cell office:value-type="float" office:value="0.8948">
                <text:p>0.8948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864">
                <text:p>0.8686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6">
                <text:p>0.76</text:p>
              </table:table-cell>
              <table:table-cell office:value-type="float" office:value="0.85">
                <text:p>0.85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36">
                <text:p>0.8836</text:p>
              </table:table-cell>
              <table:table-cell office:value-type="float" office:value="0.8952">
                <text:p>0.8952</text:p>
              </table:table-cell>
              <table:table-cell office:value-type="float" office:value="0.9084">
                <text:p>0.908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144">
                <text:p>0.8714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7612">
                <text:p>0.7612</text:p>
              </table:table-cell>
              <table:table-cell office:value-type="float" office:value="0.8472">
                <text:p>0.8472</text:p>
              </table:table-cell>
              <table:table-cell office:value-type="float" office:value="0.872">
                <text:p>0.872</text:p>
              </table:table-cell>
              <table:table-cell office:value-type="float" office:value="0.8732">
                <text:p>0.873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16">
                <text:p>0.8816</text:p>
              </table:table-cell>
              <table:table-cell office:value-type="float" office:value="0.8924">
                <text:p>0.8924</text:p>
              </table:table-cell>
              <table:table-cell office:value-type="float" office:value="0.9044">
                <text:p>0.904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7488">
                <text:p>0.7488</text:p>
              </table:table-cell>
              <table:table-cell office:value-type="float" office:value="0.8436">
                <text:p>0.8436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">
                <text:p>0.882</text:p>
              </table:table-cell>
              <table:table-cell office:value-type="float" office:value="0.8908">
                <text:p>0.8908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812">
                <text:p>0.8681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7528">
                <text:p>0.7528</text:p>
              </table:table-cell>
              <table:table-cell office:value-type="float" office:value="0.8428">
                <text:p>0.8428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88">
                <text:p>0.8888</text:p>
              </table:table-cell>
              <table:table-cell office:value-type="float" office:value="0.8988">
                <text:p>0.898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772">
                <text:p>0.8677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328">
                <text:p>0.7328</text:p>
              </table:table-cell>
              <table:table-cell office:value-type="float" office:value="0.8452">
                <text:p>0.84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68">
                <text:p>0.876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8">
                <text:p>0.8848</text:p>
              </table:table-cell>
              <table:table-cell office:value-type="float" office:value="0.896">
                <text:p>0.896</text:p>
              </table:table-cell>
              <table:table-cell office:value-type="float" office:value="0.9116">
                <text:p>0.9116</text:p>
              </table:table-cell>
              <table:table-cell office:value-type="float" office:value="0.912">
                <text:p>0.912</text:p>
              </table:table-cell>
              <table:table-cell office:value-type="float" office:value="0.86512">
                <text:p>0.8651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328">
                <text:p>0.7328</text:p>
              </table:table-cell>
              <table:table-cell office:value-type="float" office:value="0.8616">
                <text:p>0.8616</text:p>
              </table:table-cell>
              <table:table-cell office:value-type="float" office:value="0.872">
                <text:p>0.872</text:p>
              </table:table-cell>
              <table:table-cell office:value-type="float" office:value="0.8744">
                <text:p>0.874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24">
                <text:p>0.8924</text:p>
              </table:table-cell>
              <table:table-cell office:value-type="float" office:value="0.9016">
                <text:p>0.901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6868">
                <text:p>0.8686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452">
                <text:p>0.7452</text:p>
              </table:table-cell>
              <table:table-cell office:value-type="float" office:value="0.872">
                <text:p>0.872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6">
                <text:p>0.8876</text:p>
              </table:table-cell>
              <table:table-cell office:value-type="float" office:value="0.8968">
                <text:p>0.8968</text:p>
              </table:table-cell>
              <table:table-cell office:value-type="float" office:value="0.9104">
                <text:p>0.910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348">
                <text:p>0.8734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204">
                <text:p>0.7204</text:p>
              </table:table-cell>
              <table:table-cell office:value-type="float" office:value="0.8672">
                <text:p>0.8672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2">
                <text:p>0.892</text:p>
              </table:table-cell>
              <table:table-cell office:value-type="float" office:value="0.896">
                <text:p>0.896</text:p>
              </table:table-cell>
              <table:table-cell office:value-type="float" office:value="0.9112">
                <text:p>0.91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7604">
                <text:p>0.7604</text:p>
              </table:table-cell>
              <table:table-cell office:value-type="float" office:value="0.8644">
                <text:p>0.8644</text:p>
              </table:table-cell>
              <table:table-cell office:value-type="float" office:value="0.872">
                <text:p>0.872</text:p>
              </table:table-cell>
              <table:table-cell office:value-type="float" office:value="0.8788">
                <text:p>0.878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08">
                <text:p>0.8808</text:p>
              </table:table-cell>
              <table:table-cell office:value-type="float" office:value="0.8948">
                <text:p>0.8948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224">
                <text:p>0.8722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7348">
                <text:p>0.7348</text:p>
              </table:table-cell>
              <table:table-cell office:value-type="float" office:value="0.8656">
                <text:p>0.8656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44">
                <text:p>0.8844</text:p>
              </table:table-cell>
              <table:table-cell office:value-type="float" office:value="0.896">
                <text:p>0.896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7096">
                <text:p>0.8709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84">
                <text:p>0.84</text:p>
              </table:table-cell>
              <table:table-cell office:value-type="float" office:value="0.872">
                <text:p>0.872</text:p>
              </table:table-cell>
              <table:table-cell office:value-type="float" office:value="0.8756">
                <text:p>0.8756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96">
                <text:p>0.896</text:p>
              </table:table-cell>
              <table:table-cell office:value-type="float" office:value="0.9016">
                <text:p>0.901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8516">
                <text:p>0.8851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512">
                <text:p>0.8512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24">
                <text:p>0.8824</text:p>
              </table:table-cell>
              <table:table-cell office:value-type="float" office:value="0.896">
                <text:p>0.896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8628">
                <text:p>0.8862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848">
                <text:p>0.848</text:p>
              </table:table-cell>
              <table:table-cell office:value-type="float" office:value="0.872">
                <text:p>0.872</text:p>
              </table:table-cell>
              <table:table-cell office:value-type="float" office:value="0.8792">
                <text:p>0.8792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96">
                <text:p>0.8896</text:p>
              </table:table-cell>
              <table:table-cell office:value-type="float" office:value="0.896">
                <text:p>0.896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8688">
                <text:p>0.8868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356">
                <text:p>0.8356</text:p>
              </table:table-cell>
              <table:table-cell office:value-type="float" office:value="0.872">
                <text:p>0.872</text:p>
              </table:table-cell>
              <table:table-cell office:value-type="float" office:value="0.878">
                <text:p>0.878</text:p>
              </table:table-cell>
              <table:table-cell office:value-type="float" office:value="0.88">
                <text:p>0.88</text:p>
              </table:table-cell>
              <table:table-cell office:value-type="float" office:value="0.8844">
                <text:p>0.8844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8104">
                <text:p>0.8104</text:p>
              </table:table-cell>
              <table:table-cell office:value-type="float" office:value="0.874">
                <text:p>0.874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876">
                <text:p>0.8876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8862">
                <text:p>0.8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